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59.6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453.51pt" svg:height="255.09pt" svg:x="338pt" svg:y="38.98pt">
            <draw:object draw:notify-on-update-of-ranges="data.C1:data.C1000 data.B1:data.B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.73273826" calcext:value-type="float">
            <text:p>0.73273826</text:p>
          </table:table-cell>
          <table:table-cell office:value-type="float" office:value="0.34118596" calcext:value-type="float">
            <text:p>0.34118596</text:p>
          </table:table-cell>
          <table:table-cell table:formula="of:=[.A1]" office:value-type="float" office:value="0.73273826" calcext:value-type="float">
            <text:p>0.73273826</text:p>
          </table:table-cell>
        </table:table-row>
        <table:table-row table:style-name="ro1">
          <table:table-cell office:value-type="float" office:value="0.4214847" calcext:value-type="float">
            <text:p>0.4214847</text:p>
          </table:table-cell>
          <table:table-cell office:value-type="float" office:value="0.5931413" calcext:value-type="float">
            <text:p>0.5931413</text:p>
          </table:table-cell>
          <table:table-cell table:formula="of:=[.C1]+[.A2]" office:value-type="float" office:value="1.15422296" calcext:value-type="float">
            <text:p>1.15422296</text:p>
          </table:table-cell>
        </table:table-row>
        <table:table-row table:style-name="ro1">
          <table:table-cell office:value-type="float" office:value="0.4479591" calcext:value-type="float">
            <text:p>0.4479591</text:p>
          </table:table-cell>
          <table:table-cell office:value-type="float" office:value="0.55808663" calcext:value-type="float">
            <text:p>0.55808663</text:p>
          </table:table-cell>
          <table:table-cell table:formula="of:=[.C2]+[.A3]" office:value-type="float" office:value="1.60218206" calcext:value-type="float">
            <text:p>1.60218206</text:p>
          </table:table-cell>
        </table:table-row>
        <table:table-row table:style-name="ro1">
          <table:table-cell office:value-type="float" office:value="0.11456474" calcext:value-type="float">
            <text:p>0.11456474</text:p>
          </table:table-cell>
          <table:table-cell office:value-type="float" office:value="2.1821723" calcext:value-type="float">
            <text:p>2.1821723</text:p>
          </table:table-cell>
          <table:table-cell table:formula="of:=[.C3]+[.A4]" office:value-type="float" office:value="1.7167468" calcext:value-type="float">
            <text:p>1.7167468</text:p>
          </table:table-cell>
        </table:table-row>
        <table:table-row table:style-name="ro1">
          <table:table-cell office:value-type="float" office:value="0.08358892" calcext:value-type="float">
            <text:p>0.08358892</text:p>
          </table:table-cell>
          <table:table-cell office:value-type="float" office:value="2.990827" calcext:value-type="float">
            <text:p>2.990827</text:p>
          </table:table-cell>
          <table:table-cell table:formula="of:=[.C4]+[.A5]" office:value-type="float" office:value="1.80033572" calcext:value-type="float">
            <text:p>1.80033572</text:p>
          </table:table-cell>
        </table:table-row>
        <table:table-row table:style-name="ro1">
          <table:table-cell office:value-type="float" office:value="0.06843671" calcext:value-type="float">
            <text:p>0.06843671</text:p>
          </table:table-cell>
          <table:table-cell office:value-type="float" office:value="3.6530101" calcext:value-type="float">
            <text:p>3.6530101</text:p>
          </table:table-cell>
          <table:table-cell table:formula="of:=[.C5]+[.A6]" office:value-type="float" office:value="1.86877243" calcext:value-type="float">
            <text:p>1.86877243</text:p>
          </table:table-cell>
        </table:table-row>
        <table:table-row table:style-name="ro1">
          <table:table-cell office:value-type="float" office:value="0.059250783" calcext:value-type="float">
            <text:p>0.059250783</text:p>
          </table:table-cell>
          <table:table-cell office:value-type="float" office:value="4.2193537" calcext:value-type="float">
            <text:p>4.2193537</text:p>
          </table:table-cell>
          <table:table-cell table:formula="of:=[.C6]+[.A7]" office:value-type="float" office:value="1.928023213" calcext:value-type="float">
            <text:p>1.928023213</text:p>
          </table:table-cell>
        </table:table-row>
        <table:table-row table:style-name="ro1">
          <table:table-cell office:value-type="float" office:value="0.05119402" calcext:value-type="float">
            <text:p>0.05119402</text:p>
          </table:table-cell>
          <table:table-cell office:value-type="float" office:value="4.883383" calcext:value-type="float">
            <text:p>4.883383</text:p>
          </table:table-cell>
          <table:table-cell table:formula="of:=[.C7]+[.A8]" office:value-type="float" office:value="1.979217233" calcext:value-type="float">
            <text:p>1.979217233</text:p>
          </table:table-cell>
        </table:table-row>
        <table:table-row table:style-name="ro1">
          <table:table-cell office:value-type="float" office:value="0.04711986" calcext:value-type="float">
            <text:p>0.04711986</text:p>
          </table:table-cell>
          <table:table-cell office:value-type="float" office:value="5.3056183" calcext:value-type="float">
            <text:p>5.3056183</text:p>
          </table:table-cell>
          <table:table-cell table:formula="of:=[.C8]+[.A9]" office:value-type="float" office:value="2.026337093" calcext:value-type="float">
            <text:p>2.026337093</text:p>
          </table:table-cell>
        </table:table-row>
        <table:table-row table:style-name="ro1">
          <table:table-cell office:value-type="float" office:value="0.043442436" calcext:value-type="float">
            <text:p>0.043442436</text:p>
          </table:table-cell>
          <table:table-cell office:value-type="float" office:value="5.7547417" calcext:value-type="float">
            <text:p>5.7547417</text:p>
          </table:table-cell>
          <table:table-cell table:formula="of:=[.C9]+[.A10]" office:value-type="float" office:value="2.069779529" calcext:value-type="float">
            <text:p>2.069779529</text:p>
          </table:table-cell>
        </table:table-row>
        <table:table-row table:style-name="ro1">
          <table:table-cell office:value-type="float" office:value="0.040650036" calcext:value-type="float">
            <text:p>0.040650036</text:p>
          </table:table-cell>
          <table:table-cell office:value-type="float" office:value="6.1500564" calcext:value-type="float">
            <text:p>6.1500564</text:p>
          </table:table-cell>
          <table:table-cell table:formula="of:=[.C10]+[.A11]" office:value-type="float" office:value="2.110429565" calcext:value-type="float">
            <text:p>2.110429565</text:p>
          </table:table-cell>
        </table:table-row>
        <table:table-row table:style-name="ro1">
          <table:table-cell office:value-type="float" office:value="0.03701839" calcext:value-type="float">
            <text:p>0.03701839</text:p>
          </table:table-cell>
          <table:table-cell office:value-type="float" office:value="6.7534003" calcext:value-type="float">
            <text:p>6.7534003</text:p>
          </table:table-cell>
          <table:table-cell table:formula="of:=[.C11]+[.A12]" office:value-type="float" office:value="2.147447955" calcext:value-type="float">
            <text:p>2.147447955</text:p>
          </table:table-cell>
        </table:table-row>
        <table:table-row table:style-name="ro1">
          <table:table-cell office:value-type="float" office:value="0.03540093" calcext:value-type="float">
            <text:p>0.03540093</text:p>
          </table:table-cell>
          <table:table-cell office:value-type="float" office:value="7.061961" calcext:value-type="float">
            <text:p>7.061961</text:p>
          </table:table-cell>
          <table:table-cell table:formula="of:=[.C12]+[.A13]" office:value-type="float" office:value="2.182848885" calcext:value-type="float">
            <text:p>2.182848885</text:p>
          </table:table-cell>
        </table:table-row>
        <table:table-row table:style-name="ro1">
          <table:table-cell office:value-type="float" office:value="0.033737697" calcext:value-type="float">
            <text:p>0.033737697</text:p>
          </table:table-cell>
          <table:table-cell office:value-type="float" office:value="7.4101086" calcext:value-type="float">
            <text:p>7.4101086</text:p>
          </table:table-cell>
          <table:table-cell table:formula="of:=[.C13]+[.A14]" office:value-type="float" office:value="2.216586582" calcext:value-type="float">
            <text:p>2.216586582</text:p>
          </table:table-cell>
        </table:table-row>
        <table:table-row table:style-name="ro1">
          <table:table-cell office:value-type="float" office:value="0.032501716" calcext:value-type="float">
            <text:p>0.032501716</text:p>
          </table:table-cell>
          <table:table-cell office:value-type="float" office:value="7.691901" calcext:value-type="float">
            <text:p>7.691901</text:p>
          </table:table-cell>
          <table:table-cell table:formula="of:=[.C14]+[.A15]" office:value-type="float" office:value="2.249088298" calcext:value-type="float">
            <text:p>2.249088298</text:p>
          </table:table-cell>
        </table:table-row>
        <table:table-row table:style-name="ro1">
          <table:table-cell office:value-type="float" office:value="0.03025864" calcext:value-type="float">
            <text:p>0.03025864</text:p>
          </table:table-cell>
          <table:table-cell office:value-type="float" office:value="8.262103" calcext:value-type="float">
            <text:p>8.262103</text:p>
          </table:table-cell>
          <table:table-cell table:formula="of:=[.C15]+[.A16]" office:value-type="float" office:value="2.279346938" calcext:value-type="float">
            <text:p>2.279346938</text:p>
          </table:table-cell>
        </table:table-row>
        <table:table-row table:style-name="ro1">
          <table:table-cell office:value-type="float" office:value="0.029541466" calcext:value-type="float">
            <text:p>0.029541466</text:p>
          </table:table-cell>
          <table:table-cell office:value-type="float" office:value="8.462681" calcext:value-type="float">
            <text:p>8.462681</text:p>
          </table:table-cell>
          <table:table-cell table:formula="of:=[.C16]+[.A17]" office:value-type="float" office:value="2.308888404" calcext:value-type="float">
            <text:p>2.308888404</text:p>
          </table:table-cell>
        </table:table-row>
        <table:table-row table:style-name="ro1">
          <table:table-cell office:value-type="float" office:value="0.028747998" calcext:value-type="float">
            <text:p>0.028747998</text:p>
          </table:table-cell>
          <table:table-cell office:value-type="float" office:value="8.696258" calcext:value-type="float">
            <text:p>8.696258</text:p>
          </table:table-cell>
          <table:table-cell table:formula="of:=[.C17]+[.A18]" office:value-type="float" office:value="2.337636402" calcext:value-type="float">
            <text:p>2.337636402</text:p>
          </table:table-cell>
        </table:table-row>
        <table:table-row table:style-name="ro1">
          <table:table-cell office:value-type="float" office:value="0.028122377" calcext:value-type="float">
            <text:p>0.028122377</text:p>
          </table:table-cell>
          <table:table-cell office:value-type="float" office:value="8.889718" calcext:value-type="float">
            <text:p>8.889718</text:p>
          </table:table-cell>
          <table:table-cell table:formula="of:=[.C18]+[.A19]" office:value-type="float" office:value="2.365758779" calcext:value-type="float">
            <text:p>2.365758779</text:p>
          </table:table-cell>
        </table:table-row>
        <table:table-row table:style-name="ro1">
          <table:table-cell office:value-type="float" office:value="0.026672771" calcext:value-type="float">
            <text:p>0.026672771</text:p>
          </table:table-cell>
          <table:table-cell office:value-type="float" office:value="9.372854" calcext:value-type="float">
            <text:p>9.372854</text:p>
          </table:table-cell>
          <table:table-cell table:formula="of:=[.C19]+[.A20]" office:value-type="float" office:value="2.39243155" calcext:value-type="float">
            <text:p>2.39243155</text:p>
          </table:table-cell>
        </table:table-row>
        <table:table-row table:style-name="ro1">
          <table:table-cell office:value-type="float" office:value="0.026535438" calcext:value-type="float">
            <text:p>0.026535438</text:p>
          </table:table-cell>
          <table:table-cell office:value-type="float" office:value="9.421363" calcext:value-type="float">
            <text:p>9.421363</text:p>
          </table:table-cell>
          <table:table-cell table:formula="of:=[.C20]+[.A21]" office:value-type="float" office:value="2.418966988" calcext:value-type="float">
            <text:p>2.418966988</text:p>
          </table:table-cell>
        </table:table-row>
        <table:table-row table:style-name="ro1">
          <table:table-cell office:value-type="float" office:value="0.026169222" calcext:value-type="float">
            <text:p>0.026169222</text:p>
          </table:table-cell>
          <table:table-cell office:value-type="float" office:value="9.553207" calcext:value-type="float">
            <text:p>9.553207</text:p>
          </table:table-cell>
          <table:table-cell table:formula="of:=[.C21]+[.A22]" office:value-type="float" office:value="2.44513621" calcext:value-type="float">
            <text:p>2.44513621</text:p>
          </table:table-cell>
        </table:table-row>
        <table:table-row table:style-name="ro1">
          <table:table-cell office:value-type="float" office:value="0.025925077" calcext:value-type="float">
            <text:p>0.025925077</text:p>
          </table:table-cell>
          <table:table-cell office:value-type="float" office:value="9.643172" calcext:value-type="float">
            <text:p>9.643172</text:p>
          </table:table-cell>
          <table:table-cell table:formula="of:=[.C22]+[.A23]" office:value-type="float" office:value="2.471061287" calcext:value-type="float">
            <text:p>2.471061287</text:p>
          </table:table-cell>
        </table:table-row>
        <table:table-row table:style-name="ro1">
          <table:table-cell office:value-type="float" office:value="0.025070572" calcext:value-type="float">
            <text:p>0.025070572</text:p>
          </table:table-cell>
          <table:table-cell office:value-type="float" office:value="9.97185" calcext:value-type="float">
            <text:p>9.97185</text:p>
          </table:table-cell>
          <table:table-cell table:formula="of:=[.C23]+[.A24]" office:value-type="float" office:value="2.496131859" calcext:value-type="float">
            <text:p>2.496131859</text:p>
          </table:table-cell>
        </table:table-row>
        <table:table-row table:style-name="ro1">
          <table:table-cell office:value-type="float" office:value="0.025513085" calcext:value-type="float">
            <text:p>0.025513085</text:p>
          </table:table-cell>
          <table:table-cell office:value-type="float" office:value="9.798893" calcext:value-type="float">
            <text:p>9.798893</text:p>
          </table:table-cell>
          <table:table-cell table:formula="of:=[.C24]+[.A25]" office:value-type="float" office:value="2.521644944" calcext:value-type="float">
            <text:p>2.521644944</text:p>
          </table:table-cell>
        </table:table-row>
        <table:table-row table:style-name="ro1">
          <table:table-cell office:value-type="float" office:value="0.025696194" calcext:value-type="float">
            <text:p>0.025696194</text:p>
          </table:table-cell>
          <table:table-cell office:value-type="float" office:value="9.729068" calcext:value-type="float">
            <text:p>9.729068</text:p>
          </table:table-cell>
          <table:table-cell table:formula="of:=[.C25]+[.A26]" office:value-type="float" office:value="2.547341138" calcext:value-type="float">
            <text:p>2.547341138</text:p>
          </table:table-cell>
        </table:table-row>
        <table:table-row table:style-name="ro1">
          <table:table-cell office:value-type="float" office:value="0.025970856" calcext:value-type="float">
            <text:p>0.025970856</text:p>
          </table:table-cell>
          <table:table-cell office:value-type="float" office:value="9.626175" calcext:value-type="float">
            <text:p>9.626175</text:p>
          </table:table-cell>
          <table:table-cell table:formula="of:=[.C26]+[.A27]" office:value-type="float" office:value="2.573311994" calcext:value-type="float">
            <text:p>2.573311994</text:p>
          </table:table-cell>
        </table:table-row>
        <table:table-row table:style-name="ro1">
          <table:table-cell office:value-type="float" office:value="0.025345236" calcext:value-type="float">
            <text:p>0.025345236</text:p>
          </table:table-cell>
          <table:table-cell office:value-type="float" office:value="9.863787" calcext:value-type="float">
            <text:p>9.863787</text:p>
          </table:table-cell>
          <table:table-cell table:formula="of:=[.C27]+[.A28]" office:value-type="float" office:value="2.59865723" calcext:value-type="float">
            <text:p>2.59865723</text:p>
          </table:table-cell>
        </table:table-row>
        <table:table-row table:style-name="ro1">
          <table:table-cell office:value-type="float" office:value="0.025787747" calcext:value-type="float">
            <text:p>0.025787747</text:p>
          </table:table-cell>
          <table:table-cell office:value-type="float" office:value="9.694527" calcext:value-type="float">
            <text:p>9.694527</text:p>
          </table:table-cell>
          <table:table-cell table:formula="of:=[.C28]+[.A29]" office:value-type="float" office:value="2.624444977" calcext:value-type="float">
            <text:p>2.624444977</text:p>
          </table:table-cell>
        </table:table-row>
        <table:table-row table:style-name="ro1">
          <table:table-cell office:value-type="float" office:value="0.025986115" calcext:value-type="float">
            <text:p>0.025986115</text:p>
          </table:table-cell>
          <table:table-cell office:value-type="float" office:value="9.6205225" calcext:value-type="float">
            <text:p>9.6205225</text:p>
          </table:table-cell>
          <table:table-cell table:formula="of:=[.C29]+[.A30]" office:value-type="float" office:value="2.650431092" calcext:value-type="float">
            <text:p>2.650431092</text:p>
          </table:table-cell>
        </table:table-row>
        <table:table-row table:style-name="ro1">
          <table:table-cell office:value-type="float" office:value="0.026276035" calcext:value-type="float">
            <text:p>0.026276035</text:p>
          </table:table-cell>
          <table:table-cell office:value-type="float" office:value="9.514373" calcext:value-type="float">
            <text:p>9.514373</text:p>
          </table:table-cell>
          <table:table-cell table:formula="of:=[.C30]+[.A31]" office:value-type="float" office:value="2.676707127" calcext:value-type="float">
            <text:p>2.676707127</text:p>
          </table:table-cell>
        </table:table-row>
        <table:table-row table:style-name="ro1">
          <table:table-cell office:value-type="float" office:value="0.025619898" calcext:value-type="float">
            <text:p>0.025619898</text:p>
          </table:table-cell>
          <table:table-cell office:value-type="float" office:value="9.758039" calcext:value-type="float">
            <text:p>9.758039</text:p>
          </table:table-cell>
          <table:table-cell table:formula="of:=[.C31]+[.A32]" office:value-type="float" office:value="2.702327025" calcext:value-type="float">
            <text:p>2.702327025</text:p>
          </table:table-cell>
        </table:table-row>
        <table:table-row table:style-name="ro1">
          <table:table-cell office:value-type="float" office:value="0.026092928" calcext:value-type="float">
            <text:p>0.026092928</text:p>
          </table:table-cell>
          <table:table-cell office:value-type="float" office:value="9.5811405" calcext:value-type="float">
            <text:p>9.5811405</text:p>
          </table:table-cell>
          <table:table-cell table:formula="of:=[.C32]+[.A33]" office:value-type="float" office:value="2.728419953" calcext:value-type="float">
            <text:p>2.728419953</text:p>
          </table:table-cell>
        </table:table-row>
        <table:table-row table:style-name="ro1">
          <table:table-cell office:value-type="float" office:value="0.026291294" calcext:value-type="float">
            <text:p>0.026291294</text:p>
          </table:table-cell>
          <table:table-cell office:value-type="float" office:value="9.508851" calcext:value-type="float">
            <text:p>9.508851</text:p>
          </table:table-cell>
          <table:table-cell table:formula="of:=[.C33]+[.A34]" office:value-type="float" office:value="2.754711247" calcext:value-type="float">
            <text:p>2.754711247</text:p>
          </table:table-cell>
        </table:table-row>
        <table:table-row table:style-name="ro1">
          <table:table-cell office:value-type="float" office:value="0.026581217" calcext:value-type="float">
            <text:p>0.026581217</text:p>
          </table:table-cell>
          <table:table-cell office:value-type="float" office:value="9.405137" calcext:value-type="float">
            <text:p>9.405137</text:p>
          </table:table-cell>
          <table:table-cell table:formula="of:=[.C34]+[.A35]" office:value-type="float" office:value="2.781292464" calcext:value-type="float">
            <text:p>2.781292464</text:p>
          </table:table-cell>
        </table:table-row>
        <table:table-row table:style-name="ro1">
          <table:table-cell office:value-type="float" office:value="0.025940338" calcext:value-type="float">
            <text:p>0.025940338</text:p>
          </table:table-cell>
          <table:table-cell office:value-type="float" office:value="9.6375" calcext:value-type="float">
            <text:p>9.6375</text:p>
          </table:table-cell>
          <table:table-cell table:formula="of:=[.C35]+[.A36]" office:value-type="float" office:value="2.807232802" calcext:value-type="float">
            <text:p>2.807232802</text:p>
          </table:table-cell>
        </table:table-row>
        <table:table-row table:style-name="ro1">
          <table:table-cell office:value-type="float" office:value="0.026428627" calcext:value-type="float">
            <text:p>0.026428627</text:p>
          </table:table-cell>
          <table:table-cell office:value-type="float" office:value="9.459439" calcext:value-type="float">
            <text:p>9.459439</text:p>
          </table:table-cell>
          <table:table-cell table:formula="of:=[.C36]+[.A37]" office:value-type="float" office:value="2.833661429" calcext:value-type="float">
            <text:p>2.833661429</text:p>
          </table:table-cell>
        </table:table-row>
        <table:table-row table:style-name="ro1">
          <table:table-cell office:value-type="float" office:value="0.026611734" calcext:value-type="float">
            <text:p>0.026611734</text:p>
          </table:table-cell>
          <table:table-cell office:value-type="float" office:value="9.394352" calcext:value-type="float">
            <text:p>9.394352</text:p>
          </table:table-cell>
          <table:table-cell table:formula="of:=[.C37]+[.A38]" office:value-type="float" office:value="2.860273163" calcext:value-type="float">
            <text:p>2.860273163</text:p>
          </table:table-cell>
        </table:table-row>
        <table:table-row table:style-name="ro1">
          <table:table-cell office:value-type="float" office:value="0.026901655" calcext:value-type="float">
            <text:p>0.026901655</text:p>
          </table:table-cell>
          <table:table-cell office:value-type="float" office:value="9.293109" calcext:value-type="float">
            <text:p>9.293109</text:p>
          </table:table-cell>
          <table:table-cell table:formula="of:=[.C38]+[.A39]" office:value-type="float" office:value="2.887174818" calcext:value-type="float">
            <text:p>2.887174818</text:p>
          </table:table-cell>
        </table:table-row>
        <table:table-row table:style-name="ro1">
          <table:table-cell office:value-type="float" office:value="0.026245518" calcext:value-type="float">
            <text:p>0.026245518</text:p>
          </table:table-cell>
          <table:table-cell office:value-type="float" office:value="9.525436" calcext:value-type="float">
            <text:p>9.525436</text:p>
          </table:table-cell>
          <table:table-cell table:formula="of:=[.C39]+[.A40]" office:value-type="float" office:value="2.913420336" calcext:value-type="float">
            <text:p>2.913420336</text:p>
          </table:table-cell>
        </table:table-row>
        <table:table-row table:style-name="ro1">
          <table:table-cell office:value-type="float" office:value="0.026749065" calcext:value-type="float">
            <text:p>0.026749065</text:p>
          </table:table-cell>
          <table:table-cell office:value-type="float" office:value="9.346121" calcext:value-type="float">
            <text:p>9.346121</text:p>
          </table:table-cell>
          <table:table-cell table:formula="of:=[.C40]+[.A41]" office:value-type="float" office:value="2.940169401" calcext:value-type="float">
            <text:p>2.940169401</text:p>
          </table:table-cell>
        </table:table-row>
        <table:table-row table:style-name="ro1">
          <table:table-cell office:value-type="float" office:value="0.026932174" calcext:value-type="float">
            <text:p>0.026932174</text:p>
          </table:table-cell>
          <table:table-cell office:value-type="float" office:value="9.2825775" calcext:value-type="float">
            <text:p>9.2825775</text:p>
          </table:table-cell>
          <table:table-cell table:formula="of:=[.C41]+[.A42]" office:value-type="float" office:value="2.967101575" calcext:value-type="float">
            <text:p>2.967101575</text:p>
          </table:table-cell>
        </table:table-row>
        <table:table-row table:style-name="ro1">
          <table:table-cell office:value-type="float" office:value="0.027237354" calcext:value-type="float">
            <text:p>0.027237354</text:p>
          </table:table-cell>
          <table:table-cell office:value-type="float" office:value="9.178572" calcext:value-type="float">
            <text:p>9.178572</text:p>
          </table:table-cell>
          <table:table-cell table:formula="of:=[.C42]+[.A43]" office:value-type="float" office:value="2.994338929" calcext:value-type="float">
            <text:p>2.994338929</text:p>
          </table:table-cell>
        </table:table-row>
        <table:table-row table:style-name="ro1">
          <table:table-cell office:value-type="float" office:value="0.026581217" calcext:value-type="float">
            <text:p>0.026581217</text:p>
          </table:table-cell>
          <table:table-cell office:value-type="float" office:value="9.405137" calcext:value-type="float">
            <text:p>9.405137</text:p>
          </table:table-cell>
          <table:table-cell table:formula="of:=[.C43]+[.A44]" office:value-type="float" office:value="3.020920146" calcext:value-type="float">
            <text:p>3.020920146</text:p>
          </table:table-cell>
        </table:table-row>
        <table:table-row table:style-name="ro1">
          <table:table-cell office:value-type="float" office:value="0.027023727" calcext:value-type="float">
            <text:p>0.027023727</text:p>
          </table:table-cell>
          <table:table-cell office:value-type="float" office:value="9.251129" calcext:value-type="float">
            <text:p>9.251129</text:p>
          </table:table-cell>
          <table:table-cell table:formula="of:=[.C44]+[.A45]" office:value-type="float" office:value="3.047943873" calcext:value-type="float">
            <text:p>3.047943873</text:p>
          </table:table-cell>
        </table:table-row>
        <table:table-row table:style-name="ro1">
          <table:table-cell office:value-type="float" office:value="0.027267871" calcext:value-type="float">
            <text:p>0.027267871</text:p>
          </table:table-cell>
          <table:table-cell office:value-type="float" office:value="9.1683" calcext:value-type="float">
            <text:p>9.1683</text:p>
          </table:table-cell>
          <table:table-cell table:formula="of:=[.C45]+[.A46]" office:value-type="float" office:value="3.075211744" calcext:value-type="float">
            <text:p>3.075211744</text:p>
          </table:table-cell>
        </table:table-row>
        <table:table-row table:style-name="ro1">
          <table:table-cell office:value-type="float" office:value="0.027573053" calcext:value-type="float">
            <text:p>0.027573053</text:p>
          </table:table-cell>
          <table:table-cell office:value-type="float" office:value="9.066823" calcext:value-type="float">
            <text:p>9.066823</text:p>
          </table:table-cell>
          <table:table-cell table:formula="of:=[.C46]+[.A47]" office:value-type="float" office:value="3.102784797" calcext:value-type="float">
            <text:p>3.102784797</text:p>
          </table:table-cell>
        </table:table-row>
        <table:table-row table:style-name="ro1">
          <table:table-cell office:value-type="float" office:value="0.026901655" calcext:value-type="float">
            <text:p>0.026901655</text:p>
          </table:table-cell>
          <table:table-cell office:value-type="float" office:value="9.293109" calcext:value-type="float">
            <text:p>9.293109</text:p>
          </table:table-cell>
          <table:table-cell table:formula="of:=[.C47]+[.A48]" office:value-type="float" office:value="3.129686452" calcext:value-type="float">
            <text:p>3.129686452</text:p>
          </table:table-cell>
        </table:table-row>
        <table:table-row table:style-name="ro1">
          <table:table-cell office:value-type="float" office:value="0.027405204" calcext:value-type="float">
            <text:p>0.027405204</text:p>
          </table:table-cell>
          <table:table-cell office:value-type="float" office:value="9.1223545" calcext:value-type="float">
            <text:p>9.1223545</text:p>
          </table:table-cell>
          <table:table-cell table:formula="of:=[.C48]+[.A49]" office:value-type="float" office:value="3.157091656" calcext:value-type="float">
            <text:p>3.157091656</text:p>
          </table:table-cell>
        </table:table-row>
        <table:table-row table:style-name="ro1">
          <table:table-cell office:value-type="float" office:value="0.027588312" calcext:value-type="float">
            <text:p>0.027588312</text:p>
          </table:table-cell>
          <table:table-cell office:value-type="float" office:value="9.061809" calcext:value-type="float">
            <text:p>9.061809</text:p>
          </table:table-cell>
          <table:table-cell table:formula="of:=[.C49]+[.A50]" office:value-type="float" office:value="3.184679968" calcext:value-type="float">
            <text:p>3.184679968</text:p>
          </table:table-cell>
        </table:table-row>
        <table:table-row table:style-name="ro1">
          <table:table-cell office:value-type="float" office:value="0.027908752" calcext:value-type="float">
            <text:p>0.027908752</text:p>
          </table:table-cell>
          <table:table-cell office:value-type="float" office:value="8.957764" calcext:value-type="float">
            <text:p>8.957764</text:p>
          </table:table-cell>
          <table:table-cell table:formula="of:=[.C50]+[.A51]" office:value-type="float" office:value="3.21258872" calcext:value-type="float">
            <text:p>3.21258872</text:p>
          </table:table-cell>
        </table:table-row>
        <table:table-row table:style-name="ro1">
          <table:table-cell office:value-type="float" office:value="0.027237354" calcext:value-type="float">
            <text:p>0.027237354</text:p>
          </table:table-cell>
          <table:table-cell office:value-type="float" office:value="9.178572" calcext:value-type="float">
            <text:p>9.178572</text:p>
          </table:table-cell>
          <table:table-cell table:formula="of:=[.C51]+[.A52]" office:value-type="float" office:value="3.239826074" calcext:value-type="float">
            <text:p>3.239826074</text:p>
          </table:table-cell>
        </table:table-row>
        <table:table-row table:style-name="ro1">
          <table:table-cell office:value-type="float" office:value="0.027710384" calcext:value-type="float">
            <text:p>0.027710384</text:p>
          </table:table-cell>
          <table:table-cell office:value-type="float" office:value="9.021889" calcext:value-type="float">
            <text:p>9.021889</text:p>
          </table:table-cell>
          <table:table-cell table:formula="of:=[.C52]+[.A53]" office:value-type="float" office:value="3.267536458" calcext:value-type="float">
            <text:p>3.267536458</text:p>
          </table:table-cell>
        </table:table-row>
        <table:table-row table:style-name="ro1">
          <table:table-cell office:value-type="float" office:value="0.02793927" calcext:value-type="float">
            <text:p>0.02793927</text:p>
          </table:table-cell>
          <table:table-cell office:value-type="float" office:value="8.947979" calcext:value-type="float">
            <text:p>8.947979</text:p>
          </table:table-cell>
          <table:table-cell table:formula="of:=[.C53]+[.A54]" office:value-type="float" office:value="3.295475728" calcext:value-type="float">
            <text:p>3.295475728</text:p>
          </table:table-cell>
        </table:table-row>
        <table:table-row table:style-name="ro1">
          <table:table-cell office:value-type="float" office:value="0.028244449" calcext:value-type="float">
            <text:p>0.028244449</text:p>
          </table:table-cell>
          <table:table-cell office:value-type="float" office:value="8.851297" calcext:value-type="float">
            <text:p>8.851297</text:p>
          </table:table-cell>
          <table:table-cell table:formula="of:=[.C54]+[.A55]" office:value-type="float" office:value="3.323720177" calcext:value-type="float">
            <text:p>3.323720177</text:p>
          </table:table-cell>
        </table:table-row>
        <table:table-row table:style-name="ro1">
          <table:table-cell office:value-type="float" office:value="0.027542535" calcext:value-type="float">
            <text:p>0.027542535</text:p>
          </table:table-cell>
          <table:table-cell office:value-type="float" office:value="9.076869" calcext:value-type="float">
            <text:p>9.076869</text:p>
          </table:table-cell>
          <table:table-cell table:formula="of:=[.C55]+[.A56]" office:value-type="float" office:value="3.351262712" calcext:value-type="float">
            <text:p>3.351262712</text:p>
          </table:table-cell>
        </table:table-row>
        <table:table-row table:style-name="ro1">
          <table:table-cell office:value-type="float" office:value="0.028015565" calcext:value-type="float">
            <text:p>0.028015565</text:p>
          </table:table-cell>
          <table:table-cell office:value-type="float" office:value="8.923612" calcext:value-type="float">
            <text:p>8.923612</text:p>
          </table:table-cell>
          <table:table-cell table:formula="of:=[.C56]+[.A57]" office:value-type="float" office:value="3.379278277" calcext:value-type="float">
            <text:p>3.379278277</text:p>
          </table:table-cell>
        </table:table-row>
        <table:table-row table:style-name="ro1">
          <table:table-cell office:value-type="float" office:value="0.02825971" calcext:value-type="float">
            <text:p>0.02825971</text:p>
          </table:table-cell>
          <table:table-cell office:value-type="float" office:value="8.846517" calcext:value-type="float">
            <text:p>8.846517</text:p>
          </table:table-cell>
          <table:table-cell table:formula="of:=[.C57]+[.A58]" office:value-type="float" office:value="3.407537987" calcext:value-type="float">
            <text:p>3.407537987</text:p>
          </table:table-cell>
        </table:table-row>
        <table:table-row table:style-name="ro1">
          <table:table-cell office:value-type="float" office:value="0.02854963" calcext:value-type="float">
            <text:p>0.02854963</text:p>
          </table:table-cell>
          <table:table-cell office:value-type="float" office:value="8.7566805" calcext:value-type="float">
            <text:p>8.7566805</text:p>
          </table:table-cell>
          <table:table-cell table:formula="of:=[.C58]+[.A59]" office:value-type="float" office:value="3.436087617" calcext:value-type="float">
            <text:p>3.436087617</text:p>
          </table:table-cell>
        </table:table-row>
        <table:table-row table:style-name="ro1">
          <table:table-cell office:value-type="float" office:value="0.027832456" calcext:value-type="float">
            <text:p>0.027832456</text:p>
          </table:table-cell>
          <table:table-cell office:value-type="float" office:value="8.982319" calcext:value-type="float">
            <text:p>8.982319</text:p>
          </table:table-cell>
          <table:table-cell table:formula="of:=[.C59]+[.A60]" office:value-type="float" office:value="3.463920073" calcext:value-type="float">
            <text:p>3.463920073</text:p>
          </table:table-cell>
        </table:table-row>
        <table:table-row table:style-name="ro1">
          <table:table-cell office:value-type="float" office:value="0.028305486" calcext:value-type="float">
            <text:p>0.028305486</text:p>
          </table:table-cell>
          <table:table-cell office:value-type="float" office:value="8.832211" calcext:value-type="float">
            <text:p>8.832211</text:p>
          </table:table-cell>
          <table:table-cell table:formula="of:=[.C60]+[.A61]" office:value-type="float" office:value="3.492225559" calcext:value-type="float">
            <text:p>3.492225559</text:p>
          </table:table-cell>
        </table:table-row>
        <table:table-row table:style-name="ro1">
          <table:table-cell office:value-type="float" office:value="0.028564889" calcext:value-type="float">
            <text:p>0.028564889</text:p>
          </table:table-cell>
          <table:table-cell office:value-type="float" office:value="8.752003" calcext:value-type="float">
            <text:p>8.752003</text:p>
          </table:table-cell>
          <table:table-cell table:formula="of:=[.C61]+[.A62]" office:value-type="float" office:value="3.520790448" calcext:value-type="float">
            <text:p>3.520790448</text:p>
          </table:table-cell>
        </table:table-row>
        <table:table-row table:style-name="ro1">
          <table:table-cell office:value-type="float" office:value="0.02883955" calcext:value-type="float">
            <text:p>0.02883955</text:p>
          </table:table-cell>
          <table:table-cell office:value-type="float" office:value="8.668651" calcext:value-type="float">
            <text:p>8.668651</text:p>
          </table:table-cell>
          <table:table-cell table:formula="of:=[.C62]+[.A63]" office:value-type="float" office:value="3.549629998" calcext:value-type="float">
            <text:p>3.549629998</text:p>
          </table:table-cell>
        </table:table-row>
        <table:table-row table:style-name="ro1">
          <table:table-cell office:value-type="float" office:value="0.028122377" calcext:value-type="float">
            <text:p>0.028122377</text:p>
          </table:table-cell>
          <table:table-cell office:value-type="float" office:value="8.889718" calcext:value-type="float">
            <text:p>8.889718</text:p>
          </table:table-cell>
          <table:table-cell table:formula="of:=[.C63]+[.A64]" office:value-type="float" office:value="3.577752375" calcext:value-type="float">
            <text:p>3.577752375</text:p>
          </table:table-cell>
        </table:table-row>
        <table:table-row table:style-name="ro1">
          <table:table-cell office:value-type="float" office:value="0.028580148" calcext:value-type="float">
            <text:p>0.028580148</text:p>
          </table:table-cell>
          <table:table-cell office:value-type="float" office:value="8.74733" calcext:value-type="float">
            <text:p>8.74733</text:p>
          </table:table-cell>
          <table:table-cell table:formula="of:=[.C64]+[.A65]" office:value-type="float" office:value="3.606332523" calcext:value-type="float">
            <text:p>3.606332523</text:p>
          </table:table-cell>
        </table:table-row>
        <table:table-row table:style-name="ro1">
          <table:table-cell office:value-type="float" office:value="0.028793775" calcext:value-type="float">
            <text:p>0.028793775</text:p>
          </table:table-cell>
          <table:table-cell office:value-type="float" office:value="8.682432" calcext:value-type="float">
            <text:p>8.682432</text:p>
          </table:table-cell>
          <table:table-cell table:formula="of:=[.C65]+[.A66]" office:value-type="float" office:value="3.635126298" calcext:value-type="float">
            <text:p>3.635126298</text:p>
          </table:table-cell>
        </table:table-row>
        <table:table-row table:style-name="ro1">
          <table:table-cell office:value-type="float" office:value="0.029083695" calcext:value-type="float">
            <text:p>0.029083695</text:p>
          </table:table-cell>
          <table:table-cell office:value-type="float" office:value="8.595881" calcext:value-type="float">
            <text:p>8.595881</text:p>
          </table:table-cell>
          <table:table-cell table:formula="of:=[.C66]+[.A67]" office:value-type="float" office:value="3.664209993" calcext:value-type="float">
            <text:p>3.664209993</text:p>
          </table:table-cell>
        </table:table-row>
        <table:table-row table:style-name="ro1">
          <table:table-cell office:value-type="float" office:value="0.028305486" calcext:value-type="float">
            <text:p>0.028305486</text:p>
          </table:table-cell>
          <table:table-cell office:value-type="float" office:value="8.832211" calcext:value-type="float">
            <text:p>8.832211</text:p>
          </table:table-cell>
          <table:table-cell table:formula="of:=[.C67]+[.A68]" office:value-type="float" office:value="3.692515479" calcext:value-type="float">
            <text:p>3.692515479</text:p>
          </table:table-cell>
        </table:table-row>
        <table:table-row table:style-name="ro1">
          <table:table-cell office:value-type="float" office:value="0.028778516" calcext:value-type="float">
            <text:p>0.028778516</text:p>
          </table:table-cell>
          <table:table-cell office:value-type="float" office:value="8.687036" calcext:value-type="float">
            <text:p>8.687036</text:p>
          </table:table-cell>
          <table:table-cell table:formula="of:=[.C68]+[.A69]" office:value-type="float" office:value="3.721293995" calcext:value-type="float">
            <text:p>3.721293995</text:p>
          </table:table-cell>
        </table:table-row>
        <table:table-row table:style-name="ro1">
          <table:table-cell office:value-type="float" office:value="0.028915847" calcext:value-type="float">
            <text:p>0.028915847</text:p>
          </table:table-cell>
          <table:table-cell office:value-type="float" office:value="8.645778" calcext:value-type="float">
            <text:p>8.645778</text:p>
          </table:table-cell>
          <table:table-cell table:formula="of:=[.C69]+[.A70]" office:value-type="float" office:value="3.750209842" calcext:value-type="float">
            <text:p>3.750209842</text:p>
          </table:table-cell>
        </table:table-row>
        <table:table-row table:style-name="ro1">
          <table:table-cell office:value-type="float" office:value="0.02917525" calcext:value-type="float">
            <text:p>0.02917525</text:p>
          </table:table-cell>
          <table:table-cell office:value-type="float" office:value="8.568907" calcext:value-type="float">
            <text:p>8.568907</text:p>
          </table:table-cell>
          <table:table-cell table:formula="of:=[.C70]+[.A71]" office:value-type="float" office:value="3.779385092" calcext:value-type="float">
            <text:p>3.779385092</text:p>
          </table:table-cell>
        </table:table-row>
        <table:table-row table:style-name="ro1">
          <table:table-cell office:value-type="float" office:value="0.028381782" calcext:value-type="float">
            <text:p>0.028381782</text:p>
          </table:table-cell>
          <table:table-cell office:value-type="float" office:value="8.808467" calcext:value-type="float">
            <text:p>8.808467</text:p>
          </table:table-cell>
          <table:table-cell table:formula="of:=[.C71]+[.A72]" office:value-type="float" office:value="3.807766874" calcext:value-type="float">
            <text:p>3.807766874</text:p>
          </table:table-cell>
        </table:table-row>
        <table:table-row table:style-name="ro1">
          <table:table-cell office:value-type="float" office:value="0.028778516" calcext:value-type="float">
            <text:p>0.028778516</text:p>
          </table:table-cell>
          <table:table-cell office:value-type="float" office:value="8.687036" calcext:value-type="float">
            <text:p>8.687036</text:p>
          </table:table-cell>
          <table:table-cell table:formula="of:=[.C72]+[.A73]" office:value-type="float" office:value="3.83654539" calcext:value-type="float">
            <text:p>3.83654539</text:p>
          </table:table-cell>
        </table:table-row>
        <table:table-row table:style-name="ro1">
          <table:table-cell office:value-type="float" office:value="0.02887007" calcext:value-type="float">
            <text:p>0.02887007</text:p>
          </table:table-cell>
          <table:table-cell office:value-type="float" office:value="8.659487" calcext:value-type="float">
            <text:p>8.659487</text:p>
          </table:table-cell>
          <table:table-cell table:formula="of:=[.C73]+[.A74]" office:value-type="float" office:value="3.86541546" calcext:value-type="float">
            <text:p>3.86541546</text:p>
          </table:table-cell>
        </table:table-row>
        <table:table-row table:style-name="ro1">
          <table:table-cell office:value-type="float" office:value="0.029037919" calcext:value-type="float">
            <text:p>0.029037919</text:p>
          </table:table-cell>
          <table:table-cell office:value-type="float" office:value="8.609433" calcext:value-type="float">
            <text:p>8.609433</text:p>
          </table:table-cell>
          <table:table-cell table:formula="of:=[.C74]+[.A75]" office:value-type="float" office:value="3.894453379" calcext:value-type="float">
            <text:p>3.894453379</text:p>
          </table:table-cell>
        </table:table-row>
        <table:table-row table:style-name="ro1">
          <table:table-cell office:value-type="float" office:value="0.028122377" calcext:value-type="float">
            <text:p>0.028122377</text:p>
          </table:table-cell>
          <table:table-cell office:value-type="float" office:value="8.889718" calcext:value-type="float">
            <text:p>8.889718</text:p>
          </table:table-cell>
          <table:table-cell table:formula="of:=[.C75]+[.A76]" office:value-type="float" office:value="3.922575756" calcext:value-type="float">
            <text:p>3.922575756</text:p>
          </table:table-cell>
        </table:table-row>
        <table:table-row table:style-name="ro1">
          <table:table-cell office:value-type="float" office:value="0.028442817" calcext:value-type="float">
            <text:p>0.028442817</text:p>
          </table:table-cell>
          <table:table-cell office:value-type="float" office:value="8.789565" calcext:value-type="float">
            <text:p>8.789565</text:p>
          </table:table-cell>
          <table:table-cell table:formula="of:=[.C76]+[.A77]" office:value-type="float" office:value="3.951018573" calcext:value-type="float">
            <text:p>3.951018573</text:p>
          </table:table-cell>
        </table:table-row>
        <table:table-row table:style-name="ro1">
          <table:table-cell office:value-type="float" office:value="0.028488593" calcext:value-type="float">
            <text:p>0.028488593</text:p>
          </table:table-cell>
          <table:table-cell office:value-type="float" office:value="8.775442" calcext:value-type="float">
            <text:p>8.775442</text:p>
          </table:table-cell>
          <table:table-cell table:formula="of:=[.C77]+[.A78]" office:value-type="float" office:value="3.979507166" calcext:value-type="float">
            <text:p>3.979507166</text:p>
          </table:table-cell>
        </table:table-row>
        <table:table-row table:style-name="ro1">
          <table:table-cell office:value-type="float" office:value="0.028580148" calcext:value-type="float">
            <text:p>0.028580148</text:p>
          </table:table-cell>
          <table:table-cell office:value-type="float" office:value="8.74733" calcext:value-type="float">
            <text:p>8.74733</text:p>
          </table:table-cell>
          <table:table-cell table:formula="of:=[.C78]+[.A79]" office:value-type="float" office:value="4.008087314" calcext:value-type="float">
            <text:p>4.008087314</text:p>
          </table:table-cell>
        </table:table-row>
        <table:table-row table:style-name="ro1">
          <table:table-cell office:value-type="float" office:value="0.027710384" calcext:value-type="float">
            <text:p>0.027710384</text:p>
          </table:table-cell>
          <table:table-cell office:value-type="float" office:value="9.021889" calcext:value-type="float">
            <text:p>9.021889</text:p>
          </table:table-cell>
          <table:table-cell table:formula="of:=[.C79]+[.A80]" office:value-type="float" office:value="4.035797698" calcext:value-type="float">
            <text:p>4.035797698</text:p>
          </table:table-cell>
        </table:table-row>
        <table:table-row table:style-name="ro1">
          <table:table-cell office:value-type="float" office:value="0.02793927" calcext:value-type="float">
            <text:p>0.02793927</text:p>
          </table:table-cell>
          <table:table-cell office:value-type="float" office:value="8.947979" calcext:value-type="float">
            <text:p>8.947979</text:p>
          </table:table-cell>
          <table:table-cell table:formula="of:=[.C80]+[.A81]" office:value-type="float" office:value="4.063736968" calcext:value-type="float">
            <text:p>4.063736968</text:p>
          </table:table-cell>
        </table:table-row>
        <table:table-row table:style-name="ro1">
          <table:table-cell office:value-type="float" office:value="0.028000304" calcext:value-type="float">
            <text:p>0.028000304</text:p>
          </table:table-cell>
          <table:table-cell office:value-type="float" office:value="8.928474" calcext:value-type="float">
            <text:p>8.928474</text:p>
          </table:table-cell>
          <table:table-cell table:formula="of:=[.C81]+[.A82]" office:value-type="float" office:value="4.091737272" calcext:value-type="float">
            <text:p>4.091737272</text:p>
          </table:table-cell>
        </table:table-row>
        <table:table-row table:style-name="ro1">
          <table:table-cell office:value-type="float" office:value="0.028107118" calcext:value-type="float">
            <text:p>0.028107118</text:p>
          </table:table-cell>
          <table:table-cell office:value-type="float" office:value="8.894545" calcext:value-type="float">
            <text:p>8.894545</text:p>
          </table:table-cell>
          <table:table-cell table:formula="of:=[.C82]+[.A83]" office:value-type="float" office:value="4.11984439" calcext:value-type="float">
            <text:p>4.11984439</text:p>
          </table:table-cell>
        </table:table-row>
        <table:table-row table:style-name="ro1">
          <table:table-cell office:value-type="float" office:value="0.027222095" calcext:value-type="float">
            <text:p>0.027222095</text:p>
          </table:table-cell>
          <table:table-cell office:value-type="float" office:value="9.183717" calcext:value-type="float">
            <text:p>9.183717</text:p>
          </table:table-cell>
          <table:table-cell table:formula="of:=[.C83]+[.A84]" office:value-type="float" office:value="4.147066485" calcext:value-type="float">
            <text:p>4.147066485</text:p>
          </table:table-cell>
        </table:table-row>
        <table:table-row table:style-name="ro1">
          <table:table-cell office:value-type="float" office:value="0.027512016" calcext:value-type="float">
            <text:p>0.027512016</text:p>
          </table:table-cell>
          <table:table-cell office:value-type="float" office:value="9.086939" calcext:value-type="float">
            <text:p>9.086939</text:p>
          </table:table-cell>
          <table:table-cell table:formula="of:=[.C84]+[.A85]" office:value-type="float" office:value="4.174578501" calcext:value-type="float">
            <text:p>4.174578501</text:p>
          </table:table-cell>
        </table:table-row>
        <table:table-row table:style-name="ro1">
          <table:table-cell office:value-type="float" office:value="0.027542535" calcext:value-type="float">
            <text:p>0.027542535</text:p>
          </table:table-cell>
          <table:table-cell office:value-type="float" office:value="9.076869" calcext:value-type="float">
            <text:p>9.076869</text:p>
          </table:table-cell>
          <table:table-cell table:formula="of:=[.C85]+[.A86]" office:value-type="float" office:value="4.202121036" calcext:value-type="float">
            <text:p>4.202121036</text:p>
          </table:table-cell>
        </table:table-row>
        <table:table-row table:style-name="ro1">
          <table:table-cell office:value-type="float" office:value="0.027679866" calcext:value-type="float">
            <text:p>0.027679866</text:p>
          </table:table-cell>
          <table:table-cell office:value-type="float" office:value="9.031836" calcext:value-type="float">
            <text:p>9.031836</text:p>
          </table:table-cell>
          <table:table-cell table:formula="of:=[.C86]+[.A87]" office:value-type="float" office:value="4.229800902" calcext:value-type="float">
            <text:p>4.229800902</text:p>
          </table:table-cell>
        </table:table-row>
        <table:table-row table:style-name="ro1">
          <table:table-cell office:value-type="float" office:value="0.026886396" calcext:value-type="float">
            <text:p>0.026886396</text:p>
          </table:table-cell>
          <table:table-cell office:value-type="float" office:value="9.298383" calcext:value-type="float">
            <text:p>9.298383</text:p>
          </table:table-cell>
          <table:table-cell table:formula="of:=[.C87]+[.A88]" office:value-type="float" office:value="4.256687298" calcext:value-type="float">
            <text:p>4.256687298</text:p>
          </table:table-cell>
        </table:table-row>
        <table:table-row table:style-name="ro1">
          <table:table-cell office:value-type="float" office:value="0.027237354" calcext:value-type="float">
            <text:p>0.027237354</text:p>
          </table:table-cell>
          <table:table-cell office:value-type="float" office:value="9.178572" calcext:value-type="float">
            <text:p>9.178572</text:p>
          </table:table-cell>
          <table:table-cell table:formula="of:=[.C88]+[.A89]" office:value-type="float" office:value="4.283924652" calcext:value-type="float">
            <text:p>4.283924652</text:p>
          </table:table-cell>
        </table:table-row>
        <table:table-row table:style-name="ro1">
          <table:table-cell office:value-type="float" office:value="0.027359426" calcext:value-type="float">
            <text:p>0.027359426</text:p>
          </table:table-cell>
          <table:table-cell office:value-type="float" office:value="9.137619" calcext:value-type="float">
            <text:p>9.137619</text:p>
          </table:table-cell>
          <table:table-cell table:formula="of:=[.C89]+[.A90]" office:value-type="float" office:value="4.311284078" calcext:value-type="float">
            <text:p>4.311284078</text:p>
          </table:table-cell>
        </table:table-row>
        <table:table-row table:style-name="ro1">
          <table:table-cell office:value-type="float" office:value="0.027588312" calcext:value-type="float">
            <text:p>0.027588312</text:p>
          </table:table-cell>
          <table:table-cell office:value-type="float" office:value="9.061809" calcext:value-type="float">
            <text:p>9.061809</text:p>
          </table:table-cell>
          <table:table-cell table:formula="of:=[.C90]+[.A91]" office:value-type="float" office:value="4.33887239" calcext:value-type="float">
            <text:p>4.33887239</text:p>
          </table:table-cell>
        </table:table-row>
        <table:table-row table:style-name="ro1">
          <table:table-cell office:value-type="float" office:value="0.026855879" calcext:value-type="float">
            <text:p>0.026855879</text:p>
          </table:table-cell>
          <table:table-cell office:value-type="float" office:value="9.3089485" calcext:value-type="float">
            <text:p>9.3089485</text:p>
          </table:table-cell>
          <table:table-cell table:formula="of:=[.C91]+[.A92]" office:value-type="float" office:value="4.365728269" calcext:value-type="float">
            <text:p>4.365728269</text:p>
          </table:table-cell>
        </table:table-row>
        <table:table-row table:style-name="ro1">
          <table:table-cell office:value-type="float" office:value="0.027267871" calcext:value-type="float">
            <text:p>0.027267871</text:p>
          </table:table-cell>
          <table:table-cell office:value-type="float" office:value="9.1683" calcext:value-type="float">
            <text:p>9.1683</text:p>
          </table:table-cell>
          <table:table-cell table:formula="of:=[.C92]+[.A93]" office:value-type="float" office:value="4.39299614" calcext:value-type="float">
            <text:p>4.39299614</text:p>
          </table:table-cell>
        </table:table-row>
        <table:table-row table:style-name="ro1">
          <table:table-cell office:value-type="float" office:value="0.027405204" calcext:value-type="float">
            <text:p>0.027405204</text:p>
          </table:table-cell>
          <table:table-cell office:value-type="float" office:value="9.1223545" calcext:value-type="float">
            <text:p>9.1223545</text:p>
          </table:table-cell>
          <table:table-cell table:formula="of:=[.C93]+[.A94]" office:value-type="float" office:value="4.420401344" calcext:value-type="float">
            <text:p>4.420401344</text:p>
          </table:table-cell>
        </table:table-row>
        <table:table-row table:style-name="ro1">
          <table:table-cell office:value-type="float" office:value="0.027649349" calcext:value-type="float">
            <text:p>0.027649349</text:p>
          </table:table-cell>
          <table:table-cell office:value-type="float" office:value="9.041804" calcext:value-type="float">
            <text:p>9.041804</text:p>
          </table:table-cell>
          <table:table-cell table:formula="of:=[.C94]+[.A95]" office:value-type="float" office:value="4.448050693" calcext:value-type="float">
            <text:p>4.448050693</text:p>
          </table:table-cell>
        </table:table-row>
        <table:table-row table:style-name="ro1">
          <table:table-cell office:value-type="float" office:value="0.026932174" calcext:value-type="float">
            <text:p>0.026932174</text:p>
          </table:table-cell>
          <table:table-cell office:value-type="float" office:value="9.2825775" calcext:value-type="float">
            <text:p>9.2825775</text:p>
          </table:table-cell>
          <table:table-cell table:formula="of:=[.C95]+[.A96]" office:value-type="float" office:value="4.474982867" calcext:value-type="float">
            <text:p>4.474982867</text:p>
          </table:table-cell>
        </table:table-row>
        <table:table-row table:style-name="ro1">
          <table:table-cell office:value-type="float" office:value="0.027359426" calcext:value-type="float">
            <text:p>0.027359426</text:p>
          </table:table-cell>
          <table:table-cell office:value-type="float" office:value="9.137619" calcext:value-type="float">
            <text:p>9.137619</text:p>
          </table:table-cell>
          <table:table-cell table:formula="of:=[.C96]+[.A97]" office:value-type="float" office:value="4.502342293" calcext:value-type="float">
            <text:p>4.502342293</text:p>
          </table:table-cell>
        </table:table-row>
        <table:table-row table:style-name="ro1">
          <table:table-cell office:value-type="float" office:value="0.027527276" calcext:value-type="float">
            <text:p>0.027527276</text:p>
          </table:table-cell>
          <table:table-cell office:value-type="float" office:value="9.081901" calcext:value-type="float">
            <text:p>9.081901</text:p>
          </table:table-cell>
          <table:table-cell table:formula="of:=[.C97]+[.A98]" office:value-type="float" office:value="4.529869569" calcext:value-type="float">
            <text:p>4.529869569</text:p>
          </table:table-cell>
        </table:table-row>
        <table:table-row table:style-name="ro1">
          <table:table-cell office:value-type="float" office:value="0.027832456" calcext:value-type="float">
            <text:p>0.027832456</text:p>
          </table:table-cell>
          <table:table-cell office:value-type="float" office:value="8.982319" calcext:value-type="float">
            <text:p>8.982319</text:p>
          </table:table-cell>
          <table:table-cell table:formula="of:=[.C98]+[.A99]" office:value-type="float" office:value="4.557702025" calcext:value-type="float">
            <text:p>4.557702025</text:p>
          </table:table-cell>
        </table:table-row>
        <table:table-row table:style-name="ro1">
          <table:table-cell office:value-type="float" office:value="0.02713054" calcext:value-type="float">
            <text:p>0.02713054</text:p>
          </table:table-cell>
          <table:table-cell office:value-type="float" office:value="9.214708" calcext:value-type="float">
            <text:p>9.214708</text:p>
          </table:table-cell>
          <table:table-cell table:formula="of:=[.C99]+[.A100]" office:value-type="float" office:value="4.584832565" calcext:value-type="float">
            <text:p>4.584832565</text:p>
          </table:table-cell>
        </table:table-row>
        <table:table-row table:style-name="ro1">
          <table:table-cell office:value-type="float" office:value="0.02760357" calcext:value-type="float">
            <text:p>0.02760357</text:p>
          </table:table-cell>
          <table:table-cell office:value-type="float" office:value="9.056799" calcext:value-type="float">
            <text:p>9.056799</text:p>
          </table:table-cell>
          <table:table-cell table:formula="of:=[.C100]+[.A101]" office:value-type="float" office:value="4.612436135" calcext:value-type="float">
            <text:p>4.612436135</text:p>
          </table:table-cell>
        </table:table-row>
        <table:table-row table:style-name="ro1">
          <table:table-cell office:value-type="float" office:value="0.027801938" calcext:value-type="float">
            <text:p>0.027801938</text:p>
          </table:table-cell>
          <table:table-cell office:value-type="float" office:value="8.992179" calcext:value-type="float">
            <text:p>8.992179</text:p>
          </table:table-cell>
          <table:table-cell table:formula="of:=[.C101]+[.A102]" office:value-type="float" office:value="4.640238073" calcext:value-type="float">
            <text:p>4.640238073</text:p>
          </table:table-cell>
        </table:table-row>
        <table:table-row table:style-name="ro1">
          <table:table-cell office:value-type="float" office:value="0.02809186" calcext:value-type="float">
            <text:p>0.02809186</text:p>
          </table:table-cell>
          <table:table-cell office:value-type="float" office:value="8.899376" calcext:value-type="float">
            <text:p>8.899376</text:p>
          </table:table-cell>
          <table:table-cell table:formula="of:=[.C102]+[.A103]" office:value-type="float" office:value="4.668329933" calcext:value-type="float">
            <text:p>4.668329933</text:p>
          </table:table-cell>
        </table:table-row>
        <table:table-row table:style-name="ro1">
          <table:table-cell office:value-type="float" office:value="0.027389944" calcext:value-type="float">
            <text:p>0.027389944</text:p>
          </table:table-cell>
          <table:table-cell office:value-type="float" office:value="9.127438" calcext:value-type="float">
            <text:p>9.127438</text:p>
          </table:table-cell>
          <table:table-cell table:formula="of:=[.C103]+[.A104]" office:value-type="float" office:value="4.695719877" calcext:value-type="float">
            <text:p>4.695719877</text:p>
          </table:table-cell>
        </table:table-row>
        <table:table-row table:style-name="ro1">
          <table:table-cell office:value-type="float" office:value="0.027847715" calcext:value-type="float">
            <text:p>0.027847715</text:p>
          </table:table-cell>
          <table:table-cell office:value-type="float" office:value="8.977397" calcext:value-type="float">
            <text:p>8.977397</text:p>
          </table:table-cell>
          <table:table-cell table:formula="of:=[.C104]+[.A105]" office:value-type="float" office:value="4.723567592" calcext:value-type="float">
            <text:p>4.723567592</text:p>
          </table:table-cell>
        </table:table-row>
        <table:table-row table:style-name="ro1">
          <table:table-cell office:value-type="float" office:value="0.028030824" calcext:value-type="float">
            <text:p>0.028030824</text:p>
          </table:table-cell>
          <table:table-cell office:value-type="float" office:value="8.918754" calcext:value-type="float">
            <text:p>8.918754</text:p>
          </table:table-cell>
          <table:table-cell table:formula="of:=[.C105]+[.A106]" office:value-type="float" office:value="4.751598416" calcext:value-type="float">
            <text:p>4.751598416</text:p>
          </table:table-cell>
        </table:table-row>
        <table:table-row table:style-name="ro1">
          <table:table-cell office:value-type="float" office:value="0.028320745" calcext:value-type="float">
            <text:p>0.028320745</text:p>
          </table:table-cell>
          <table:table-cell office:value-type="float" office:value="8.827452" calcext:value-type="float">
            <text:p>8.827452</text:p>
          </table:table-cell>
          <table:table-cell table:formula="of:=[.C106]+[.A107]" office:value-type="float" office:value="4.779919161" calcext:value-type="float">
            <text:p>4.779919161</text:p>
          </table:table-cell>
        </table:table-row>
        <table:table-row table:style-name="ro1">
          <table:table-cell office:value-type="float" office:value="0.027634088" calcext:value-type="float">
            <text:p>0.027634088</text:p>
          </table:table-cell>
          <table:table-cell office:value-type="float" office:value="9.046797" calcext:value-type="float">
            <text:p>9.046797</text:p>
          </table:table-cell>
          <table:table-cell table:formula="of:=[.C107]+[.A108]" office:value-type="float" office:value="4.807553249" calcext:value-type="float">
            <text:p>4.807553249</text:p>
          </table:table-cell>
        </table:table-row>
        <table:table-row table:style-name="ro1">
          <table:table-cell office:value-type="float" office:value="0.028107118" calcext:value-type="float">
            <text:p>0.028107118</text:p>
          </table:table-cell>
          <table:table-cell office:value-type="float" office:value="8.894545" calcext:value-type="float">
            <text:p>8.894545</text:p>
          </table:table-cell>
          <table:table-cell table:formula="of:=[.C108]+[.A109]" office:value-type="float" office:value="4.835660367" calcext:value-type="float">
            <text:p>4.835660367</text:p>
          </table:table-cell>
        </table:table-row>
        <table:table-row table:style-name="ro1">
          <table:table-cell office:value-type="float" office:value="0.028336003" calcext:value-type="float">
            <text:p>0.028336003</text:p>
          </table:table-cell>
          <table:table-cell office:value-type="float" office:value="8.822698" calcext:value-type="float">
            <text:p>8.822698</text:p>
          </table:table-cell>
          <table:table-cell table:formula="of:=[.C109]+[.A110]" office:value-type="float" office:value="4.86399637" calcext:value-type="float">
            <text:p>4.86399637</text:p>
          </table:table-cell>
        </table:table-row>
        <table:table-row table:style-name="ro1">
          <table:table-cell office:value-type="float" office:value="0.028610665" calcext:value-type="float">
            <text:p>0.028610665</text:p>
          </table:table-cell>
          <table:table-cell office:value-type="float" office:value="8.738" calcext:value-type="float">
            <text:p>8.738</text:p>
          </table:table-cell>
          <table:table-cell table:formula="of:=[.C110]+[.A111]" office:value-type="float" office:value="4.892607035" calcext:value-type="float">
            <text:p>4.892607035</text:p>
          </table:table-cell>
        </table:table-row>
        <table:table-row table:style-name="ro1">
          <table:table-cell office:value-type="float" office:value="0.027862974" calcext:value-type="float">
            <text:p>0.027862974</text:p>
          </table:table-cell>
          <table:table-cell office:value-type="float" office:value="8.972481" calcext:value-type="float">
            <text:p>8.972481</text:p>
          </table:table-cell>
          <table:table-cell table:formula="of:=[.C111]+[.A112]" office:value-type="float" office:value="4.920470009" calcext:value-type="float">
            <text:p>4.920470009</text:p>
          </table:table-cell>
        </table:table-row>
        <table:table-row table:style-name="ro1">
          <table:table-cell office:value-type="float" office:value="0.02839704" calcext:value-type="float">
            <text:p>0.02839704</text:p>
          </table:table-cell>
          <table:table-cell office:value-type="float" office:value="8.803734" calcext:value-type="float">
            <text:p>8.803734</text:p>
          </table:table-cell>
          <table:table-cell table:formula="of:=[.C112]+[.A113]" office:value-type="float" office:value="4.948867049" calcext:value-type="float">
            <text:p>4.948867049</text:p>
          </table:table-cell>
        </table:table-row>
        <table:table-row table:style-name="ro1">
          <table:table-cell office:value-type="float" office:value="0.028580148" calcext:value-type="float">
            <text:p>0.028580148</text:p>
          </table:table-cell>
          <table:table-cell office:value-type="float" office:value="8.74733" calcext:value-type="float">
            <text:p>8.74733</text:p>
          </table:table-cell>
          <table:table-cell table:formula="of:=[.C113]+[.A114]" office:value-type="float" office:value="4.977447197" calcext:value-type="float">
            <text:p>4.977447197</text:p>
          </table:table-cell>
        </table:table-row>
        <table:table-row table:style-name="ro1">
          <table:table-cell office:value-type="float" office:value="0.02887007" calcext:value-type="float">
            <text:p>0.02887007</text:p>
          </table:table-cell>
          <table:table-cell office:value-type="float" office:value="8.659487" calcext:value-type="float">
            <text:p>8.659487</text:p>
          </table:table-cell>
          <table:table-cell table:formula="of:=[.C114]+[.A115]" office:value-type="float" office:value="5.006317267" calcext:value-type="float">
            <text:p>5.006317267</text:p>
          </table:table-cell>
        </table:table-row>
        <table:table-row table:style-name="ro1">
          <table:table-cell office:value-type="float" office:value="0.028137637" calcext:value-type="float">
            <text:p>0.028137637</text:p>
          </table:table-cell>
          <table:table-cell office:value-type="float" office:value="8.884897" calcext:value-type="float">
            <text:p>8.884897</text:p>
          </table:table-cell>
          <table:table-cell table:formula="of:=[.C115]+[.A116]" office:value-type="float" office:value="5.034454904" calcext:value-type="float">
            <text:p>5.034454904</text:p>
          </table:table-cell>
        </table:table-row>
        <table:table-row table:style-name="ro1">
          <table:table-cell office:value-type="float" office:value="0.028625926" calcext:value-type="float">
            <text:p>0.028625926</text:p>
          </table:table-cell>
          <table:table-cell office:value-type="float" office:value="8.733342" calcext:value-type="float">
            <text:p>8.733342</text:p>
          </table:table-cell>
          <table:table-cell table:formula="of:=[.C116]+[.A117]" office:value-type="float" office:value="5.06308083" calcext:value-type="float">
            <text:p>5.06308083</text:p>
          </table:table-cell>
        </table:table-row>
        <table:table-row table:style-name="ro1">
          <table:table-cell office:value-type="float" office:value="0.028793775" calcext:value-type="float">
            <text:p>0.028793775</text:p>
          </table:table-cell>
          <table:table-cell office:value-type="float" office:value="8.682432" calcext:value-type="float">
            <text:p>8.682432</text:p>
          </table:table-cell>
          <table:table-cell table:formula="of:=[.C117]+[.A118]" office:value-type="float" office:value="5.091874605" calcext:value-type="float">
            <text:p>5.091874605</text:p>
          </table:table-cell>
        </table:table-row>
        <table:table-row table:style-name="ro1">
          <table:table-cell office:value-type="float" office:value="0.029037919" calcext:value-type="float">
            <text:p>0.029037919</text:p>
          </table:table-cell>
          <table:table-cell office:value-type="float" office:value="8.609433" calcext:value-type="float">
            <text:p>8.609433</text:p>
          </table:table-cell>
          <table:table-cell table:formula="of:=[.C118]+[.A119]" office:value-type="float" office:value="5.120912524" calcext:value-type="float">
            <text:p>5.120912524</text:p>
          </table:table-cell>
        </table:table-row>
        <table:table-row table:style-name="ro1">
          <table:table-cell office:value-type="float" office:value="0.028274968" calcext:value-type="float">
            <text:p>0.028274968</text:p>
          </table:table-cell>
          <table:table-cell office:value-type="float" office:value="8.8417425" calcext:value-type="float">
            <text:p>8.8417425</text:p>
          </table:table-cell>
          <table:table-cell table:formula="of:=[.C119]+[.A120]" office:value-type="float" office:value="5.149187492" calcext:value-type="float">
            <text:p>5.149187492</text:p>
          </table:table-cell>
        </table:table-row>
        <table:table-row table:style-name="ro1">
          <table:table-cell office:value-type="float" office:value="0.028763257" calcext:value-type="float">
            <text:p>0.028763257</text:p>
          </table:table-cell>
          <table:table-cell office:value-type="float" office:value="8.691645" calcext:value-type="float">
            <text:p>8.691645</text:p>
          </table:table-cell>
          <table:table-cell table:formula="of:=[.C120]+[.A121]" office:value-type="float" office:value="5.177950749" calcext:value-type="float">
            <text:p>5.177950749</text:p>
          </table:table-cell>
        </table:table-row>
        <table:table-row table:style-name="ro1">
          <table:table-cell office:value-type="float" office:value="0.028915847" calcext:value-type="float">
            <text:p>0.028915847</text:p>
          </table:table-cell>
          <table:table-cell office:value-type="float" office:value="8.645778" calcext:value-type="float">
            <text:p>8.645778</text:p>
          </table:table-cell>
          <table:table-cell table:formula="of:=[.C121]+[.A122]" office:value-type="float" office:value="5.206866596" calcext:value-type="float">
            <text:p>5.206866596</text:p>
          </table:table-cell>
        </table:table-row>
        <table:table-row table:style-name="ro1">
          <table:table-cell office:value-type="float" office:value="0.029144732" calcext:value-type="float">
            <text:p>0.029144732</text:p>
          </table:table-cell>
          <table:table-cell office:value-type="float" office:value="8.57788" calcext:value-type="float">
            <text:p>8.57788</text:p>
          </table:table-cell>
          <table:table-cell table:formula="of:=[.C122]+[.A123]" office:value-type="float" office:value="5.236011328" calcext:value-type="float">
            <text:p>5.236011328</text:p>
          </table:table-cell>
        </table:table-row>
        <table:table-row table:style-name="ro1">
          <table:table-cell office:value-type="float" office:value="0.02839704" calcext:value-type="float">
            <text:p>0.02839704</text:p>
          </table:table-cell>
          <table:table-cell office:value-type="float" office:value="8.803734" calcext:value-type="float">
            <text:p>8.803734</text:p>
          </table:table-cell>
          <table:table-cell table:formula="of:=[.C123]+[.A124]" office:value-type="float" office:value="5.264408368" calcext:value-type="float">
            <text:p>5.264408368</text:p>
          </table:table-cell>
        </table:table-row>
        <table:table-row table:style-name="ro1">
          <table:table-cell office:value-type="float" office:value="0.028809033" calcext:value-type="float">
            <text:p>0.028809033</text:p>
          </table:table-cell>
          <table:table-cell office:value-type="float" office:value="8.677834" calcext:value-type="float">
            <text:p>8.677834</text:p>
          </table:table-cell>
          <table:table-cell table:formula="of:=[.C124]+[.A125]" office:value-type="float" office:value="5.293217401" calcext:value-type="float">
            <text:p>5.293217401</text:p>
          </table:table-cell>
        </table:table-row>
        <table:table-row table:style-name="ro1">
          <table:table-cell office:value-type="float" office:value="0.028976882" calcext:value-type="float">
            <text:p>0.028976882</text:p>
          </table:table-cell>
          <table:table-cell office:value-type="float" office:value="8.627567" calcext:value-type="float">
            <text:p>8.627567</text:p>
          </table:table-cell>
          <table:table-cell table:formula="of:=[.C125]+[.A126]" office:value-type="float" office:value="5.322194283" calcext:value-type="float">
            <text:p>5.322194283</text:p>
          </table:table-cell>
        </table:table-row>
        <table:table-row table:style-name="ro1">
          <table:table-cell office:value-type="float" office:value="0.029159991" calcext:value-type="float">
            <text:p>0.029159991</text:p>
          </table:table-cell>
          <table:table-cell office:value-type="float" office:value="8.573391" calcext:value-type="float">
            <text:p>8.573391</text:p>
          </table:table-cell>
          <table:table-cell table:formula="of:=[.C126]+[.A127]" office:value-type="float" office:value="5.351354274" calcext:value-type="float">
            <text:p>5.351354274</text:p>
          </table:table-cell>
        </table:table-row>
        <table:table-row table:style-name="ro1">
          <table:table-cell office:value-type="float" office:value="0.028381782" calcext:value-type="float">
            <text:p>0.028381782</text:p>
          </table:table-cell>
          <table:table-cell office:value-type="float" office:value="8.808467" calcext:value-type="float">
            <text:p>8.808467</text:p>
          </table:table-cell>
          <table:table-cell table:formula="of:=[.C127]+[.A128]" office:value-type="float" office:value="5.379736056" calcext:value-type="float">
            <text:p>5.379736056</text:p>
          </table:table-cell>
        </table:table-row>
        <table:table-row table:style-name="ro1">
          <table:table-cell office:value-type="float" office:value="0.028778516" calcext:value-type="float">
            <text:p>0.028778516</text:p>
          </table:table-cell>
          <table:table-cell office:value-type="float" office:value="8.687036" calcext:value-type="float">
            <text:p>8.687036</text:p>
          </table:table-cell>
          <table:table-cell table:formula="of:=[.C128]+[.A129]" office:value-type="float" office:value="5.408514572" calcext:value-type="float">
            <text:p>5.408514572</text:p>
          </table:table-cell>
        </table:table-row>
        <table:table-row table:style-name="ro1">
          <table:table-cell office:value-type="float" office:value="0.02888533" calcext:value-type="float">
            <text:p>0.02888533</text:p>
          </table:table-cell>
          <table:table-cell office:value-type="float" office:value="8.654912" calcext:value-type="float">
            <text:p>8.654912</text:p>
          </table:table-cell>
          <table:table-cell table:formula="of:=[.C129]+[.A130]" office:value-type="float" office:value="5.437399902" calcext:value-type="float">
            <text:p>5.437399902</text:p>
          </table:table-cell>
        </table:table-row>
        <table:table-row table:style-name="ro1">
          <table:table-cell office:value-type="float" office:value="0.029114215" calcext:value-type="float">
            <text:p>0.029114215</text:p>
          </table:table-cell>
          <table:table-cell office:value-type="float" office:value="8.586871" calcext:value-type="float">
            <text:p>8.586871</text:p>
          </table:table-cell>
          <table:table-cell table:formula="of:=[.C130]+[.A131]" office:value-type="float" office:value="5.466514117" calcext:value-type="float">
            <text:p>5.466514117</text:p>
          </table:table-cell>
        </table:table-row>
        <table:table-row table:style-name="ro1">
          <table:table-cell office:value-type="float" office:value="0.028290227" calcext:value-type="float">
            <text:p>0.028290227</text:p>
          </table:table-cell>
          <table:table-cell office:value-type="float" office:value="8.836974" calcext:value-type="float">
            <text:p>8.836974</text:p>
          </table:table-cell>
          <table:table-cell table:formula="of:=[.C131]+[.A132]" office:value-type="float" office:value="5.494804344" calcext:value-type="float">
            <text:p>5.494804344</text:p>
          </table:table-cell>
        </table:table-row>
        <table:table-row table:style-name="ro1">
          <table:table-cell office:value-type="float" office:value="0.028641185" calcext:value-type="float">
            <text:p>0.028641185</text:p>
          </table:table-cell>
          <table:table-cell office:value-type="float" office:value="8.728689" calcext:value-type="float">
            <text:p>8.728689</text:p>
          </table:table-cell>
          <table:table-cell table:formula="of:=[.C132]+[.A133]" office:value-type="float" office:value="5.523445529" calcext:value-type="float">
            <text:p>5.523445529</text:p>
          </table:table-cell>
        </table:table-row>
        <table:table-row table:style-name="ro1">
          <table:table-cell office:value-type="float" office:value="0.028763257" calcext:value-type="float">
            <text:p>0.028763257</text:p>
          </table:table-cell>
          <table:table-cell office:value-type="float" office:value="8.691645" calcext:value-type="float">
            <text:p>8.691645</text:p>
          </table:table-cell>
          <table:table-cell table:formula="of:=[.C133]+[.A134]" office:value-type="float" office:value="5.552208786" calcext:value-type="float">
            <text:p>5.552208786</text:p>
          </table:table-cell>
        </table:table-row>
        <table:table-row table:style-name="ro1">
          <table:table-cell office:value-type="float" office:value="0.028915847" calcext:value-type="float">
            <text:p>0.028915847</text:p>
          </table:table-cell>
          <table:table-cell office:value-type="float" office:value="8.645778" calcext:value-type="float">
            <text:p>8.645778</text:p>
          </table:table-cell>
          <table:table-cell table:formula="of:=[.C134]+[.A135]" office:value-type="float" office:value="5.581124633" calcext:value-type="float">
            <text:p>5.581124633</text:p>
          </table:table-cell>
        </table:table-row>
        <table:table-row table:style-name="ro1">
          <table:table-cell office:value-type="float" office:value="0.028030824" calcext:value-type="float">
            <text:p>0.028030824</text:p>
          </table:table-cell>
          <table:table-cell office:value-type="float" office:value="8.918754" calcext:value-type="float">
            <text:p>8.918754</text:p>
          </table:table-cell>
          <table:table-cell table:formula="of:=[.C135]+[.A136]" office:value-type="float" office:value="5.609155457" calcext:value-type="float">
            <text:p>5.609155457</text:p>
          </table:table-cell>
        </table:table-row>
        <table:table-row table:style-name="ro1">
          <table:table-cell office:value-type="float" office:value="0.028473334" calcext:value-type="float">
            <text:p>0.028473334</text:p>
          </table:table-cell>
          <table:table-cell office:value-type="float" office:value="8.780145" calcext:value-type="float">
            <text:p>8.780145</text:p>
          </table:table-cell>
          <table:table-cell table:formula="of:=[.C136]+[.A137]" office:value-type="float" office:value="5.637628791" calcext:value-type="float">
            <text:p>5.637628791</text:p>
          </table:table-cell>
        </table:table-row>
        <table:table-row table:style-name="ro1">
          <table:table-cell office:value-type="float" office:value="0.028564889" calcext:value-type="float">
            <text:p>0.028564889</text:p>
          </table:table-cell>
          <table:table-cell office:value-type="float" office:value="8.752003" calcext:value-type="float">
            <text:p>8.752003</text:p>
          </table:table-cell>
          <table:table-cell table:formula="of:=[.C137]+[.A138]" office:value-type="float" office:value="5.66619368" calcext:value-type="float">
            <text:p>5.66619368</text:p>
          </table:table-cell>
        </table:table-row>
        <table:table-row table:style-name="ro1">
          <table:table-cell office:value-type="float" office:value="0.028747998" calcext:value-type="float">
            <text:p>0.028747998</text:p>
          </table:table-cell>
          <table:table-cell office:value-type="float" office:value="8.696258" calcext:value-type="float">
            <text:p>8.696258</text:p>
          </table:table-cell>
          <table:table-cell table:formula="of:=[.C138]+[.A139]" office:value-type="float" office:value="5.694941678" calcext:value-type="float">
            <text:p>5.694941678</text:p>
          </table:table-cell>
        </table:table-row>
        <table:table-row table:style-name="ro1">
          <table:table-cell office:value-type="float" office:value="0.02792401" calcext:value-type="float">
            <text:p>0.02792401</text:p>
          </table:table-cell>
          <table:table-cell office:value-type="float" office:value="8.952868" calcext:value-type="float">
            <text:p>8.952868</text:p>
          </table:table-cell>
          <table:table-cell table:formula="of:=[.C139]+[.A140]" office:value-type="float" office:value="5.722865688" calcext:value-type="float">
            <text:p>5.722865688</text:p>
          </table:table-cell>
        </table:table-row>
        <table:table-row table:style-name="ro1">
          <table:table-cell office:value-type="float" office:value="0.028290227" calcext:value-type="float">
            <text:p>0.028290227</text:p>
          </table:table-cell>
          <table:table-cell office:value-type="float" office:value="8.836974" calcext:value-type="float">
            <text:p>8.836974</text:p>
          </table:table-cell>
          <table:table-cell table:formula="of:=[.C140]+[.A141]" office:value-type="float" office:value="5.751155915" calcext:value-type="float">
            <text:p>5.751155915</text:p>
          </table:table-cell>
        </table:table-row>
        <table:table-row table:style-name="ro1">
          <table:table-cell office:value-type="float" office:value="0.02839704" calcext:value-type="float">
            <text:p>0.02839704</text:p>
          </table:table-cell>
          <table:table-cell office:value-type="float" office:value="8.803734" calcext:value-type="float">
            <text:p>8.803734</text:p>
          </table:table-cell>
          <table:table-cell table:formula="of:=[.C141]+[.A142]" office:value-type="float" office:value="5.779552955" calcext:value-type="float">
            <text:p>5.779552955</text:p>
          </table:table-cell>
        </table:table-row>
        <table:table-row table:style-name="ro1">
          <table:table-cell office:value-type="float" office:value="0.028610665" calcext:value-type="float">
            <text:p>0.028610665</text:p>
          </table:table-cell>
          <table:table-cell office:value-type="float" office:value="8.738" calcext:value-type="float">
            <text:p>8.738</text:p>
          </table:table-cell>
          <table:table-cell table:formula="of:=[.C142]+[.A143]" office:value-type="float" office:value="5.80816362" calcext:value-type="float">
            <text:p>5.80816362</text:p>
          </table:table-cell>
        </table:table-row>
        <table:table-row table:style-name="ro1">
          <table:table-cell office:value-type="float" office:value="0.02777142" calcext:value-type="float">
            <text:p>0.02777142</text:p>
          </table:table-cell>
          <table:table-cell office:value-type="float" office:value="9.00206" calcext:value-type="float">
            <text:p>9.00206</text:p>
          </table:table-cell>
          <table:table-cell table:formula="of:=[.C143]+[.A144]" office:value-type="float" office:value="5.83593504" calcext:value-type="float">
            <text:p>5.83593504</text:p>
          </table:table-cell>
        </table:table-row>
        <table:table-row table:style-name="ro1">
          <table:table-cell office:value-type="float" office:value="0.028168155" calcext:value-type="float">
            <text:p>0.028168155</text:p>
          </table:table-cell>
          <table:table-cell office:value-type="float" office:value="8.875271" calcext:value-type="float">
            <text:p>8.875271</text:p>
          </table:table-cell>
          <table:table-cell table:formula="of:=[.C144]+[.A145]" office:value-type="float" office:value="5.864103195" calcext:value-type="float">
            <text:p>5.864103195</text:p>
          </table:table-cell>
        </table:table-row>
        <table:table-row table:style-name="ro1">
          <table:table-cell office:value-type="float" office:value="0.028274968" calcext:value-type="float">
            <text:p>0.028274968</text:p>
          </table:table-cell>
          <table:table-cell office:value-type="float" office:value="8.8417425" calcext:value-type="float">
            <text:p>8.8417425</text:p>
          </table:table-cell>
          <table:table-cell table:formula="of:=[.C145]+[.A146]" office:value-type="float" office:value="5.892378163" calcext:value-type="float">
            <text:p>5.892378163</text:p>
          </table:table-cell>
        </table:table-row>
        <table:table-row table:style-name="ro1">
          <table:table-cell office:value-type="float" office:value="0.028442817" calcext:value-type="float">
            <text:p>0.028442817</text:p>
          </table:table-cell>
          <table:table-cell office:value-type="float" office:value="8.789565" calcext:value-type="float">
            <text:p>8.789565</text:p>
          </table:table-cell>
          <table:table-cell table:formula="of:=[.C146]+[.A147]" office:value-type="float" office:value="5.92082098" calcext:value-type="float">
            <text:p>5.92082098</text:p>
          </table:table-cell>
        </table:table-row>
        <table:table-row table:style-name="ro1">
          <table:table-cell office:value-type="float" office:value="0.027634088" calcext:value-type="float">
            <text:p>0.027634088</text:p>
          </table:table-cell>
          <table:table-cell office:value-type="float" office:value="9.046797" calcext:value-type="float">
            <text:p>9.046797</text:p>
          </table:table-cell>
          <table:table-cell table:formula="of:=[.C147]+[.A148]" office:value-type="float" office:value="5.948455068" calcext:value-type="float">
            <text:p>5.948455068</text:p>
          </table:table-cell>
        </table:table-row>
        <table:table-row table:style-name="ro1">
          <table:table-cell office:value-type="float" office:value="0.028015565" calcext:value-type="float">
            <text:p>0.028015565</text:p>
          </table:table-cell>
          <table:table-cell office:value-type="float" office:value="8.923612" calcext:value-type="float">
            <text:p>8.923612</text:p>
          </table:table-cell>
          <table:table-cell table:formula="of:=[.C148]+[.A149]" office:value-type="float" office:value="5.976470633" calcext:value-type="float">
            <text:p>5.976470633</text:p>
          </table:table-cell>
        </table:table-row>
        <table:table-row table:style-name="ro1">
          <table:table-cell office:value-type="float" office:value="0.0280766" calcext:value-type="float">
            <text:p>0.0280766</text:p>
          </table:table-cell>
          <table:table-cell office:value-type="float" office:value="8.904212" calcext:value-type="float">
            <text:p>8.904212</text:p>
          </table:table-cell>
          <table:table-cell table:formula="of:=[.C149]+[.A150]" office:value-type="float" office:value="6.004547233" calcext:value-type="float">
            <text:p>6.004547233</text:p>
          </table:table-cell>
        </table:table-row>
        <table:table-row table:style-name="ro1">
          <table:table-cell office:value-type="float" office:value="0.02825971" calcext:value-type="float">
            <text:p>0.02825971</text:p>
          </table:table-cell>
          <table:table-cell office:value-type="float" office:value="8.846517" calcext:value-type="float">
            <text:p>8.846517</text:p>
          </table:table-cell>
          <table:table-cell table:formula="of:=[.C150]+[.A151]" office:value-type="float" office:value="6.032806943" calcext:value-type="float">
            <text:p>6.032806943</text:p>
          </table:table-cell>
        </table:table-row>
        <table:table-row table:style-name="ro1">
          <table:table-cell office:value-type="float" office:value="0.027420463" calcext:value-type="float">
            <text:p>0.027420463</text:p>
          </table:table-cell>
          <table:table-cell office:value-type="float" office:value="9.117278" calcext:value-type="float">
            <text:p>9.117278</text:p>
          </table:table-cell>
          <table:table-cell table:formula="of:=[.C151]+[.A152]" office:value-type="float" office:value="6.060227406" calcext:value-type="float">
            <text:p>6.060227406</text:p>
          </table:table-cell>
        </table:table-row>
        <table:table-row table:style-name="ro1">
          <table:table-cell office:value-type="float" office:value="0.02777142" calcext:value-type="float">
            <text:p>0.02777142</text:p>
          </table:table-cell>
          <table:table-cell office:value-type="float" office:value="9.00206" calcext:value-type="float">
            <text:p>9.00206</text:p>
          </table:table-cell>
          <table:table-cell table:formula="of:=[.C152]+[.A153]" office:value-type="float" office:value="6.087998826" calcext:value-type="float">
            <text:p>6.087998826</text:p>
          </table:table-cell>
        </table:table-row>
        <table:table-row table:style-name="ro1">
          <table:table-cell office:value-type="float" office:value="0.027817197" calcext:value-type="float">
            <text:p>0.027817197</text:p>
          </table:table-cell>
          <table:table-cell office:value-type="float" office:value="8.9872465" calcext:value-type="float">
            <text:p>8.9872465</text:p>
          </table:table-cell>
          <table:table-cell table:formula="of:=[.C153]+[.A154]" office:value-type="float" office:value="6.115816023" calcext:value-type="float">
            <text:p>6.115816023</text:p>
          </table:table-cell>
        </table:table-row>
        <table:table-row table:style-name="ro1">
          <table:table-cell office:value-type="float" office:value="0.027969787" calcext:value-type="float">
            <text:p>0.027969787</text:p>
          </table:table-cell>
          <table:table-cell office:value-type="float" office:value="8.938216" calcext:value-type="float">
            <text:p>8.938216</text:p>
          </table:table-cell>
          <table:table-cell table:formula="of:=[.C154]+[.A155]" office:value-type="float" office:value="6.14378581" calcext:value-type="float">
            <text:p>6.14378581</text:p>
          </table:table-cell>
        </table:table-row>
        <table:table-row table:style-name="ro1">
          <table:table-cell office:value-type="float" office:value="0.02716106" calcext:value-type="float">
            <text:p>0.02716106</text:p>
          </table:table-cell>
          <table:table-cell office:value-type="float" office:value="9.204354" calcext:value-type="float">
            <text:p>9.204354</text:p>
          </table:table-cell>
          <table:table-cell table:formula="of:=[.C155]+[.A156]" office:value-type="float" office:value="6.17094687" calcext:value-type="float">
            <text:p>6.17094687</text:p>
          </table:table-cell>
        </table:table-row>
        <table:table-row table:style-name="ro1">
          <table:table-cell office:value-type="float" office:value="0.027496757" calcext:value-type="float">
            <text:p>0.027496757</text:p>
          </table:table-cell>
          <table:table-cell office:value-type="float" office:value="9.091981" calcext:value-type="float">
            <text:p>9.091981</text:p>
          </table:table-cell>
          <table:table-cell table:formula="of:=[.C156]+[.A157]" office:value-type="float" office:value="6.198443627" calcext:value-type="float">
            <text:p>6.198443627</text:p>
          </table:table-cell>
        </table:table-row>
        <table:table-row table:style-name="ro1">
          <table:table-cell office:value-type="float" office:value="0.027542535" calcext:value-type="float">
            <text:p>0.027542535</text:p>
          </table:table-cell>
          <table:table-cell office:value-type="float" office:value="9.076869" calcext:value-type="float">
            <text:p>9.076869</text:p>
          </table:table-cell>
          <table:table-cell table:formula="of:=[.C157]+[.A158]" office:value-type="float" office:value="6.225986162" calcext:value-type="float">
            <text:p>6.225986162</text:p>
          </table:table-cell>
        </table:table-row>
        <table:table-row table:style-name="ro1">
          <table:table-cell office:value-type="float" office:value="0.027710384" calcext:value-type="float">
            <text:p>0.027710384</text:p>
          </table:table-cell>
          <table:table-cell office:value-type="float" office:value="9.021889" calcext:value-type="float">
            <text:p>9.021889</text:p>
          </table:table-cell>
          <table:table-cell table:formula="of:=[.C158]+[.A159]" office:value-type="float" office:value="6.253696546" calcext:value-type="float">
            <text:p>6.253696546</text:p>
          </table:table-cell>
        </table:table-row>
        <table:table-row table:style-name="ro1">
          <table:table-cell office:value-type="float" office:value="0.026916916" calcext:value-type="float">
            <text:p>0.026916916</text:p>
          </table:table-cell>
          <table:table-cell office:value-type="float" office:value="9.28784" calcext:value-type="float">
            <text:p>9.28784</text:p>
          </table:table-cell>
          <table:table-cell table:formula="of:=[.C159]+[.A160]" office:value-type="float" office:value="6.280613462" calcext:value-type="float">
            <text:p>6.280613462</text:p>
          </table:table-cell>
        </table:table-row>
        <table:table-row table:style-name="ro1">
          <table:table-cell office:value-type="float" office:value="0.02729839" calcext:value-type="float">
            <text:p>0.02729839</text:p>
          </table:table-cell>
          <table:table-cell office:value-type="float" office:value="9.158049" calcext:value-type="float">
            <text:p>9.158049</text:p>
          </table:table-cell>
          <table:table-cell table:formula="of:=[.C160]+[.A161]" office:value-type="float" office:value="6.307911852" calcext:value-type="float">
            <text:p>6.307911852</text:p>
          </table:table-cell>
        </table:table-row>
        <table:table-row table:style-name="ro1">
          <table:table-cell office:value-type="float" office:value="0.027405204" calcext:value-type="float">
            <text:p>0.027405204</text:p>
          </table:table-cell>
          <table:table-cell office:value-type="float" office:value="9.1223545" calcext:value-type="float">
            <text:p>9.1223545</text:p>
          </table:table-cell>
          <table:table-cell table:formula="of:=[.C161]+[.A162]" office:value-type="float" office:value="6.335317056" calcext:value-type="float">
            <text:p>6.335317056</text:p>
          </table:table-cell>
        </table:table-row>
        <table:table-row table:style-name="ro1">
          <table:table-cell office:value-type="float" office:value="0.02761883" calcext:value-type="float">
            <text:p>0.02761883</text:p>
          </table:table-cell>
          <table:table-cell office:value-type="float" office:value="9.051795" calcext:value-type="float">
            <text:p>9.051795</text:p>
          </table:table-cell>
          <table:table-cell table:formula="of:=[.C162]+[.A163]" office:value-type="float" office:value="6.362935886" calcext:value-type="float">
            <text:p>6.362935886</text:p>
          </table:table-cell>
        </table:table-row>
        <table:table-row table:style-name="ro1">
          <table:table-cell office:value-type="float" office:value="0.026871137" calcext:value-type="float">
            <text:p>0.026871137</text:p>
          </table:table-cell>
          <table:table-cell office:value-type="float" office:value="9.303662" calcext:value-type="float">
            <text:p>9.303662</text:p>
          </table:table-cell>
          <table:table-cell table:formula="of:=[.C163]+[.A164]" office:value-type="float" office:value="6.389807023" calcext:value-type="float">
            <text:p>6.389807023</text:p>
          </table:table-cell>
        </table:table-row>
        <table:table-row table:style-name="ro1">
          <table:table-cell office:value-type="float" office:value="0.02729839" calcext:value-type="float">
            <text:p>0.02729839</text:p>
          </table:table-cell>
          <table:table-cell office:value-type="float" office:value="9.158049" calcext:value-type="float">
            <text:p>9.158049</text:p>
          </table:table-cell>
          <table:table-cell table:formula="of:=[.C164]+[.A165]" office:value-type="float" office:value="6.417105413" calcext:value-type="float">
            <text:p>6.417105413</text:p>
          </table:table-cell>
        </table:table-row>
        <table:table-row table:style-name="ro1">
          <table:table-cell office:value-type="float" office:value="0.027435722" calcext:value-type="float">
            <text:p>0.027435722</text:p>
          </table:table-cell>
          <table:table-cell office:value-type="float" office:value="9.112207" calcext:value-type="float">
            <text:p>9.112207</text:p>
          </table:table-cell>
          <table:table-cell table:formula="of:=[.C165]+[.A166]" office:value-type="float" office:value="6.444541135" calcext:value-type="float">
            <text:p>6.444541135</text:p>
          </table:table-cell>
        </table:table-row>
        <table:table-row table:style-name="ro1">
          <table:table-cell office:value-type="float" office:value="0.027679866" calcext:value-type="float">
            <text:p>0.027679866</text:p>
          </table:table-cell>
          <table:table-cell office:value-type="float" office:value="9.031836" calcext:value-type="float">
            <text:p>9.031836</text:p>
          </table:table-cell>
          <table:table-cell table:formula="of:=[.C166]+[.A167]" office:value-type="float" office:value="6.472221001" calcext:value-type="float">
            <text:p>6.472221001</text:p>
          </table:table-cell>
        </table:table-row>
        <table:table-row table:style-name="ro1">
          <table:table-cell office:value-type="float" office:value="0.02699321" calcext:value-type="float">
            <text:p>0.02699321</text:p>
          </table:table-cell>
          <table:table-cell office:value-type="float" office:value="9.261588" calcext:value-type="float">
            <text:p>9.261588</text:p>
          </table:table-cell>
          <table:table-cell table:formula="of:=[.C167]+[.A168]" office:value-type="float" office:value="6.499214211" calcext:value-type="float">
            <text:p>6.499214211</text:p>
          </table:table-cell>
        </table:table-row>
        <table:table-row table:style-name="ro1">
          <table:table-cell office:value-type="float" office:value="0.02745098" calcext:value-type="float">
            <text:p>0.02745098</text:p>
          </table:table-cell>
          <table:table-cell office:value-type="float" office:value="9.107142" calcext:value-type="float">
            <text:p>9.107142</text:p>
          </table:table-cell>
          <table:table-cell table:formula="of:=[.C168]+[.A169]" office:value-type="float" office:value="6.526665191" calcext:value-type="float">
            <text:p>6.526665191</text:p>
          </table:table-cell>
        </table:table-row>
        <table:table-row table:style-name="ro1">
          <table:table-cell office:value-type="float" office:value="0.027649349" calcext:value-type="float">
            <text:p>0.027649349</text:p>
          </table:table-cell>
          <table:table-cell office:value-type="float" office:value="9.041804" calcext:value-type="float">
            <text:p>9.041804</text:p>
          </table:table-cell>
          <table:table-cell table:formula="of:=[.C169]+[.A170]" office:value-type="float" office:value="6.55431454" calcext:value-type="float">
            <text:p>6.55431454</text:p>
          </table:table-cell>
        </table:table-row>
        <table:table-row table:style-name="ro1">
          <table:table-cell office:value-type="float" office:value="0.02793927" calcext:value-type="float">
            <text:p>0.02793927</text:p>
          </table:table-cell>
          <table:table-cell office:value-type="float" office:value="8.947979" calcext:value-type="float">
            <text:p>8.947979</text:p>
          </table:table-cell>
          <table:table-cell table:formula="of:=[.C170]+[.A171]" office:value-type="float" office:value="6.58225381" calcext:value-type="float">
            <text:p>6.58225381</text:p>
          </table:table-cell>
        </table:table-row>
        <table:table-row table:style-name="ro1">
          <table:table-cell office:value-type="float" office:value="0.027237354" calcext:value-type="float">
            <text:p>0.027237354</text:p>
          </table:table-cell>
          <table:table-cell office:value-type="float" office:value="9.178572" calcext:value-type="float">
            <text:p>9.178572</text:p>
          </table:table-cell>
          <table:table-cell table:formula="of:=[.C171]+[.A172]" office:value-type="float" office:value="6.609491164" calcext:value-type="float">
            <text:p>6.609491164</text:p>
          </table:table-cell>
        </table:table-row>
        <table:table-row table:style-name="ro1">
          <table:table-cell office:value-type="float" office:value="0.027664607" calcext:value-type="float">
            <text:p>0.027664607</text:p>
          </table:table-cell>
          <table:table-cell office:value-type="float" office:value="9.036818" calcext:value-type="float">
            <text:p>9.036818</text:p>
          </table:table-cell>
          <table:table-cell table:formula="of:=[.C172]+[.A173]" office:value-type="float" office:value="6.637155771" calcext:value-type="float">
            <text:p>6.637155771</text:p>
          </table:table-cell>
        </table:table-row>
        <table:table-row table:style-name="ro1">
          <table:table-cell office:value-type="float" office:value="0.027893493" calcext:value-type="float">
            <text:p>0.027893493</text:p>
          </table:table-cell>
          <table:table-cell office:value-type="float" office:value="8.962664" calcext:value-type="float">
            <text:p>8.962664</text:p>
          </table:table-cell>
          <table:table-cell table:formula="of:=[.C173]+[.A174]" office:value-type="float" office:value="6.665049264" calcext:value-type="float">
            <text:p>6.665049264</text:p>
          </table:table-cell>
        </table:table-row>
        <table:table-row table:style-name="ro1">
          <table:table-cell office:value-type="float" office:value="0.028183414" calcext:value-type="float">
            <text:p>0.028183414</text:p>
          </table:table-cell>
          <table:table-cell office:value-type="float" office:value="8.870465" calcext:value-type="float">
            <text:p>8.870465</text:p>
          </table:table-cell>
          <table:table-cell table:formula="of:=[.C174]+[.A175]" office:value-type="float" office:value="6.693232678" calcext:value-type="float">
            <text:p>6.693232678</text:p>
          </table:table-cell>
        </table:table-row>
        <table:table-row table:style-name="ro1">
          <table:table-cell office:value-type="float" office:value="0.02746624" calcext:value-type="float">
            <text:p>0.02746624</text:p>
          </table:table-cell>
          <table:table-cell office:value-type="float" office:value="9.102083" calcext:value-type="float">
            <text:p>9.102083</text:p>
          </table:table-cell>
          <table:table-cell table:formula="of:=[.C175]+[.A176]" office:value-type="float" office:value="6.720698918" calcext:value-type="float">
            <text:p>6.720698918</text:p>
          </table:table-cell>
        </table:table-row>
        <table:table-row table:style-name="ro1">
          <table:table-cell office:value-type="float" office:value="0.027969787" calcext:value-type="float">
            <text:p>0.027969787</text:p>
          </table:table-cell>
          <table:table-cell office:value-type="float" office:value="8.938216" calcext:value-type="float">
            <text:p>8.938216</text:p>
          </table:table-cell>
          <table:table-cell table:formula="of:=[.C176]+[.A177]" office:value-type="float" office:value="6.748668705" calcext:value-type="float">
            <text:p>6.748668705</text:p>
          </table:table-cell>
        </table:table-row>
        <table:table-row table:style-name="ro1">
          <table:table-cell office:value-type="float" office:value="0.028152896" calcext:value-type="float">
            <text:p>0.028152896</text:p>
          </table:table-cell>
          <table:table-cell office:value-type="float" office:value="8.880081" calcext:value-type="float">
            <text:p>8.880081</text:p>
          </table:table-cell>
          <table:table-cell table:formula="of:=[.C177]+[.A178]" office:value-type="float" office:value="6.776821601" calcext:value-type="float">
            <text:p>6.776821601</text:p>
          </table:table-cell>
        </table:table-row>
        <table:table-row table:style-name="ro1">
          <table:table-cell office:value-type="float" office:value="0.028442817" calcext:value-type="float">
            <text:p>0.028442817</text:p>
          </table:table-cell>
          <table:table-cell office:value-type="float" office:value="8.789565" calcext:value-type="float">
            <text:p>8.789565</text:p>
          </table:table-cell>
          <table:table-cell table:formula="of:=[.C178]+[.A179]" office:value-type="float" office:value="6.805264418" calcext:value-type="float">
            <text:p>6.805264418</text:p>
          </table:table-cell>
        </table:table-row>
        <table:table-row table:style-name="ro1">
          <table:table-cell office:value-type="float" office:value="0.027725643" calcext:value-type="float">
            <text:p>0.027725643</text:p>
          </table:table-cell>
          <table:table-cell office:value-type="float" office:value="9.016924" calcext:value-type="float">
            <text:p>9.016924</text:p>
          </table:table-cell>
          <table:table-cell table:formula="of:=[.C179]+[.A180]" office:value-type="float" office:value="6.832990061" calcext:value-type="float">
            <text:p>6.832990061</text:p>
          </table:table-cell>
        </table:table-row>
        <table:table-row table:style-name="ro1">
          <table:table-cell office:value-type="float" office:value="0.028213931" calcext:value-type="float">
            <text:p>0.028213931</text:p>
          </table:table-cell>
          <table:table-cell office:value-type="float" office:value="8.860871" calcext:value-type="float">
            <text:p>8.860871</text:p>
          </table:table-cell>
          <table:table-cell table:formula="of:=[.C180]+[.A181]" office:value-type="float" office:value="6.861203992" calcext:value-type="float">
            <text:p>6.861203992</text:p>
          </table:table-cell>
        </table:table-row>
        <table:table-row table:style-name="ro1">
          <table:table-cell office:value-type="float" office:value="0.0284123" calcext:value-type="float">
            <text:p>0.0284123</text:p>
          </table:table-cell>
          <table:table-cell office:value-type="float" office:value="8.799006" calcext:value-type="float">
            <text:p>8.799006</text:p>
          </table:table-cell>
          <table:table-cell table:formula="of:=[.C181]+[.A182]" office:value-type="float" office:value="6.889616292" calcext:value-type="float">
            <text:p>6.889616292</text:p>
          </table:table-cell>
        </table:table-row>
        <table:table-row table:style-name="ro1">
          <table:table-cell office:value-type="float" office:value="0.028671702" calcext:value-type="float">
            <text:p>0.028671702</text:p>
          </table:table-cell>
          <table:table-cell office:value-type="float" office:value="8.7193985" calcext:value-type="float">
            <text:p>8.7193985</text:p>
          </table:table-cell>
          <table:table-cell table:formula="of:=[.C182]+[.A183]" office:value-type="float" office:value="6.918287994" calcext:value-type="float">
            <text:p>6.918287994</text:p>
          </table:table-cell>
        </table:table-row>
        <table:table-row table:style-name="ro1">
          <table:table-cell office:value-type="float" office:value="0.027985046" calcext:value-type="float">
            <text:p>0.027985046</text:p>
          </table:table-cell>
          <table:table-cell office:value-type="float" office:value="8.933342" calcext:value-type="float">
            <text:p>8.933342</text:p>
          </table:table-cell>
          <table:table-cell table:formula="of:=[.C183]+[.A184]" office:value-type="float" office:value="6.94627304" calcext:value-type="float">
            <text:p>6.94627304</text:p>
          </table:table-cell>
        </table:table-row>
        <table:table-row table:style-name="ro1">
          <table:table-cell office:value-type="float" office:value="0.028427558" calcext:value-type="float">
            <text:p>0.028427558</text:p>
          </table:table-cell>
          <table:table-cell office:value-type="float" office:value="8.794283" calcext:value-type="float">
            <text:p>8.794283</text:p>
          </table:table-cell>
          <table:table-cell table:formula="of:=[.C184]+[.A185]" office:value-type="float" office:value="6.974700598" calcext:value-type="float">
            <text:p>6.974700598</text:p>
          </table:table-cell>
        </table:table-row>
        <table:table-row table:style-name="ro1">
          <table:table-cell office:value-type="float" office:value="0.028656444" calcext:value-type="float">
            <text:p>0.028656444</text:p>
          </table:table-cell>
          <table:table-cell office:value-type="float" office:value="8.724042" calcext:value-type="float">
            <text:p>8.724042</text:p>
          </table:table-cell>
          <table:table-cell table:formula="of:=[.C185]+[.A186]" office:value-type="float" office:value="7.003357042" calcext:value-type="float">
            <text:p>7.003357042</text:p>
          </table:table-cell>
        </table:table-row>
        <table:table-row table:style-name="ro1">
          <table:table-cell office:value-type="float" office:value="0.028946364" calcext:value-type="float">
            <text:p>0.028946364</text:p>
          </table:table-cell>
          <table:table-cell office:value-type="float" office:value="8.636663" calcext:value-type="float">
            <text:p>8.636663</text:p>
          </table:table-cell>
          <table:table-cell table:formula="of:=[.C186]+[.A187]" office:value-type="float" office:value="7.032303406" calcext:value-type="float">
            <text:p>7.032303406</text:p>
          </table:table-cell>
        </table:table-row>
        <table:table-row table:style-name="ro1">
          <table:table-cell office:value-type="float" office:value="0.028183414" calcext:value-type="float">
            <text:p>0.028183414</text:p>
          </table:table-cell>
          <table:table-cell office:value-type="float" office:value="8.870465" calcext:value-type="float">
            <text:p>8.870465</text:p>
          </table:table-cell>
          <table:table-cell table:formula="of:=[.C187]+[.A188]" office:value-type="float" office:value="7.06048682" calcext:value-type="float">
            <text:p>7.06048682</text:p>
          </table:table-cell>
        </table:table-row>
        <table:table-row table:style-name="ro1">
          <table:table-cell office:value-type="float" office:value="0.028656444" calcext:value-type="float">
            <text:p>0.028656444</text:p>
          </table:table-cell>
          <table:table-cell office:value-type="float" office:value="8.724042" calcext:value-type="float">
            <text:p>8.724042</text:p>
          </table:table-cell>
          <table:table-cell table:formula="of:=[.C188]+[.A189]" office:value-type="float" office:value="7.089143264" calcext:value-type="float">
            <text:p>7.089143264</text:p>
          </table:table-cell>
        </table:table-row>
        <table:table-row table:style-name="ro1">
          <table:table-cell office:value-type="float" office:value="0.02885481" calcext:value-type="float">
            <text:p>0.02885481</text:p>
          </table:table-cell>
          <table:table-cell office:value-type="float" office:value="8.664067" calcext:value-type="float">
            <text:p>8.664067</text:p>
          </table:table-cell>
          <table:table-cell table:formula="of:=[.C189]+[.A190]" office:value-type="float" office:value="7.117998074" calcext:value-type="float">
            <text:p>7.117998074</text:p>
          </table:table-cell>
        </table:table-row>
        <table:table-row table:style-name="ro1">
          <table:table-cell office:value-type="float" office:value="0.029098954" calcext:value-type="float">
            <text:p>0.029098954</text:p>
          </table:table-cell>
          <table:table-cell office:value-type="float" office:value="8.591374" calcext:value-type="float">
            <text:p>8.591374</text:p>
          </table:table-cell>
          <table:table-cell table:formula="of:=[.C190]+[.A191]" office:value-type="float" office:value="7.147097028" calcext:value-type="float">
            <text:p>7.147097028</text:p>
          </table:table-cell>
        </table:table-row>
        <table:table-row table:style-name="ro1">
          <table:table-cell office:value-type="float" office:value="0.028351262" calcext:value-type="float">
            <text:p>0.028351262</text:p>
          </table:table-cell>
          <table:table-cell office:value-type="float" office:value="8.817949" calcext:value-type="float">
            <text:p>8.817949</text:p>
          </table:table-cell>
          <table:table-cell table:formula="of:=[.C191]+[.A192]" office:value-type="float" office:value="7.17544829" calcext:value-type="float">
            <text:p>7.17544829</text:p>
          </table:table-cell>
        </table:table-row>
        <table:table-row table:style-name="ro1">
          <table:table-cell office:value-type="float" office:value="0.028793775" calcext:value-type="float">
            <text:p>0.028793775</text:p>
          </table:table-cell>
          <table:table-cell office:value-type="float" office:value="8.682432" calcext:value-type="float">
            <text:p>8.682432</text:p>
          </table:table-cell>
          <table:table-cell table:formula="of:=[.C192]+[.A193]" office:value-type="float" office:value="7.204242065" calcext:value-type="float">
            <text:p>7.204242065</text:p>
          </table:table-cell>
        </table:table-row>
        <table:table-row table:style-name="ro1">
          <table:table-cell office:value-type="float" office:value="0.028931106" calcext:value-type="float">
            <text:p>0.028931106</text:p>
          </table:table-cell>
          <table:table-cell office:value-type="float" office:value="8.641218" calcext:value-type="float">
            <text:p>8.641218</text:p>
          </table:table-cell>
          <table:table-cell table:formula="of:=[.C193]+[.A194]" office:value-type="float" office:value="7.233173171" calcext:value-type="float">
            <text:p>7.233173171</text:p>
          </table:table-cell>
        </table:table-row>
        <table:table-row table:style-name="ro1">
          <table:table-cell office:value-type="float" office:value="0.029190509" calcext:value-type="float">
            <text:p>0.029190509</text:p>
          </table:table-cell>
          <table:table-cell office:value-type="float" office:value="8.564428" calcext:value-type="float">
            <text:p>8.564428</text:p>
          </table:table-cell>
          <table:table-cell table:formula="of:=[.C194]+[.A195]" office:value-type="float" office:value="7.26236368" calcext:value-type="float">
            <text:p>7.26236368</text:p>
          </table:table-cell>
        </table:table-row>
        <table:table-row table:style-name="ro1">
          <table:table-cell office:value-type="float" office:value="0.028366521" calcext:value-type="float">
            <text:p>0.028366521</text:p>
          </table:table-cell>
          <table:table-cell office:value-type="float" office:value="8.813207" calcext:value-type="float">
            <text:p>8.813207</text:p>
          </table:table-cell>
          <table:table-cell table:formula="of:=[.C195]+[.A196]" office:value-type="float" office:value="7.290730201" calcext:value-type="float">
            <text:p>7.290730201</text:p>
          </table:table-cell>
        </table:table-row>
        <table:table-row table:style-name="ro1">
          <table:table-cell office:value-type="float" office:value="0.028824292" calcext:value-type="float">
            <text:p>0.028824292</text:p>
          </table:table-cell>
          <table:table-cell office:value-type="float" office:value="8.67324" calcext:value-type="float">
            <text:p>8.67324</text:p>
          </table:table-cell>
          <table:table-cell table:formula="of:=[.C196]+[.A197]" office:value-type="float" office:value="7.319554493" calcext:value-type="float">
            <text:p>7.319554493</text:p>
          </table:table-cell>
        </table:table-row>
        <table:table-row table:style-name="ro1">
          <table:table-cell office:value-type="float" office:value="0.028961623" calcext:value-type="float">
            <text:p>0.028961623</text:p>
          </table:table-cell>
          <table:table-cell office:value-type="float" office:value="8.6321125" calcext:value-type="float">
            <text:p>8.6321125</text:p>
          </table:table-cell>
          <table:table-cell table:formula="of:=[.C197]+[.A198]" office:value-type="float" office:value="7.348516116" calcext:value-type="float">
            <text:p>7.348516116</text:p>
          </table:table-cell>
        </table:table-row>
        <table:table-row table:style-name="ro1">
          <table:table-cell office:value-type="float" office:value="0.029190509" calcext:value-type="float">
            <text:p>0.029190509</text:p>
          </table:table-cell>
          <table:table-cell office:value-type="float" office:value="8.564428" calcext:value-type="float">
            <text:p>8.564428</text:p>
          </table:table-cell>
          <table:table-cell table:formula="of:=[.C198]+[.A199]" office:value-type="float" office:value="7.377706625" calcext:value-type="float">
            <text:p>7.377706625</text:p>
          </table:table-cell>
        </table:table-row>
        <table:table-row table:style-name="ro1">
          <table:table-cell office:value-type="float" office:value="0.028336003" calcext:value-type="float">
            <text:p>0.028336003</text:p>
          </table:table-cell>
          <table:table-cell office:value-type="float" office:value="8.822698" calcext:value-type="float">
            <text:p>8.822698</text:p>
          </table:table-cell>
          <table:table-cell table:formula="of:=[.C199]+[.A200]" office:value-type="float" office:value="7.406042628" calcext:value-type="float">
            <text:p>7.406042628</text:p>
          </table:table-cell>
        </table:table-row>
        <table:table-row table:style-name="ro1">
          <table:table-cell office:value-type="float" office:value="0.028747998" calcext:value-type="float">
            <text:p>0.028747998</text:p>
          </table:table-cell>
          <table:table-cell office:value-type="float" office:value="8.696258" calcext:value-type="float">
            <text:p>8.696258</text:p>
          </table:table-cell>
          <table:table-cell table:formula="of:=[.C200]+[.A201]" office:value-type="float" office:value="7.434790626" calcext:value-type="float">
            <text:p>7.434790626</text:p>
          </table:table-cell>
        </table:table-row>
        <table:table-row table:style-name="ro1">
          <table:table-cell office:value-type="float" office:value="0.028824292" calcext:value-type="float">
            <text:p>0.028824292</text:p>
          </table:table-cell>
          <table:table-cell office:value-type="float" office:value="8.67324" calcext:value-type="float">
            <text:p>8.67324</text:p>
          </table:table-cell>
          <table:table-cell table:formula="of:=[.C201]+[.A202]" office:value-type="float" office:value="7.463614918" calcext:value-type="float">
            <text:p>7.463614918</text:p>
          </table:table-cell>
        </table:table-row>
        <table:table-row table:style-name="ro1">
          <table:table-cell office:value-type="float" office:value="0.028976882" calcext:value-type="float">
            <text:p>0.028976882</text:p>
          </table:table-cell>
          <table:table-cell office:value-type="float" office:value="8.627567" calcext:value-type="float">
            <text:p>8.627567</text:p>
          </table:table-cell>
          <table:table-cell table:formula="of:=[.C202]+[.A203]" office:value-type="float" office:value="7.4925918" calcext:value-type="float">
            <text:p>7.4925918</text:p>
          </table:table-cell>
        </table:table-row>
        <table:table-row table:style-name="ro1">
          <table:table-cell office:value-type="float" office:value="0.028198672" calcext:value-type="float">
            <text:p>0.028198672</text:p>
          </table:table-cell>
          <table:table-cell office:value-type="float" office:value="8.865665" calcext:value-type="float">
            <text:p>8.865665</text:p>
          </table:table-cell>
          <table:table-cell table:formula="of:=[.C203]+[.A204]" office:value-type="float" office:value="7.520790472" calcext:value-type="float">
            <text:p>7.520790472</text:p>
          </table:table-cell>
        </table:table-row>
        <table:table-row table:style-name="ro1">
          <table:table-cell office:value-type="float" office:value="0.028503854" calcext:value-type="float">
            <text:p>0.028503854</text:p>
          </table:table-cell>
          <table:table-cell office:value-type="float" office:value="8.770743" calcext:value-type="float">
            <text:p>8.770743</text:p>
          </table:table-cell>
          <table:table-cell table:formula="of:=[.C204]+[.A205]" office:value-type="float" office:value="7.549294326" calcext:value-type="float">
            <text:p>7.549294326</text:p>
          </table:table-cell>
        </table:table-row>
        <table:table-row table:style-name="ro1">
          <table:table-cell office:value-type="float" office:value="0.028625926" calcext:value-type="float">
            <text:p>0.028625926</text:p>
          </table:table-cell>
          <table:table-cell office:value-type="float" office:value="8.733342" calcext:value-type="float">
            <text:p>8.733342</text:p>
          </table:table-cell>
          <table:table-cell table:formula="of:=[.C205]+[.A206]" office:value-type="float" office:value="7.577920252" calcext:value-type="float">
            <text:p>7.577920252</text:p>
          </table:table-cell>
        </table:table-row>
        <table:table-row table:style-name="ro1">
          <table:table-cell office:value-type="float" office:value="0.028793775" calcext:value-type="float">
            <text:p>0.028793775</text:p>
          </table:table-cell>
          <table:table-cell office:value-type="float" office:value="8.682432" calcext:value-type="float">
            <text:p>8.682432</text:p>
          </table:table-cell>
          <table:table-cell table:formula="of:=[.C206]+[.A207]" office:value-type="float" office:value="7.606714027" calcext:value-type="float">
            <text:p>7.606714027</text:p>
          </table:table-cell>
        </table:table-row>
        <table:table-row table:style-name="ro1">
          <table:table-cell office:value-type="float" office:value="0.027954528" calcext:value-type="float">
            <text:p>0.027954528</text:p>
          </table:table-cell>
          <table:table-cell office:value-type="float" office:value="8.943095" calcext:value-type="float">
            <text:p>8.943095</text:p>
          </table:table-cell>
          <table:table-cell table:formula="of:=[.C207]+[.A208]" office:value-type="float" office:value="7.634668555" calcext:value-type="float">
            <text:p>7.634668555</text:p>
          </table:table-cell>
        </table:table-row>
        <table:table-row table:style-name="ro1">
          <table:table-cell office:value-type="float" office:value="0.028320745" calcext:value-type="float">
            <text:p>0.028320745</text:p>
          </table:table-cell>
          <table:table-cell office:value-type="float" office:value="8.827452" calcext:value-type="float">
            <text:p>8.827452</text:p>
          </table:table-cell>
          <table:table-cell table:formula="of:=[.C208]+[.A209]" office:value-type="float" office:value="7.6629893" calcext:value-type="float">
            <text:p>7.6629893</text:p>
          </table:table-cell>
        </table:table-row>
        <table:table-row table:style-name="ro1">
          <table:table-cell office:value-type="float" office:value="0.0284123" calcext:value-type="float">
            <text:p>0.0284123</text:p>
          </table:table-cell>
          <table:table-cell office:value-type="float" office:value="8.799006" calcext:value-type="float">
            <text:p>8.799006</text:p>
          </table:table-cell>
          <table:table-cell table:formula="of:=[.C209]+[.A210]" office:value-type="float" office:value="7.6914016" calcext:value-type="float">
            <text:p>7.6914016</text:p>
          </table:table-cell>
        </table:table-row>
        <table:table-row table:style-name="ro1">
          <table:table-cell office:value-type="float" office:value="0.028595407" calcext:value-type="float">
            <text:p>0.028595407</text:p>
          </table:table-cell>
          <table:table-cell office:value-type="float" office:value="8.742662" calcext:value-type="float">
            <text:p>8.742662</text:p>
          </table:table-cell>
          <table:table-cell table:formula="of:=[.C210]+[.A211]" office:value-type="float" office:value="7.719997007" calcext:value-type="float">
            <text:p>7.719997007</text:p>
          </table:table-cell>
        </table:table-row>
        <table:table-row table:style-name="ro1">
          <table:table-cell office:value-type="float" office:value="0.02777142" calcext:value-type="float">
            <text:p>0.02777142</text:p>
          </table:table-cell>
          <table:table-cell office:value-type="float" office:value="9.00206" calcext:value-type="float">
            <text:p>9.00206</text:p>
          </table:table-cell>
          <table:table-cell table:formula="of:=[.C211]+[.A212]" office:value-type="float" office:value="7.747768427" calcext:value-type="float">
            <text:p>7.747768427</text:p>
          </table:table-cell>
        </table:table-row>
        <table:table-row table:style-name="ro1">
          <table:table-cell office:value-type="float" office:value="0.028137637" calcext:value-type="float">
            <text:p>0.028137637</text:p>
          </table:table-cell>
          <table:table-cell office:value-type="float" office:value="8.884897" calcext:value-type="float">
            <text:p>8.884897</text:p>
          </table:table-cell>
          <table:table-cell table:formula="of:=[.C212]+[.A213]" office:value-type="float" office:value="7.775906064" calcext:value-type="float">
            <text:p>7.775906064</text:p>
          </table:table-cell>
        </table:table-row>
        <table:table-row table:style-name="ro1">
          <table:table-cell office:value-type="float" office:value="0.028213931" calcext:value-type="float">
            <text:p>0.028213931</text:p>
          </table:table-cell>
          <table:table-cell office:value-type="float" office:value="8.860871" calcext:value-type="float">
            <text:p>8.860871</text:p>
          </table:table-cell>
          <table:table-cell table:formula="of:=[.C213]+[.A214]" office:value-type="float" office:value="7.804119995" calcext:value-type="float">
            <text:p>7.804119995</text:p>
          </table:table-cell>
        </table:table-row>
        <table:table-row table:style-name="ro1">
          <table:table-cell office:value-type="float" office:value="0.028351262" calcext:value-type="float">
            <text:p>0.028351262</text:p>
          </table:table-cell>
          <table:table-cell office:value-type="float" office:value="8.817949" calcext:value-type="float">
            <text:p>8.817949</text:p>
          </table:table-cell>
          <table:table-cell table:formula="of:=[.C214]+[.A215]" office:value-type="float" office:value="7.832471257" calcext:value-type="float">
            <text:p>7.832471257</text:p>
          </table:table-cell>
        </table:table-row>
        <table:table-row table:style-name="ro1">
          <table:table-cell office:value-type="float" office:value="0.02746624" calcext:value-type="float">
            <text:p>0.02746624</text:p>
          </table:table-cell>
          <table:table-cell office:value-type="float" office:value="9.102083" calcext:value-type="float">
            <text:p>9.102083</text:p>
          </table:table-cell>
          <table:table-cell table:formula="of:=[.C215]+[.A216]" office:value-type="float" office:value="7.859937497" calcext:value-type="float">
            <text:p>7.859937497</text:p>
          </table:table-cell>
        </table:table-row>
        <table:table-row table:style-name="ro1">
          <table:table-cell office:value-type="float" office:value="0.027847715" calcext:value-type="float">
            <text:p>0.027847715</text:p>
          </table:table-cell>
          <table:table-cell office:value-type="float" office:value="8.977397" calcext:value-type="float">
            <text:p>8.977397</text:p>
          </table:table-cell>
          <table:table-cell table:formula="of:=[.C216]+[.A217]" office:value-type="float" office:value="7.887785212" calcext:value-type="float">
            <text:p>7.887785212</text:p>
          </table:table-cell>
        </table:table-row>
        <table:table-row table:style-name="ro1">
          <table:table-cell office:value-type="float" office:value="0.027893493" calcext:value-type="float">
            <text:p>0.027893493</text:p>
          </table:table-cell>
          <table:table-cell office:value-type="float" office:value="8.962664" calcext:value-type="float">
            <text:p>8.962664</text:p>
          </table:table-cell>
          <table:table-cell table:formula="of:=[.C217]+[.A218]" office:value-type="float" office:value="7.915678705" calcext:value-type="float">
            <text:p>7.915678705</text:p>
          </table:table-cell>
        </table:table-row>
        <table:table-row table:style-name="ro1">
          <table:table-cell office:value-type="float" office:value="0.028061341" calcext:value-type="float">
            <text:p>0.028061341</text:p>
          </table:table-cell>
          <table:table-cell office:value-type="float" office:value="8.909054" calcext:value-type="float">
            <text:p>8.909054</text:p>
          </table:table-cell>
          <table:table-cell table:formula="of:=[.C218]+[.A219]" office:value-type="float" office:value="7.943740046" calcext:value-type="float">
            <text:p>7.943740046</text:p>
          </table:table-cell>
        </table:table-row>
        <table:table-row table:style-name="ro1">
          <table:table-cell office:value-type="float" office:value="0.027222095" calcext:value-type="float">
            <text:p>0.027222095</text:p>
          </table:table-cell>
          <table:table-cell office:value-type="float" office:value="9.183717" calcext:value-type="float">
            <text:p>9.183717</text:p>
          </table:table-cell>
          <table:table-cell table:formula="of:=[.C219]+[.A220]" office:value-type="float" office:value="7.970962141" calcext:value-type="float">
            <text:p>7.970962141</text:p>
          </table:table-cell>
        </table:table-row>
        <table:table-row table:style-name="ro1">
          <table:table-cell office:value-type="float" office:value="0.027588312" calcext:value-type="float">
            <text:p>0.027588312</text:p>
          </table:table-cell>
          <table:table-cell office:value-type="float" office:value="9.061809" calcext:value-type="float">
            <text:p>9.061809</text:p>
          </table:table-cell>
          <table:table-cell table:formula="of:=[.C220]+[.A221]" office:value-type="float" office:value="7.998550453" calcext:value-type="float">
            <text:p>7.998550453</text:p>
          </table:table-cell>
        </table:table-row>
        <table:table-row table:style-name="ro1">
          <table:table-cell office:value-type="float" office:value="0.027664607" calcext:value-type="float">
            <text:p>0.027664607</text:p>
          </table:table-cell>
          <table:table-cell office:value-type="float" office:value="9.036818" calcext:value-type="float">
            <text:p>9.036818</text:p>
          </table:table-cell>
          <table:table-cell table:formula="of:=[.C221]+[.A222]" office:value-type="float" office:value="8.02621506" calcext:value-type="float">
            <text:p>8.02621506</text:p>
          </table:table-cell>
        </table:table-row>
        <table:table-row table:style-name="ro1">
          <table:table-cell office:value-type="float" office:value="0.027847715" calcext:value-type="float">
            <text:p>0.027847715</text:p>
          </table:table-cell>
          <table:table-cell office:value-type="float" office:value="8.977397" calcext:value-type="float">
            <text:p>8.977397</text:p>
          </table:table-cell>
          <table:table-cell table:formula="of:=[.C222]+[.A223]" office:value-type="float" office:value="8.054062775" calcext:value-type="float">
            <text:p>8.054062775</text:p>
          </table:table-cell>
        </table:table-row>
        <table:table-row table:style-name="ro1">
          <table:table-cell office:value-type="float" office:value="0.027054247" calcext:value-type="float">
            <text:p>0.027054247</text:p>
          </table:table-cell>
          <table:table-cell office:value-type="float" office:value="9.240694" calcext:value-type="float">
            <text:p>9.240694</text:p>
          </table:table-cell>
          <table:table-cell table:formula="of:=[.C223]+[.A224]" office:value-type="float" office:value="8.081117022" calcext:value-type="float">
            <text:p>8.081117022</text:p>
          </table:table-cell>
        </table:table-row>
        <table:table-row table:style-name="ro1">
          <table:table-cell office:value-type="float" office:value="0.027405204" calcext:value-type="float">
            <text:p>0.027405204</text:p>
          </table:table-cell>
          <table:table-cell office:value-type="float" office:value="9.1223545" calcext:value-type="float">
            <text:p>9.1223545</text:p>
          </table:table-cell>
          <table:table-cell table:formula="of:=[.C224]+[.A225]" office:value-type="float" office:value="8.108522226" calcext:value-type="float">
            <text:p>8.108522226</text:p>
          </table:table-cell>
        </table:table-row>
        <table:table-row table:style-name="ro1">
          <table:table-cell office:value-type="float" office:value="0.027496757" calcext:value-type="float">
            <text:p>0.027496757</text:p>
          </table:table-cell>
          <table:table-cell office:value-type="float" office:value="9.091981" calcext:value-type="float">
            <text:p>9.091981</text:p>
          </table:table-cell>
          <table:table-cell table:formula="of:=[.C225]+[.A226]" office:value-type="float" office:value="8.136018983" calcext:value-type="float">
            <text:p>8.136018983</text:p>
          </table:table-cell>
        </table:table-row>
        <table:table-row table:style-name="ro1">
          <table:table-cell office:value-type="float" office:value="0.027664607" calcext:value-type="float">
            <text:p>0.027664607</text:p>
          </table:table-cell>
          <table:table-cell office:value-type="float" office:value="9.036818" calcext:value-type="float">
            <text:p>9.036818</text:p>
          </table:table-cell>
          <table:table-cell table:formula="of:=[.C226]+[.A227]" office:value-type="float" office:value="8.16368359" calcext:value-type="float">
            <text:p>8.16368359</text:p>
          </table:table-cell>
        </table:table-row>
        <table:table-row table:style-name="ro1">
          <table:table-cell office:value-type="float" office:value="0.026916916" calcext:value-type="float">
            <text:p>0.026916916</text:p>
          </table:table-cell>
          <table:table-cell office:value-type="float" office:value="9.28784" calcext:value-type="float">
            <text:p>9.28784</text:p>
          </table:table-cell>
          <table:table-cell table:formula="of:=[.C227]+[.A228]" office:value-type="float" office:value="8.190600506" calcext:value-type="float">
            <text:p>8.190600506</text:p>
          </table:table-cell>
        </table:table-row>
        <table:table-row table:style-name="ro1">
          <table:table-cell office:value-type="float" office:value="0.027283132" calcext:value-type="float">
            <text:p>0.027283132</text:p>
          </table:table-cell>
          <table:table-cell office:value-type="float" office:value="9.163171" calcext:value-type="float">
            <text:p>9.163171</text:p>
          </table:table-cell>
          <table:table-cell table:formula="of:=[.C228]+[.A229]" office:value-type="float" office:value="8.217883638" calcext:value-type="float">
            <text:p>8.217883638</text:p>
          </table:table-cell>
        </table:table-row>
        <table:table-row table:style-name="ro1">
          <table:table-cell office:value-type="float" office:value="0.027389944" calcext:value-type="float">
            <text:p>0.027389944</text:p>
          </table:table-cell>
          <table:table-cell office:value-type="float" office:value="9.127438" calcext:value-type="float">
            <text:p>9.127438</text:p>
          </table:table-cell>
          <table:table-cell table:formula="of:=[.C229]+[.A230]" office:value-type="float" office:value="8.245273582" calcext:value-type="float">
            <text:p>8.245273582</text:p>
          </table:table-cell>
        </table:table-row>
        <table:table-row table:style-name="ro1">
          <table:table-cell office:value-type="float" office:value="0.02761883" calcext:value-type="float">
            <text:p>0.02761883</text:p>
          </table:table-cell>
          <table:table-cell office:value-type="float" office:value="9.051795" calcext:value-type="float">
            <text:p>9.051795</text:p>
          </table:table-cell>
          <table:table-cell table:formula="of:=[.C230]+[.A231]" office:value-type="float" office:value="8.272892412" calcext:value-type="float">
            <text:p>8.272892412</text:p>
          </table:table-cell>
        </table:table-row>
        <table:table-row table:style-name="ro1">
          <table:table-cell office:value-type="float" office:value="0.026871137" calcext:value-type="float">
            <text:p>0.026871137</text:p>
          </table:table-cell>
          <table:table-cell office:value-type="float" office:value="9.303662" calcext:value-type="float">
            <text:p>9.303662</text:p>
          </table:table-cell>
          <table:table-cell table:formula="of:=[.C231]+[.A232]" office:value-type="float" office:value="8.299763549" calcext:value-type="float">
            <text:p>8.299763549</text:p>
          </table:table-cell>
        </table:table-row>
        <table:table-row table:style-name="ro1">
          <table:table-cell office:value-type="float" office:value="0.02729839" calcext:value-type="float">
            <text:p>0.02729839</text:p>
          </table:table-cell>
          <table:table-cell office:value-type="float" office:value="9.158049" calcext:value-type="float">
            <text:p>9.158049</text:p>
          </table:table-cell>
          <table:table-cell table:formula="of:=[.C232]+[.A233]" office:value-type="float" office:value="8.327061939" calcext:value-type="float">
            <text:p>8.327061939</text:p>
          </table:table-cell>
        </table:table-row>
        <table:table-row table:style-name="ro1">
          <table:table-cell office:value-type="float" office:value="0.027435722" calcext:value-type="float">
            <text:p>0.027435722</text:p>
          </table:table-cell>
          <table:table-cell office:value-type="float" office:value="9.112207" calcext:value-type="float">
            <text:p>9.112207</text:p>
          </table:table-cell>
          <table:table-cell table:formula="of:=[.C233]+[.A234]" office:value-type="float" office:value="8.354497661" calcext:value-type="float">
            <text:p>8.354497661</text:p>
          </table:table-cell>
        </table:table-row>
        <table:table-row table:style-name="ro1">
          <table:table-cell office:value-type="float" office:value="0.027695125" calcext:value-type="float">
            <text:p>0.027695125</text:p>
          </table:table-cell>
          <table:table-cell office:value-type="float" office:value="9.026859" calcext:value-type="float">
            <text:p>9.026859</text:p>
          </table:table-cell>
          <table:table-cell table:formula="of:=[.C234]+[.A235]" office:value-type="float" office:value="8.382192786" calcext:value-type="float">
            <text:p>8.382192786</text:p>
          </table:table-cell>
        </table:table-row>
        <table:table-row table:style-name="ro1">
          <table:table-cell office:value-type="float" office:value="0.026962692" calcext:value-type="float">
            <text:p>0.026962692</text:p>
          </table:table-cell>
          <table:table-cell office:value-type="float" office:value="9.272071" calcext:value-type="float">
            <text:p>9.272071</text:p>
          </table:table-cell>
          <table:table-cell table:formula="of:=[.C235]+[.A236]" office:value-type="float" office:value="8.409155478" calcext:value-type="float">
            <text:p>8.409155478</text:p>
          </table:table-cell>
        </table:table-row>
        <table:table-row table:style-name="ro1">
          <table:table-cell office:value-type="float" office:value="0.027405204" calcext:value-type="float">
            <text:p>0.027405204</text:p>
          </table:table-cell>
          <table:table-cell office:value-type="float" office:value="9.1223545" calcext:value-type="float">
            <text:p>9.1223545</text:p>
          </table:table-cell>
          <table:table-cell table:formula="of:=[.C236]+[.A237]" office:value-type="float" office:value="8.436560682" calcext:value-type="float">
            <text:p>8.436560682</text:p>
          </table:table-cell>
        </table:table-row>
        <table:table-row table:style-name="ro1">
          <table:table-cell office:value-type="float" office:value="0.027542535" calcext:value-type="float">
            <text:p>0.027542535</text:p>
          </table:table-cell>
          <table:table-cell office:value-type="float" office:value="9.076869" calcext:value-type="float">
            <text:p>9.076869</text:p>
          </table:table-cell>
          <table:table-cell table:formula="of:=[.C237]+[.A238]" office:value-type="float" office:value="8.464103217" calcext:value-type="float">
            <text:p>8.464103217</text:p>
          </table:table-cell>
        </table:table-row>
        <table:table-row table:style-name="ro1">
          <table:table-cell office:value-type="float" office:value="0.027832456" calcext:value-type="float">
            <text:p>0.027832456</text:p>
          </table:table-cell>
          <table:table-cell office:value-type="float" office:value="8.982319" calcext:value-type="float">
            <text:p>8.982319</text:p>
          </table:table-cell>
          <table:table-cell table:formula="of:=[.C238]+[.A239]" office:value-type="float" office:value="8.491935673" calcext:value-type="float">
            <text:p>8.491935673</text:p>
          </table:table-cell>
        </table:table-row>
        <table:table-row table:style-name="ro1">
          <table:table-cell office:value-type="float" office:value="0.02713054" calcext:value-type="float">
            <text:p>0.02713054</text:p>
          </table:table-cell>
          <table:table-cell office:value-type="float" office:value="9.214708" calcext:value-type="float">
            <text:p>9.214708</text:p>
          </table:table-cell>
          <table:table-cell table:formula="of:=[.C239]+[.A240]" office:value-type="float" office:value="8.519066213" calcext:value-type="float">
            <text:p>8.519066213</text:p>
          </table:table-cell>
        </table:table-row>
        <table:table-row table:style-name="ro1">
          <table:table-cell office:value-type="float" office:value="0.027588312" calcext:value-type="float">
            <text:p>0.027588312</text:p>
          </table:table-cell>
          <table:table-cell office:value-type="float" office:value="9.061809" calcext:value-type="float">
            <text:p>9.061809</text:p>
          </table:table-cell>
          <table:table-cell table:formula="of:=[.C240]+[.A241]" office:value-type="float" office:value="8.546654525" calcext:value-type="float">
            <text:p>8.546654525</text:p>
          </table:table-cell>
        </table:table-row>
        <table:table-row table:style-name="ro1">
          <table:table-cell office:value-type="float" office:value="0.02777142" calcext:value-type="float">
            <text:p>0.02777142</text:p>
          </table:table-cell>
          <table:table-cell office:value-type="float" office:value="9.00206" calcext:value-type="float">
            <text:p>9.00206</text:p>
          </table:table-cell>
          <table:table-cell table:formula="of:=[.C241]+[.A242]" office:value-type="float" office:value="8.574425945" calcext:value-type="float">
            <text:p>8.574425945</text:p>
          </table:table-cell>
        </table:table-row>
        <table:table-row table:style-name="ro1">
          <table:table-cell office:value-type="float" office:value="0.028061341" calcext:value-type="float">
            <text:p>0.028061341</text:p>
          </table:table-cell>
          <table:table-cell office:value-type="float" office:value="8.909054" calcext:value-type="float">
            <text:p>8.909054</text:p>
          </table:table-cell>
          <table:table-cell table:formula="of:=[.C242]+[.A243]" office:value-type="float" office:value="8.602487286" calcext:value-type="float">
            <text:p>8.602487286</text:p>
          </table:table-cell>
        </table:table-row>
        <table:table-row table:style-name="ro1">
          <table:table-cell office:value-type="float" office:value="0.027359426" calcext:value-type="float">
            <text:p>0.027359426</text:p>
          </table:table-cell>
          <table:table-cell office:value-type="float" office:value="9.137619" calcext:value-type="float">
            <text:p>9.137619</text:p>
          </table:table-cell>
          <table:table-cell table:formula="of:=[.C243]+[.A244]" office:value-type="float" office:value="8.629846712" calcext:value-type="float">
            <text:p>8.629846712</text:p>
          </table:table-cell>
        </table:table-row>
        <table:table-row table:style-name="ro1">
          <table:table-cell office:value-type="float" office:value="0.027832456" calcext:value-type="float">
            <text:p>0.027832456</text:p>
          </table:table-cell>
          <table:table-cell office:value-type="float" office:value="8.982319" calcext:value-type="float">
            <text:p>8.982319</text:p>
          </table:table-cell>
          <table:table-cell table:formula="of:=[.C244]+[.A245]" office:value-type="float" office:value="8.65767916800001" calcext:value-type="float">
            <text:p>8.65767916800001</text:p>
          </table:table-cell>
        </table:table-row>
        <table:table-row table:style-name="ro1">
          <table:table-cell office:value-type="float" office:value="0.028015565" calcext:value-type="float">
            <text:p>0.028015565</text:p>
          </table:table-cell>
          <table:table-cell office:value-type="float" office:value="8.923612" calcext:value-type="float">
            <text:p>8.923612</text:p>
          </table:table-cell>
          <table:table-cell table:formula="of:=[.C245]+[.A246]" office:value-type="float" office:value="8.68569473300001" calcext:value-type="float">
            <text:p>8.68569473300001</text:p>
          </table:table-cell>
        </table:table-row>
        <table:table-row table:style-name="ro1">
          <table:table-cell office:value-type="float" office:value="0.028290227" calcext:value-type="float">
            <text:p>0.028290227</text:p>
          </table:table-cell>
          <table:table-cell office:value-type="float" office:value="8.836974" calcext:value-type="float">
            <text:p>8.836974</text:p>
          </table:table-cell>
          <table:table-cell table:formula="of:=[.C246]+[.A247]" office:value-type="float" office:value="8.71398496000001" calcext:value-type="float">
            <text:p>8.71398496000001</text:p>
          </table:table-cell>
        </table:table-row>
        <table:table-row table:style-name="ro1">
          <table:table-cell office:value-type="float" office:value="0.027588312" calcext:value-type="float">
            <text:p>0.027588312</text:p>
          </table:table-cell>
          <table:table-cell office:value-type="float" office:value="9.061809" calcext:value-type="float">
            <text:p>9.061809</text:p>
          </table:table-cell>
          <table:table-cell table:formula="of:=[.C247]+[.A248]" office:value-type="float" office:value="8.74157327200001" calcext:value-type="float">
            <text:p>8.74157327200001</text:p>
          </table:table-cell>
        </table:table-row>
        <table:table-row table:style-name="ro1">
          <table:table-cell office:value-type="float" office:value="0.028061341" calcext:value-type="float">
            <text:p>0.028061341</text:p>
          </table:table-cell>
          <table:table-cell office:value-type="float" office:value="8.909054" calcext:value-type="float">
            <text:p>8.909054</text:p>
          </table:table-cell>
          <table:table-cell table:formula="of:=[.C248]+[.A249]" office:value-type="float" office:value="8.76963461300001" calcext:value-type="float">
            <text:p>8.76963461300001</text:p>
          </table:table-cell>
        </table:table-row>
        <table:table-row table:style-name="ro1">
          <table:table-cell office:value-type="float" office:value="0.028213931" calcext:value-type="float">
            <text:p>0.028213931</text:p>
          </table:table-cell>
          <table:table-cell office:value-type="float" office:value="8.860871" calcext:value-type="float">
            <text:p>8.860871</text:p>
          </table:table-cell>
          <table:table-cell table:formula="of:=[.C249]+[.A250]" office:value-type="float" office:value="8.79784854400001" calcext:value-type="float">
            <text:p>8.79784854400001</text:p>
          </table:table-cell>
        </table:table-row>
        <table:table-row table:style-name="ro1">
          <table:table-cell office:value-type="float" office:value="0.028503854" calcext:value-type="float">
            <text:p>0.028503854</text:p>
          </table:table-cell>
          <table:table-cell office:value-type="float" office:value="8.770743" calcext:value-type="float">
            <text:p>8.770743</text:p>
          </table:table-cell>
          <table:table-cell table:formula="of:=[.C250]+[.A251]" office:value-type="float" office:value="8.82635239800001" calcext:value-type="float">
            <text:p>8.82635239800001</text:p>
          </table:table-cell>
        </table:table-row>
        <table:table-row table:style-name="ro1">
          <table:table-cell office:value-type="float" office:value="0.02778668" calcext:value-type="float">
            <text:p>0.02778668</text:p>
          </table:table-cell>
          <table:table-cell office:value-type="float" office:value="8.997117" calcext:value-type="float">
            <text:p>8.997117</text:p>
          </table:table-cell>
          <table:table-cell table:formula="of:=[.C251]+[.A252]" office:value-type="float" office:value="8.85413907800001" calcext:value-type="float">
            <text:p>8.85413907800001</text:p>
          </table:table-cell>
        </table:table-row>
        <table:table-row table:style-name="ro1">
          <table:table-cell office:value-type="float" office:value="0.028274968" calcext:value-type="float">
            <text:p>0.028274968</text:p>
          </table:table-cell>
          <table:table-cell office:value-type="float" office:value="8.8417425" calcext:value-type="float">
            <text:p>8.8417425</text:p>
          </table:table-cell>
          <table:table-cell table:formula="of:=[.C252]+[.A253]" office:value-type="float" office:value="8.88241404600001" calcext:value-type="float">
            <text:p>8.88241404600001</text:p>
          </table:table-cell>
        </table:table-row>
        <table:table-row table:style-name="ro1">
          <table:table-cell office:value-type="float" office:value="0.028427558" calcext:value-type="float">
            <text:p>0.028427558</text:p>
          </table:table-cell>
          <table:table-cell office:value-type="float" office:value="8.794283" calcext:value-type="float">
            <text:p>8.794283</text:p>
          </table:table-cell>
          <table:table-cell table:formula="of:=[.C253]+[.A254]" office:value-type="float" office:value="8.91084160400001" calcext:value-type="float">
            <text:p>8.91084160400001</text:p>
          </table:table-cell>
        </table:table-row>
        <table:table-row table:style-name="ro1">
          <table:table-cell office:value-type="float" office:value="0.028732738" calcext:value-type="float">
            <text:p>0.028732738</text:p>
          </table:table-cell>
          <table:table-cell office:value-type="float" office:value="8.700876" calcext:value-type="float">
            <text:p>8.700876</text:p>
          </table:table-cell>
          <table:table-cell table:formula="of:=[.C254]+[.A255]" office:value-type="float" office:value="8.93957434200001" calcext:value-type="float">
            <text:p>8.93957434200001</text:p>
          </table:table-cell>
        </table:table-row>
        <table:table-row table:style-name="ro1">
          <table:table-cell office:value-type="float" office:value="0.028000304" calcext:value-type="float">
            <text:p>0.028000304</text:p>
          </table:table-cell>
          <table:table-cell office:value-type="float" office:value="8.928474" calcext:value-type="float">
            <text:p>8.928474</text:p>
          </table:table-cell>
          <table:table-cell table:formula="of:=[.C255]+[.A256]" office:value-type="float" office:value="8.96757464600001" calcext:value-type="float">
            <text:p>8.96757464600001</text:p>
          </table:table-cell>
        </table:table-row>
        <table:table-row table:style-name="ro1">
          <table:table-cell office:value-type="float" office:value="0.028458076" calcext:value-type="float">
            <text:p>0.028458076</text:p>
          </table:table-cell>
          <table:table-cell office:value-type="float" office:value="8.784852" calcext:value-type="float">
            <text:p>8.784852</text:p>
          </table:table-cell>
          <table:table-cell table:formula="of:=[.C256]+[.A257]" office:value-type="float" office:value="8.99603272200001" calcext:value-type="float">
            <text:p>8.99603272200001</text:p>
          </table:table-cell>
        </table:table-row>
        <table:table-row table:style-name="ro1">
          <table:table-cell office:value-type="float" office:value="0.028641185" calcext:value-type="float">
            <text:p>0.028641185</text:p>
          </table:table-cell>
          <table:table-cell office:value-type="float" office:value="8.728689" calcext:value-type="float">
            <text:p>8.728689</text:p>
          </table:table-cell>
          <table:table-cell table:formula="of:=[.C257]+[.A258]" office:value-type="float" office:value="9.02467390700001" calcext:value-type="float">
            <text:p>9.02467390700001</text:p>
          </table:table-cell>
        </table:table-row>
        <table:table-row table:style-name="ro1">
          <table:table-cell office:value-type="float" office:value="0.028900588" calcext:value-type="float">
            <text:p>0.028900588</text:p>
          </table:table-cell>
          <table:table-cell office:value-type="float" office:value="8.650343" calcext:value-type="float">
            <text:p>8.650343</text:p>
          </table:table-cell>
          <table:table-cell table:formula="of:=[.C258]+[.A259]" office:value-type="float" office:value="9.05357449500001" calcext:value-type="float">
            <text:p>9.05357449500001</text:p>
          </table:table-cell>
        </table:table-row>
        <table:table-row table:style-name="ro1">
          <table:table-cell office:value-type="float" office:value="0.028137637" calcext:value-type="float">
            <text:p>0.028137637</text:p>
          </table:table-cell>
          <table:table-cell office:value-type="float" office:value="8.884897" calcext:value-type="float">
            <text:p>8.884897</text:p>
          </table:table-cell>
          <table:table-cell table:formula="of:=[.C259]+[.A260]" office:value-type="float" office:value="9.08171213200001" calcext:value-type="float">
            <text:p>9.08171213200001</text:p>
          </table:table-cell>
        </table:table-row>
        <table:table-row table:style-name="ro1">
          <table:table-cell office:value-type="float" office:value="0.028625926" calcext:value-type="float">
            <text:p>0.028625926</text:p>
          </table:table-cell>
          <table:table-cell office:value-type="float" office:value="8.733342" calcext:value-type="float">
            <text:p>8.733342</text:p>
          </table:table-cell>
          <table:table-cell table:formula="of:=[.C260]+[.A261]" office:value-type="float" office:value="9.11033805800001" calcext:value-type="float">
            <text:p>9.11033805800001</text:p>
          </table:table-cell>
        </table:table-row>
        <table:table-row table:style-name="ro1">
          <table:table-cell office:value-type="float" office:value="0.028793775" calcext:value-type="float">
            <text:p>0.028793775</text:p>
          </table:table-cell>
          <table:table-cell office:value-type="float" office:value="8.682432" calcext:value-type="float">
            <text:p>8.682432</text:p>
          </table:table-cell>
          <table:table-cell table:formula="of:=[.C261]+[.A262]" office:value-type="float" office:value="9.13913183300001" calcext:value-type="float">
            <text:p>9.13913183300001</text:p>
          </table:table-cell>
        </table:table-row>
        <table:table-row table:style-name="ro1">
          <table:table-cell office:value-type="float" office:value="0.029068436" calcext:value-type="float">
            <text:p>0.029068436</text:p>
          </table:table-cell>
          <table:table-cell office:value-type="float" office:value="8.600394" calcext:value-type="float">
            <text:p>8.600394</text:p>
          </table:table-cell>
          <table:table-cell table:formula="of:=[.C262]+[.A263]" office:value-type="float" office:value="9.16820026900001" calcext:value-type="float">
            <text:p>9.16820026900001</text:p>
          </table:table-cell>
        </table:table-row>
        <table:table-row table:style-name="ro1">
          <table:table-cell office:value-type="float" office:value="0.028305486" calcext:value-type="float">
            <text:p>0.028305486</text:p>
          </table:table-cell>
          <table:table-cell office:value-type="float" office:value="8.832211" calcext:value-type="float">
            <text:p>8.832211</text:p>
          </table:table-cell>
          <table:table-cell table:formula="of:=[.C263]+[.A264]" office:value-type="float" office:value="9.19650575500001" calcext:value-type="float">
            <text:p>9.19650575500001</text:p>
          </table:table-cell>
        </table:table-row>
        <table:table-row table:style-name="ro1">
          <table:table-cell office:value-type="float" office:value="0.028747998" calcext:value-type="float">
            <text:p>0.028747998</text:p>
          </table:table-cell>
          <table:table-cell office:value-type="float" office:value="8.696258" calcext:value-type="float">
            <text:p>8.696258</text:p>
          </table:table-cell>
          <table:table-cell table:formula="of:=[.C264]+[.A265]" office:value-type="float" office:value="9.22525375300001" calcext:value-type="float">
            <text:p>9.22525375300001</text:p>
          </table:table-cell>
        </table:table-row>
        <table:table-row table:style-name="ro1">
          <table:table-cell office:value-type="float" office:value="0.028931106" calcext:value-type="float">
            <text:p>0.028931106</text:p>
          </table:table-cell>
          <table:table-cell office:value-type="float" office:value="8.641218" calcext:value-type="float">
            <text:p>8.641218</text:p>
          </table:table-cell>
          <table:table-cell table:formula="of:=[.C265]+[.A266]" office:value-type="float" office:value="9.25418485900001" calcext:value-type="float">
            <text:p>9.25418485900001</text:p>
          </table:table-cell>
        </table:table-row>
        <table:table-row table:style-name="ro1">
          <table:table-cell office:value-type="float" office:value="0.029159991" calcext:value-type="float">
            <text:p>0.029159991</text:p>
          </table:table-cell>
          <table:table-cell office:value-type="float" office:value="8.573391" calcext:value-type="float">
            <text:p>8.573391</text:p>
          </table:table-cell>
          <table:table-cell table:formula="of:=[.C266]+[.A267]" office:value-type="float" office:value="9.28334485000001" calcext:value-type="float">
            <text:p>9.28334485000001</text:p>
          </table:table-cell>
        </table:table-row>
        <table:table-row table:style-name="ro1">
          <table:table-cell office:value-type="float" office:value="0.02839704" calcext:value-type="float">
            <text:p>0.02839704</text:p>
          </table:table-cell>
          <table:table-cell office:value-type="float" office:value="8.803734" calcext:value-type="float">
            <text:p>8.803734</text:p>
          </table:table-cell>
          <table:table-cell table:formula="of:=[.C267]+[.A268]" office:value-type="float" office:value="9.31174189000001" calcext:value-type="float">
            <text:p>9.31174189000001</text:p>
          </table:table-cell>
        </table:table-row>
        <table:table-row table:style-name="ro1">
          <table:table-cell office:value-type="float" office:value="0.028793775" calcext:value-type="float">
            <text:p>0.028793775</text:p>
          </table:table-cell>
          <table:table-cell office:value-type="float" office:value="8.682432" calcext:value-type="float">
            <text:p>8.682432</text:p>
          </table:table-cell>
          <table:table-cell table:formula="of:=[.C268]+[.A269]" office:value-type="float" office:value="9.34053566500001" calcext:value-type="float">
            <text:p>9.34053566500001</text:p>
          </table:table-cell>
        </table:table-row>
        <table:table-row table:style-name="ro1">
          <table:table-cell office:value-type="float" office:value="0.028961623" calcext:value-type="float">
            <text:p>0.028961623</text:p>
          </table:table-cell>
          <table:table-cell office:value-type="float" office:value="8.6321125" calcext:value-type="float">
            <text:p>8.6321125</text:p>
          </table:table-cell>
          <table:table-cell table:formula="of:=[.C269]+[.A270]" office:value-type="float" office:value="9.36949728800001" calcext:value-type="float">
            <text:p>9.36949728800001</text:p>
          </table:table-cell>
        </table:table-row>
        <table:table-row table:style-name="ro1">
          <table:table-cell office:value-type="float" office:value="0.02917525" calcext:value-type="float">
            <text:p>0.02917525</text:p>
          </table:table-cell>
          <table:table-cell office:value-type="float" office:value="8.568907" calcext:value-type="float">
            <text:p>8.568907</text:p>
          </table:table-cell>
          <table:table-cell table:formula="of:=[.C270]+[.A271]" office:value-type="float" office:value="9.39867253800001" calcext:value-type="float">
            <text:p>9.39867253800001</text:p>
          </table:table-cell>
        </table:table-row>
        <table:table-row table:style-name="ro1">
          <table:table-cell office:value-type="float" office:value="0.028336003" calcext:value-type="float">
            <text:p>0.028336003</text:p>
          </table:table-cell>
          <table:table-cell office:value-type="float" office:value="8.822698" calcext:value-type="float">
            <text:p>8.822698</text:p>
          </table:table-cell>
          <table:table-cell table:formula="of:=[.C271]+[.A272]" office:value-type="float" office:value="9.42700854100001" calcext:value-type="float">
            <text:p>9.42700854100001</text:p>
          </table:table-cell>
        </table:table-row>
        <table:table-row table:style-name="ro1">
          <table:table-cell office:value-type="float" office:value="0.028717479" calcext:value-type="float">
            <text:p>0.028717479</text:p>
          </table:table-cell>
          <table:table-cell office:value-type="float" office:value="8.7055" calcext:value-type="float">
            <text:p>8.7055</text:p>
          </table:table-cell>
          <table:table-cell table:formula="of:=[.C272]+[.A273]" office:value-type="float" office:value="9.45572602000001" calcext:value-type="float">
            <text:p>9.45572602000001</text:p>
          </table:table-cell>
        </table:table-row>
        <table:table-row table:style-name="ro1">
          <table:table-cell office:value-type="float" office:value="0.028809033" calcext:value-type="float">
            <text:p>0.028809033</text:p>
          </table:table-cell>
          <table:table-cell office:value-type="float" office:value="8.677834" calcext:value-type="float">
            <text:p>8.677834</text:p>
          </table:table-cell>
          <table:table-cell table:formula="of:=[.C273]+[.A274]" office:value-type="float" office:value="9.48453505300001" calcext:value-type="float">
            <text:p>9.48453505300001</text:p>
          </table:table-cell>
        </table:table-row>
        <table:table-row table:style-name="ro1">
          <table:table-cell office:value-type="float" office:value="0.028976882" calcext:value-type="float">
            <text:p>0.028976882</text:p>
          </table:table-cell>
          <table:table-cell office:value-type="float" office:value="8.627567" calcext:value-type="float">
            <text:p>8.627567</text:p>
          </table:table-cell>
          <table:table-cell table:formula="of:=[.C274]+[.A275]" office:value-type="float" office:value="9.51351193500001" calcext:value-type="float">
            <text:p>9.51351193500001</text:p>
          </table:table-cell>
        </table:table-row>
        <table:table-row table:style-name="ro1">
          <table:table-cell office:value-type="float" office:value="0.02809186" calcext:value-type="float">
            <text:p>0.02809186</text:p>
          </table:table-cell>
          <table:table-cell office:value-type="float" office:value="8.899376" calcext:value-type="float">
            <text:p>8.899376</text:p>
          </table:table-cell>
          <table:table-cell table:formula="of:=[.C275]+[.A276]" office:value-type="float" office:value="9.54160379500001" calcext:value-type="float">
            <text:p>9.54160379500001</text:p>
          </table:table-cell>
        </table:table-row>
        <table:table-row table:style-name="ro1">
          <table:table-cell office:value-type="float" office:value="0.02839704" calcext:value-type="float">
            <text:p>0.02839704</text:p>
          </table:table-cell>
          <table:table-cell office:value-type="float" office:value="8.803734" calcext:value-type="float">
            <text:p>8.803734</text:p>
          </table:table-cell>
          <table:table-cell table:formula="of:=[.C276]+[.A277]" office:value-type="float" office:value="9.57000083500001" calcext:value-type="float">
            <text:p>9.57000083500001</text:p>
          </table:table-cell>
        </table:table-row>
        <table:table-row table:style-name="ro1">
          <table:table-cell office:value-type="float" office:value="0.028427558" calcext:value-type="float">
            <text:p>0.028427558</text:p>
          </table:table-cell>
          <table:table-cell office:value-type="float" office:value="8.794283" calcext:value-type="float">
            <text:p>8.794283</text:p>
          </table:table-cell>
          <table:table-cell table:formula="of:=[.C277]+[.A278]" office:value-type="float" office:value="9.59842839300001" calcext:value-type="float">
            <text:p>9.59842839300001</text:p>
          </table:table-cell>
        </table:table-row>
        <table:table-row table:style-name="ro1">
          <table:table-cell office:value-type="float" office:value="0.028580148" calcext:value-type="float">
            <text:p>0.028580148</text:p>
          </table:table-cell>
          <table:table-cell office:value-type="float" office:value="8.74733" calcext:value-type="float">
            <text:p>8.74733</text:p>
          </table:table-cell>
          <table:table-cell table:formula="of:=[.C278]+[.A279]" office:value-type="float" office:value="9.62700854100001" calcext:value-type="float">
            <text:p>9.62700854100001</text:p>
          </table:table-cell>
        </table:table-row>
        <table:table-row table:style-name="ro1">
          <table:table-cell office:value-type="float" office:value="0.027679866" calcext:value-type="float">
            <text:p>0.027679866</text:p>
          </table:table-cell>
          <table:table-cell office:value-type="float" office:value="9.031836" calcext:value-type="float">
            <text:p>9.031836</text:p>
          </table:table-cell>
          <table:table-cell table:formula="of:=[.C279]+[.A280]" office:value-type="float" office:value="9.65468840700001" calcext:value-type="float">
            <text:p>9.65468840700001</text:p>
          </table:table-cell>
        </table:table-row>
        <table:table-row table:style-name="ro1">
          <table:table-cell office:value-type="float" office:value="0.028000304" calcext:value-type="float">
            <text:p>0.028000304</text:p>
          </table:table-cell>
          <table:table-cell office:value-type="float" office:value="8.928474" calcext:value-type="float">
            <text:p>8.928474</text:p>
          </table:table-cell>
          <table:table-cell table:formula="of:=[.C280]+[.A281]" office:value-type="float" office:value="9.68268871100001" calcext:value-type="float">
            <text:p>9.68268871100001</text:p>
          </table:table-cell>
        </table:table-row>
        <table:table-row table:style-name="ro1">
          <table:table-cell office:value-type="float" office:value="0.028030824" calcext:value-type="float">
            <text:p>0.028030824</text:p>
          </table:table-cell>
          <table:table-cell office:value-type="float" office:value="8.918754" calcext:value-type="float">
            <text:p>8.918754</text:p>
          </table:table-cell>
          <table:table-cell table:formula="of:=[.C281]+[.A282]" office:value-type="float" office:value="9.71071953500001" calcext:value-type="float">
            <text:p>9.71071953500001</text:p>
          </table:table-cell>
        </table:table-row>
        <table:table-row table:style-name="ro1">
          <table:table-cell office:value-type="float" office:value="0.028152896" calcext:value-type="float">
            <text:p>0.028152896</text:p>
          </table:table-cell>
          <table:table-cell office:value-type="float" office:value="8.880081" calcext:value-type="float">
            <text:p>8.880081</text:p>
          </table:table-cell>
          <table:table-cell table:formula="of:=[.C282]+[.A283]" office:value-type="float" office:value="9.73887243100001" calcext:value-type="float">
            <text:p>9.73887243100001</text:p>
          </table:table-cell>
        </table:table-row>
        <table:table-row table:style-name="ro1">
          <table:table-cell office:value-type="float" office:value="0.027344167" calcext:value-type="float">
            <text:p>0.027344167</text:p>
          </table:table-cell>
          <table:table-cell office:value-type="float" office:value="9.142717" calcext:value-type="float">
            <text:p>9.142717</text:p>
          </table:table-cell>
          <table:table-cell table:formula="of:=[.C283]+[.A284]" office:value-type="float" office:value="9.76621659800001" calcext:value-type="float">
            <text:p>9.76621659800001</text:p>
          </table:table-cell>
        </table:table-row>
        <table:table-row table:style-name="ro1">
          <table:table-cell office:value-type="float" office:value="0.027695125" calcext:value-type="float">
            <text:p>0.027695125</text:p>
          </table:table-cell>
          <table:table-cell office:value-type="float" office:value="9.026859" calcext:value-type="float">
            <text:p>9.026859</text:p>
          </table:table-cell>
          <table:table-cell table:formula="of:=[.C284]+[.A285]" office:value-type="float" office:value="9.79391172300001" calcext:value-type="float">
            <text:p>9.79391172300001</text:p>
          </table:table-cell>
        </table:table-row>
        <table:table-row table:style-name="ro1">
          <table:table-cell office:value-type="float" office:value="0.027740901" calcext:value-type="float">
            <text:p>0.027740901</text:p>
          </table:table-cell>
          <table:table-cell office:value-type="float" office:value="9.011964" calcext:value-type="float">
            <text:p>9.011964</text:p>
          </table:table-cell>
          <table:table-cell table:formula="of:=[.C285]+[.A286]" office:value-type="float" office:value="9.82165262400001" calcext:value-type="float">
            <text:p>9.82165262400001</text:p>
          </table:table-cell>
        </table:table-row>
        <table:table-row table:style-name="ro1">
          <table:table-cell office:value-type="float" office:value="0.02793927" calcext:value-type="float">
            <text:p>0.02793927</text:p>
          </table:table-cell>
          <table:table-cell office:value-type="float" office:value="8.947979" calcext:value-type="float">
            <text:p>8.947979</text:p>
          </table:table-cell>
          <table:table-cell table:formula="of:=[.C286]+[.A287]" office:value-type="float" office:value="9.84959189400001" calcext:value-type="float">
            <text:p>9.84959189400001</text:p>
          </table:table-cell>
        </table:table-row>
        <table:table-row table:style-name="ro1">
          <table:table-cell office:value-type="float" office:value="0.027115282" calcext:value-type="float">
            <text:p>0.027115282</text:p>
          </table:table-cell>
          <table:table-cell office:value-type="float" office:value="9.219893" calcext:value-type="float">
            <text:p>9.219893</text:p>
          </table:table-cell>
          <table:table-cell table:formula="of:=[.C287]+[.A288]" office:value-type="float" office:value="9.87670717600001" calcext:value-type="float">
            <text:p>9.87670717600001</text:p>
          </table:table-cell>
        </table:table-row>
        <table:table-row table:style-name="ro1">
          <table:table-cell office:value-type="float" office:value="0.027481498" calcext:value-type="float">
            <text:p>0.027481498</text:p>
          </table:table-cell>
          <table:table-cell office:value-type="float" office:value="9.09703" calcext:value-type="float">
            <text:p>9.09703</text:p>
          </table:table-cell>
          <table:table-cell table:formula="of:=[.C288]+[.A289]" office:value-type="float" office:value="9.90418867400001" calcext:value-type="float">
            <text:p>9.90418867400001</text:p>
          </table:table-cell>
        </table:table-row>
        <table:table-row table:style-name="ro1">
          <table:table-cell office:value-type="float" office:value="0.027512016" calcext:value-type="float">
            <text:p>0.027512016</text:p>
          </table:table-cell>
          <table:table-cell office:value-type="float" office:value="9.086939" calcext:value-type="float">
            <text:p>9.086939</text:p>
          </table:table-cell>
          <table:table-cell table:formula="of:=[.C289]+[.A290]" office:value-type="float" office:value="9.93170069000001" calcext:value-type="float">
            <text:p>9.93170069000001</text:p>
          </table:table-cell>
        </table:table-row>
        <table:table-row table:style-name="ro1">
          <table:table-cell office:value-type="float" office:value="0.027725643" calcext:value-type="float">
            <text:p>0.027725643</text:p>
          </table:table-cell>
          <table:table-cell office:value-type="float" office:value="9.016924" calcext:value-type="float">
            <text:p>9.016924</text:p>
          </table:table-cell>
          <table:table-cell table:formula="of:=[.C290]+[.A291]" office:value-type="float" office:value="9.95942633300001" calcext:value-type="float">
            <text:p>9.95942633300001</text:p>
          </table:table-cell>
        </table:table-row>
        <table:table-row table:style-name="ro1">
          <table:table-cell office:value-type="float" office:value="0.026932174" calcext:value-type="float">
            <text:p>0.026932174</text:p>
          </table:table-cell>
          <table:table-cell office:value-type="float" office:value="9.2825775" calcext:value-type="float">
            <text:p>9.2825775</text:p>
          </table:table-cell>
          <table:table-cell table:formula="of:=[.C291]+[.A292]" office:value-type="float" office:value="9.98635850700001" calcext:value-type="float">
            <text:p>9.98635850700001</text:p>
          </table:table-cell>
        </table:table-row>
        <table:table-row table:style-name="ro1">
          <table:table-cell office:value-type="float" office:value="0.027328908" calcext:value-type="float">
            <text:p>0.027328908</text:p>
          </table:table-cell>
          <table:table-cell office:value-type="float" office:value="9.147822" calcext:value-type="float">
            <text:p>9.147822</text:p>
          </table:table-cell>
          <table:table-cell table:formula="of:=[.C292]+[.A293]" office:value-type="float" office:value="10.013687415" calcext:value-type="float">
            <text:p>10.013687415</text:p>
          </table:table-cell>
        </table:table-row>
        <table:table-row table:style-name="ro1">
          <table:table-cell office:value-type="float" office:value="0.027420463" calcext:value-type="float">
            <text:p>0.027420463</text:p>
          </table:table-cell>
          <table:table-cell office:value-type="float" office:value="9.117278" calcext:value-type="float">
            <text:p>9.117278</text:p>
          </table:table-cell>
          <table:table-cell table:formula="of:=[.C293]+[.A294]" office:value-type="float" office:value="10.041107878" calcext:value-type="float">
            <text:p>10.041107878</text:p>
          </table:table-cell>
        </table:table-row>
        <table:table-row table:style-name="ro1">
          <table:table-cell office:value-type="float" office:value="0.02760357" calcext:value-type="float">
            <text:p>0.02760357</text:p>
          </table:table-cell>
          <table:table-cell office:value-type="float" office:value="9.056799" calcext:value-type="float">
            <text:p>9.056799</text:p>
          </table:table-cell>
          <table:table-cell table:formula="of:=[.C294]+[.A295]" office:value-type="float" office:value="10.068711448" calcext:value-type="float">
            <text:p>10.068711448</text:p>
          </table:table-cell>
        </table:table-row>
        <table:table-row table:style-name="ro1">
          <table:table-cell office:value-type="float" office:value="0.026886396" calcext:value-type="float">
            <text:p>0.026886396</text:p>
          </table:table-cell>
          <table:table-cell office:value-type="float" office:value="9.298383" calcext:value-type="float">
            <text:p>9.298383</text:p>
          </table:table-cell>
          <table:table-cell table:formula="of:=[.C295]+[.A296]" office:value-type="float" office:value="10.095597844" calcext:value-type="float">
            <text:p>10.095597844</text:p>
          </table:table-cell>
        </table:table-row>
        <table:table-row table:style-name="ro1">
          <table:table-cell office:value-type="float" office:value="0.02729839" calcext:value-type="float">
            <text:p>0.02729839</text:p>
          </table:table-cell>
          <table:table-cell office:value-type="float" office:value="9.158049" calcext:value-type="float">
            <text:p>9.158049</text:p>
          </table:table-cell>
          <table:table-cell table:formula="of:=[.C296]+[.A297]" office:value-type="float" office:value="10.122896234" calcext:value-type="float">
            <text:p>10.122896234</text:p>
          </table:table-cell>
        </table:table-row>
        <table:table-row table:style-name="ro1">
          <table:table-cell office:value-type="float" office:value="0.02746624" calcext:value-type="float">
            <text:p>0.02746624</text:p>
          </table:table-cell>
          <table:table-cell office:value-type="float" office:value="9.102083" calcext:value-type="float">
            <text:p>9.102083</text:p>
          </table:table-cell>
          <table:table-cell table:formula="of:=[.C297]+[.A298]" office:value-type="float" office:value="10.150362474" calcext:value-type="float">
            <text:p>10.150362474</text:p>
          </table:table-cell>
        </table:table-row>
        <table:table-row table:style-name="ro1">
          <table:table-cell office:value-type="float" office:value="0.027679866" calcext:value-type="float">
            <text:p>0.027679866</text:p>
          </table:table-cell>
          <table:table-cell office:value-type="float" office:value="9.031836" calcext:value-type="float">
            <text:p>9.031836</text:p>
          </table:table-cell>
          <table:table-cell table:formula="of:=[.C298]+[.A299]" office:value-type="float" office:value="10.17804234" calcext:value-type="float">
            <text:p>10.17804234</text:p>
          </table:table-cell>
        </table:table-row>
        <table:table-row table:style-name="ro1">
          <table:table-cell office:value-type="float" office:value="0.026947433" calcext:value-type="float">
            <text:p>0.026947433</text:p>
          </table:table-cell>
          <table:table-cell office:value-type="float" office:value="9.277321" calcext:value-type="float">
            <text:p>9.277321</text:p>
          </table:table-cell>
          <table:table-cell table:formula="of:=[.C299]+[.A300]" office:value-type="float" office:value="10.204989773" calcext:value-type="float">
            <text:p>10.204989773</text:p>
          </table:table-cell>
        </table:table-row>
        <table:table-row table:style-name="ro1">
          <table:table-cell office:value-type="float" office:value="0.027374685" calcext:value-type="float">
            <text:p>0.027374685</text:p>
          </table:table-cell>
          <table:table-cell office:value-type="float" office:value="9.132525" calcext:value-type="float">
            <text:p>9.132525</text:p>
          </table:table-cell>
          <table:table-cell table:formula="of:=[.C300]+[.A301]" office:value-type="float" office:value="10.232364458" calcext:value-type="float">
            <text:p>10.232364458</text:p>
          </table:table-cell>
        </table:table-row>
        <table:table-row table:style-name="ro1">
          <table:table-cell office:value-type="float" office:value="0.02760357" calcext:value-type="float">
            <text:p>0.02760357</text:p>
          </table:table-cell>
          <table:table-cell office:value-type="float" office:value="9.056799" calcext:value-type="float">
            <text:p>9.056799</text:p>
          </table:table-cell>
          <table:table-cell table:formula="of:=[.C301]+[.A302]" office:value-type="float" office:value="10.259968028" calcext:value-type="float">
            <text:p>10.259968028</text:p>
          </table:table-cell>
        </table:table-row>
        <table:table-row table:style-name="ro1">
          <table:table-cell office:value-type="float" office:value="0.027847715" calcext:value-type="float">
            <text:p>0.027847715</text:p>
          </table:table-cell>
          <table:table-cell office:value-type="float" office:value="8.977397" calcext:value-type="float">
            <text:p>8.977397</text:p>
          </table:table-cell>
          <table:table-cell table:formula="of:=[.C302]+[.A303]" office:value-type="float" office:value="10.287815743" calcext:value-type="float">
            <text:p>10.287815743</text:p>
          </table:table-cell>
        </table:table-row>
        <table:table-row table:style-name="ro1">
          <table:table-cell office:value-type="float" office:value="0.027176319" calcext:value-type="float">
            <text:p>0.027176319</text:p>
          </table:table-cell>
          <table:table-cell office:value-type="float" office:value="9.199185" calcext:value-type="float">
            <text:p>9.199185</text:p>
          </table:table-cell>
          <table:table-cell table:formula="of:=[.C303]+[.A304]" office:value-type="float" office:value="10.314992062" calcext:value-type="float">
            <text:p>10.314992062</text:p>
          </table:table-cell>
        </table:table-row>
        <table:table-row table:style-name="ro1">
          <table:table-cell office:value-type="float" office:value="0.027634088" calcext:value-type="float">
            <text:p>0.027634088</text:p>
          </table:table-cell>
          <table:table-cell office:value-type="float" office:value="9.046797" calcext:value-type="float">
            <text:p>9.046797</text:p>
          </table:table-cell>
          <table:table-cell table:formula="of:=[.C304]+[.A305]" office:value-type="float" office:value="10.34262615" calcext:value-type="float">
            <text:p>10.34262615</text:p>
          </table:table-cell>
        </table:table-row>
        <table:table-row table:style-name="ro1">
          <table:table-cell office:value-type="float" office:value="0.027817197" calcext:value-type="float">
            <text:p>0.027817197</text:p>
          </table:table-cell>
          <table:table-cell office:value-type="float" office:value="8.9872465" calcext:value-type="float">
            <text:p>8.9872465</text:p>
          </table:table-cell>
          <table:table-cell table:formula="of:=[.C305]+[.A306]" office:value-type="float" office:value="10.370443347" calcext:value-type="float">
            <text:p>10.370443347</text:p>
          </table:table-cell>
        </table:table-row>
        <table:table-row table:style-name="ro1">
          <table:table-cell office:value-type="float" office:value="0.028107118" calcext:value-type="float">
            <text:p>0.028107118</text:p>
          </table:table-cell>
          <table:table-cell office:value-type="float" office:value="8.894545" calcext:value-type="float">
            <text:p>8.894545</text:p>
          </table:table-cell>
          <table:table-cell table:formula="of:=[.C306]+[.A307]" office:value-type="float" office:value="10.398550465" calcext:value-type="float">
            <text:p>10.398550465</text:p>
          </table:table-cell>
        </table:table-row>
        <table:table-row table:style-name="ro1">
          <table:table-cell office:value-type="float" office:value="0.027374685" calcext:value-type="float">
            <text:p>0.027374685</text:p>
          </table:table-cell>
          <table:table-cell office:value-type="float" office:value="9.132525" calcext:value-type="float">
            <text:p>9.132525</text:p>
          </table:table-cell>
          <table:table-cell table:formula="of:=[.C307]+[.A308]" office:value-type="float" office:value="10.42592515" calcext:value-type="float">
            <text:p>10.42592515</text:p>
          </table:table-cell>
        </table:table-row>
        <table:table-row table:style-name="ro1">
          <table:table-cell office:value-type="float" office:value="0.027847715" calcext:value-type="float">
            <text:p>0.027847715</text:p>
          </table:table-cell>
          <table:table-cell office:value-type="float" office:value="8.977397" calcext:value-type="float">
            <text:p>8.977397</text:p>
          </table:table-cell>
          <table:table-cell table:formula="of:=[.C308]+[.A309]" office:value-type="float" office:value="10.453772865" calcext:value-type="float">
            <text:p>10.453772865</text:p>
          </table:table-cell>
        </table:table-row>
        <table:table-row table:style-name="ro1">
          <table:table-cell office:value-type="float" office:value="0.028046083" calcext:value-type="float">
            <text:p>0.028046083</text:p>
          </table:table-cell>
          <table:table-cell office:value-type="float" office:value="8.913901" calcext:value-type="float">
            <text:p>8.913901</text:p>
          </table:table-cell>
          <table:table-cell table:formula="of:=[.C309]+[.A310]" office:value-type="float" office:value="10.481818948" calcext:value-type="float">
            <text:p>10.481818948</text:p>
          </table:table-cell>
        </table:table-row>
        <table:table-row table:style-name="ro1">
          <table:table-cell office:value-type="float" office:value="0.028320745" calcext:value-type="float">
            <text:p>0.028320745</text:p>
          </table:table-cell>
          <table:table-cell office:value-type="float" office:value="8.827452" calcext:value-type="float">
            <text:p>8.827452</text:p>
          </table:table-cell>
          <table:table-cell table:formula="of:=[.C310]+[.A311]" office:value-type="float" office:value="10.510139693" calcext:value-type="float">
            <text:p>10.510139693</text:p>
          </table:table-cell>
        </table:table-row>
        <table:table-row table:style-name="ro1">
          <table:table-cell office:value-type="float" office:value="0.027588312" calcext:value-type="float">
            <text:p>0.027588312</text:p>
          </table:table-cell>
          <table:table-cell office:value-type="float" office:value="9.061809" calcext:value-type="float">
            <text:p>9.061809</text:p>
          </table:table-cell>
          <table:table-cell table:formula="of:=[.C311]+[.A312]" office:value-type="float" office:value="10.537728005" calcext:value-type="float">
            <text:p>10.537728005</text:p>
          </table:table-cell>
        </table:table-row>
        <table:table-row table:style-name="ro1">
          <table:table-cell office:value-type="float" office:value="0.028030824" calcext:value-type="float">
            <text:p>0.028030824</text:p>
          </table:table-cell>
          <table:table-cell office:value-type="float" office:value="8.918754" calcext:value-type="float">
            <text:p>8.918754</text:p>
          </table:table-cell>
          <table:table-cell table:formula="of:=[.C312]+[.A313]" office:value-type="float" office:value="10.565758829" calcext:value-type="float">
            <text:p>10.565758829</text:p>
          </table:table-cell>
        </table:table-row>
        <table:table-row table:style-name="ro1">
          <table:table-cell office:value-type="float" office:value="0.028198672" calcext:value-type="float">
            <text:p>0.028198672</text:p>
          </table:table-cell>
          <table:table-cell office:value-type="float" office:value="8.865665" calcext:value-type="float">
            <text:p>8.865665</text:p>
          </table:table-cell>
          <table:table-cell table:formula="of:=[.C313]+[.A314]" office:value-type="float" office:value="10.593957501" calcext:value-type="float">
            <text:p>10.593957501</text:p>
          </table:table-cell>
        </table:table-row>
        <table:table-row table:style-name="ro1">
          <table:table-cell office:value-type="float" office:value="0.028442817" calcext:value-type="float">
            <text:p>0.028442817</text:p>
          </table:table-cell>
          <table:table-cell office:value-type="float" office:value="8.789565" calcext:value-type="float">
            <text:p>8.789565</text:p>
          </table:table-cell>
          <table:table-cell table:formula="of:=[.C314]+[.A315]" office:value-type="float" office:value="10.622400318" calcext:value-type="float">
            <text:p>10.622400318</text:p>
          </table:table-cell>
        </table:table-row>
        <table:table-row table:style-name="ro1">
          <table:table-cell office:value-type="float" office:value="0.027710384" calcext:value-type="float">
            <text:p>0.027710384</text:p>
          </table:table-cell>
          <table:table-cell office:value-type="float" office:value="9.021889" calcext:value-type="float">
            <text:p>9.021889</text:p>
          </table:table-cell>
          <table:table-cell table:formula="of:=[.C315]+[.A316]" office:value-type="float" office:value="10.650110702" calcext:value-type="float">
            <text:p>10.650110702</text:p>
          </table:table-cell>
        </table:table-row>
        <table:table-row table:style-name="ro1">
          <table:table-cell office:value-type="float" office:value="0.028122377" calcext:value-type="float">
            <text:p>0.028122377</text:p>
          </table:table-cell>
          <table:table-cell office:value-type="float" office:value="8.889718" calcext:value-type="float">
            <text:p>8.889718</text:p>
          </table:table-cell>
          <table:table-cell table:formula="of:=[.C316]+[.A317]" office:value-type="float" office:value="10.678233079" calcext:value-type="float">
            <text:p>10.678233079</text:p>
          </table:table-cell>
        </table:table-row>
        <table:table-row table:style-name="ro1">
          <table:table-cell office:value-type="float" office:value="0.028274968" calcext:value-type="float">
            <text:p>0.028274968</text:p>
          </table:table-cell>
          <table:table-cell office:value-type="float" office:value="8.8417425" calcext:value-type="float">
            <text:p>8.8417425</text:p>
          </table:table-cell>
          <table:table-cell table:formula="of:=[.C317]+[.A318]" office:value-type="float" office:value="10.706508047" calcext:value-type="float">
            <text:p>10.706508047</text:p>
          </table:table-cell>
        </table:table-row>
        <table:table-row table:style-name="ro1">
          <table:table-cell office:value-type="float" office:value="0.028503854" calcext:value-type="float">
            <text:p>0.028503854</text:p>
          </table:table-cell>
          <table:table-cell office:value-type="float" office:value="8.770743" calcext:value-type="float">
            <text:p>8.770743</text:p>
          </table:table-cell>
          <table:table-cell table:formula="of:=[.C318]+[.A319]" office:value-type="float" office:value="10.735011901" calcext:value-type="float">
            <text:p>10.735011901</text:p>
          </table:table-cell>
        </table:table-row>
        <table:table-row table:style-name="ro1">
          <table:table-cell office:value-type="float" office:value="0.02777142" calcext:value-type="float">
            <text:p>0.02777142</text:p>
          </table:table-cell>
          <table:table-cell office:value-type="float" office:value="9.00206" calcext:value-type="float">
            <text:p>9.00206</text:p>
          </table:table-cell>
          <table:table-cell table:formula="of:=[.C319]+[.A320]" office:value-type="float" office:value="10.762783321" calcext:value-type="float">
            <text:p>10.762783321</text:p>
          </table:table-cell>
        </table:table-row>
        <table:table-row table:style-name="ro1">
          <table:table-cell office:value-type="float" office:value="0.028183414" calcext:value-type="float">
            <text:p>0.028183414</text:p>
          </table:table-cell>
          <table:table-cell office:value-type="float" office:value="8.870465" calcext:value-type="float">
            <text:p>8.870465</text:p>
          </table:table-cell>
          <table:table-cell table:formula="of:=[.C320]+[.A321]" office:value-type="float" office:value="10.790966735" calcext:value-type="float">
            <text:p>10.790966735</text:p>
          </table:table-cell>
        </table:table-row>
        <table:table-row table:style-name="ro1">
          <table:table-cell office:value-type="float" office:value="0.028351262" calcext:value-type="float">
            <text:p>0.028351262</text:p>
          </table:table-cell>
          <table:table-cell office:value-type="float" office:value="8.817949" calcext:value-type="float">
            <text:p>8.817949</text:p>
          </table:table-cell>
          <table:table-cell table:formula="of:=[.C321]+[.A322]" office:value-type="float" office:value="10.819317997" calcext:value-type="float">
            <text:p>10.819317997</text:p>
          </table:table-cell>
        </table:table-row>
        <table:table-row table:style-name="ro1">
          <table:table-cell office:value-type="float" office:value="0.028580148" calcext:value-type="float">
            <text:p>0.028580148</text:p>
          </table:table-cell>
          <table:table-cell office:value-type="float" office:value="8.74733" calcext:value-type="float">
            <text:p>8.74733</text:p>
          </table:table-cell>
          <table:table-cell table:formula="of:=[.C322]+[.A323]" office:value-type="float" office:value="10.847898145" calcext:value-type="float">
            <text:p>10.847898145</text:p>
          </table:table-cell>
        </table:table-row>
        <table:table-row table:style-name="ro1">
          <table:table-cell office:value-type="float" office:value="0.027817197" calcext:value-type="float">
            <text:p>0.027817197</text:p>
          </table:table-cell>
          <table:table-cell office:value-type="float" office:value="8.9872465" calcext:value-type="float">
            <text:p>8.9872465</text:p>
          </table:table-cell>
          <table:table-cell table:formula="of:=[.C323]+[.A324]" office:value-type="float" office:value="10.875715342" calcext:value-type="float">
            <text:p>10.875715342</text:p>
          </table:table-cell>
        </table:table-row>
        <table:table-row table:style-name="ro1">
          <table:table-cell office:value-type="float" office:value="0.028244449" calcext:value-type="float">
            <text:p>0.028244449</text:p>
          </table:table-cell>
          <table:table-cell office:value-type="float" office:value="8.851297" calcext:value-type="float">
            <text:p>8.851297</text:p>
          </table:table-cell>
          <table:table-cell table:formula="of:=[.C324]+[.A325]" office:value-type="float" office:value="10.903959791" calcext:value-type="float">
            <text:p>10.903959791</text:p>
          </table:table-cell>
        </table:table-row>
        <table:table-row table:style-name="ro1">
          <table:table-cell office:value-type="float" office:value="0.028366521" calcext:value-type="float">
            <text:p>0.028366521</text:p>
          </table:table-cell>
          <table:table-cell office:value-type="float" office:value="8.813207" calcext:value-type="float">
            <text:p>8.813207</text:p>
          </table:table-cell>
          <table:table-cell table:formula="of:=[.C325]+[.A326]" office:value-type="float" office:value="10.932326312" calcext:value-type="float">
            <text:p>10.932326312</text:p>
          </table:table-cell>
        </table:table-row>
        <table:table-row table:style-name="ro1">
          <table:table-cell office:value-type="float" office:value="0.028625926" calcext:value-type="float">
            <text:p>0.028625926</text:p>
          </table:table-cell>
          <table:table-cell office:value-type="float" office:value="8.733342" calcext:value-type="float">
            <text:p>8.733342</text:p>
          </table:table-cell>
          <table:table-cell table:formula="of:=[.C326]+[.A327]" office:value-type="float" office:value="10.960952238" calcext:value-type="float">
            <text:p>10.960952238</text:p>
          </table:table-cell>
        </table:table-row>
        <table:table-row table:style-name="ro1">
          <table:table-cell office:value-type="float" office:value="0.027847715" calcext:value-type="float">
            <text:p>0.027847715</text:p>
          </table:table-cell>
          <table:table-cell office:value-type="float" office:value="8.977397" calcext:value-type="float">
            <text:p>8.977397</text:p>
          </table:table-cell>
          <table:table-cell table:formula="of:=[.C327]+[.A328]" office:value-type="float" office:value="10.988799953" calcext:value-type="float">
            <text:p>10.988799953</text:p>
          </table:table-cell>
        </table:table-row>
        <table:table-row table:style-name="ro1">
          <table:table-cell office:value-type="float" office:value="0.028290227" calcext:value-type="float">
            <text:p>0.028290227</text:p>
          </table:table-cell>
          <table:table-cell office:value-type="float" office:value="8.836974" calcext:value-type="float">
            <text:p>8.836974</text:p>
          </table:table-cell>
          <table:table-cell table:formula="of:=[.C328]+[.A329]" office:value-type="float" office:value="11.01709018" calcext:value-type="float">
            <text:p>11.01709018</text:p>
          </table:table-cell>
        </table:table-row>
        <table:table-row table:style-name="ro1">
          <table:table-cell office:value-type="float" office:value="0.028442817" calcext:value-type="float">
            <text:p>0.028442817</text:p>
          </table:table-cell>
          <table:table-cell office:value-type="float" office:value="8.789565" calcext:value-type="float">
            <text:p>8.789565</text:p>
          </table:table-cell>
          <table:table-cell table:formula="of:=[.C329]+[.A330]" office:value-type="float" office:value="11.045532997" calcext:value-type="float">
            <text:p>11.045532997</text:p>
          </table:table-cell>
        </table:table-row>
        <table:table-row table:style-name="ro1">
          <table:table-cell office:value-type="float" office:value="0.028656444" calcext:value-type="float">
            <text:p>0.028656444</text:p>
          </table:table-cell>
          <table:table-cell office:value-type="float" office:value="8.724042" calcext:value-type="float">
            <text:p>8.724042</text:p>
          </table:table-cell>
          <table:table-cell table:formula="of:=[.C330]+[.A331]" office:value-type="float" office:value="11.074189441" calcext:value-type="float">
            <text:p>11.074189441</text:p>
          </table:table-cell>
        </table:table-row>
        <table:table-row table:style-name="ro1">
          <table:table-cell office:value-type="float" office:value="0.02792401" calcext:value-type="float">
            <text:p>0.02792401</text:p>
          </table:table-cell>
          <table:table-cell office:value-type="float" office:value="8.952868" calcext:value-type="float">
            <text:p>8.952868</text:p>
          </table:table-cell>
          <table:table-cell table:formula="of:=[.C331]+[.A332]" office:value-type="float" office:value="11.102113451" calcext:value-type="float">
            <text:p>11.102113451</text:p>
          </table:table-cell>
        </table:table-row>
        <table:table-row table:style-name="ro1">
          <table:table-cell office:value-type="float" office:value="0.028305486" calcext:value-type="float">
            <text:p>0.028305486</text:p>
          </table:table-cell>
          <table:table-cell office:value-type="float" office:value="8.832211" calcext:value-type="float">
            <text:p>8.832211</text:p>
          </table:table-cell>
          <table:table-cell table:formula="of:=[.C332]+[.A333]" office:value-type="float" office:value="11.130418937" calcext:value-type="float">
            <text:p>11.130418937</text:p>
          </table:table-cell>
        </table:table-row>
        <table:table-row table:style-name="ro1">
          <table:table-cell office:value-type="float" office:value="0.028503854" calcext:value-type="float">
            <text:p>0.028503854</text:p>
          </table:table-cell>
          <table:table-cell office:value-type="float" office:value="8.770743" calcext:value-type="float">
            <text:p>8.770743</text:p>
          </table:table-cell>
          <table:table-cell table:formula="of:=[.C333]+[.A334]" office:value-type="float" office:value="11.158922791" calcext:value-type="float">
            <text:p>11.158922791</text:p>
          </table:table-cell>
        </table:table-row>
        <table:table-row table:style-name="ro1">
          <table:table-cell office:value-type="float" office:value="0.028717479" calcext:value-type="float">
            <text:p>0.028717479</text:p>
          </table:table-cell>
          <table:table-cell office:value-type="float" office:value="8.7055" calcext:value-type="float">
            <text:p>8.7055</text:p>
          </table:table-cell>
          <table:table-cell table:formula="of:=[.C334]+[.A335]" office:value-type="float" office:value="11.18764027" calcext:value-type="float">
            <text:p>11.18764027</text:p>
          </table:table-cell>
        </table:table-row>
        <table:table-row table:style-name="ro1">
          <table:table-cell office:value-type="float" office:value="0.027969787" calcext:value-type="float">
            <text:p>0.027969787</text:p>
          </table:table-cell>
          <table:table-cell office:value-type="float" office:value="8.938216" calcext:value-type="float">
            <text:p>8.938216</text:p>
          </table:table-cell>
          <table:table-cell table:formula="of:=[.C335]+[.A336]" office:value-type="float" office:value="11.215610057" calcext:value-type="float">
            <text:p>11.215610057</text:p>
          </table:table-cell>
        </table:table-row>
        <table:table-row table:style-name="ro1">
          <table:table-cell office:value-type="float" office:value="0.028366521" calcext:value-type="float">
            <text:p>0.028366521</text:p>
          </table:table-cell>
          <table:table-cell office:value-type="float" office:value="8.813207" calcext:value-type="float">
            <text:p>8.813207</text:p>
          </table:table-cell>
          <table:table-cell table:formula="of:=[.C336]+[.A337]" office:value-type="float" office:value="11.243976578" calcext:value-type="float">
            <text:p>11.243976578</text:p>
          </table:table-cell>
        </table:table-row>
        <table:table-row table:style-name="ro1">
          <table:table-cell office:value-type="float" office:value="0.028519113" calcext:value-type="float">
            <text:p>0.028519113</text:p>
          </table:table-cell>
          <table:table-cell office:value-type="float" office:value="8.76605" calcext:value-type="float">
            <text:p>8.76605</text:p>
          </table:table-cell>
          <table:table-cell table:formula="of:=[.C337]+[.A338]" office:value-type="float" office:value="11.272495691" calcext:value-type="float">
            <text:p>11.272495691</text:p>
          </table:table-cell>
        </table:table-row>
        <table:table-row table:style-name="ro1">
          <table:table-cell office:value-type="float" office:value="0.028763257" calcext:value-type="float">
            <text:p>0.028763257</text:p>
          </table:table-cell>
          <table:table-cell office:value-type="float" office:value="8.691645" calcext:value-type="float">
            <text:p>8.691645</text:p>
          </table:table-cell>
          <table:table-cell table:formula="of:=[.C338]+[.A339]" office:value-type="float" office:value="11.301258948" calcext:value-type="float">
            <text:p>11.301258948</text:p>
          </table:table-cell>
        </table:table-row>
        <table:table-row table:style-name="ro1">
          <table:table-cell office:value-type="float" office:value="0.028000304" calcext:value-type="float">
            <text:p>0.028000304</text:p>
          </table:table-cell>
          <table:table-cell office:value-type="float" office:value="8.928474" calcext:value-type="float">
            <text:p>8.928474</text:p>
          </table:table-cell>
          <table:table-cell table:formula="of:=[.C339]+[.A340]" office:value-type="float" office:value="11.329259252" calcext:value-type="float">
            <text:p>11.329259252</text:p>
          </table:table-cell>
        </table:table-row>
        <table:table-row table:style-name="ro1">
          <table:table-cell office:value-type="float" office:value="0.028442817" calcext:value-type="float">
            <text:p>0.028442817</text:p>
          </table:table-cell>
          <table:table-cell office:value-type="float" office:value="8.789565" calcext:value-type="float">
            <text:p>8.789565</text:p>
          </table:table-cell>
          <table:table-cell table:formula="of:=[.C340]+[.A341]" office:value-type="float" office:value="11.357702069" calcext:value-type="float">
            <text:p>11.357702069</text:p>
          </table:table-cell>
        </table:table-row>
        <table:table-row table:style-name="ro1">
          <table:table-cell office:value-type="float" office:value="0.028610665" calcext:value-type="float">
            <text:p>0.028610665</text:p>
          </table:table-cell>
          <table:table-cell office:value-type="float" office:value="8.738" calcext:value-type="float">
            <text:p>8.738</text:p>
          </table:table-cell>
          <table:table-cell table:formula="of:=[.C341]+[.A342]" office:value-type="float" office:value="11.386312734" calcext:value-type="float">
            <text:p>11.386312734</text:p>
          </table:table-cell>
        </table:table-row>
        <table:table-row table:style-name="ro1">
          <table:table-cell office:value-type="float" office:value="0.02883955" calcext:value-type="float">
            <text:p>0.02883955</text:p>
          </table:table-cell>
          <table:table-cell office:value-type="float" office:value="8.668651" calcext:value-type="float">
            <text:p>8.668651</text:p>
          </table:table-cell>
          <table:table-cell table:formula="of:=[.C342]+[.A343]" office:value-type="float" office:value="11.415152284" calcext:value-type="float">
            <text:p>11.415152284</text:p>
          </table:table-cell>
        </table:table-row>
        <table:table-row table:style-name="ro1">
          <table:table-cell office:value-type="float" office:value="0.028015565" calcext:value-type="float">
            <text:p>0.028015565</text:p>
          </table:table-cell>
          <table:table-cell office:value-type="float" office:value="8.923612" calcext:value-type="float">
            <text:p>8.923612</text:p>
          </table:table-cell>
          <table:table-cell table:formula="of:=[.C343]+[.A344]" office:value-type="float" office:value="11.443167849" calcext:value-type="float">
            <text:p>11.443167849</text:p>
          </table:table-cell>
        </table:table-row>
        <table:table-row table:style-name="ro1">
          <table:table-cell office:value-type="float" office:value="0.028503854" calcext:value-type="float">
            <text:p>0.028503854</text:p>
          </table:table-cell>
          <table:table-cell office:value-type="float" office:value="8.770743" calcext:value-type="float">
            <text:p>8.770743</text:p>
          </table:table-cell>
          <table:table-cell table:formula="of:=[.C344]+[.A345]" office:value-type="float" office:value="11.471671703" calcext:value-type="float">
            <text:p>11.471671703</text:p>
          </table:table-cell>
        </table:table-row>
        <table:table-row table:style-name="ro1">
          <table:table-cell office:value-type="float" office:value="0.028671702" calcext:value-type="float">
            <text:p>0.028671702</text:p>
          </table:table-cell>
          <table:table-cell office:value-type="float" office:value="8.7193985" calcext:value-type="float">
            <text:p>8.7193985</text:p>
          </table:table-cell>
          <table:table-cell table:formula="of:=[.C345]+[.A346]" office:value-type="float" office:value="11.500343405" calcext:value-type="float">
            <text:p>11.500343405</text:p>
          </table:table-cell>
        </table:table-row>
        <table:table-row table:style-name="ro1">
          <table:table-cell office:value-type="float" office:value="0.028946364" calcext:value-type="float">
            <text:p>0.028946364</text:p>
          </table:table-cell>
          <table:table-cell office:value-type="float" office:value="8.636663" calcext:value-type="float">
            <text:p>8.636663</text:p>
          </table:table-cell>
          <table:table-cell table:formula="of:=[.C346]+[.A347]" office:value-type="float" office:value="11.529289769" calcext:value-type="float">
            <text:p>11.529289769</text:p>
          </table:table-cell>
        </table:table-row>
        <table:table-row table:style-name="ro1">
          <table:table-cell office:value-type="float" office:value="0.028213931" calcext:value-type="float">
            <text:p>0.028213931</text:p>
          </table:table-cell>
          <table:table-cell office:value-type="float" office:value="8.860871" calcext:value-type="float">
            <text:p>8.860871</text:p>
          </table:table-cell>
          <table:table-cell table:formula="of:=[.C347]+[.A348]" office:value-type="float" office:value="11.5575037" calcext:value-type="float">
            <text:p>11.5575037</text:p>
          </table:table-cell>
        </table:table-row>
        <table:table-row table:style-name="ro1">
          <table:table-cell office:value-type="float" office:value="0.028656444" calcext:value-type="float">
            <text:p>0.028656444</text:p>
          </table:table-cell>
          <table:table-cell office:value-type="float" office:value="8.724042" calcext:value-type="float">
            <text:p>8.724042</text:p>
          </table:table-cell>
          <table:table-cell table:formula="of:=[.C348]+[.A349]" office:value-type="float" office:value="11.586160144" calcext:value-type="float">
            <text:p>11.586160144</text:p>
          </table:table-cell>
        </table:table-row>
        <table:table-row table:style-name="ro1">
          <table:table-cell office:value-type="float" office:value="0.028809033" calcext:value-type="float">
            <text:p>0.028809033</text:p>
          </table:table-cell>
          <table:table-cell office:value-type="float" office:value="8.677834" calcext:value-type="float">
            <text:p>8.677834</text:p>
          </table:table-cell>
          <table:table-cell table:formula="of:=[.C349]+[.A350]" office:value-type="float" office:value="11.614969177" calcext:value-type="float">
            <text:p>11.614969177</text:p>
          </table:table-cell>
        </table:table-row>
        <table:table-row table:style-name="ro1">
          <table:table-cell office:value-type="float" office:value="0.029053178" calcext:value-type="float">
            <text:p>0.029053178</text:p>
          </table:table-cell>
          <table:table-cell office:value-type="float" office:value="8.604911" calcext:value-type="float">
            <text:p>8.604911</text:p>
          </table:table-cell>
          <table:table-cell table:formula="of:=[.C350]+[.A351]" office:value-type="float" office:value="11.644022355" calcext:value-type="float">
            <text:p>11.644022355</text:p>
          </table:table-cell>
        </table:table-row>
        <table:table-row table:style-name="ro1">
          <table:table-cell office:value-type="float" office:value="0.028274968" calcext:value-type="float">
            <text:p>0.028274968</text:p>
          </table:table-cell>
          <table:table-cell office:value-type="float" office:value="8.8417425" calcext:value-type="float">
            <text:p>8.8417425</text:p>
          </table:table-cell>
          <table:table-cell table:formula="of:=[.C351]+[.A352]" office:value-type="float" office:value="11.672297323" calcext:value-type="float">
            <text:p>11.672297323</text:p>
          </table:table-cell>
        </table:table-row>
        <table:table-row table:style-name="ro1">
          <table:table-cell office:value-type="float" office:value="0.028671702" calcext:value-type="float">
            <text:p>0.028671702</text:p>
          </table:table-cell>
          <table:table-cell office:value-type="float" office:value="8.7193985" calcext:value-type="float">
            <text:p>8.7193985</text:p>
          </table:table-cell>
          <table:table-cell table:formula="of:=[.C352]+[.A353]" office:value-type="float" office:value="11.700969025" calcext:value-type="float">
            <text:p>11.700969025</text:p>
          </table:table-cell>
        </table:table-row>
        <table:table-row table:style-name="ro1">
          <table:table-cell office:value-type="float" office:value="0.028824292" calcext:value-type="float">
            <text:p>0.028824292</text:p>
          </table:table-cell>
          <table:table-cell office:value-type="float" office:value="8.67324" calcext:value-type="float">
            <text:p>8.67324</text:p>
          </table:table-cell>
          <table:table-cell table:formula="of:=[.C353]+[.A354]" office:value-type="float" office:value="11.729793317" calcext:value-type="float">
            <text:p>11.729793317</text:p>
          </table:table-cell>
        </table:table-row>
        <table:table-row table:style-name="ro1">
          <table:table-cell office:value-type="float" office:value="0.029083695" calcext:value-type="float">
            <text:p>0.029083695</text:p>
          </table:table-cell>
          <table:table-cell office:value-type="float" office:value="8.595881" calcext:value-type="float">
            <text:p>8.595881</text:p>
          </table:table-cell>
          <table:table-cell table:formula="of:=[.C354]+[.A355]" office:value-type="float" office:value="11.758877012" calcext:value-type="float">
            <text:p>11.758877012</text:p>
          </table:table-cell>
        </table:table-row>
        <table:table-row table:style-name="ro1">
          <table:table-cell office:value-type="float" office:value="0.028290227" calcext:value-type="float">
            <text:p>0.028290227</text:p>
          </table:table-cell>
          <table:table-cell office:value-type="float" office:value="8.836974" calcext:value-type="float">
            <text:p>8.836974</text:p>
          </table:table-cell>
          <table:table-cell table:formula="of:=[.C355]+[.A356]" office:value-type="float" office:value="11.787167239" calcext:value-type="float">
            <text:p>11.787167239</text:p>
          </table:table-cell>
        </table:table-row>
        <table:table-row table:style-name="ro1">
          <table:table-cell office:value-type="float" office:value="0.028717479" calcext:value-type="float">
            <text:p>0.028717479</text:p>
          </table:table-cell>
          <table:table-cell office:value-type="float" office:value="8.7055" calcext:value-type="float">
            <text:p>8.7055</text:p>
          </table:table-cell>
          <table:table-cell table:formula="of:=[.C356]+[.A357]" office:value-type="float" office:value="11.815884718" calcext:value-type="float">
            <text:p>11.815884718</text:p>
          </table:table-cell>
        </table:table-row>
        <table:table-row table:style-name="ro1">
          <table:table-cell office:value-type="float" office:value="0.02887007" calcext:value-type="float">
            <text:p>0.02887007</text:p>
          </table:table-cell>
          <table:table-cell office:value-type="float" office:value="8.659487" calcext:value-type="float">
            <text:p>8.659487</text:p>
          </table:table-cell>
          <table:table-cell table:formula="of:=[.C357]+[.A358]" office:value-type="float" office:value="11.844754788" calcext:value-type="float">
            <text:p>11.844754788</text:p>
          </table:table-cell>
        </table:table-row>
        <table:table-row table:style-name="ro1">
          <table:table-cell office:value-type="float" office:value="0.029129473" calcext:value-type="float">
            <text:p>0.029129473</text:p>
          </table:table-cell>
          <table:table-cell office:value-type="float" office:value="8.582373" calcext:value-type="float">
            <text:p>8.582373</text:p>
          </table:table-cell>
          <table:table-cell table:formula="of:=[.C358]+[.A359]" office:value-type="float" office:value="11.873884261" calcext:value-type="float">
            <text:p>11.873884261</text:p>
          </table:table-cell>
        </table:table-row>
        <table:table-row table:style-name="ro1">
          <table:table-cell office:value-type="float" office:value="0.028351262" calcext:value-type="float">
            <text:p>0.028351262</text:p>
          </table:table-cell>
          <table:table-cell office:value-type="float" office:value="8.817949" calcext:value-type="float">
            <text:p>8.817949</text:p>
          </table:table-cell>
          <table:table-cell table:formula="of:=[.C359]+[.A360]" office:value-type="float" office:value="11.902235523" calcext:value-type="float">
            <text:p>11.902235523</text:p>
          </table:table-cell>
        </table:table-row>
        <table:table-row table:style-name="ro1">
          <table:table-cell office:value-type="float" office:value="0.028793775" calcext:value-type="float">
            <text:p>0.028793775</text:p>
          </table:table-cell>
          <table:table-cell office:value-type="float" office:value="8.682432" calcext:value-type="float">
            <text:p>8.682432</text:p>
          </table:table-cell>
          <table:table-cell table:formula="of:=[.C360]+[.A361]" office:value-type="float" office:value="11.931029298" calcext:value-type="float">
            <text:p>11.931029298</text:p>
          </table:table-cell>
        </table:table-row>
        <table:table-row table:style-name="ro1">
          <table:table-cell office:value-type="float" office:value="0.028946364" calcext:value-type="float">
            <text:p>0.028946364</text:p>
          </table:table-cell>
          <table:table-cell office:value-type="float" office:value="8.636663" calcext:value-type="float">
            <text:p>8.636663</text:p>
          </table:table-cell>
          <table:table-cell table:formula="of:=[.C361]+[.A362]" office:value-type="float" office:value="11.959975662" calcext:value-type="float">
            <text:p>11.959975662</text:p>
          </table:table-cell>
        </table:table-row>
        <table:table-row table:style-name="ro1">
          <table:table-cell office:value-type="float" office:value="0.02917525" calcext:value-type="float">
            <text:p>0.02917525</text:p>
          </table:table-cell>
          <table:table-cell office:value-type="float" office:value="8.568907" calcext:value-type="float">
            <text:p>8.568907</text:p>
          </table:table-cell>
          <table:table-cell table:formula="of:=[.C362]+[.A363]" office:value-type="float" office:value="11.989150912" calcext:value-type="float">
            <text:p>11.989150912</text:p>
          </table:table-cell>
        </table:table-row>
        <table:table-row table:style-name="ro1">
          <table:table-cell office:value-type="float" office:value="0.0284123" calcext:value-type="float">
            <text:p>0.0284123</text:p>
          </table:table-cell>
          <table:table-cell office:value-type="float" office:value="8.799006" calcext:value-type="float">
            <text:p>8.799006</text:p>
          </table:table-cell>
          <table:table-cell table:formula="of:=[.C363]+[.A364]" office:value-type="float" office:value="12.017563212" calcext:value-type="float">
            <text:p>12.017563212</text:p>
          </table:table-cell>
        </table:table-row>
        <table:table-row table:style-name="ro1">
          <table:table-cell office:value-type="float" office:value="0.02885481" calcext:value-type="float">
            <text:p>0.02885481</text:p>
          </table:table-cell>
          <table:table-cell office:value-type="float" office:value="8.664067" calcext:value-type="float">
            <text:p>8.664067</text:p>
          </table:table-cell>
          <table:table-cell table:formula="of:=[.C364]+[.A365]" office:value-type="float" office:value="12.046418022" calcext:value-type="float">
            <text:p>12.046418022</text:p>
          </table:table-cell>
        </table:table-row>
        <table:table-row table:style-name="ro1">
          <table:table-cell office:value-type="float" office:value="0.028931106" calcext:value-type="float">
            <text:p>0.028931106</text:p>
          </table:table-cell>
          <table:table-cell office:value-type="float" office:value="8.641218" calcext:value-type="float">
            <text:p>8.641218</text:p>
          </table:table-cell>
          <table:table-cell table:formula="of:=[.C365]+[.A366]" office:value-type="float" office:value="12.075349128" calcext:value-type="float">
            <text:p>12.075349128</text:p>
          </table:table-cell>
        </table:table-row>
        <table:table-row table:style-name="ro1">
          <table:table-cell office:value-type="float" office:value="0.029205767" calcext:value-type="float">
            <text:p>0.029205767</text:p>
          </table:table-cell>
          <table:table-cell office:value-type="float" office:value="8.559954" calcext:value-type="float">
            <text:p>8.559954</text:p>
          </table:table-cell>
          <table:table-cell table:formula="of:=[.C366]+[.A367]" office:value-type="float" office:value="12.104554895" calcext:value-type="float">
            <text:p>12.104554895</text:p>
          </table:table-cell>
        </table:table-row>
        <table:table-row table:style-name="ro1">
          <table:table-cell office:value-type="float" office:value="0.028366521" calcext:value-type="float">
            <text:p>0.028366521</text:p>
          </table:table-cell>
          <table:table-cell office:value-type="float" office:value="8.813207" calcext:value-type="float">
            <text:p>8.813207</text:p>
          </table:table-cell>
          <table:table-cell table:formula="of:=[.C367]+[.A368]" office:value-type="float" office:value="12.132921416" calcext:value-type="float">
            <text:p>12.132921416</text:p>
          </table:table-cell>
        </table:table-row>
        <table:table-row table:style-name="ro1">
          <table:table-cell office:value-type="float" office:value="0.028793775" calcext:value-type="float">
            <text:p>0.028793775</text:p>
          </table:table-cell>
          <table:table-cell office:value-type="float" office:value="8.682432" calcext:value-type="float">
            <text:p>8.682432</text:p>
          </table:table-cell>
          <table:table-cell table:formula="of:=[.C368]+[.A369]" office:value-type="float" office:value="12.161715191" calcext:value-type="float">
            <text:p>12.161715191</text:p>
          </table:table-cell>
        </table:table-row>
        <table:table-row table:style-name="ro1">
          <table:table-cell office:value-type="float" office:value="0.02887007" calcext:value-type="float">
            <text:p>0.02887007</text:p>
          </table:table-cell>
          <table:table-cell office:value-type="float" office:value="8.659487" calcext:value-type="float">
            <text:p>8.659487</text:p>
          </table:table-cell>
          <table:table-cell table:formula="of:=[.C369]+[.A370]" office:value-type="float" office:value="12.190585261" calcext:value-type="float">
            <text:p>12.190585261</text:p>
          </table:table-cell>
        </table:table-row>
        <table:table-row table:style-name="ro1">
          <table:table-cell office:value-type="float" office:value="0.029053178" calcext:value-type="float">
            <text:p>0.029053178</text:p>
          </table:table-cell>
          <table:table-cell office:value-type="float" office:value="8.604911" calcext:value-type="float">
            <text:p>8.604911</text:p>
          </table:table-cell>
          <table:table-cell table:formula="of:=[.C370]+[.A371]" office:value-type="float" office:value="12.219638439" calcext:value-type="float">
            <text:p>12.219638439</text:p>
          </table:table-cell>
        </table:table-row>
        <table:table-row table:style-name="ro1">
          <table:table-cell office:value-type="float" office:value="0.028213931" calcext:value-type="float">
            <text:p>0.028213931</text:p>
          </table:table-cell>
          <table:table-cell office:value-type="float" office:value="8.860871" calcext:value-type="float">
            <text:p>8.860871</text:p>
          </table:table-cell>
          <table:table-cell table:formula="of:=[.C371]+[.A372]" office:value-type="float" office:value="12.24785237" calcext:value-type="float">
            <text:p>12.24785237</text:p>
          </table:table-cell>
        </table:table-row>
        <table:table-row table:style-name="ro1">
          <table:table-cell office:value-type="float" office:value="0.028564889" calcext:value-type="float">
            <text:p>0.028564889</text:p>
          </table:table-cell>
          <table:table-cell office:value-type="float" office:value="8.752003" calcext:value-type="float">
            <text:p>8.752003</text:p>
          </table:table-cell>
          <table:table-cell table:formula="of:=[.C372]+[.A373]" office:value-type="float" office:value="12.276417259" calcext:value-type="float">
            <text:p>12.276417259</text:p>
          </table:table-cell>
        </table:table-row>
        <table:table-row table:style-name="ro1">
          <table:table-cell office:value-type="float" office:value="0.028671702" calcext:value-type="float">
            <text:p>0.028671702</text:p>
          </table:table-cell>
          <table:table-cell office:value-type="float" office:value="8.7193985" calcext:value-type="float">
            <text:p>8.7193985</text:p>
          </table:table-cell>
          <table:table-cell table:formula="of:=[.C373]+[.A374]" office:value-type="float" office:value="12.305088961" calcext:value-type="float">
            <text:p>12.305088961</text:p>
          </table:table-cell>
        </table:table-row>
        <table:table-row table:style-name="ro1">
          <table:table-cell office:value-type="float" office:value="0.028809033" calcext:value-type="float">
            <text:p>0.028809033</text:p>
          </table:table-cell>
          <table:table-cell office:value-type="float" office:value="8.677834" calcext:value-type="float">
            <text:p>8.677834</text:p>
          </table:table-cell>
          <table:table-cell table:formula="of:=[.C374]+[.A375]" office:value-type="float" office:value="12.333897994" calcext:value-type="float">
            <text:p>12.333897994</text:p>
          </table:table-cell>
        </table:table-row>
        <table:table-row table:style-name="ro1">
          <table:table-cell office:value-type="float" office:value="0.02793927" calcext:value-type="float">
            <text:p>0.02793927</text:p>
          </table:table-cell>
          <table:table-cell office:value-type="float" office:value="8.947979" calcext:value-type="float">
            <text:p>8.947979</text:p>
          </table:table-cell>
          <table:table-cell table:formula="of:=[.C375]+[.A376]" office:value-type="float" office:value="12.361837264" calcext:value-type="float">
            <text:p>12.361837264</text:p>
          </table:table-cell>
        </table:table-row>
        <table:table-row table:style-name="ro1">
          <table:table-cell office:value-type="float" office:value="0.028244449" calcext:value-type="float">
            <text:p>0.028244449</text:p>
          </table:table-cell>
          <table:table-cell office:value-type="float" office:value="8.851297" calcext:value-type="float">
            <text:p>8.851297</text:p>
          </table:table-cell>
          <table:table-cell table:formula="of:=[.C376]+[.A377]" office:value-type="float" office:value="12.390081713" calcext:value-type="float">
            <text:p>12.390081713</text:p>
          </table:table-cell>
        </table:table-row>
        <table:table-row table:style-name="ro1">
          <table:table-cell office:value-type="float" office:value="0.028274968" calcext:value-type="float">
            <text:p>0.028274968</text:p>
          </table:table-cell>
          <table:table-cell office:value-type="float" office:value="8.8417425" calcext:value-type="float">
            <text:p>8.8417425</text:p>
          </table:table-cell>
          <table:table-cell table:formula="of:=[.C377]+[.A378]" office:value-type="float" office:value="12.418356681" calcext:value-type="float">
            <text:p>12.418356681</text:p>
          </table:table-cell>
        </table:table-row>
        <table:table-row table:style-name="ro1">
          <table:table-cell office:value-type="float" office:value="0.02839704" calcext:value-type="float">
            <text:p>0.02839704</text:p>
          </table:table-cell>
          <table:table-cell office:value-type="float" office:value="8.803734" calcext:value-type="float">
            <text:p>8.803734</text:p>
          </table:table-cell>
          <table:table-cell table:formula="of:=[.C378]+[.A379]" office:value-type="float" office:value="12.446753721" calcext:value-type="float">
            <text:p>12.446753721</text:p>
          </table:table-cell>
        </table:table-row>
        <table:table-row table:style-name="ro1">
          <table:table-cell office:value-type="float" office:value="0.027542535" calcext:value-type="float">
            <text:p>0.027542535</text:p>
          </table:table-cell>
          <table:table-cell office:value-type="float" office:value="9.076869" calcext:value-type="float">
            <text:p>9.076869</text:p>
          </table:table-cell>
          <table:table-cell table:formula="of:=[.C379]+[.A380]" office:value-type="float" office:value="12.474296256" calcext:value-type="float">
            <text:p>12.474296256</text:p>
          </table:table-cell>
        </table:table-row>
        <table:table-row table:style-name="ro1">
          <table:table-cell office:value-type="float" office:value="0.027862974" calcext:value-type="float">
            <text:p>0.027862974</text:p>
          </table:table-cell>
          <table:table-cell office:value-type="float" office:value="8.972481" calcext:value-type="float">
            <text:p>8.972481</text:p>
          </table:table-cell>
          <table:table-cell table:formula="of:=[.C380]+[.A381]" office:value-type="float" office:value="12.50215923" calcext:value-type="float">
            <text:p>12.50215923</text:p>
          </table:table-cell>
        </table:table-row>
        <table:table-row table:style-name="ro1">
          <table:table-cell office:value-type="float" office:value="0.027893493" calcext:value-type="float">
            <text:p>0.027893493</text:p>
          </table:table-cell>
          <table:table-cell office:value-type="float" office:value="8.962664" calcext:value-type="float">
            <text:p>8.962664</text:p>
          </table:table-cell>
          <table:table-cell table:formula="of:=[.C381]+[.A382]" office:value-type="float" office:value="12.530052723" calcext:value-type="float">
            <text:p>12.530052723</text:p>
          </table:table-cell>
        </table:table-row>
        <table:table-row table:style-name="ro1">
          <table:table-cell office:value-type="float" office:value="0.028061341" calcext:value-type="float">
            <text:p>0.028061341</text:p>
          </table:table-cell>
          <table:table-cell office:value-type="float" office:value="8.909054" calcext:value-type="float">
            <text:p>8.909054</text:p>
          </table:table-cell>
          <table:table-cell table:formula="of:=[.C382]+[.A383]" office:value-type="float" office:value="12.558114064" calcext:value-type="float">
            <text:p>12.558114064</text:p>
          </table:table-cell>
        </table:table-row>
        <table:table-row table:style-name="ro1">
          <table:table-cell office:value-type="float" office:value="0.027206836" calcext:value-type="float">
            <text:p>0.027206836</text:p>
          </table:table-cell>
          <table:table-cell office:value-type="float" office:value="9.188868" calcext:value-type="float">
            <text:p>9.188868</text:p>
          </table:table-cell>
          <table:table-cell table:formula="of:=[.C383]+[.A384]" office:value-type="float" office:value="12.5853209" calcext:value-type="float">
            <text:p>12.5853209</text:p>
          </table:table-cell>
        </table:table-row>
        <table:table-row table:style-name="ro1">
          <table:table-cell office:value-type="float" office:value="0.027588312" calcext:value-type="float">
            <text:p>0.027588312</text:p>
          </table:table-cell>
          <table:table-cell office:value-type="float" office:value="9.061809" calcext:value-type="float">
            <text:p>9.061809</text:p>
          </table:table-cell>
          <table:table-cell table:formula="of:=[.C384]+[.A385]" office:value-type="float" office:value="12.612909212" calcext:value-type="float">
            <text:p>12.612909212</text:p>
          </table:table-cell>
        </table:table-row>
        <table:table-row table:style-name="ro1">
          <table:table-cell office:value-type="float" office:value="0.027649349" calcext:value-type="float">
            <text:p>0.027649349</text:p>
          </table:table-cell>
          <table:table-cell office:value-type="float" office:value="9.041804" calcext:value-type="float">
            <text:p>9.041804</text:p>
          </table:table-cell>
          <table:table-cell table:formula="of:=[.C385]+[.A386]" office:value-type="float" office:value="12.640558561" calcext:value-type="float">
            <text:p>12.640558561</text:p>
          </table:table-cell>
        </table:table-row>
        <table:table-row table:style-name="ro1">
          <table:table-cell office:value-type="float" office:value="0.027832456" calcext:value-type="float">
            <text:p>0.027832456</text:p>
          </table:table-cell>
          <table:table-cell office:value-type="float" office:value="8.982319" calcext:value-type="float">
            <text:p>8.982319</text:p>
          </table:table-cell>
          <table:table-cell table:formula="of:=[.C386]+[.A387]" office:value-type="float" office:value="12.668391017" calcext:value-type="float">
            <text:p>12.668391017</text:p>
          </table:table-cell>
        </table:table-row>
        <table:table-row table:style-name="ro1">
          <table:table-cell office:value-type="float" office:value="0.027038988" calcext:value-type="float">
            <text:p>0.027038988</text:p>
          </table:table-cell>
          <table:table-cell office:value-type="float" office:value="9.245909" calcext:value-type="float">
            <text:p>9.245909</text:p>
          </table:table-cell>
          <table:table-cell table:formula="of:=[.C387]+[.A388]" office:value-type="float" office:value="12.695430005" calcext:value-type="float">
            <text:p>12.695430005</text:p>
          </table:table-cell>
        </table:table-row>
        <table:table-row table:style-name="ro1">
          <table:table-cell office:value-type="float" office:value="0.027405204" calcext:value-type="float">
            <text:p>0.027405204</text:p>
          </table:table-cell>
          <table:table-cell office:value-type="float" office:value="9.1223545" calcext:value-type="float">
            <text:p>9.1223545</text:p>
          </table:table-cell>
          <table:table-cell table:formula="of:=[.C388]+[.A389]" office:value-type="float" office:value="12.722835209" calcext:value-type="float">
            <text:p>12.722835209</text:p>
          </table:table-cell>
        </table:table-row>
        <table:table-row table:style-name="ro1">
          <table:table-cell office:value-type="float" office:value="0.027512016" calcext:value-type="float">
            <text:p>0.027512016</text:p>
          </table:table-cell>
          <table:table-cell office:value-type="float" office:value="9.086939" calcext:value-type="float">
            <text:p>9.086939</text:p>
          </table:table-cell>
          <table:table-cell table:formula="of:=[.C389]+[.A390]" office:value-type="float" office:value="12.750347225" calcext:value-type="float">
            <text:p>12.750347225</text:p>
          </table:table-cell>
        </table:table-row>
        <table:table-row table:style-name="ro1">
          <table:table-cell office:value-type="float" office:value="0.027695125" calcext:value-type="float">
            <text:p>0.027695125</text:p>
          </table:table-cell>
          <table:table-cell office:value-type="float" office:value="9.026859" calcext:value-type="float">
            <text:p>9.026859</text:p>
          </table:table-cell>
          <table:table-cell table:formula="of:=[.C390]+[.A391]" office:value-type="float" office:value="12.77804235" calcext:value-type="float">
            <text:p>12.77804235</text:p>
          </table:table-cell>
        </table:table-row>
        <table:table-row table:style-name="ro1">
          <table:table-cell office:value-type="float" office:value="0.026932174" calcext:value-type="float">
            <text:p>0.026932174</text:p>
          </table:table-cell>
          <table:table-cell office:value-type="float" office:value="9.2825775" calcext:value-type="float">
            <text:p>9.2825775</text:p>
          </table:table-cell>
          <table:table-cell table:formula="of:=[.C391]+[.A392]" office:value-type="float" office:value="12.804974524" calcext:value-type="float">
            <text:p>12.804974524</text:p>
          </table:table-cell>
        </table:table-row>
        <table:table-row table:style-name="ro1">
          <table:table-cell office:value-type="float" office:value="0.027283132" calcext:value-type="float">
            <text:p>0.027283132</text:p>
          </table:table-cell>
          <table:table-cell office:value-type="float" office:value="9.163171" calcext:value-type="float">
            <text:p>9.163171</text:p>
          </table:table-cell>
          <table:table-cell table:formula="of:=[.C392]+[.A393]" office:value-type="float" office:value="12.832257656" calcext:value-type="float">
            <text:p>12.832257656</text:p>
          </table:table-cell>
        </table:table-row>
        <table:table-row table:style-name="ro1">
          <table:table-cell office:value-type="float" office:value="0.027481498" calcext:value-type="float">
            <text:p>0.027481498</text:p>
          </table:table-cell>
          <table:table-cell office:value-type="float" office:value="9.09703" calcext:value-type="float">
            <text:p>9.09703</text:p>
          </table:table-cell>
          <table:table-cell table:formula="of:=[.C393]+[.A394]" office:value-type="float" office:value="12.859739154" calcext:value-type="float">
            <text:p>12.859739154</text:p>
          </table:table-cell>
        </table:table-row>
        <table:table-row table:style-name="ro1">
          <table:table-cell office:value-type="float" office:value="0.027664607" calcext:value-type="float">
            <text:p>0.027664607</text:p>
          </table:table-cell>
          <table:table-cell office:value-type="float" office:value="9.036818" calcext:value-type="float">
            <text:p>9.036818</text:p>
          </table:table-cell>
          <table:table-cell table:formula="of:=[.C394]+[.A395]" office:value-type="float" office:value="12.887403761" calcext:value-type="float">
            <text:p>12.887403761</text:p>
          </table:table-cell>
        </table:table-row>
        <table:table-row table:style-name="ro1">
          <table:table-cell office:value-type="float" office:value="0.026962692" calcext:value-type="float">
            <text:p>0.026962692</text:p>
          </table:table-cell>
          <table:table-cell office:value-type="float" office:value="9.272071" calcext:value-type="float">
            <text:p>9.272071</text:p>
          </table:table-cell>
          <table:table-cell table:formula="of:=[.C395]+[.A396]" office:value-type="float" office:value="12.914366453" calcext:value-type="float">
            <text:p>12.914366453</text:p>
          </table:table-cell>
        </table:table-row>
        <table:table-row table:style-name="ro1">
          <table:table-cell office:value-type="float" office:value="0.027389944" calcext:value-type="float">
            <text:p>0.027389944</text:p>
          </table:table-cell>
          <table:table-cell office:value-type="float" office:value="9.127438" calcext:value-type="float">
            <text:p>9.127438</text:p>
          </table:table-cell>
          <table:table-cell table:formula="of:=[.C396]+[.A397]" office:value-type="float" office:value="12.941756397" calcext:value-type="float">
            <text:p>12.941756397</text:p>
          </table:table-cell>
        </table:table-row>
        <table:table-row table:style-name="ro1">
          <table:table-cell office:value-type="float" office:value="0.027557794" calcext:value-type="float">
            <text:p>0.027557794</text:p>
          </table:table-cell>
          <table:table-cell office:value-type="float" office:value="9.071843" calcext:value-type="float">
            <text:p>9.071843</text:p>
          </table:table-cell>
          <table:table-cell table:formula="of:=[.C397]+[.A398]" office:value-type="float" office:value="12.969314191" calcext:value-type="float">
            <text:p>12.969314191</text:p>
          </table:table-cell>
        </table:table-row>
        <table:table-row table:style-name="ro1">
          <table:table-cell office:value-type="float" office:value="0.027817197" calcext:value-type="float">
            <text:p>0.027817197</text:p>
          </table:table-cell>
          <table:table-cell office:value-type="float" office:value="8.9872465" calcext:value-type="float">
            <text:p>8.9872465</text:p>
          </table:table-cell>
          <table:table-cell table:formula="of:=[.C398]+[.A399]" office:value-type="float" office:value="12.997131388" calcext:value-type="float">
            <text:p>12.997131388</text:p>
          </table:table-cell>
        </table:table-row>
        <table:table-row table:style-name="ro1">
          <table:table-cell office:value-type="float" office:value="0.027084764" calcext:value-type="float">
            <text:p>0.027084764</text:p>
          </table:table-cell>
          <table:table-cell office:value-type="float" office:value="9.230282" calcext:value-type="float">
            <text:p>9.230282</text:p>
          </table:table-cell>
          <table:table-cell table:formula="of:=[.C399]+[.A400]" office:value-type="float" office:value="13.024216152" calcext:value-type="float">
            <text:p>13.024216152</text:p>
          </table:table-cell>
        </table:table-row>
        <table:table-row table:style-name="ro1">
          <table:table-cell office:value-type="float" office:value="0.027573053" calcext:value-type="float">
            <text:p>0.027573053</text:p>
          </table:table-cell>
          <table:table-cell office:value-type="float" office:value="9.066823" calcext:value-type="float">
            <text:p>9.066823</text:p>
          </table:table-cell>
          <table:table-cell table:formula="of:=[.C400]+[.A401]" office:value-type="float" office:value="13.051789205" calcext:value-type="float">
            <text:p>13.051789205</text:p>
          </table:table-cell>
        </table:table-row>
        <table:table-row table:style-name="ro1">
          <table:table-cell office:value-type="float" office:value="0.02775616" calcext:value-type="float">
            <text:p>0.02775616</text:p>
          </table:table-cell>
          <table:table-cell office:value-type="float" office:value="9.0070095" calcext:value-type="float">
            <text:p>9.0070095</text:p>
          </table:table-cell>
          <table:table-cell table:formula="of:=[.C401]+[.A402]" office:value-type="float" office:value="13.079545365" calcext:value-type="float">
            <text:p>13.079545365</text:p>
          </table:table-cell>
        </table:table-row>
        <table:table-row table:style-name="ro1">
          <table:table-cell office:value-type="float" office:value="0.028015565" calcext:value-type="float">
            <text:p>0.028015565</text:p>
          </table:table-cell>
          <table:table-cell office:value-type="float" office:value="8.923612" calcext:value-type="float">
            <text:p>8.923612</text:p>
          </table:table-cell>
          <table:table-cell table:formula="of:=[.C402]+[.A403]" office:value-type="float" office:value="13.10756093" calcext:value-type="float">
            <text:p>13.10756093</text:p>
          </table:table-cell>
        </table:table-row>
        <table:table-row table:style-name="ro1">
          <table:table-cell office:value-type="float" office:value="0.02731365" calcext:value-type="float">
            <text:p>0.02731365</text:p>
          </table:table-cell>
          <table:table-cell office:value-type="float" office:value="9.152933" calcext:value-type="float">
            <text:p>9.152933</text:p>
          </table:table-cell>
          <table:table-cell table:formula="of:=[.C403]+[.A404]" office:value-type="float" office:value="13.13487458" calcext:value-type="float">
            <text:p>13.13487458</text:p>
          </table:table-cell>
        </table:table-row>
        <table:table-row table:style-name="ro1">
          <table:table-cell office:value-type="float" office:value="0.02777142" calcext:value-type="float">
            <text:p>0.02777142</text:p>
          </table:table-cell>
          <table:table-cell office:value-type="float" office:value="9.00206" calcext:value-type="float">
            <text:p>9.00206</text:p>
          </table:table-cell>
          <table:table-cell table:formula="of:=[.C404]+[.A405]" office:value-type="float" office:value="13.162646" calcext:value-type="float">
            <text:p>13.162646</text:p>
          </table:table-cell>
        </table:table-row>
        <table:table-row table:style-name="ro1">
          <table:table-cell office:value-type="float" office:value="0.027954528" calcext:value-type="float">
            <text:p>0.027954528</text:p>
          </table:table-cell>
          <table:table-cell office:value-type="float" office:value="8.943095" calcext:value-type="float">
            <text:p>8.943095</text:p>
          </table:table-cell>
          <table:table-cell table:formula="of:=[.C405]+[.A406]" office:value-type="float" office:value="13.190600528" calcext:value-type="float">
            <text:p>13.190600528</text:p>
          </table:table-cell>
        </table:table-row>
        <table:table-row table:style-name="ro1">
          <table:table-cell office:value-type="float" office:value="0.028183414" calcext:value-type="float">
            <text:p>0.028183414</text:p>
          </table:table-cell>
          <table:table-cell office:value-type="float" office:value="8.870465" calcext:value-type="float">
            <text:p>8.870465</text:p>
          </table:table-cell>
          <table:table-cell table:formula="of:=[.C406]+[.A407]" office:value-type="float" office:value="13.218783942" calcext:value-type="float">
            <text:p>13.218783942</text:p>
          </table:table-cell>
        </table:table-row>
        <table:table-row table:style-name="ro1">
          <table:table-cell office:value-type="float" office:value="0.02746624" calcext:value-type="float">
            <text:p>0.02746624</text:p>
          </table:table-cell>
          <table:table-cell office:value-type="float" office:value="9.102083" calcext:value-type="float">
            <text:p>9.102083</text:p>
          </table:table-cell>
          <table:table-cell table:formula="of:=[.C407]+[.A408]" office:value-type="float" office:value="13.246250182" calcext:value-type="float">
            <text:p>13.246250182</text:p>
          </table:table-cell>
        </table:table-row>
        <table:table-row table:style-name="ro1">
          <table:table-cell office:value-type="float" office:value="0.027954528" calcext:value-type="float">
            <text:p>0.027954528</text:p>
          </table:table-cell>
          <table:table-cell office:value-type="float" office:value="8.943095" calcext:value-type="float">
            <text:p>8.943095</text:p>
          </table:table-cell>
          <table:table-cell table:formula="of:=[.C408]+[.A409]" office:value-type="float" office:value="13.27420471" calcext:value-type="float">
            <text:p>13.27420471</text:p>
          </table:table-cell>
        </table:table-row>
        <table:table-row table:style-name="ro1">
          <table:table-cell office:value-type="float" office:value="0.028137637" calcext:value-type="float">
            <text:p>0.028137637</text:p>
          </table:table-cell>
          <table:table-cell office:value-type="float" office:value="8.884897" calcext:value-type="float">
            <text:p>8.884897</text:p>
          </table:table-cell>
          <table:table-cell table:formula="of:=[.C409]+[.A410]" office:value-type="float" office:value="13.302342347" calcext:value-type="float">
            <text:p>13.302342347</text:p>
          </table:table-cell>
        </table:table-row>
        <table:table-row table:style-name="ro1">
          <table:table-cell office:value-type="float" office:value="0.028381782" calcext:value-type="float">
            <text:p>0.028381782</text:p>
          </table:table-cell>
          <table:table-cell office:value-type="float" office:value="8.808467" calcext:value-type="float">
            <text:p>8.808467</text:p>
          </table:table-cell>
          <table:table-cell table:formula="of:=[.C410]+[.A411]" office:value-type="float" office:value="13.330724129" calcext:value-type="float">
            <text:p>13.330724129</text:p>
          </table:table-cell>
        </table:table-row>
        <table:table-row table:style-name="ro1">
          <table:table-cell office:value-type="float" office:value="0.027695125" calcext:value-type="float">
            <text:p>0.027695125</text:p>
          </table:table-cell>
          <table:table-cell office:value-type="float" office:value="9.026859" calcext:value-type="float">
            <text:p>9.026859</text:p>
          </table:table-cell>
          <table:table-cell table:formula="of:=[.C411]+[.A412]" office:value-type="float" office:value="13.358419254" calcext:value-type="float">
            <text:p>13.358419254</text:p>
          </table:table-cell>
        </table:table-row>
        <table:table-row table:style-name="ro1">
          <table:table-cell office:value-type="float" office:value="0.028168155" calcext:value-type="float">
            <text:p>0.028168155</text:p>
          </table:table-cell>
          <table:table-cell office:value-type="float" office:value="8.875271" calcext:value-type="float">
            <text:p>8.875271</text:p>
          </table:table-cell>
          <table:table-cell table:formula="of:=[.C412]+[.A413]" office:value-type="float" office:value="13.386587409" calcext:value-type="float">
            <text:p>13.386587409</text:p>
          </table:table-cell>
        </table:table-row>
        <table:table-row table:style-name="ro1">
          <table:table-cell office:value-type="float" office:value="0.028351262" calcext:value-type="float">
            <text:p>0.028351262</text:p>
          </table:table-cell>
          <table:table-cell office:value-type="float" office:value="8.817949" calcext:value-type="float">
            <text:p>8.817949</text:p>
          </table:table-cell>
          <table:table-cell table:formula="of:=[.C413]+[.A414]" office:value-type="float" office:value="13.414938671" calcext:value-type="float">
            <text:p>13.414938671</text:p>
          </table:table-cell>
        </table:table-row>
        <table:table-row table:style-name="ro1">
          <table:table-cell office:value-type="float" office:value="0.028610665" calcext:value-type="float">
            <text:p>0.028610665</text:p>
          </table:table-cell>
          <table:table-cell office:value-type="float" office:value="8.738" calcext:value-type="float">
            <text:p>8.738</text:p>
          </table:table-cell>
          <table:table-cell table:formula="of:=[.C414]+[.A415]" office:value-type="float" office:value="13.443549336" calcext:value-type="float">
            <text:p>13.443549336</text:p>
          </table:table-cell>
        </table:table-row>
        <table:table-row table:style-name="ro1">
          <table:table-cell office:value-type="float" office:value="0.027862974" calcext:value-type="float">
            <text:p>0.027862974</text:p>
          </table:table-cell>
          <table:table-cell office:value-type="float" office:value="8.972481" calcext:value-type="float">
            <text:p>8.972481</text:p>
          </table:table-cell>
          <table:table-cell table:formula="of:=[.C415]+[.A416]" office:value-type="float" office:value="13.47141231" calcext:value-type="float">
            <text:p>13.47141231</text:p>
          </table:table-cell>
        </table:table-row>
        <table:table-row table:style-name="ro1">
          <table:table-cell office:value-type="float" office:value="0.028351262" calcext:value-type="float">
            <text:p>0.028351262</text:p>
          </table:table-cell>
          <table:table-cell office:value-type="float" office:value="8.817949" calcext:value-type="float">
            <text:p>8.817949</text:p>
          </table:table-cell>
          <table:table-cell table:formula="of:=[.C416]+[.A417]" office:value-type="float" office:value="13.499763572" calcext:value-type="float">
            <text:p>13.499763572</text:p>
          </table:table-cell>
        </table:table-row>
        <table:table-row table:style-name="ro1">
          <table:table-cell office:value-type="float" office:value="0.02854963" calcext:value-type="float">
            <text:p>0.02854963</text:p>
          </table:table-cell>
          <table:table-cell office:value-type="float" office:value="8.7566805" calcext:value-type="float">
            <text:p>8.7566805</text:p>
          </table:table-cell>
          <table:table-cell table:formula="of:=[.C417]+[.A418]" office:value-type="float" office:value="13.528313202" calcext:value-type="float">
            <text:p>13.528313202</text:p>
          </table:table-cell>
        </table:table-row>
        <table:table-row table:style-name="ro1">
          <table:table-cell office:value-type="float" office:value="0.02883955" calcext:value-type="float">
            <text:p>0.02883955</text:p>
          </table:table-cell>
          <table:table-cell office:value-type="float" office:value="8.668651" calcext:value-type="float">
            <text:p>8.668651</text:p>
          </table:table-cell>
          <table:table-cell table:formula="of:=[.C418]+[.A419]" office:value-type="float" office:value="13.557152752" calcext:value-type="float">
            <text:p>13.557152752</text:p>
          </table:table-cell>
        </table:table-row>
        <table:table-row table:style-name="ro1">
          <table:table-cell office:value-type="float" office:value="0.0280766" calcext:value-type="float">
            <text:p>0.0280766</text:p>
          </table:table-cell>
          <table:table-cell office:value-type="float" office:value="8.904212" calcext:value-type="float">
            <text:p>8.904212</text:p>
          </table:table-cell>
          <table:table-cell table:formula="of:=[.C419]+[.A420]" office:value-type="float" office:value="13.585229352" calcext:value-type="float">
            <text:p>13.585229352</text:p>
          </table:table-cell>
        </table:table-row>
        <table:table-row table:style-name="ro1">
          <table:table-cell office:value-type="float" office:value="0.028564889" calcext:value-type="float">
            <text:p>0.028564889</text:p>
          </table:table-cell>
          <table:table-cell office:value-type="float" office:value="8.752003" calcext:value-type="float">
            <text:p>8.752003</text:p>
          </table:table-cell>
          <table:table-cell table:formula="of:=[.C420]+[.A421]" office:value-type="float" office:value="13.613794241" calcext:value-type="float">
            <text:p>13.613794241</text:p>
          </table:table-cell>
        </table:table-row>
        <table:table-row table:style-name="ro1">
          <table:table-cell office:value-type="float" office:value="0.028732738" calcext:value-type="float">
            <text:p>0.028732738</text:p>
          </table:table-cell>
          <table:table-cell office:value-type="float" office:value="8.700876" calcext:value-type="float">
            <text:p>8.700876</text:p>
          </table:table-cell>
          <table:table-cell table:formula="of:=[.C421]+[.A422]" office:value-type="float" office:value="13.642526979" calcext:value-type="float">
            <text:p>13.642526979</text:p>
          </table:table-cell>
        </table:table-row>
        <table:table-row table:style-name="ro1">
          <table:table-cell office:value-type="float" office:value="0.029037919" calcext:value-type="float">
            <text:p>0.029037919</text:p>
          </table:table-cell>
          <table:table-cell office:value-type="float" office:value="8.609433" calcext:value-type="float">
            <text:p>8.609433</text:p>
          </table:table-cell>
          <table:table-cell table:formula="of:=[.C422]+[.A423]" office:value-type="float" office:value="13.671564898" calcext:value-type="float">
            <text:p>13.671564898</text:p>
          </table:table-cell>
        </table:table-row>
        <table:table-row table:style-name="ro1">
          <table:table-cell office:value-type="float" office:value="0.028274968" calcext:value-type="float">
            <text:p>0.028274968</text:p>
          </table:table-cell>
          <table:table-cell office:value-type="float" office:value="8.8417425" calcext:value-type="float">
            <text:p>8.8417425</text:p>
          </table:table-cell>
          <table:table-cell table:formula="of:=[.C423]+[.A424]" office:value-type="float" office:value="13.699839866" calcext:value-type="float">
            <text:p>13.699839866</text:p>
          </table:table-cell>
        </table:table-row>
        <table:table-row table:style-name="ro1">
          <table:table-cell office:value-type="float" office:value="0.02870222" calcext:value-type="float">
            <text:p>0.02870222</text:p>
          </table:table-cell>
          <table:table-cell office:value-type="float" office:value="8.710128" calcext:value-type="float">
            <text:p>8.710128</text:p>
          </table:table-cell>
          <table:table-cell table:formula="of:=[.C424]+[.A425]" office:value-type="float" office:value="13.728542086" calcext:value-type="float">
            <text:p>13.728542086</text:p>
          </table:table-cell>
        </table:table-row>
        <table:table-row table:style-name="ro1">
          <table:table-cell office:value-type="float" office:value="0.02887007" calcext:value-type="float">
            <text:p>0.02887007</text:p>
          </table:table-cell>
          <table:table-cell office:value-type="float" office:value="8.659487" calcext:value-type="float">
            <text:p>8.659487</text:p>
          </table:table-cell>
          <table:table-cell table:formula="of:=[.C425]+[.A426]" office:value-type="float" office:value="13.757412156" calcext:value-type="float">
            <text:p>13.757412156</text:p>
          </table:table-cell>
        </table:table-row>
        <table:table-row table:style-name="ro1">
          <table:table-cell office:value-type="float" office:value="0.029129473" calcext:value-type="float">
            <text:p>0.029129473</text:p>
          </table:table-cell>
          <table:table-cell office:value-type="float" office:value="8.582373" calcext:value-type="float">
            <text:p>8.582373</text:p>
          </table:table-cell>
          <table:table-cell table:formula="of:=[.C426]+[.A427]" office:value-type="float" office:value="13.786541629" calcext:value-type="float">
            <text:p>13.786541629</text:p>
          </table:table-cell>
        </table:table-row>
        <table:table-row table:style-name="ro1">
          <table:table-cell office:value-type="float" office:value="0.028336003" calcext:value-type="float">
            <text:p>0.028336003</text:p>
          </table:table-cell>
          <table:table-cell office:value-type="float" office:value="8.822698" calcext:value-type="float">
            <text:p>8.822698</text:p>
          </table:table-cell>
          <table:table-cell table:formula="of:=[.C427]+[.A428]" office:value-type="float" office:value="13.814877632" calcext:value-type="float">
            <text:p>13.814877632</text:p>
          </table:table-cell>
        </table:table-row>
        <table:table-row table:style-name="ro1">
          <table:table-cell office:value-type="float" office:value="0.028732738" calcext:value-type="float">
            <text:p>0.028732738</text:p>
          </table:table-cell>
          <table:table-cell office:value-type="float" office:value="8.700876" calcext:value-type="float">
            <text:p>8.700876</text:p>
          </table:table-cell>
          <table:table-cell table:formula="of:=[.C428]+[.A429]" office:value-type="float" office:value="13.84361037" calcext:value-type="float">
            <text:p>13.84361037</text:p>
          </table:table-cell>
        </table:table-row>
        <table:table-row table:style-name="ro1">
          <table:table-cell office:value-type="float" office:value="0.028809033" calcext:value-type="float">
            <text:p>0.028809033</text:p>
          </table:table-cell>
          <table:table-cell office:value-type="float" office:value="8.677834" calcext:value-type="float">
            <text:p>8.677834</text:p>
          </table:table-cell>
          <table:table-cell table:formula="of:=[.C429]+[.A430]" office:value-type="float" office:value="13.872419403" calcext:value-type="float">
            <text:p>13.872419403</text:p>
          </table:table-cell>
        </table:table-row>
        <table:table-row table:style-name="ro1">
          <table:table-cell office:value-type="float" office:value="0.028992143" calcext:value-type="float">
            <text:p>0.028992143</text:p>
          </table:table-cell>
          <table:table-cell office:value-type="float" office:value="8.623027" calcext:value-type="float">
            <text:p>8.623027</text:p>
          </table:table-cell>
          <table:table-cell table:formula="of:=[.C430]+[.A431]" office:value-type="float" office:value="13.901411546" calcext:value-type="float">
            <text:p>13.901411546</text:p>
          </table:table-cell>
        </table:table-row>
        <table:table-row table:style-name="ro1">
          <table:table-cell office:value-type="float" office:value="0.02809186" calcext:value-type="float">
            <text:p>0.02809186</text:p>
          </table:table-cell>
          <table:table-cell office:value-type="float" office:value="8.899376" calcext:value-type="float">
            <text:p>8.899376</text:p>
          </table:table-cell>
          <table:table-cell table:formula="of:=[.C431]+[.A432]" office:value-type="float" office:value="13.929503406" calcext:value-type="float">
            <text:p>13.929503406</text:p>
          </table:table-cell>
        </table:table-row>
        <table:table-row table:style-name="ro1">
          <table:table-cell office:value-type="float" office:value="0.028381782" calcext:value-type="float">
            <text:p>0.028381782</text:p>
          </table:table-cell>
          <table:table-cell office:value-type="float" office:value="8.808467" calcext:value-type="float">
            <text:p>8.808467</text:p>
          </table:table-cell>
          <table:table-cell table:formula="of:=[.C432]+[.A433]" office:value-type="float" office:value="13.957885188" calcext:value-type="float">
            <text:p>13.957885188</text:p>
          </table:table-cell>
        </table:table-row>
        <table:table-row table:style-name="ro1">
          <table:table-cell office:value-type="float" office:value="0.028442817" calcext:value-type="float">
            <text:p>0.028442817</text:p>
          </table:table-cell>
          <table:table-cell office:value-type="float" office:value="8.789565" calcext:value-type="float">
            <text:p>8.789565</text:p>
          </table:table-cell>
          <table:table-cell table:formula="of:=[.C433]+[.A434]" office:value-type="float" office:value="13.986328005" calcext:value-type="float">
            <text:p>13.986328005</text:p>
          </table:table-cell>
        </table:table-row>
        <table:table-row table:style-name="ro1">
          <table:table-cell office:value-type="float" office:value="0.02854963" calcext:value-type="float">
            <text:p>0.02854963</text:p>
          </table:table-cell>
          <table:table-cell office:value-type="float" office:value="8.7566805" calcext:value-type="float">
            <text:p>8.7566805</text:p>
          </table:table-cell>
          <table:table-cell table:formula="of:=[.C434]+[.A435]" office:value-type="float" office:value="14.014877635" calcext:value-type="float">
            <text:p>14.014877635</text:p>
          </table:table-cell>
        </table:table-row>
        <table:table-row table:style-name="ro1">
          <table:table-cell office:value-type="float" office:value="0.027634088" calcext:value-type="float">
            <text:p>0.027634088</text:p>
          </table:table-cell>
          <table:table-cell office:value-type="float" office:value="9.046797" calcext:value-type="float">
            <text:p>9.046797</text:p>
          </table:table-cell>
          <table:table-cell table:formula="of:=[.C435]+[.A436]" office:value-type="float" office:value="14.042511723" calcext:value-type="float">
            <text:p>14.042511723</text:p>
          </table:table-cell>
        </table:table-row>
        <table:table-row table:style-name="ro1">
          <table:table-cell office:value-type="float" office:value="0.02792401" calcext:value-type="float">
            <text:p>0.02792401</text:p>
          </table:table-cell>
          <table:table-cell office:value-type="float" office:value="8.952868" calcext:value-type="float">
            <text:p>8.952868</text:p>
          </table:table-cell>
          <table:table-cell table:formula="of:=[.C436]+[.A437]" office:value-type="float" office:value="14.070435733" calcext:value-type="float">
            <text:p>14.070435733</text:p>
          </table:table-cell>
        </table:table-row>
        <table:table-row table:style-name="ro1">
          <table:table-cell office:value-type="float" office:value="0.027893493" calcext:value-type="float">
            <text:p>0.027893493</text:p>
          </table:table-cell>
          <table:table-cell office:value-type="float" office:value="8.962664" calcext:value-type="float">
            <text:p>8.962664</text:p>
          </table:table-cell>
          <table:table-cell table:formula="of:=[.C437]+[.A438]" office:value-type="float" office:value="14.098329226" calcext:value-type="float">
            <text:p>14.098329226</text:p>
          </table:table-cell>
        </table:table-row>
        <table:table-row table:style-name="ro1">
          <table:table-cell office:value-type="float" office:value="0.028000304" calcext:value-type="float">
            <text:p>0.028000304</text:p>
          </table:table-cell>
          <table:table-cell office:value-type="float" office:value="8.928474" calcext:value-type="float">
            <text:p>8.928474</text:p>
          </table:table-cell>
          <table:table-cell table:formula="of:=[.C438]+[.A439]" office:value-type="float" office:value="14.12632953" calcext:value-type="float">
            <text:p>14.12632953</text:p>
          </table:table-cell>
        </table:table-row>
        <table:table-row table:style-name="ro1">
          <table:table-cell office:value-type="float" office:value="0.027206836" calcext:value-type="float">
            <text:p>0.027206836</text:p>
          </table:table-cell>
          <table:table-cell office:value-type="float" office:value="9.188868" calcext:value-type="float">
            <text:p>9.188868</text:p>
          </table:table-cell>
          <table:table-cell table:formula="of:=[.C439]+[.A440]" office:value-type="float" office:value="14.153536366" calcext:value-type="float">
            <text:p>14.153536366</text:p>
          </table:table-cell>
        </table:table-row>
        <table:table-row table:style-name="ro1">
          <table:table-cell office:value-type="float" office:value="0.028931106" calcext:value-type="float">
            <text:p>0.028931106</text:p>
          </table:table-cell>
          <table:table-cell office:value-type="float" office:value="8.641218" calcext:value-type="float">
            <text:p>8.641218</text:p>
          </table:table-cell>
          <table:table-cell table:formula="of:=[.C440]+[.A441]" office:value-type="float" office:value="14.182467472" calcext:value-type="float">
            <text:p>14.182467472</text:p>
          </table:table-cell>
        </table:table-row>
        <table:table-row table:style-name="ro1">
          <table:table-cell office:value-type="float" office:value="0.03576715" calcext:value-type="float">
            <text:p>0.03576715</text:p>
          </table:table-cell>
          <table:table-cell office:value-type="float" office:value="6.9896545" calcext:value-type="float">
            <text:p>6.9896545</text:p>
          </table:table-cell>
          <table:table-cell table:formula="of:=[.C441]+[.A442]" office:value-type="float" office:value="14.218234622" calcext:value-type="float">
            <text:p>14.218234622</text:p>
          </table:table-cell>
        </table:table-row>
        <table:table-row table:style-name="ro1">
          <table:table-cell office:value-type="float" office:value="0.042847335" calcext:value-type="float">
            <text:p>0.042847335</text:p>
          </table:table-cell>
          <table:table-cell office:value-type="float" office:value="5.8346686" calcext:value-type="float">
            <text:p>5.8346686</text:p>
          </table:table-cell>
          <table:table-cell table:formula="of:=[.C442]+[.A443]" office:value-type="float" office:value="14.261081957" calcext:value-type="float">
            <text:p>14.261081957</text:p>
          </table:table-cell>
        </table:table-row>
        <table:table-row table:style-name="ro1">
          <table:table-cell office:value-type="float" office:value="0.04167239" calcext:value-type="float">
            <text:p>0.04167239</text:p>
          </table:table-cell>
          <table:table-cell office:value-type="float" office:value="5.999176" calcext:value-type="float">
            <text:p>5.999176</text:p>
          </table:table-cell>
          <table:table-cell table:formula="of:=[.C443]+[.A444]" office:value-type="float" office:value="14.302754347" calcext:value-type="float">
            <text:p>14.302754347</text:p>
          </table:table-cell>
        </table:table-row>
        <table:table-row table:style-name="ro1">
          <table:table-cell office:value-type="float" office:value="0.040588997" calcext:value-type="float">
            <text:p>0.040588997</text:p>
          </table:table-cell>
          <table:table-cell office:value-type="float" office:value="6.1593046" calcext:value-type="float">
            <text:p>6.1593046</text:p>
          </table:table-cell>
          <table:table-cell table:formula="of:=[.C444]+[.A445]" office:value-type="float" office:value="14.343343344" calcext:value-type="float">
            <text:p>14.343343344</text:p>
          </table:table-cell>
        </table:table-row>
        <table:table-row table:style-name="ro1">
          <table:table-cell office:value-type="float" office:value="0.03915465" calcext:value-type="float">
            <text:p>0.03915465</text:p>
          </table:table-cell>
          <table:table-cell office:value-type="float" office:value="6.384938" calcext:value-type="float">
            <text:p>6.384938</text:p>
          </table:table-cell>
          <table:table-cell table:formula="of:=[.C445]+[.A446]" office:value-type="float" office:value="14.382497994" calcext:value-type="float">
            <text:p>14.382497994</text:p>
          </table:table-cell>
        </table:table-row>
        <table:table-row table:style-name="ro1">
          <table:table-cell office:value-type="float" office:value="0.03796445" calcext:value-type="float">
            <text:p>0.03796445</text:p>
          </table:table-cell>
          <table:table-cell office:value-type="float" office:value="6.5851083" calcext:value-type="float">
            <text:p>6.5851083</text:p>
          </table:table-cell>
          <table:table-cell table:formula="of:=[.C446]+[.A447]" office:value-type="float" office:value="14.420462444" calcext:value-type="float">
            <text:p>14.420462444</text:p>
          </table:table-cell>
        </table:table-row>
        <table:table-row table:style-name="ro1">
          <table:table-cell office:value-type="float" office:value="0.03558404" calcext:value-type="float">
            <text:p>0.03558404</text:p>
          </table:table-cell>
          <table:table-cell office:value-type="float" office:value="7.0256214" calcext:value-type="float">
            <text:p>7.0256214</text:p>
          </table:table-cell>
          <table:table-cell table:formula="of:=[.C447]+[.A448]" office:value-type="float" office:value="14.456046484" calcext:value-type="float">
            <text:p>14.456046484</text:p>
          </table:table-cell>
        </table:table-row>
        <table:table-row table:style-name="ro1">
          <table:table-cell office:value-type="float" office:value="0.034897383" calcext:value-type="float">
            <text:p>0.034897383</text:p>
          </table:table-cell>
          <table:table-cell office:value-type="float" office:value="7.1638613" calcext:value-type="float">
            <text:p>7.1638613</text:p>
          </table:table-cell>
          <table:table-cell table:formula="of:=[.C448]+[.A449]" office:value-type="float" office:value="14.490943867" calcext:value-type="float">
            <text:p>14.490943867</text:p>
          </table:table-cell>
        </table:table-row>
        <table:table-row table:style-name="ro1">
          <table:table-cell office:value-type="float" office:value="0.033920806" calcext:value-type="float">
            <text:p>0.033920806</text:p>
          </table:table-cell>
          <table:table-cell office:value-type="float" office:value="7.370108" calcext:value-type="float">
            <text:p>7.370108</text:p>
          </table:table-cell>
          <table:table-cell table:formula="of:=[.C449]+[.A450]" office:value-type="float" office:value="14.524864673" calcext:value-type="float">
            <text:p>14.524864673</text:p>
          </table:table-cell>
        </table:table-row>
        <table:table-row table:style-name="ro1">
          <table:table-cell office:value-type="float" office:value="0.03309682" calcext:value-type="float">
            <text:p>0.03309682</text:p>
          </table:table-cell>
          <table:table-cell office:value-type="float" office:value="7.5535955" calcext:value-type="float">
            <text:p>7.5535955</text:p>
          </table:table-cell>
          <table:table-cell table:formula="of:=[.C450]+[.A451]" office:value-type="float" office:value="14.557961493" calcext:value-type="float">
            <text:p>14.557961493</text:p>
          </table:table-cell>
        </table:table-row>
        <table:table-row table:style-name="ro1">
          <table:table-cell office:value-type="float" office:value="0.031265736" calcext:value-type="float">
            <text:p>0.031265736</text:p>
          </table:table-cell>
          <table:table-cell office:value-type="float" office:value="7.9959736" calcext:value-type="float">
            <text:p>7.9959736</text:p>
          </table:table-cell>
          <table:table-cell table:formula="of:=[.C451]+[.A452]" office:value-type="float" office:value="14.589227229" calcext:value-type="float">
            <text:p>14.589227229</text:p>
          </table:table-cell>
        </table:table-row>
        <table:table-row table:style-name="ro1">
          <table:table-cell office:value-type="float" office:value="0.030838484" calcext:value-type="float">
            <text:p>0.030838484</text:p>
          </table:table-cell>
          <table:table-cell office:value-type="float" office:value="8.106753" calcext:value-type="float">
            <text:p>8.106753</text:p>
          </table:table-cell>
          <table:table-cell table:formula="of:=[.C452]+[.A453]" office:value-type="float" office:value="14.620065713" calcext:value-type="float">
            <text:p>14.620065713</text:p>
          </table:table-cell>
        </table:table-row>
        <table:table-row table:style-name="ro1">
          <table:table-cell office:value-type="float" office:value="0.030151827" calcext:value-type="float">
            <text:p>0.030151827</text:p>
          </table:table-cell>
          <table:table-cell office:value-type="float" office:value="8.291371" calcext:value-type="float">
            <text:p>8.291371</text:p>
          </table:table-cell>
          <table:table-cell table:formula="of:=[.C453]+[.A454]" office:value-type="float" office:value="14.65021754" calcext:value-type="float">
            <text:p>14.65021754</text:p>
          </table:table-cell>
        </table:table-row>
        <table:table-row table:style-name="ro1">
          <table:table-cell office:value-type="float" office:value="0.029587243" calcext:value-type="float">
            <text:p>0.029587243</text:p>
          </table:table-cell>
          <table:table-cell office:value-type="float" office:value="8.449587" calcext:value-type="float">
            <text:p>8.449587</text:p>
          </table:table-cell>
          <table:table-cell table:formula="of:=[.C454]+[.A455]" office:value-type="float" office:value="14.679804783" calcext:value-type="float">
            <text:p>14.679804783</text:p>
          </table:table-cell>
        </table:table-row>
        <table:table-row table:style-name="ro1">
          <table:table-cell office:value-type="float" office:value="0.028183414" calcext:value-type="float">
            <text:p>0.028183414</text:p>
          </table:table-cell>
          <table:table-cell office:value-type="float" office:value="8.870465" calcext:value-type="float">
            <text:p>8.870465</text:p>
          </table:table-cell>
          <table:table-cell table:formula="of:=[.C455]+[.A456]" office:value-type="float" office:value="14.707988197" calcext:value-type="float">
            <text:p>14.707988197</text:p>
          </table:table-cell>
        </table:table-row>
        <table:table-row table:style-name="ro1">
          <table:table-cell office:value-type="float" office:value="0.028046083" calcext:value-type="float">
            <text:p>0.028046083</text:p>
          </table:table-cell>
          <table:table-cell office:value-type="float" office:value="8.913901" calcext:value-type="float">
            <text:p>8.913901</text:p>
          </table:table-cell>
          <table:table-cell table:formula="of:=[.C456]+[.A457]" office:value-type="float" office:value="14.73603428" calcext:value-type="float">
            <text:p>14.73603428</text:p>
          </table:table-cell>
        </table:table-row>
        <table:table-row table:style-name="ro1">
          <table:table-cell office:value-type="float" office:value="0.027740901" calcext:value-type="float">
            <text:p>0.027740901</text:p>
          </table:table-cell>
          <table:table-cell office:value-type="float" office:value="9.011964" calcext:value-type="float">
            <text:p>9.011964</text:p>
          </table:table-cell>
          <table:table-cell table:formula="of:=[.C457]+[.A458]" office:value-type="float" office:value="14.763775181" calcext:value-type="float">
            <text:p>14.763775181</text:p>
          </table:table-cell>
        </table:table-row>
        <table:table-row table:style-name="ro1">
          <table:table-cell office:value-type="float" office:value="0.027573053" calcext:value-type="float">
            <text:p>0.027573053</text:p>
          </table:table-cell>
          <table:table-cell office:value-type="float" office:value="9.066823" calcext:value-type="float">
            <text:p>9.066823</text:p>
          </table:table-cell>
          <table:table-cell table:formula="of:=[.C458]+[.A459]" office:value-type="float" office:value="14.791348234" calcext:value-type="float">
            <text:p>14.791348234</text:p>
          </table:table-cell>
        </table:table-row>
        <table:table-row table:style-name="ro1">
          <table:table-cell office:value-type="float" office:value="0.026535438" calcext:value-type="float">
            <text:p>0.026535438</text:p>
          </table:table-cell>
          <table:table-cell office:value-type="float" office:value="9.421363" calcext:value-type="float">
            <text:p>9.421363</text:p>
          </table:table-cell>
          <table:table-cell table:formula="of:=[.C459]+[.A460]" office:value-type="float" office:value="14.817883672" calcext:value-type="float">
            <text:p>14.817883672</text:p>
          </table:table-cell>
        </table:table-row>
        <table:table-row table:style-name="ro1">
          <table:table-cell office:value-type="float" office:value="0.026565958" calcext:value-type="float">
            <text:p>0.026565958</text:p>
          </table:table-cell>
          <table:table-cell office:value-type="float" office:value="9.41054" calcext:value-type="float">
            <text:p>9.41054</text:p>
          </table:table-cell>
          <table:table-cell table:formula="of:=[.C460]+[.A461]" office:value-type="float" office:value="14.84444963" calcext:value-type="float">
            <text:p>14.84444963</text:p>
          </table:table-cell>
        </table:table-row>
        <table:table-row table:style-name="ro1">
          <table:table-cell office:value-type="float" office:value="0.026321813" calcext:value-type="float">
            <text:p>0.026321813</text:p>
          </table:table-cell>
          <table:table-cell office:value-type="float" office:value="9.497826" calcext:value-type="float">
            <text:p>9.497826</text:p>
          </table:table-cell>
          <table:table-cell table:formula="of:=[.C461]+[.A462]" office:value-type="float" office:value="14.870771443" calcext:value-type="float">
            <text:p>14.870771443</text:p>
          </table:table-cell>
        </table:table-row>
        <table:table-row table:style-name="ro1">
          <table:table-cell office:value-type="float" office:value="0.026123445" calcext:value-type="float">
            <text:p>0.026123445</text:p>
          </table:table-cell>
          <table:table-cell office:value-type="float" office:value="9.569948" calcext:value-type="float">
            <text:p>9.569948</text:p>
          </table:table-cell>
          <table:table-cell table:formula="of:=[.C462]+[.A463]" office:value-type="float" office:value="14.896894888" calcext:value-type="float">
            <text:p>14.896894888</text:p>
          </table:table-cell>
        </table:table-row>
        <table:table-row table:style-name="ro1">
          <table:table-cell office:value-type="float" office:value="0.025192644" calcext:value-type="float">
            <text:p>0.025192644</text:p>
          </table:table-cell>
          <table:table-cell office:value-type="float" office:value="9.923532" calcext:value-type="float">
            <text:p>9.923532</text:p>
          </table:table-cell>
          <table:table-cell table:formula="of:=[.C463]+[.A464]" office:value-type="float" office:value="14.922087532" calcext:value-type="float">
            <text:p>14.922087532</text:p>
          </table:table-cell>
        </table:table-row>
        <table:table-row table:style-name="ro1">
          <table:table-cell office:value-type="float" office:value="0.025665674" calcext:value-type="float">
            <text:p>0.025665674</text:p>
          </table:table-cell>
          <table:table-cell office:value-type="float" office:value="9.740636" calcext:value-type="float">
            <text:p>9.740636</text:p>
          </table:table-cell>
          <table:table-cell table:formula="of:=[.C464]+[.A465]" office:value-type="float" office:value="14.947753206" calcext:value-type="float">
            <text:p>14.947753206</text:p>
          </table:table-cell>
        </table:table-row>
        <table:table-row table:style-name="ro1">
          <table:table-cell office:value-type="float" office:value="0.025848784" calcext:value-type="float">
            <text:p>0.025848784</text:p>
          </table:table-cell>
          <table:table-cell office:value-type="float" office:value="9.671635" calcext:value-type="float">
            <text:p>9.671635</text:p>
          </table:table-cell>
          <table:table-cell table:formula="of:=[.C465]+[.A466]" office:value-type="float" office:value="14.97360199" calcext:value-type="float">
            <text:p>14.97360199</text:p>
          </table:table-cell>
        </table:table-row>
        <table:table-row table:style-name="ro1">
          <table:table-cell office:value-type="float" office:value="0.026138704" calcext:value-type="float">
            <text:p>0.026138704</text:p>
          </table:table-cell>
          <table:table-cell office:value-type="float" office:value="9.564362" calcext:value-type="float">
            <text:p>9.564362</text:p>
          </table:table-cell>
          <table:table-cell table:formula="of:=[.C466]+[.A467]" office:value-type="float" office:value="14.999740694" calcext:value-type="float">
            <text:p>14.999740694</text:p>
          </table:table-cell>
        </table:table-row>
        <table:table-row table:style-name="ro1">
          <table:table-cell office:value-type="float" office:value="0.025497826" calcext:value-type="float">
            <text:p>0.025497826</text:p>
          </table:table-cell>
          <table:table-cell office:value-type="float" office:value="9.804757" calcext:value-type="float">
            <text:p>9.804757</text:p>
          </table:table-cell>
          <table:table-cell table:formula="of:=[.C467]+[.A468]" office:value-type="float" office:value="15.02523852" calcext:value-type="float">
            <text:p>15.02523852</text:p>
          </table:table-cell>
        </table:table-row>
        <table:table-row table:style-name="ro1">
          <table:table-cell office:value-type="float" office:value="0.025986115" calcext:value-type="float">
            <text:p>0.025986115</text:p>
          </table:table-cell>
          <table:table-cell office:value-type="float" office:value="9.6205225" calcext:value-type="float">
            <text:p>9.6205225</text:p>
          </table:table-cell>
          <table:table-cell table:formula="of:=[.C468]+[.A469]" office:value-type="float" office:value="15.051224635" calcext:value-type="float">
            <text:p>15.051224635</text:p>
          </table:table-cell>
        </table:table-row>
        <table:table-row table:style-name="ro1">
          <table:table-cell office:value-type="float" office:value="0.026153963" calcext:value-type="float">
            <text:p>0.026153963</text:p>
          </table:table-cell>
          <table:table-cell office:value-type="float" office:value="9.558782" calcext:value-type="float">
            <text:p>9.558782</text:p>
          </table:table-cell>
          <table:table-cell table:formula="of:=[.C469]+[.A470]" office:value-type="float" office:value="15.077378598" calcext:value-type="float">
            <text:p>15.077378598</text:p>
          </table:table-cell>
        </table:table-row>
        <table:table-row table:style-name="ro1">
          <table:table-cell office:value-type="float" office:value="0.026459144" calcext:value-type="float">
            <text:p>0.026459144</text:p>
          </table:table-cell>
          <table:table-cell office:value-type="float" office:value="9.448529" calcext:value-type="float">
            <text:p>9.448529</text:p>
          </table:table-cell>
          <table:table-cell table:formula="of:=[.C470]+[.A471]" office:value-type="float" office:value="15.103837742" calcext:value-type="float">
            <text:p>15.103837742</text:p>
          </table:table-cell>
        </table:table-row>
        <table:table-row table:style-name="ro1">
          <table:table-cell office:value-type="float" office:value="0.025818266" calcext:value-type="float">
            <text:p>0.025818266</text:p>
          </table:table-cell>
          <table:table-cell office:value-type="float" office:value="9.683067" calcext:value-type="float">
            <text:p>9.683067</text:p>
          </table:table-cell>
          <table:table-cell table:formula="of:=[.C471]+[.A472]" office:value-type="float" office:value="15.129656008" calcext:value-type="float">
            <text:p>15.129656008</text:p>
          </table:table-cell>
        </table:table-row>
        <table:table-row table:style-name="ro1">
          <table:table-cell office:value-type="float" office:value="0.026245518" calcext:value-type="float">
            <text:p>0.026245518</text:p>
          </table:table-cell>
          <table:table-cell office:value-type="float" office:value="9.525436" calcext:value-type="float">
            <text:p>9.525436</text:p>
          </table:table-cell>
          <table:table-cell table:formula="of:=[.C472]+[.A473]" office:value-type="float" office:value="15.155901526" calcext:value-type="float">
            <text:p>15.155901526</text:p>
          </table:table-cell>
        </table:table-row>
        <table:table-row table:style-name="ro1">
          <table:table-cell office:value-type="float" office:value="0.026489662" calcext:value-type="float">
            <text:p>0.026489662</text:p>
          </table:table-cell>
          <table:table-cell office:value-type="float" office:value="9.437644" calcext:value-type="float">
            <text:p>9.437644</text:p>
          </table:table-cell>
          <table:table-cell table:formula="of:=[.C473]+[.A474]" office:value-type="float" office:value="15.182391188" calcext:value-type="float">
            <text:p>15.182391188</text:p>
          </table:table-cell>
        </table:table-row>
        <table:table-row table:style-name="ro1">
          <table:table-cell office:value-type="float" office:value="0.026779583" calcext:value-type="float">
            <text:p>0.026779583</text:p>
          </table:table-cell>
          <table:table-cell office:value-type="float" office:value="9.33547" calcext:value-type="float">
            <text:p>9.33547</text:p>
          </table:table-cell>
          <table:table-cell table:formula="of:=[.C474]+[.A475]" office:value-type="float" office:value="15.209170771" calcext:value-type="float">
            <text:p>15.209170771</text:p>
          </table:table-cell>
        </table:table-row>
        <table:table-row table:style-name="ro1">
          <table:table-cell office:value-type="float" office:value="0.026138704" calcext:value-type="float">
            <text:p>0.026138704</text:p>
          </table:table-cell>
          <table:table-cell office:value-type="float" office:value="9.564362" calcext:value-type="float">
            <text:p>9.564362</text:p>
          </table:table-cell>
          <table:table-cell table:formula="of:=[.C475]+[.A476]" office:value-type="float" office:value="15.235309475" calcext:value-type="float">
            <text:p>15.235309475</text:p>
          </table:table-cell>
        </table:table-row>
        <table:table-row table:style-name="ro1">
          <table:table-cell office:value-type="float" office:value="0.026611734" calcext:value-type="float">
            <text:p>0.026611734</text:p>
          </table:table-cell>
          <table:table-cell office:value-type="float" office:value="9.394352" calcext:value-type="float">
            <text:p>9.394352</text:p>
          </table:table-cell>
          <table:table-cell table:formula="of:=[.C476]+[.A477]" office:value-type="float" office:value="15.261921209" calcext:value-type="float">
            <text:p>15.261921209</text:p>
          </table:table-cell>
        </table:table-row>
        <table:table-row table:style-name="ro1">
          <table:table-cell office:value-type="float" office:value="0.026810102" calcext:value-type="float">
            <text:p>0.026810102</text:p>
          </table:table-cell>
          <table:table-cell office:value-type="float" office:value="9.324843" calcext:value-type="float">
            <text:p>9.324843</text:p>
          </table:table-cell>
          <table:table-cell table:formula="of:=[.C477]+[.A478]" office:value-type="float" office:value="15.288731311" calcext:value-type="float">
            <text:p>15.288731311</text:p>
          </table:table-cell>
        </table:table-row>
        <table:table-row table:style-name="ro1">
          <table:table-cell office:value-type="float" office:value="0.027100023" calcext:value-type="float">
            <text:p>0.027100023</text:p>
          </table:table-cell>
          <table:table-cell office:value-type="float" office:value="9.225085" calcext:value-type="float">
            <text:p>9.225085</text:p>
          </table:table-cell>
          <table:table-cell table:formula="of:=[.C478]+[.A479]" office:value-type="float" office:value="15.315831334" calcext:value-type="float">
            <text:p>15.315831334</text:p>
          </table:table-cell>
        </table:table-row>
        <table:table-row table:style-name="ro1">
          <table:table-cell office:value-type="float" office:value="0.026443886" calcext:value-type="float">
            <text:p>0.026443886</text:p>
          </table:table-cell>
          <table:table-cell office:value-type="float" office:value="9.453981" calcext:value-type="float">
            <text:p>9.453981</text:p>
          </table:table-cell>
          <table:table-cell table:formula="of:=[.C479]+[.A480]" office:value-type="float" office:value="15.34227522" calcext:value-type="float">
            <text:p>15.34227522</text:p>
          </table:table-cell>
        </table:table-row>
        <table:table-row table:style-name="ro1">
          <table:table-cell office:value-type="float" office:value="0.026932174" calcext:value-type="float">
            <text:p>0.026932174</text:p>
          </table:table-cell>
          <table:table-cell office:value-type="float" office:value="9.2825775" calcext:value-type="float">
            <text:p>9.2825775</text:p>
          </table:table-cell>
          <table:table-cell table:formula="of:=[.C480]+[.A481]" office:value-type="float" office:value="15.369207394" calcext:value-type="float">
            <text:p>15.369207394</text:p>
          </table:table-cell>
        </table:table-row>
        <table:table-row table:style-name="ro1">
          <table:table-cell office:value-type="float" office:value="0.02713054" calcext:value-type="float">
            <text:p>0.02713054</text:p>
          </table:table-cell>
          <table:table-cell office:value-type="float" office:value="9.214708" calcext:value-type="float">
            <text:p>9.214708</text:p>
          </table:table-cell>
          <table:table-cell table:formula="of:=[.C481]+[.A482]" office:value-type="float" office:value="15.396337934" calcext:value-type="float">
            <text:p>15.396337934</text:p>
          </table:table-cell>
        </table:table-row>
        <table:table-row table:style-name="ro1">
          <table:table-cell office:value-type="float" office:value="0.027435722" calcext:value-type="float">
            <text:p>0.027435722</text:p>
          </table:table-cell>
          <table:table-cell office:value-type="float" office:value="9.112207" calcext:value-type="float">
            <text:p>9.112207</text:p>
          </table:table-cell>
          <table:table-cell table:formula="of:=[.C482]+[.A483]" office:value-type="float" office:value="15.423773656" calcext:value-type="float">
            <text:p>15.423773656</text:p>
          </table:table-cell>
        </table:table-row>
        <table:table-row table:style-name="ro1">
          <table:table-cell office:value-type="float" office:value="0.026764324" calcext:value-type="float">
            <text:p>0.026764324</text:p>
          </table:table-cell>
          <table:table-cell office:value-type="float" office:value="9.340793" calcext:value-type="float">
            <text:p>9.340793</text:p>
          </table:table-cell>
          <table:table-cell table:formula="of:=[.C483]+[.A484]" office:value-type="float" office:value="15.45053798" calcext:value-type="float">
            <text:p>15.45053798</text:p>
          </table:table-cell>
        </table:table-row>
        <table:table-row table:style-name="ro1">
          <table:table-cell office:value-type="float" office:value="0.027267871" calcext:value-type="float">
            <text:p>0.027267871</text:p>
          </table:table-cell>
          <table:table-cell office:value-type="float" office:value="9.1683" calcext:value-type="float">
            <text:p>9.1683</text:p>
          </table:table-cell>
          <table:table-cell table:formula="of:=[.C484]+[.A485]" office:value-type="float" office:value="15.477805851" calcext:value-type="float">
            <text:p>15.477805851</text:p>
          </table:table-cell>
        </table:table-row>
        <table:table-row table:style-name="ro1">
          <table:table-cell office:value-type="float" office:value="0.027481498" calcext:value-type="float">
            <text:p>0.027481498</text:p>
          </table:table-cell>
          <table:table-cell office:value-type="float" office:value="9.09703" calcext:value-type="float">
            <text:p>9.09703</text:p>
          </table:table-cell>
          <table:table-cell table:formula="of:=[.C485]+[.A486]" office:value-type="float" office:value="15.505287349" calcext:value-type="float">
            <text:p>15.505287349</text:p>
          </table:table-cell>
        </table:table-row>
        <table:table-row table:style-name="ro1">
          <table:table-cell office:value-type="float" office:value="0.02778668" calcext:value-type="float">
            <text:p>0.02778668</text:p>
          </table:table-cell>
          <table:table-cell office:value-type="float" office:value="8.997117" calcext:value-type="float">
            <text:p>8.997117</text:p>
          </table:table-cell>
          <table:table-cell table:formula="of:=[.C486]+[.A487]" office:value-type="float" office:value="15.533074029" calcext:value-type="float">
            <text:p>15.533074029</text:p>
          </table:table-cell>
        </table:table-row>
        <table:table-row table:style-name="ro1">
          <table:table-cell office:value-type="float" office:value="0.027115282" calcext:value-type="float">
            <text:p>0.027115282</text:p>
          </table:table-cell>
          <table:table-cell office:value-type="float" office:value="9.219893" calcext:value-type="float">
            <text:p>9.219893</text:p>
          </table:table-cell>
          <table:table-cell table:formula="of:=[.C487]+[.A488]" office:value-type="float" office:value="15.560189311" calcext:value-type="float">
            <text:p>15.560189311</text:p>
          </table:table-cell>
        </table:table-row>
        <table:table-row table:style-name="ro1">
          <table:table-cell office:value-type="float" office:value="0.02761883" calcext:value-type="float">
            <text:p>0.02761883</text:p>
          </table:table-cell>
          <table:table-cell office:value-type="float" office:value="9.051795" calcext:value-type="float">
            <text:p>9.051795</text:p>
          </table:table-cell>
          <table:table-cell table:formula="of:=[.C488]+[.A489]" office:value-type="float" office:value="15.587808141" calcext:value-type="float">
            <text:p>15.587808141</text:p>
          </table:table-cell>
        </table:table-row>
        <table:table-row table:style-name="ro1">
          <table:table-cell office:value-type="float" office:value="0.027832456" calcext:value-type="float">
            <text:p>0.027832456</text:p>
          </table:table-cell>
          <table:table-cell office:value-type="float" office:value="8.982319" calcext:value-type="float">
            <text:p>8.982319</text:p>
          </table:table-cell>
          <table:table-cell table:formula="of:=[.C489]+[.A490]" office:value-type="float" office:value="15.615640597" calcext:value-type="float">
            <text:p>15.615640597</text:p>
          </table:table-cell>
        </table:table-row>
        <table:table-row table:style-name="ro1">
          <table:table-cell office:value-type="float" office:value="0.028122377" calcext:value-type="float">
            <text:p>0.028122377</text:p>
          </table:table-cell>
          <table:table-cell office:value-type="float" office:value="8.889718" calcext:value-type="float">
            <text:p>8.889718</text:p>
          </table:table-cell>
          <table:table-cell table:formula="of:=[.C490]+[.A491]" office:value-type="float" office:value="15.643762974" calcext:value-type="float">
            <text:p>15.643762974</text:p>
          </table:table-cell>
        </table:table-row>
        <table:table-row table:style-name="ro1">
          <table:table-cell office:value-type="float" office:value="0.027435722" calcext:value-type="float">
            <text:p>0.027435722</text:p>
          </table:table-cell>
          <table:table-cell office:value-type="float" office:value="9.112207" calcext:value-type="float">
            <text:p>9.112207</text:p>
          </table:table-cell>
          <table:table-cell table:formula="of:=[.C491]+[.A492]" office:value-type="float" office:value="15.671198696" calcext:value-type="float">
            <text:p>15.671198696</text:p>
          </table:table-cell>
        </table:table-row>
        <table:table-row table:style-name="ro1">
          <table:table-cell office:value-type="float" office:value="0.02793927" calcext:value-type="float">
            <text:p>0.02793927</text:p>
          </table:table-cell>
          <table:table-cell office:value-type="float" office:value="8.947979" calcext:value-type="float">
            <text:p>8.947979</text:p>
          </table:table-cell>
          <table:table-cell table:formula="of:=[.C492]+[.A493]" office:value-type="float" office:value="15.699137966" calcext:value-type="float">
            <text:p>15.699137966</text:p>
          </table:table-cell>
        </table:table-row>
        <table:table-row table:style-name="ro1">
          <table:table-cell office:value-type="float" office:value="0.028137637" calcext:value-type="float">
            <text:p>0.028137637</text:p>
          </table:table-cell>
          <table:table-cell office:value-type="float" office:value="8.884897" calcext:value-type="float">
            <text:p>8.884897</text:p>
          </table:table-cell>
          <table:table-cell table:formula="of:=[.C493]+[.A494]" office:value-type="float" office:value="15.727275603" calcext:value-type="float">
            <text:p>15.727275603</text:p>
          </table:table-cell>
        </table:table-row>
        <table:table-row table:style-name="ro1">
          <table:table-cell office:value-type="float" office:value="0.028442817" calcext:value-type="float">
            <text:p>0.028442817</text:p>
          </table:table-cell>
          <table:table-cell office:value-type="float" office:value="8.789565" calcext:value-type="float">
            <text:p>8.789565</text:p>
          </table:table-cell>
          <table:table-cell table:formula="of:=[.C494]+[.A495]" office:value-type="float" office:value="15.75571842" calcext:value-type="float">
            <text:p>15.75571842</text:p>
          </table:table-cell>
        </table:table-row>
        <table:table-row table:style-name="ro1">
          <table:table-cell office:value-type="float" office:value="0.02775616" calcext:value-type="float">
            <text:p>0.02775616</text:p>
          </table:table-cell>
          <table:table-cell office:value-type="float" office:value="9.0070095" calcext:value-type="float">
            <text:p>9.0070095</text:p>
          </table:table-cell>
          <table:table-cell table:formula="of:=[.C495]+[.A496]" office:value-type="float" office:value="15.78347458" calcext:value-type="float">
            <text:p>15.78347458</text:p>
          </table:table-cell>
        </table:table-row>
        <table:table-row table:style-name="ro1">
          <table:table-cell office:value-type="float" office:value="0.028290227" calcext:value-type="float">
            <text:p>0.028290227</text:p>
          </table:table-cell>
          <table:table-cell office:value-type="float" office:value="8.836974" calcext:value-type="float">
            <text:p>8.836974</text:p>
          </table:table-cell>
          <table:table-cell table:formula="of:=[.C496]+[.A497]" office:value-type="float" office:value="15.811764807" calcext:value-type="float">
            <text:p>15.811764807</text:p>
          </table:table-cell>
        </table:table-row>
        <table:table-row table:style-name="ro1">
          <table:table-cell office:value-type="float" office:value="0.028473334" calcext:value-type="float">
            <text:p>0.028473334</text:p>
          </table:table-cell>
          <table:table-cell office:value-type="float" office:value="8.780145" calcext:value-type="float">
            <text:p>8.780145</text:p>
          </table:table-cell>
          <table:table-cell table:formula="of:=[.C497]+[.A498]" office:value-type="float" office:value="15.840238141" calcext:value-type="float">
            <text:p>15.840238141</text:p>
          </table:table-cell>
        </table:table-row>
        <table:table-row table:style-name="ro1">
          <table:table-cell office:value-type="float" office:value="0.028732738" calcext:value-type="float">
            <text:p>0.028732738</text:p>
          </table:table-cell>
          <table:table-cell office:value-type="float" office:value="8.700876" calcext:value-type="float">
            <text:p>8.700876</text:p>
          </table:table-cell>
          <table:table-cell table:formula="of:=[.C498]+[.A499]" office:value-type="float" office:value="15.868970879" calcext:value-type="float">
            <text:p>15.868970879</text:p>
          </table:table-cell>
        </table:table-row>
        <table:table-row table:style-name="ro1">
          <table:table-cell office:value-type="float" office:value="0.0280766" calcext:value-type="float">
            <text:p>0.0280766</text:p>
          </table:table-cell>
          <table:table-cell office:value-type="float" office:value="8.904212" calcext:value-type="float">
            <text:p>8.904212</text:p>
          </table:table-cell>
          <table:table-cell table:formula="of:=[.C499]+[.A500]" office:value-type="float" office:value="15.897047479" calcext:value-type="float">
            <text:p>15.897047479</text:p>
          </table:table-cell>
        </table:table-row>
        <table:table-row table:style-name="ro1">
          <table:table-cell office:value-type="float" office:value="0.028534371" calcext:value-type="float">
            <text:p>0.028534371</text:p>
          </table:table-cell>
          <table:table-cell office:value-type="float" office:value="8.761363" calcext:value-type="float">
            <text:p>8.761363</text:p>
          </table:table-cell>
          <table:table-cell table:formula="of:=[.C500]+[.A501]" office:value-type="float" office:value="15.92558185" calcext:value-type="float">
            <text:p>15.92558185</text:p>
          </table:table-cell>
        </table:table-row>
        <table:table-row table:style-name="ro1">
          <table:table-cell office:value-type="float" office:value="0.028747998" calcext:value-type="float">
            <text:p>0.028747998</text:p>
          </table:table-cell>
          <table:table-cell office:value-type="float" office:value="8.696258" calcext:value-type="float">
            <text:p>8.696258</text:p>
          </table:table-cell>
          <table:table-cell table:formula="of:=[.C501]+[.A502]" office:value-type="float" office:value="15.954329848" calcext:value-type="float">
            <text:p>15.954329848</text:p>
          </table:table-cell>
        </table:table-row>
        <table:table-row table:style-name="ro1">
          <table:table-cell office:value-type="float" office:value="0.028992143" calcext:value-type="float">
            <text:p>0.028992143</text:p>
          </table:table-cell>
          <table:table-cell office:value-type="float" office:value="8.623027" calcext:value-type="float">
            <text:p>8.623027</text:p>
          </table:table-cell>
          <table:table-cell table:formula="of:=[.C502]+[.A503]" office:value-type="float" office:value="15.983321991" calcext:value-type="float">
            <text:p>15.983321991</text:p>
          </table:table-cell>
        </table:table-row>
        <table:table-row table:style-name="ro1">
          <table:table-cell office:value-type="float" office:value="0.02822919" calcext:value-type="float">
            <text:p>0.02822919</text:p>
          </table:table-cell>
          <table:table-cell office:value-type="float" office:value="8.856081" calcext:value-type="float">
            <text:p>8.856081</text:p>
          </table:table-cell>
          <table:table-cell table:formula="of:=[.C503]+[.A504]" office:value-type="float" office:value="16.011551181" calcext:value-type="float">
            <text:p>16.011551181</text:p>
          </table:table-cell>
        </table:table-row>
        <table:table-row table:style-name="ro1">
          <table:table-cell office:value-type="float" office:value="0.028656444" calcext:value-type="float">
            <text:p>0.028656444</text:p>
          </table:table-cell>
          <table:table-cell office:value-type="float" office:value="8.724042" calcext:value-type="float">
            <text:p>8.724042</text:p>
          </table:table-cell>
          <table:table-cell table:formula="of:=[.C504]+[.A505]" office:value-type="float" office:value="16.040207625" calcext:value-type="float">
            <text:p>16.040207625</text:p>
          </table:table-cell>
        </table:table-row>
        <table:table-row table:style-name="ro1">
          <table:table-cell office:value-type="float" office:value="0.028793775" calcext:value-type="float">
            <text:p>0.028793775</text:p>
          </table:table-cell>
          <table:table-cell office:value-type="float" office:value="8.682432" calcext:value-type="float">
            <text:p>8.682432</text:p>
          </table:table-cell>
          <table:table-cell table:formula="of:=[.C505]+[.A506]" office:value-type="float" office:value="16.0690014" calcext:value-type="float">
            <text:p>16.0690014</text:p>
          </table:table-cell>
        </table:table-row>
        <table:table-row table:style-name="ro1">
          <table:table-cell office:value-type="float" office:value="0.028992143" calcext:value-type="float">
            <text:p>0.028992143</text:p>
          </table:table-cell>
          <table:table-cell office:value-type="float" office:value="8.623027" calcext:value-type="float">
            <text:p>8.623027</text:p>
          </table:table-cell>
          <table:table-cell table:formula="of:=[.C506]+[.A507]" office:value-type="float" office:value="16.097993543" calcext:value-type="float">
            <text:p>16.097993543</text:p>
          </table:table-cell>
        </table:table-row>
        <table:table-row table:style-name="ro1">
          <table:table-cell office:value-type="float" office:value="0.028168155" calcext:value-type="float">
            <text:p>0.028168155</text:p>
          </table:table-cell>
          <table:table-cell office:value-type="float" office:value="8.875271" calcext:value-type="float">
            <text:p>8.875271</text:p>
          </table:table-cell>
          <table:table-cell table:formula="of:=[.C507]+[.A508]" office:value-type="float" office:value="16.126161698" calcext:value-type="float">
            <text:p>16.126161698</text:p>
          </table:table-cell>
        </table:table-row>
        <table:table-row table:style-name="ro1">
          <table:table-cell office:value-type="float" office:value="0.028519113" calcext:value-type="float">
            <text:p>0.028519113</text:p>
          </table:table-cell>
          <table:table-cell office:value-type="float" office:value="8.76605" calcext:value-type="float">
            <text:p>8.76605</text:p>
          </table:table-cell>
          <table:table-cell table:formula="of:=[.C508]+[.A509]" office:value-type="float" office:value="16.154680811" calcext:value-type="float">
            <text:p>16.154680811</text:p>
          </table:table-cell>
        </table:table-row>
        <table:table-row table:style-name="ro1">
          <table:table-cell office:value-type="float" office:value="0.028580148" calcext:value-type="float">
            <text:p>0.028580148</text:p>
          </table:table-cell>
          <table:table-cell office:value-type="float" office:value="8.74733" calcext:value-type="float">
            <text:p>8.74733</text:p>
          </table:table-cell>
          <table:table-cell table:formula="of:=[.C509]+[.A510]" office:value-type="float" office:value="16.183260959" calcext:value-type="float">
            <text:p>16.183260959</text:p>
          </table:table-cell>
        </table:table-row>
        <table:table-row table:style-name="ro1">
          <table:table-cell office:value-type="float" office:value="0.028793775" calcext:value-type="float">
            <text:p>0.028793775</text:p>
          </table:table-cell>
          <table:table-cell office:value-type="float" office:value="8.682432" calcext:value-type="float">
            <text:p>8.682432</text:p>
          </table:table-cell>
          <table:table-cell table:formula="of:=[.C510]+[.A511]" office:value-type="float" office:value="16.212054734" calcext:value-type="float">
            <text:p>16.212054734</text:p>
          </table:table-cell>
        </table:table-row>
        <table:table-row table:style-name="ro1">
          <table:table-cell office:value-type="float" office:value="0.028015565" calcext:value-type="float">
            <text:p>0.028015565</text:p>
          </table:table-cell>
          <table:table-cell office:value-type="float" office:value="8.923612" calcext:value-type="float">
            <text:p>8.923612</text:p>
          </table:table-cell>
          <table:table-cell table:formula="of:=[.C511]+[.A512]" office:value-type="float" office:value="16.240070299" calcext:value-type="float">
            <text:p>16.240070299</text:p>
          </table:table-cell>
        </table:table-row>
        <table:table-row table:style-name="ro1">
          <table:table-cell office:value-type="float" office:value="0.02839704" calcext:value-type="float">
            <text:p>0.02839704</text:p>
          </table:table-cell>
          <table:table-cell office:value-type="float" office:value="8.803734" calcext:value-type="float">
            <text:p>8.803734</text:p>
          </table:table-cell>
          <table:table-cell table:formula="of:=[.C512]+[.A513]" office:value-type="float" office:value="16.268467339" calcext:value-type="float">
            <text:p>16.268467339</text:p>
          </table:table-cell>
        </table:table-row>
        <table:table-row table:style-name="ro1">
          <table:table-cell office:value-type="float" office:value="0.028534371" calcext:value-type="float">
            <text:p>0.028534371</text:p>
          </table:table-cell>
          <table:table-cell office:value-type="float" office:value="8.761363" calcext:value-type="float">
            <text:p>8.761363</text:p>
          </table:table-cell>
          <table:table-cell table:formula="of:=[.C513]+[.A514]" office:value-type="float" office:value="16.29700171" calcext:value-type="float">
            <text:p>16.29700171</text:p>
          </table:table-cell>
        </table:table-row>
        <table:table-row table:style-name="ro1">
          <table:table-cell office:value-type="float" office:value="0.028747998" calcext:value-type="float">
            <text:p>0.028747998</text:p>
          </table:table-cell>
          <table:table-cell office:value-type="float" office:value="8.696258" calcext:value-type="float">
            <text:p>8.696258</text:p>
          </table:table-cell>
          <table:table-cell table:formula="of:=[.C514]+[.A515]" office:value-type="float" office:value="16.325749708" calcext:value-type="float">
            <text:p>16.325749708</text:p>
          </table:table-cell>
        </table:table-row>
        <table:table-row table:style-name="ro1">
          <table:table-cell office:value-type="float" office:value="0.027985046" calcext:value-type="float">
            <text:p>0.027985046</text:p>
          </table:table-cell>
          <table:table-cell office:value-type="float" office:value="8.933342" calcext:value-type="float">
            <text:p>8.933342</text:p>
          </table:table-cell>
          <table:table-cell table:formula="of:=[.C515]+[.A516]" office:value-type="float" office:value="16.353734754" calcext:value-type="float">
            <text:p>16.353734754</text:p>
          </table:table-cell>
        </table:table-row>
        <table:table-row table:style-name="ro1">
          <table:table-cell office:value-type="float" office:value="0.02839704" calcext:value-type="float">
            <text:p>0.02839704</text:p>
          </table:table-cell>
          <table:table-cell office:value-type="float" office:value="8.803734" calcext:value-type="float">
            <text:p>8.803734</text:p>
          </table:table-cell>
          <table:table-cell table:formula="of:=[.C516]+[.A517]" office:value-type="float" office:value="16.382131794" calcext:value-type="float">
            <text:p>16.382131794</text:p>
          </table:table-cell>
        </table:table-row>
        <table:table-row table:style-name="ro1">
          <table:table-cell office:value-type="float" office:value="0.02854963" calcext:value-type="float">
            <text:p>0.02854963</text:p>
          </table:table-cell>
          <table:table-cell office:value-type="float" office:value="8.7566805" calcext:value-type="float">
            <text:p>8.7566805</text:p>
          </table:table-cell>
          <table:table-cell table:formula="of:=[.C517]+[.A518]" office:value-type="float" office:value="16.410681424" calcext:value-type="float">
            <text:p>16.410681424</text:p>
          </table:table-cell>
        </table:table-row>
        <table:table-row table:style-name="ro1">
          <table:table-cell office:value-type="float" office:value="0.028778516" calcext:value-type="float">
            <text:p>0.028778516</text:p>
          </table:table-cell>
          <table:table-cell office:value-type="float" office:value="8.687036" calcext:value-type="float">
            <text:p>8.687036</text:p>
          </table:table-cell>
          <table:table-cell table:formula="of:=[.C518]+[.A519]" office:value-type="float" office:value="16.43945994" calcext:value-type="float">
            <text:p>16.43945994</text:p>
          </table:table-cell>
        </table:table-row>
        <table:table-row table:style-name="ro1">
          <table:table-cell office:value-type="float" office:value="0.028015565" calcext:value-type="float">
            <text:p>0.028015565</text:p>
          </table:table-cell>
          <table:table-cell office:value-type="float" office:value="8.923612" calcext:value-type="float">
            <text:p>8.923612</text:p>
          </table:table-cell>
          <table:table-cell table:formula="of:=[.C519]+[.A520]" office:value-type="float" office:value="16.467475505" calcext:value-type="float">
            <text:p>16.467475505</text:p>
          </table:table-cell>
        </table:table-row>
        <table:table-row table:style-name="ro1">
          <table:table-cell office:value-type="float" office:value="0.028488593" calcext:value-type="float">
            <text:p>0.028488593</text:p>
          </table:table-cell>
          <table:table-cell office:value-type="float" office:value="8.775442" calcext:value-type="float">
            <text:p>8.775442</text:p>
          </table:table-cell>
          <table:table-cell table:formula="of:=[.C520]+[.A521]" office:value-type="float" office:value="16.495964098" calcext:value-type="float">
            <text:p>16.495964098</text:p>
          </table:table-cell>
        </table:table-row>
        <table:table-row table:style-name="ro1">
          <table:table-cell office:value-type="float" office:value="0.028656444" calcext:value-type="float">
            <text:p>0.028656444</text:p>
          </table:table-cell>
          <table:table-cell office:value-type="float" office:value="8.724042" calcext:value-type="float">
            <text:p>8.724042</text:p>
          </table:table-cell>
          <table:table-cell table:formula="of:=[.C521]+[.A522]" office:value-type="float" office:value="16.524620542" calcext:value-type="float">
            <text:p>16.524620542</text:p>
          </table:table-cell>
        </table:table-row>
        <table:table-row table:style-name="ro1">
          <table:table-cell office:value-type="float" office:value="0.028900588" calcext:value-type="float">
            <text:p>0.028900588</text:p>
          </table:table-cell>
          <table:table-cell office:value-type="float" office:value="8.650343" calcext:value-type="float">
            <text:p>8.650343</text:p>
          </table:table-cell>
          <table:table-cell table:formula="of:=[.C522]+[.A523]" office:value-type="float" office:value="16.55352113" calcext:value-type="float">
            <text:p>16.55352113</text:p>
          </table:table-cell>
        </table:table-row>
        <table:table-row table:style-name="ro1">
          <table:table-cell office:value-type="float" office:value="0.028183414" calcext:value-type="float">
            <text:p>0.028183414</text:p>
          </table:table-cell>
          <table:table-cell office:value-type="float" office:value="8.870465" calcext:value-type="float">
            <text:p>8.870465</text:p>
          </table:table-cell>
          <table:table-cell table:formula="of:=[.C523]+[.A524]" office:value-type="float" office:value="16.581704544" calcext:value-type="float">
            <text:p>16.581704544</text:p>
          </table:table-cell>
        </table:table-row>
        <table:table-row table:style-name="ro1">
          <table:table-cell office:value-type="float" office:value="0.028610665" calcext:value-type="float">
            <text:p>0.028610665</text:p>
          </table:table-cell>
          <table:table-cell office:value-type="float" office:value="8.738" calcext:value-type="float">
            <text:p>8.738</text:p>
          </table:table-cell>
          <table:table-cell table:formula="of:=[.C524]+[.A525]" office:value-type="float" office:value="16.610315209" calcext:value-type="float">
            <text:p>16.610315209</text:p>
          </table:table-cell>
        </table:table-row>
        <table:table-row table:style-name="ro1">
          <table:table-cell office:value-type="float" office:value="0.028824292" calcext:value-type="float">
            <text:p>0.028824292</text:p>
          </table:table-cell>
          <table:table-cell office:value-type="float" office:value="8.67324" calcext:value-type="float">
            <text:p>8.67324</text:p>
          </table:table-cell>
          <table:table-cell table:formula="of:=[.C525]+[.A526]" office:value-type="float" office:value="16.639139501" calcext:value-type="float">
            <text:p>16.639139501</text:p>
          </table:table-cell>
        </table:table-row>
        <table:table-row table:style-name="ro1">
          <table:table-cell office:value-type="float" office:value="0.029083695" calcext:value-type="float">
            <text:p>0.029083695</text:p>
          </table:table-cell>
          <table:table-cell office:value-type="float" office:value="8.595881" calcext:value-type="float">
            <text:p>8.595881</text:p>
          </table:table-cell>
          <table:table-cell table:formula="of:=[.C526]+[.A527]" office:value-type="float" office:value="16.668223196" calcext:value-type="float">
            <text:p>16.668223196</text:p>
          </table:table-cell>
        </table:table-row>
        <table:table-row table:style-name="ro1">
          <table:table-cell office:value-type="float" office:value="0.028305486" calcext:value-type="float">
            <text:p>0.028305486</text:p>
          </table:table-cell>
          <table:table-cell office:value-type="float" office:value="8.832211" calcext:value-type="float">
            <text:p>8.832211</text:p>
          </table:table-cell>
          <table:table-cell table:formula="of:=[.C527]+[.A528]" office:value-type="float" office:value="16.696528682" calcext:value-type="float">
            <text:p>16.696528682</text:p>
          </table:table-cell>
        </table:table-row>
        <table:table-row table:style-name="ro1">
          <table:table-cell office:value-type="float" office:value="0.028778516" calcext:value-type="float">
            <text:p>0.028778516</text:p>
          </table:table-cell>
          <table:table-cell office:value-type="float" office:value="8.687036" calcext:value-type="float">
            <text:p>8.687036</text:p>
          </table:table-cell>
          <table:table-cell table:formula="of:=[.C528]+[.A529]" office:value-type="float" office:value="16.725307198" calcext:value-type="float">
            <text:p>16.725307198</text:p>
          </table:table-cell>
        </table:table-row>
        <table:table-row table:style-name="ro1">
          <table:table-cell office:value-type="float" office:value="0.028931106" calcext:value-type="float">
            <text:p>0.028931106</text:p>
          </table:table-cell>
          <table:table-cell office:value-type="float" office:value="8.641218" calcext:value-type="float">
            <text:p>8.641218</text:p>
          </table:table-cell>
          <table:table-cell table:formula="of:=[.C529]+[.A530]" office:value-type="float" office:value="16.754238304" calcext:value-type="float">
            <text:p>16.754238304</text:p>
          </table:table-cell>
        </table:table-row>
        <table:table-row table:style-name="ro1">
          <table:table-cell office:value-type="float" office:value="0.029129473" calcext:value-type="float">
            <text:p>0.029129473</text:p>
          </table:table-cell>
          <table:table-cell office:value-type="float" office:value="8.582373" calcext:value-type="float">
            <text:p>8.582373</text:p>
          </table:table-cell>
          <table:table-cell table:formula="of:=[.C530]+[.A531]" office:value-type="float" office:value="16.783367777" calcext:value-type="float">
            <text:p>16.783367777</text:p>
          </table:table-cell>
        </table:table-row>
        <table:table-row table:style-name="ro1">
          <table:table-cell office:value-type="float" office:value="0.028381782" calcext:value-type="float">
            <text:p>0.028381782</text:p>
          </table:table-cell>
          <table:table-cell office:value-type="float" office:value="8.808467" calcext:value-type="float">
            <text:p>8.808467</text:p>
          </table:table-cell>
          <table:table-cell table:formula="of:=[.C531]+[.A532]" office:value-type="float" office:value="16.811749559" calcext:value-type="float">
            <text:p>16.811749559</text:p>
          </table:table-cell>
        </table:table-row>
        <table:table-row table:style-name="ro1">
          <table:table-cell office:value-type="float" office:value="0.028793775" calcext:value-type="float">
            <text:p>0.028793775</text:p>
          </table:table-cell>
          <table:table-cell office:value-type="float" office:value="8.682432" calcext:value-type="float">
            <text:p>8.682432</text:p>
          </table:table-cell>
          <table:table-cell table:formula="of:=[.C532]+[.A533]" office:value-type="float" office:value="16.840543334" calcext:value-type="float">
            <text:p>16.840543334</text:p>
          </table:table-cell>
        </table:table-row>
        <table:table-row table:style-name="ro1">
          <table:table-cell office:value-type="float" office:value="0.028931106" calcext:value-type="float">
            <text:p>0.028931106</text:p>
          </table:table-cell>
          <table:table-cell office:value-type="float" office:value="8.641218" calcext:value-type="float">
            <text:p>8.641218</text:p>
          </table:table-cell>
          <table:table-cell table:formula="of:=[.C533]+[.A534]" office:value-type="float" office:value="16.86947444" calcext:value-type="float">
            <text:p>16.86947444</text:p>
          </table:table-cell>
        </table:table-row>
        <table:table-row table:style-name="ro1">
          <table:table-cell office:value-type="float" office:value="0.029114215" calcext:value-type="float">
            <text:p>0.029114215</text:p>
          </table:table-cell>
          <table:table-cell office:value-type="float" office:value="8.586871" calcext:value-type="float">
            <text:p>8.586871</text:p>
          </table:table-cell>
          <table:table-cell table:formula="of:=[.C534]+[.A535]" office:value-type="float" office:value="16.898588655" calcext:value-type="float">
            <text:p>16.898588655</text:p>
          </table:table-cell>
        </table:table-row>
        <table:table-row table:style-name="ro1">
          <table:table-cell office:value-type="float" office:value="0.028244449" calcext:value-type="float">
            <text:p>0.028244449</text:p>
          </table:table-cell>
          <table:table-cell office:value-type="float" office:value="8.851297" calcext:value-type="float">
            <text:p>8.851297</text:p>
          </table:table-cell>
          <table:table-cell table:formula="of:=[.C535]+[.A536]" office:value-type="float" office:value="16.926833104" calcext:value-type="float">
            <text:p>16.926833104</text:p>
          </table:table-cell>
        </table:table-row>
        <table:table-row table:style-name="ro1">
          <table:table-cell office:value-type="float" office:value="0.028610665" calcext:value-type="float">
            <text:p>0.028610665</text:p>
          </table:table-cell>
          <table:table-cell office:value-type="float" office:value="8.738" calcext:value-type="float">
            <text:p>8.738</text:p>
          </table:table-cell>
          <table:table-cell table:formula="of:=[.C536]+[.A537]" office:value-type="float" office:value="16.955443769" calcext:value-type="float">
            <text:p>16.955443769</text:p>
          </table:table-cell>
        </table:table-row>
        <table:table-row table:style-name="ro1">
          <table:table-cell office:value-type="float" office:value="0.028671702" calcext:value-type="float">
            <text:p>0.028671702</text:p>
          </table:table-cell>
          <table:table-cell office:value-type="float" office:value="8.7193985" calcext:value-type="float">
            <text:p>8.7193985</text:p>
          </table:table-cell>
          <table:table-cell table:formula="of:=[.C537]+[.A538]" office:value-type="float" office:value="16.984115471" calcext:value-type="float">
            <text:p>16.984115471</text:p>
          </table:table-cell>
        </table:table-row>
        <table:table-row table:style-name="ro1">
          <table:table-cell office:value-type="float" office:value="0.028809033" calcext:value-type="float">
            <text:p>0.028809033</text:p>
          </table:table-cell>
          <table:table-cell office:value-type="float" office:value="8.677834" calcext:value-type="float">
            <text:p>8.677834</text:p>
          </table:table-cell>
          <table:table-cell table:formula="of:=[.C538]+[.A539]" office:value-type="float" office:value="17.012924504" calcext:value-type="float">
            <text:p>17.012924504</text:p>
          </table:table-cell>
        </table:table-row>
        <table:table-row table:style-name="ro1">
          <table:table-cell office:value-type="float" office:value="0.027969787" calcext:value-type="float">
            <text:p>0.027969787</text:p>
          </table:table-cell>
          <table:table-cell office:value-type="float" office:value="8.938216" calcext:value-type="float">
            <text:p>8.938216</text:p>
          </table:table-cell>
          <table:table-cell table:formula="of:=[.C539]+[.A540]" office:value-type="float" office:value="17.040894291" calcext:value-type="float">
            <text:p>17.040894291</text:p>
          </table:table-cell>
        </table:table-row>
        <table:table-row table:style-name="ro1">
          <table:table-cell office:value-type="float" office:value="0.028274968" calcext:value-type="float">
            <text:p>0.028274968</text:p>
          </table:table-cell>
          <table:table-cell office:value-type="float" office:value="8.8417425" calcext:value-type="float">
            <text:p>8.8417425</text:p>
          </table:table-cell>
          <table:table-cell table:formula="of:=[.C540]+[.A541]" office:value-type="float" office:value="17.069169259" calcext:value-type="float">
            <text:p>17.069169259</text:p>
          </table:table-cell>
        </table:table-row>
        <table:table-row table:style-name="ro1">
          <table:table-cell office:value-type="float" office:value="0.028351262" calcext:value-type="float">
            <text:p>0.028351262</text:p>
          </table:table-cell>
          <table:table-cell office:value-type="float" office:value="8.817949" calcext:value-type="float">
            <text:p>8.817949</text:p>
          </table:table-cell>
          <table:table-cell table:formula="of:=[.C541]+[.A542]" office:value-type="float" office:value="17.097520521" calcext:value-type="float">
            <text:p>17.097520521</text:p>
          </table:table-cell>
        </table:table-row>
        <table:table-row table:style-name="ro1">
          <table:table-cell office:value-type="float" office:value="0.028473334" calcext:value-type="float">
            <text:p>0.028473334</text:p>
          </table:table-cell>
          <table:table-cell office:value-type="float" office:value="8.780145" calcext:value-type="float">
            <text:p>8.780145</text:p>
          </table:table-cell>
          <table:table-cell table:formula="of:=[.C542]+[.A543]" office:value-type="float" office:value="17.125993855" calcext:value-type="float">
            <text:p>17.125993855</text:p>
          </table:table-cell>
        </table:table-row>
        <table:table-row table:style-name="ro1">
          <table:table-cell office:value-type="float" office:value="0.02761883" calcext:value-type="float">
            <text:p>0.02761883</text:p>
          </table:table-cell>
          <table:table-cell office:value-type="float" office:value="9.051795" calcext:value-type="float">
            <text:p>9.051795</text:p>
          </table:table-cell>
          <table:table-cell table:formula="of:=[.C543]+[.A544]" office:value-type="float" office:value="17.153612685" calcext:value-type="float">
            <text:p>17.153612685</text:p>
          </table:table-cell>
        </table:table-row>
        <table:table-row table:style-name="ro1">
          <table:table-cell office:value-type="float" office:value="0.027954528" calcext:value-type="float">
            <text:p>0.027954528</text:p>
          </table:table-cell>
          <table:table-cell office:value-type="float" office:value="8.943095" calcext:value-type="float">
            <text:p>8.943095</text:p>
          </table:table-cell>
          <table:table-cell table:formula="of:=[.C544]+[.A545]" office:value-type="float" office:value="17.181567213" calcext:value-type="float">
            <text:p>17.181567213</text:p>
          </table:table-cell>
        </table:table-row>
        <table:table-row table:style-name="ro1">
          <table:table-cell office:value-type="float" office:value="0.027985046" calcext:value-type="float">
            <text:p>0.027985046</text:p>
          </table:table-cell>
          <table:table-cell office:value-type="float" office:value="8.933342" calcext:value-type="float">
            <text:p>8.933342</text:p>
          </table:table-cell>
          <table:table-cell table:formula="of:=[.C545]+[.A546]" office:value-type="float" office:value="17.209552259" calcext:value-type="float">
            <text:p>17.209552259</text:p>
          </table:table-cell>
        </table:table-row>
        <table:table-row table:style-name="ro1">
          <table:table-cell office:value-type="float" office:value="0.028152896" calcext:value-type="float">
            <text:p>0.028152896</text:p>
          </table:table-cell>
          <table:table-cell office:value-type="float" office:value="8.880081" calcext:value-type="float">
            <text:p>8.880081</text:p>
          </table:table-cell>
          <table:table-cell table:formula="of:=[.C546]+[.A547]" office:value-type="float" office:value="17.237705155" calcext:value-type="float">
            <text:p>17.237705155</text:p>
          </table:table-cell>
        </table:table-row>
        <table:table-row table:style-name="ro1">
          <table:table-cell office:value-type="float" office:value="0.027267871" calcext:value-type="float">
            <text:p>0.027267871</text:p>
          </table:table-cell>
          <table:table-cell office:value-type="float" office:value="9.1683" calcext:value-type="float">
            <text:p>9.1683</text:p>
          </table:table-cell>
          <table:table-cell table:formula="of:=[.C547]+[.A548]" office:value-type="float" office:value="17.264973026" calcext:value-type="float">
            <text:p>17.264973026</text:p>
          </table:table-cell>
        </table:table-row>
        <table:table-row table:style-name="ro1">
          <table:table-cell office:value-type="float" office:value="0.02761883" calcext:value-type="float">
            <text:p>0.02761883</text:p>
          </table:table-cell>
          <table:table-cell office:value-type="float" office:value="9.051795" calcext:value-type="float">
            <text:p>9.051795</text:p>
          </table:table-cell>
          <table:table-cell table:formula="of:=[.C548]+[.A549]" office:value-type="float" office:value="17.292591856" calcext:value-type="float">
            <text:p>17.292591856</text:p>
          </table:table-cell>
        </table:table-row>
        <table:table-row table:style-name="ro1">
          <table:table-cell office:value-type="float" office:value="0.027695125" calcext:value-type="float">
            <text:p>0.027695125</text:p>
          </table:table-cell>
          <table:table-cell office:value-type="float" office:value="9.026859" calcext:value-type="float">
            <text:p>9.026859</text:p>
          </table:table-cell>
          <table:table-cell table:formula="of:=[.C549]+[.A550]" office:value-type="float" office:value="17.320286981" calcext:value-type="float">
            <text:p>17.320286981</text:p>
          </table:table-cell>
        </table:table-row>
        <table:table-row table:style-name="ro1">
          <table:table-cell office:value-type="float" office:value="0.027847715" calcext:value-type="float">
            <text:p>0.027847715</text:p>
          </table:table-cell>
          <table:table-cell office:value-type="float" office:value="8.977397" calcext:value-type="float">
            <text:p>8.977397</text:p>
          </table:table-cell>
          <table:table-cell table:formula="of:=[.C550]+[.A551]" office:value-type="float" office:value="17.348134696" calcext:value-type="float">
            <text:p>17.348134696</text:p>
          </table:table-cell>
        </table:table-row>
        <table:table-row table:style-name="ro1">
          <table:table-cell office:value-type="float" office:value="0.027054247" calcext:value-type="float">
            <text:p>0.027054247</text:p>
          </table:table-cell>
          <table:table-cell office:value-type="float" office:value="9.240694" calcext:value-type="float">
            <text:p>9.240694</text:p>
          </table:table-cell>
          <table:table-cell table:formula="of:=[.C551]+[.A552]" office:value-type="float" office:value="17.375188943" calcext:value-type="float">
            <text:p>17.375188943</text:p>
          </table:table-cell>
        </table:table-row>
        <table:table-row table:style-name="ro1">
          <table:table-cell office:value-type="float" office:value="0.027389944" calcext:value-type="float">
            <text:p>0.027389944</text:p>
          </table:table-cell>
          <table:table-cell office:value-type="float" office:value="9.127438" calcext:value-type="float">
            <text:p>9.127438</text:p>
          </table:table-cell>
          <table:table-cell table:formula="of:=[.C552]+[.A553]" office:value-type="float" office:value="17.402578887" calcext:value-type="float">
            <text:p>17.402578887</text:p>
          </table:table-cell>
        </table:table-row>
        <table:table-row table:style-name="ro1">
          <table:table-cell office:value-type="float" office:value="0.027435722" calcext:value-type="float">
            <text:p>0.027435722</text:p>
          </table:table-cell>
          <table:table-cell office:value-type="float" office:value="9.112207" calcext:value-type="float">
            <text:p>9.112207</text:p>
          </table:table-cell>
          <table:table-cell table:formula="of:=[.C553]+[.A554]" office:value-type="float" office:value="17.430014609" calcext:value-type="float">
            <text:p>17.430014609</text:p>
          </table:table-cell>
        </table:table-row>
        <table:table-row table:style-name="ro1">
          <table:table-cell office:value-type="float" office:value="0.02760357" calcext:value-type="float">
            <text:p>0.02760357</text:p>
          </table:table-cell>
          <table:table-cell office:value-type="float" office:value="9.056799" calcext:value-type="float">
            <text:p>9.056799</text:p>
          </table:table-cell>
          <table:table-cell table:formula="of:=[.C554]+[.A555]" office:value-type="float" office:value="17.457618179" calcext:value-type="float">
            <text:p>17.457618179</text:p>
          </table:table-cell>
        </table:table-row>
        <table:table-row table:style-name="ro1">
          <table:table-cell office:value-type="float" office:value="0.02684062" calcext:value-type="float">
            <text:p>0.02684062</text:p>
          </table:table-cell>
          <table:table-cell office:value-type="float" office:value="9.314241" calcext:value-type="float">
            <text:p>9.314241</text:p>
          </table:table-cell>
          <table:table-cell table:formula="of:=[.C555]+[.A556]" office:value-type="float" office:value="17.484458799" calcext:value-type="float">
            <text:p>17.484458799</text:p>
          </table:table-cell>
        </table:table-row>
        <table:table-row table:style-name="ro1">
          <table:table-cell office:value-type="float" office:value="0.02729839" calcext:value-type="float">
            <text:p>0.02729839</text:p>
          </table:table-cell>
          <table:table-cell office:value-type="float" office:value="9.158049" calcext:value-type="float">
            <text:p>9.158049</text:p>
          </table:table-cell>
          <table:table-cell table:formula="of:=[.C556]+[.A557]" office:value-type="float" office:value="17.511757189" calcext:value-type="float">
            <text:p>17.511757189</text:p>
          </table:table-cell>
        </table:table-row>
        <table:table-row table:style-name="ro1">
          <table:table-cell office:value-type="float" office:value="0.027420463" calcext:value-type="float">
            <text:p>0.027420463</text:p>
          </table:table-cell>
          <table:table-cell office:value-type="float" office:value="9.117278" calcext:value-type="float">
            <text:p>9.117278</text:p>
          </table:table-cell>
          <table:table-cell table:formula="of:=[.C557]+[.A558]" office:value-type="float" office:value="17.539177652" calcext:value-type="float">
            <text:p>17.539177652</text:p>
          </table:table-cell>
        </table:table-row>
        <table:table-row table:style-name="ro1">
          <table:table-cell office:value-type="float" office:value="0.027649349" calcext:value-type="float">
            <text:p>0.027649349</text:p>
          </table:table-cell>
          <table:table-cell office:value-type="float" office:value="9.041804" calcext:value-type="float">
            <text:p>9.041804</text:p>
          </table:table-cell>
          <table:table-cell table:formula="of:=[.C558]+[.A559]" office:value-type="float" office:value="17.566827001" calcext:value-type="float">
            <text:p>17.566827001</text:p>
          </table:table-cell>
        </table:table-row>
        <table:table-row table:style-name="ro1">
          <table:table-cell office:value-type="float" office:value="0.026916916" calcext:value-type="float">
            <text:p>0.026916916</text:p>
          </table:table-cell>
          <table:table-cell office:value-type="float" office:value="9.28784" calcext:value-type="float">
            <text:p>9.28784</text:p>
          </table:table-cell>
          <table:table-cell table:formula="of:=[.C559]+[.A560]" office:value-type="float" office:value="17.593743917" calcext:value-type="float">
            <text:p>17.593743917</text:p>
          </table:table-cell>
        </table:table-row>
        <table:table-row table:style-name="ro1">
          <table:table-cell office:value-type="float" office:value="0.027344167" calcext:value-type="float">
            <text:p>0.027344167</text:p>
          </table:table-cell>
          <table:table-cell office:value-type="float" office:value="9.142717" calcext:value-type="float">
            <text:p>9.142717</text:p>
          </table:table-cell>
          <table:table-cell table:formula="of:=[.C560]+[.A561]" office:value-type="float" office:value="17.621088084" calcext:value-type="float">
            <text:p>17.621088084</text:p>
          </table:table-cell>
        </table:table-row>
        <table:table-row table:style-name="ro1">
          <table:table-cell office:value-type="float" office:value="0.027496757" calcext:value-type="float">
            <text:p>0.027496757</text:p>
          </table:table-cell>
          <table:table-cell office:value-type="float" office:value="9.091981" calcext:value-type="float">
            <text:p>9.091981</text:p>
          </table:table-cell>
          <table:table-cell table:formula="of:=[.C561]+[.A562]" office:value-type="float" office:value="17.648584841" calcext:value-type="float">
            <text:p>17.648584841</text:p>
          </table:table-cell>
        </table:table-row>
        <table:table-row table:style-name="ro1">
          <table:table-cell office:value-type="float" office:value="0.027695125" calcext:value-type="float">
            <text:p>0.027695125</text:p>
          </table:table-cell>
          <table:table-cell office:value-type="float" office:value="9.026859" calcext:value-type="float">
            <text:p>9.026859</text:p>
          </table:table-cell>
          <table:table-cell table:formula="of:=[.C562]+[.A563]" office:value-type="float" office:value="17.676279966" calcext:value-type="float">
            <text:p>17.676279966</text:p>
          </table:table-cell>
        </table:table-row>
        <table:table-row table:style-name="ro1">
          <table:table-cell office:value-type="float" office:value="0.02699321" calcext:value-type="float">
            <text:p>0.02699321</text:p>
          </table:table-cell>
          <table:table-cell office:value-type="float" office:value="9.261588" calcext:value-type="float">
            <text:p>9.261588</text:p>
          </table:table-cell>
          <table:table-cell table:formula="of:=[.C563]+[.A564]" office:value-type="float" office:value="17.703273176" calcext:value-type="float">
            <text:p>17.703273176</text:p>
          </table:table-cell>
        </table:table-row>
        <table:table-row table:style-name="ro1">
          <table:table-cell office:value-type="float" office:value="0.027435722" calcext:value-type="float">
            <text:p>0.027435722</text:p>
          </table:table-cell>
          <table:table-cell office:value-type="float" office:value="9.112207" calcext:value-type="float">
            <text:p>9.112207</text:p>
          </table:table-cell>
          <table:table-cell table:formula="of:=[.C564]+[.A565]" office:value-type="float" office:value="17.730708898" calcext:value-type="float">
            <text:p>17.730708898</text:p>
          </table:table-cell>
        </table:table-row>
        <table:table-row table:style-name="ro1">
          <table:table-cell office:value-type="float" office:value="0.027588312" calcext:value-type="float">
            <text:p>0.027588312</text:p>
          </table:table-cell>
          <table:table-cell office:value-type="float" office:value="9.061809" calcext:value-type="float">
            <text:p>9.061809</text:p>
          </table:table-cell>
          <table:table-cell table:formula="of:=[.C565]+[.A566]" office:value-type="float" office:value="17.75829721" calcext:value-type="float">
            <text:p>17.75829721</text:p>
          </table:table-cell>
        </table:table-row>
        <table:table-row table:style-name="ro1">
          <table:table-cell office:value-type="float" office:value="0.027801938" calcext:value-type="float">
            <text:p>0.027801938</text:p>
          </table:table-cell>
          <table:table-cell office:value-type="float" office:value="8.992179" calcext:value-type="float">
            <text:p>8.992179</text:p>
          </table:table-cell>
          <table:table-cell table:formula="of:=[.C566]+[.A567]" office:value-type="float" office:value="17.786099148" calcext:value-type="float">
            <text:p>17.786099148</text:p>
          </table:table-cell>
        </table:table-row>
        <table:table-row table:style-name="ro1">
          <table:table-cell office:value-type="float" office:value="0.027038988" calcext:value-type="float">
            <text:p>0.027038988</text:p>
          </table:table-cell>
          <table:table-cell office:value-type="float" office:value="9.245909" calcext:value-type="float">
            <text:p>9.245909</text:p>
          </table:table-cell>
          <table:table-cell table:formula="of:=[.C567]+[.A568]" office:value-type="float" office:value="17.813138136" calcext:value-type="float">
            <text:p>17.813138136</text:p>
          </table:table-cell>
        </table:table-row>
        <table:table-row table:style-name="ro1">
          <table:table-cell office:value-type="float" office:value="0.02746624" calcext:value-type="float">
            <text:p>0.02746624</text:p>
          </table:table-cell>
          <table:table-cell office:value-type="float" office:value="9.102083" calcext:value-type="float">
            <text:p>9.102083</text:p>
          </table:table-cell>
          <table:table-cell table:formula="of:=[.C568]+[.A569]" office:value-type="float" office:value="17.840604376" calcext:value-type="float">
            <text:p>17.840604376</text:p>
          </table:table-cell>
        </table:table-row>
        <table:table-row table:style-name="ro1">
          <table:table-cell office:value-type="float" office:value="0.02761883" calcext:value-type="float">
            <text:p>0.02761883</text:p>
          </table:table-cell>
          <table:table-cell office:value-type="float" office:value="9.051795" calcext:value-type="float">
            <text:p>9.051795</text:p>
          </table:table-cell>
          <table:table-cell table:formula="of:=[.C569]+[.A570]" office:value-type="float" office:value="17.868223206" calcext:value-type="float">
            <text:p>17.868223206</text:p>
          </table:table-cell>
        </table:table-row>
        <table:table-row table:style-name="ro1">
          <table:table-cell office:value-type="float" office:value="0.027878232" calcext:value-type="float">
            <text:p>0.027878232</text:p>
          </table:table-cell>
          <table:table-cell office:value-type="float" office:value="8.96757" calcext:value-type="float">
            <text:p>8.96757</text:p>
          </table:table-cell>
          <table:table-cell table:formula="of:=[.C570]+[.A571]" office:value-type="float" office:value="17.896101438" calcext:value-type="float">
            <text:p>17.896101438</text:p>
          </table:table-cell>
        </table:table-row>
        <table:table-row table:style-name="ro1">
          <table:table-cell office:value-type="float" office:value="0.0271458" calcext:value-type="float">
            <text:p>0.0271458</text:p>
          </table:table-cell>
          <table:table-cell office:value-type="float" office:value="9.209529" calcext:value-type="float">
            <text:p>9.209529</text:p>
          </table:table-cell>
          <table:table-cell table:formula="of:=[.C571]+[.A572]" office:value-type="float" office:value="17.923247238" calcext:value-type="float">
            <text:p>17.923247238</text:p>
          </table:table-cell>
        </table:table-row>
        <table:table-row table:style-name="ro1">
          <table:table-cell office:value-type="float" office:value="0.027573053" calcext:value-type="float">
            <text:p>0.027573053</text:p>
          </table:table-cell>
          <table:table-cell office:value-type="float" office:value="9.066823" calcext:value-type="float">
            <text:p>9.066823</text:p>
          </table:table-cell>
          <table:table-cell table:formula="of:=[.C572]+[.A573]" office:value-type="float" office:value="17.950820291" calcext:value-type="float">
            <text:p>17.950820291</text:p>
          </table:table-cell>
        </table:table-row>
        <table:table-row table:style-name="ro1">
          <table:table-cell office:value-type="float" office:value="0.027740901" calcext:value-type="float">
            <text:p>0.027740901</text:p>
          </table:table-cell>
          <table:table-cell office:value-type="float" office:value="9.011964" calcext:value-type="float">
            <text:p>9.011964</text:p>
          </table:table-cell>
          <table:table-cell table:formula="of:=[.C573]+[.A574]" office:value-type="float" office:value="17.978561192" calcext:value-type="float">
            <text:p>17.978561192</text:p>
          </table:table-cell>
        </table:table-row>
        <table:table-row table:style-name="ro1">
          <table:table-cell office:value-type="float" office:value="0.027985046" calcext:value-type="float">
            <text:p>0.027985046</text:p>
          </table:table-cell>
          <table:table-cell office:value-type="float" office:value="8.933342" calcext:value-type="float">
            <text:p>8.933342</text:p>
          </table:table-cell>
          <table:table-cell table:formula="of:=[.C574]+[.A575]" office:value-type="float" office:value="18.006546238" calcext:value-type="float">
            <text:p>18.006546238</text:p>
          </table:table-cell>
        </table:table-row>
        <table:table-row table:style-name="ro1">
          <table:table-cell office:value-type="float" office:value="0.027252613" calcext:value-type="float">
            <text:p>0.027252613</text:p>
          </table:table-cell>
          <table:table-cell office:value-type="float" office:value="9.173432" calcext:value-type="float">
            <text:p>9.173432</text:p>
          </table:table-cell>
          <table:table-cell table:formula="of:=[.C575]+[.A576]" office:value-type="float" office:value="18.033798851" calcext:value-type="float">
            <text:p>18.033798851</text:p>
          </table:table-cell>
        </table:table-row>
        <table:table-row table:style-name="ro1">
          <table:table-cell office:value-type="float" office:value="0.027710384" calcext:value-type="float">
            <text:p>0.027710384</text:p>
          </table:table-cell>
          <table:table-cell office:value-type="float" office:value="9.021889" calcext:value-type="float">
            <text:p>9.021889</text:p>
          </table:table-cell>
          <table:table-cell table:formula="of:=[.C576]+[.A577]" office:value-type="float" office:value="18.061509235" calcext:value-type="float">
            <text:p>18.061509235</text:p>
          </table:table-cell>
        </table:table-row>
        <table:table-row table:style-name="ro1">
          <table:table-cell office:value-type="float" office:value="0.027832456" calcext:value-type="float">
            <text:p>0.027832456</text:p>
          </table:table-cell>
          <table:table-cell office:value-type="float" office:value="8.982319" calcext:value-type="float">
            <text:p>8.982319</text:p>
          </table:table-cell>
          <table:table-cell table:formula="of:=[.C577]+[.A578]" office:value-type="float" office:value="18.089341691" calcext:value-type="float">
            <text:p>18.089341691</text:p>
          </table:table-cell>
        </table:table-row>
        <table:table-row table:style-name="ro1">
          <table:table-cell office:value-type="float" office:value="0.02809186" calcext:value-type="float">
            <text:p>0.02809186</text:p>
          </table:table-cell>
          <table:table-cell office:value-type="float" office:value="8.899376" calcext:value-type="float">
            <text:p>8.899376</text:p>
          </table:table-cell>
          <table:table-cell table:formula="of:=[.C578]+[.A579]" office:value-type="float" office:value="18.117433551" calcext:value-type="float">
            <text:p>18.117433551</text:p>
          </table:table-cell>
        </table:table-row>
        <table:table-row table:style-name="ro1">
          <table:table-cell office:value-type="float" office:value="0.02731365" calcext:value-type="float">
            <text:p>0.02731365</text:p>
          </table:table-cell>
          <table:table-cell office:value-type="float" office:value="9.152933" calcext:value-type="float">
            <text:p>9.152933</text:p>
          </table:table-cell>
          <table:table-cell table:formula="of:=[.C579]+[.A580]" office:value-type="float" office:value="18.144747201" calcext:value-type="float">
            <text:p>18.144747201</text:p>
          </table:table-cell>
        </table:table-row>
        <table:table-row table:style-name="ro1">
          <table:table-cell office:value-type="float" office:value="0.02778668" calcext:value-type="float">
            <text:p>0.02778668</text:p>
          </table:table-cell>
          <table:table-cell office:value-type="float" office:value="8.997117" calcext:value-type="float">
            <text:p>8.997117</text:p>
          </table:table-cell>
          <table:table-cell table:formula="of:=[.C580]+[.A581]" office:value-type="float" office:value="18.172533881" calcext:value-type="float">
            <text:p>18.172533881</text:p>
          </table:table-cell>
        </table:table-row>
        <table:table-row table:style-name="ro1">
          <table:table-cell office:value-type="float" office:value="0.02793927" calcext:value-type="float">
            <text:p>0.02793927</text:p>
          </table:table-cell>
          <table:table-cell office:value-type="float" office:value="8.947979" calcext:value-type="float">
            <text:p>8.947979</text:p>
          </table:table-cell>
          <table:table-cell table:formula="of:=[.C581]+[.A582]" office:value-type="float" office:value="18.200473151" calcext:value-type="float">
            <text:p>18.200473151</text:p>
          </table:table-cell>
        </table:table-row>
        <table:table-row table:style-name="ro1">
          <table:table-cell office:value-type="float" office:value="0.028168155" calcext:value-type="float">
            <text:p>0.028168155</text:p>
          </table:table-cell>
          <table:table-cell office:value-type="float" office:value="8.875271" calcext:value-type="float">
            <text:p>8.875271</text:p>
          </table:table-cell>
          <table:table-cell table:formula="of:=[.C582]+[.A583]" office:value-type="float" office:value="18.228641306" calcext:value-type="float">
            <text:p>18.228641306</text:p>
          </table:table-cell>
        </table:table-row>
        <table:table-row table:style-name="ro1">
          <table:table-cell office:value-type="float" office:value="0.027420463" calcext:value-type="float">
            <text:p>0.027420463</text:p>
          </table:table-cell>
          <table:table-cell office:value-type="float" office:value="9.117278" calcext:value-type="float">
            <text:p>9.117278</text:p>
          </table:table-cell>
          <table:table-cell table:formula="of:=[.C583]+[.A584]" office:value-type="float" office:value="18.256061769" calcext:value-type="float">
            <text:p>18.256061769</text:p>
          </table:table-cell>
        </table:table-row>
        <table:table-row table:style-name="ro1">
          <table:table-cell office:value-type="float" office:value="0.027862974" calcext:value-type="float">
            <text:p>0.027862974</text:p>
          </table:table-cell>
          <table:table-cell office:value-type="float" office:value="8.972481" calcext:value-type="float">
            <text:p>8.972481</text:p>
          </table:table-cell>
          <table:table-cell table:formula="of:=[.C584]+[.A585]" office:value-type="float" office:value="18.283924743" calcext:value-type="float">
            <text:p>18.283924743</text:p>
          </table:table-cell>
        </table:table-row>
        <table:table-row table:style-name="ro1">
          <table:table-cell office:value-type="float" office:value="0.028000304" calcext:value-type="float">
            <text:p>0.028000304</text:p>
          </table:table-cell>
          <table:table-cell office:value-type="float" office:value="8.928474" calcext:value-type="float">
            <text:p>8.928474</text:p>
          </table:table-cell>
          <table:table-cell table:formula="of:=[.C585]+[.A586]" office:value-type="float" office:value="18.311925047" calcext:value-type="float">
            <text:p>18.311925047</text:p>
          </table:table-cell>
        </table:table-row>
        <table:table-row table:style-name="ro1">
          <table:table-cell office:value-type="float" office:value="0.028244449" calcext:value-type="float">
            <text:p>0.028244449</text:p>
          </table:table-cell>
          <table:table-cell office:value-type="float" office:value="8.851297" calcext:value-type="float">
            <text:p>8.851297</text:p>
          </table:table-cell>
          <table:table-cell table:formula="of:=[.C586]+[.A587]" office:value-type="float" office:value="18.340169496" calcext:value-type="float">
            <text:p>18.340169496</text:p>
          </table:table-cell>
        </table:table-row>
        <table:table-row table:style-name="ro1">
          <table:table-cell office:value-type="float" office:value="0.027527276" calcext:value-type="float">
            <text:p>0.027527276</text:p>
          </table:table-cell>
          <table:table-cell office:value-type="float" office:value="9.081901" calcext:value-type="float">
            <text:p>9.081901</text:p>
          </table:table-cell>
          <table:table-cell table:formula="of:=[.C587]+[.A588]" office:value-type="float" office:value="18.367696772" calcext:value-type="float">
            <text:p>18.367696772</text:p>
          </table:table-cell>
        </table:table-row>
        <table:table-row table:style-name="ro1">
          <table:table-cell office:value-type="float" office:value="0.028015565" calcext:value-type="float">
            <text:p>0.028015565</text:p>
          </table:table-cell>
          <table:table-cell office:value-type="float" office:value="8.923612" calcext:value-type="float">
            <text:p>8.923612</text:p>
          </table:table-cell>
          <table:table-cell table:formula="of:=[.C588]+[.A589]" office:value-type="float" office:value="18.395712337" calcext:value-type="float">
            <text:p>18.395712337</text:p>
          </table:table-cell>
        </table:table-row>
        <table:table-row table:style-name="ro1">
          <table:table-cell office:value-type="float" office:value="0.028137637" calcext:value-type="float">
            <text:p>0.028137637</text:p>
          </table:table-cell>
          <table:table-cell office:value-type="float" office:value="8.884897" calcext:value-type="float">
            <text:p>8.884897</text:p>
          </table:table-cell>
          <table:table-cell table:formula="of:=[.C589]+[.A590]" office:value-type="float" office:value="18.423849974" calcext:value-type="float">
            <text:p>18.423849974</text:p>
          </table:table-cell>
        </table:table-row>
        <table:table-row table:style-name="ro1">
          <table:table-cell office:value-type="float" office:value="0.028427558" calcext:value-type="float">
            <text:p>0.028427558</text:p>
          </table:table-cell>
          <table:table-cell office:value-type="float" office:value="8.794283" calcext:value-type="float">
            <text:p>8.794283</text:p>
          </table:table-cell>
          <table:table-cell table:formula="of:=[.C590]+[.A591]" office:value-type="float" office:value="18.452277532" calcext:value-type="float">
            <text:p>18.452277532</text:p>
          </table:table-cell>
        </table:table-row>
        <table:table-row table:style-name="ro1">
          <table:table-cell office:value-type="float" office:value="0.027679866" calcext:value-type="float">
            <text:p>0.027679866</text:p>
          </table:table-cell>
          <table:table-cell office:value-type="float" office:value="9.031836" calcext:value-type="float">
            <text:p>9.031836</text:p>
          </table:table-cell>
          <table:table-cell table:formula="of:=[.C591]+[.A592]" office:value-type="float" office:value="18.479957398" calcext:value-type="float">
            <text:p>18.479957398</text:p>
          </table:table-cell>
        </table:table-row>
        <table:table-row table:style-name="ro1">
          <table:table-cell office:value-type="float" office:value="0.028183414" calcext:value-type="float">
            <text:p>0.028183414</text:p>
          </table:table-cell>
          <table:table-cell office:value-type="float" office:value="8.870465" calcext:value-type="float">
            <text:p>8.870465</text:p>
          </table:table-cell>
          <table:table-cell table:formula="of:=[.C592]+[.A593]" office:value-type="float" office:value="18.508140812" calcext:value-type="float">
            <text:p>18.508140812</text:p>
          </table:table-cell>
        </table:table-row>
        <table:table-row table:style-name="ro1">
          <table:table-cell office:value-type="float" office:value="0.028336003" calcext:value-type="float">
            <text:p>0.028336003</text:p>
          </table:table-cell>
          <table:table-cell office:value-type="float" office:value="8.822698" calcext:value-type="float">
            <text:p>8.822698</text:p>
          </table:table-cell>
          <table:table-cell table:formula="of:=[.C593]+[.A594]" office:value-type="float" office:value="18.536476815" calcext:value-type="float">
            <text:p>18.536476815</text:p>
          </table:table-cell>
        </table:table-row>
        <table:table-row table:style-name="ro1">
          <table:table-cell office:value-type="float" office:value="0.028610665" calcext:value-type="float">
            <text:p>0.028610665</text:p>
          </table:table-cell>
          <table:table-cell office:value-type="float" office:value="8.738" calcext:value-type="float">
            <text:p>8.738</text:p>
          </table:table-cell>
          <table:table-cell table:formula="of:=[.C594]+[.A595]" office:value-type="float" office:value="18.56508748" calcext:value-type="float">
            <text:p>18.56508748</text:p>
          </table:table-cell>
        </table:table-row>
        <table:table-row table:style-name="ro1">
          <table:table-cell office:value-type="float" office:value="0.027878232" calcext:value-type="float">
            <text:p>0.027878232</text:p>
          </table:table-cell>
          <table:table-cell office:value-type="float" office:value="8.96757" calcext:value-type="float">
            <text:p>8.96757</text:p>
          </table:table-cell>
          <table:table-cell table:formula="of:=[.C595]+[.A596]" office:value-type="float" office:value="18.592965712" calcext:value-type="float">
            <text:p>18.592965712</text:p>
          </table:table-cell>
        </table:table-row>
        <table:table-row table:style-name="ro1">
          <table:table-cell office:value-type="float" office:value="0.028305486" calcext:value-type="float">
            <text:p>0.028305486</text:p>
          </table:table-cell>
          <table:table-cell office:value-type="float" office:value="8.832211" calcext:value-type="float">
            <text:p>8.832211</text:p>
          </table:table-cell>
          <table:table-cell table:formula="of:=[.C596]+[.A597]" office:value-type="float" office:value="18.621271198" calcext:value-type="float">
            <text:p>18.621271198</text:p>
          </table:table-cell>
        </table:table-row>
        <table:table-row table:style-name="ro1">
          <table:table-cell office:value-type="float" office:value="0.028534371" calcext:value-type="float">
            <text:p>0.028534371</text:p>
          </table:table-cell>
          <table:table-cell office:value-type="float" office:value="8.761363" calcext:value-type="float">
            <text:p>8.761363</text:p>
          </table:table-cell>
          <table:table-cell table:formula="of:=[.C597]+[.A598]" office:value-type="float" office:value="18.649805569" calcext:value-type="float">
            <text:p>18.649805569</text:p>
          </table:table-cell>
        </table:table-row>
        <table:table-row table:style-name="ro1">
          <table:table-cell office:value-type="float" office:value="0.028809033" calcext:value-type="float">
            <text:p>0.028809033</text:p>
          </table:table-cell>
          <table:table-cell office:value-type="float" office:value="8.677834" calcext:value-type="float">
            <text:p>8.677834</text:p>
          </table:table-cell>
          <table:table-cell table:formula="of:=[.C598]+[.A599]" office:value-type="float" office:value="18.678614602" calcext:value-type="float">
            <text:p>18.678614602</text:p>
          </table:table-cell>
        </table:table-row>
        <table:table-row table:style-name="ro1">
          <table:table-cell office:value-type="float" office:value="0.028061341" calcext:value-type="float">
            <text:p>0.028061341</text:p>
          </table:table-cell>
          <table:table-cell office:value-type="float" office:value="8.909054" calcext:value-type="float">
            <text:p>8.909054</text:p>
          </table:table-cell>
          <table:table-cell table:formula="of:=[.C599]+[.A600]" office:value-type="float" office:value="18.706675943" calcext:value-type="float">
            <text:p>18.706675943</text:p>
          </table:table-cell>
        </table:table-row>
        <table:table-row table:style-name="ro1">
          <table:table-cell office:value-type="float" office:value="0.02854963" calcext:value-type="float">
            <text:p>0.02854963</text:p>
          </table:table-cell>
          <table:table-cell office:value-type="float" office:value="8.7566805" calcext:value-type="float">
            <text:p>8.7566805</text:p>
          </table:table-cell>
          <table:table-cell table:formula="of:=[.C600]+[.A601]" office:value-type="float" office:value="18.735225573" calcext:value-type="float">
            <text:p>18.735225573</text:p>
          </table:table-cell>
        </table:table-row>
        <table:table-row table:style-name="ro1">
          <table:table-cell office:value-type="float" office:value="0.028732738" calcext:value-type="float">
            <text:p>0.028732738</text:p>
          </table:table-cell>
          <table:table-cell office:value-type="float" office:value="8.700876" calcext:value-type="float">
            <text:p>8.700876</text:p>
          </table:table-cell>
          <table:table-cell table:formula="of:=[.C601]+[.A602]" office:value-type="float" office:value="18.763958311" calcext:value-type="float">
            <text:p>18.763958311</text:p>
          </table:table-cell>
        </table:table-row>
        <table:table-row table:style-name="ro1">
          <table:table-cell office:value-type="float" office:value="0.028992143" calcext:value-type="float">
            <text:p>0.028992143</text:p>
          </table:table-cell>
          <table:table-cell office:value-type="float" office:value="8.623027" calcext:value-type="float">
            <text:p>8.623027</text:p>
          </table:table-cell>
          <table:table-cell table:formula="of:=[.C602]+[.A603]" office:value-type="float" office:value="18.792950454" calcext:value-type="float">
            <text:p>18.792950454</text:p>
          </table:table-cell>
        </table:table-row>
        <table:table-row table:style-name="ro1">
          <table:table-cell office:value-type="float" office:value="0.02825971" calcext:value-type="float">
            <text:p>0.02825971</text:p>
          </table:table-cell>
          <table:table-cell office:value-type="float" office:value="8.846517" calcext:value-type="float">
            <text:p>8.846517</text:p>
          </table:table-cell>
          <table:table-cell table:formula="of:=[.C603]+[.A604]" office:value-type="float" office:value="18.821210164" calcext:value-type="float">
            <text:p>18.821210164</text:p>
          </table:table-cell>
        </table:table-row>
        <table:table-row table:style-name="ro1">
          <table:table-cell office:value-type="float" office:value="0.028671702" calcext:value-type="float">
            <text:p>0.028671702</text:p>
          </table:table-cell>
          <table:table-cell office:value-type="float" office:value="8.7193985" calcext:value-type="float">
            <text:p>8.7193985</text:p>
          </table:table-cell>
          <table:table-cell table:formula="of:=[.C604]+[.A605]" office:value-type="float" office:value="18.849881866" calcext:value-type="float">
            <text:p>18.849881866</text:p>
          </table:table-cell>
        </table:table-row>
        <table:table-row table:style-name="ro1">
          <table:table-cell office:value-type="float" office:value="0.02887007" calcext:value-type="float">
            <text:p>0.02887007</text:p>
          </table:table-cell>
          <table:table-cell office:value-type="float" office:value="8.659487" calcext:value-type="float">
            <text:p>8.659487</text:p>
          </table:table-cell>
          <table:table-cell table:formula="of:=[.C605]+[.A606]" office:value-type="float" office:value="18.878751936" calcext:value-type="float">
            <text:p>18.878751936</text:p>
          </table:table-cell>
        </table:table-row>
        <table:table-row table:style-name="ro1">
          <table:table-cell office:value-type="float" office:value="0.029144732" calcext:value-type="float">
            <text:p>0.029144732</text:p>
          </table:table-cell>
          <table:table-cell office:value-type="float" office:value="8.57788" calcext:value-type="float">
            <text:p>8.57788</text:p>
          </table:table-cell>
          <table:table-cell table:formula="of:=[.C606]+[.A607]" office:value-type="float" office:value="18.907896668" calcext:value-type="float">
            <text:p>18.907896668</text:p>
          </table:table-cell>
        </table:table-row>
        <table:table-row table:style-name="ro1">
          <table:table-cell office:value-type="float" office:value="0.028351262" calcext:value-type="float">
            <text:p>0.028351262</text:p>
          </table:table-cell>
          <table:table-cell office:value-type="float" office:value="8.817949" calcext:value-type="float">
            <text:p>8.817949</text:p>
          </table:table-cell>
          <table:table-cell table:formula="of:=[.C607]+[.A608]" office:value-type="float" office:value="18.93624793" calcext:value-type="float">
            <text:p>18.93624793</text:p>
          </table:table-cell>
        </table:table-row>
        <table:table-row table:style-name="ro1">
          <table:table-cell office:value-type="float" office:value="0.028793775" calcext:value-type="float">
            <text:p>0.028793775</text:p>
          </table:table-cell>
          <table:table-cell office:value-type="float" office:value="8.682432" calcext:value-type="float">
            <text:p>8.682432</text:p>
          </table:table-cell>
          <table:table-cell table:formula="of:=[.C608]+[.A609]" office:value-type="float" office:value="18.965041705" calcext:value-type="float">
            <text:p>18.965041705</text:p>
          </table:table-cell>
        </table:table-row>
        <table:table-row table:style-name="ro1">
          <table:table-cell office:value-type="float" office:value="0.028946364" calcext:value-type="float">
            <text:p>0.028946364</text:p>
          </table:table-cell>
          <table:table-cell office:value-type="float" office:value="8.636663" calcext:value-type="float">
            <text:p>8.636663</text:p>
          </table:table-cell>
          <table:table-cell table:formula="of:=[.C609]+[.A610]" office:value-type="float" office:value="18.993988069" calcext:value-type="float">
            <text:p>18.993988069</text:p>
          </table:table-cell>
        </table:table-row>
        <table:table-row table:style-name="ro1">
          <table:table-cell office:value-type="float" office:value="0.029144732" calcext:value-type="float">
            <text:p>0.029144732</text:p>
          </table:table-cell>
          <table:table-cell office:value-type="float" office:value="8.57788" calcext:value-type="float">
            <text:p>8.57788</text:p>
          </table:table-cell>
          <table:table-cell table:formula="of:=[.C610]+[.A611]" office:value-type="float" office:value="19.023132801" calcext:value-type="float">
            <text:p>19.023132801</text:p>
          </table:table-cell>
        </table:table-row>
        <table:table-row table:style-name="ro1">
          <table:table-cell office:value-type="float" office:value="0.028336003" calcext:value-type="float">
            <text:p>0.028336003</text:p>
          </table:table-cell>
          <table:table-cell office:value-type="float" office:value="8.822698" calcext:value-type="float">
            <text:p>8.822698</text:p>
          </table:table-cell>
          <table:table-cell table:formula="of:=[.C611]+[.A612]" office:value-type="float" office:value="19.051468804" calcext:value-type="float">
            <text:p>19.051468804</text:p>
          </table:table-cell>
        </table:table-row>
        <table:table-row table:style-name="ro1">
          <table:table-cell office:value-type="float" office:value="0.028717479" calcext:value-type="float">
            <text:p>0.028717479</text:p>
          </table:table-cell>
          <table:table-cell office:value-type="float" office:value="8.7055" calcext:value-type="float">
            <text:p>8.7055</text:p>
          </table:table-cell>
          <table:table-cell table:formula="of:=[.C612]+[.A613]" office:value-type="float" office:value="19.080186283" calcext:value-type="float">
            <text:p>19.080186283</text:p>
          </table:table-cell>
        </table:table-row>
        <table:table-row table:style-name="ro1">
          <table:table-cell office:value-type="float" office:value="0.028763257" calcext:value-type="float">
            <text:p>0.028763257</text:p>
          </table:table-cell>
          <table:table-cell office:value-type="float" office:value="8.691645" calcext:value-type="float">
            <text:p>8.691645</text:p>
          </table:table-cell>
          <table:table-cell table:formula="of:=[.C613]+[.A614]" office:value-type="float" office:value="19.10894954" calcext:value-type="float">
            <text:p>19.10894954</text:p>
          </table:table-cell>
        </table:table-row>
        <table:table-row table:style-name="ro1">
          <table:table-cell office:value-type="float" office:value="0.028931106" calcext:value-type="float">
            <text:p>0.028931106</text:p>
          </table:table-cell>
          <table:table-cell office:value-type="float" office:value="8.641218" calcext:value-type="float">
            <text:p>8.641218</text:p>
          </table:table-cell>
          <table:table-cell table:formula="of:=[.C614]+[.A615]" office:value-type="float" office:value="19.137880646" calcext:value-type="float">
            <text:p>19.137880646</text:p>
          </table:table-cell>
        </table:table-row>
        <table:table-row table:style-name="ro1">
          <table:table-cell office:value-type="float" office:value="0.028030824" calcext:value-type="float">
            <text:p>0.028030824</text:p>
          </table:table-cell>
          <table:table-cell office:value-type="float" office:value="8.918754" calcext:value-type="float">
            <text:p>8.918754</text:p>
          </table:table-cell>
          <table:table-cell table:formula="of:=[.C615]+[.A616]" office:value-type="float" office:value="19.16591147" calcext:value-type="float">
            <text:p>19.16591147</text:p>
          </table:table-cell>
        </table:table-row>
        <table:table-row table:style-name="ro1">
          <table:table-cell office:value-type="float" office:value="0.028320745" calcext:value-type="float">
            <text:p>0.028320745</text:p>
          </table:table-cell>
          <table:table-cell office:value-type="float" office:value="8.827452" calcext:value-type="float">
            <text:p>8.827452</text:p>
          </table:table-cell>
          <table:table-cell table:formula="of:=[.C616]+[.A617]" office:value-type="float" office:value="19.194232215" calcext:value-type="float">
            <text:p>19.194232215</text:p>
          </table:table-cell>
        </table:table-row>
        <table:table-row table:style-name="ro1">
          <table:table-cell office:value-type="float" office:value="0.028366521" calcext:value-type="float">
            <text:p>0.028366521</text:p>
          </table:table-cell>
          <table:table-cell office:value-type="float" office:value="8.813207" calcext:value-type="float">
            <text:p>8.813207</text:p>
          </table:table-cell>
          <table:table-cell table:formula="of:=[.C617]+[.A618]" office:value-type="float" office:value="19.222598736" calcext:value-type="float">
            <text:p>19.222598736</text:p>
          </table:table-cell>
        </table:table-row>
        <table:table-row table:style-name="ro1">
          <table:table-cell office:value-type="float" office:value="0.028503854" calcext:value-type="float">
            <text:p>0.028503854</text:p>
          </table:table-cell>
          <table:table-cell office:value-type="float" office:value="8.770743" calcext:value-type="float">
            <text:p>8.770743</text:p>
          </table:table-cell>
          <table:table-cell table:formula="of:=[.C618]+[.A619]" office:value-type="float" office:value="19.25110259" calcext:value-type="float">
            <text:p>19.25110259</text:p>
          </table:table-cell>
        </table:table-row>
        <table:table-row table:style-name="ro1">
          <table:table-cell office:value-type="float" office:value="0.02761883" calcext:value-type="float">
            <text:p>0.02761883</text:p>
          </table:table-cell>
          <table:table-cell office:value-type="float" office:value="9.051795" calcext:value-type="float">
            <text:p>9.051795</text:p>
          </table:table-cell>
          <table:table-cell table:formula="of:=[.C619]+[.A620]" office:value-type="float" office:value="19.27872142" calcext:value-type="float">
            <text:p>19.27872142</text:p>
          </table:table-cell>
        </table:table-row>
        <table:table-row table:style-name="ro1">
          <table:table-cell office:value-type="float" office:value="0.027908752" calcext:value-type="float">
            <text:p>0.027908752</text:p>
          </table:table-cell>
          <table:table-cell office:value-type="float" office:value="8.957764" calcext:value-type="float">
            <text:p>8.957764</text:p>
          </table:table-cell>
          <table:table-cell table:formula="of:=[.C620]+[.A621]" office:value-type="float" office:value="19.306630172" calcext:value-type="float">
            <text:p>19.306630172</text:p>
          </table:table-cell>
        </table:table-row>
        <table:table-row table:style-name="ro1">
          <table:table-cell office:value-type="float" office:value="0.027969787" calcext:value-type="float">
            <text:p>0.027969787</text:p>
          </table:table-cell>
          <table:table-cell office:value-type="float" office:value="8.938216" calcext:value-type="float">
            <text:p>8.938216</text:p>
          </table:table-cell>
          <table:table-cell table:formula="of:=[.C621]+[.A622]" office:value-type="float" office:value="19.334599959" calcext:value-type="float">
            <text:p>19.334599959</text:p>
          </table:table-cell>
        </table:table-row>
        <table:table-row table:style-name="ro1">
          <table:table-cell office:value-type="float" office:value="0.02809186" calcext:value-type="float">
            <text:p>0.02809186</text:p>
          </table:table-cell>
          <table:table-cell office:value-type="float" office:value="8.899376" calcext:value-type="float">
            <text:p>8.899376</text:p>
          </table:table-cell>
          <table:table-cell table:formula="of:=[.C622]+[.A623]" office:value-type="float" office:value="19.362691819" calcext:value-type="float">
            <text:p>19.362691819</text:p>
          </table:table-cell>
        </table:table-row>
        <table:table-row table:style-name="ro1">
          <table:table-cell office:value-type="float" office:value="0.027237354" calcext:value-type="float">
            <text:p>0.027237354</text:p>
          </table:table-cell>
          <table:table-cell office:value-type="float" office:value="9.178572" calcext:value-type="float">
            <text:p>9.178572</text:p>
          </table:table-cell>
          <table:table-cell table:formula="of:=[.C623]+[.A624]" office:value-type="float" office:value="19.389929173" calcext:value-type="float">
            <text:p>19.389929173</text:p>
          </table:table-cell>
        </table:table-row>
        <table:table-row table:style-name="ro1">
          <table:table-cell office:value-type="float" office:value="0.02760357" calcext:value-type="float">
            <text:p>0.02760357</text:p>
          </table:table-cell>
          <table:table-cell office:value-type="float" office:value="9.056799" calcext:value-type="float">
            <text:p>9.056799</text:p>
          </table:table-cell>
          <table:table-cell table:formula="of:=[.C624]+[.A625]" office:value-type="float" office:value="19.417532743" calcext:value-type="float">
            <text:p>19.417532743</text:p>
          </table:table-cell>
        </table:table-row>
        <table:table-row table:style-name="ro1">
          <table:table-cell office:value-type="float" office:value="0.027679866" calcext:value-type="float">
            <text:p>0.027679866</text:p>
          </table:table-cell>
          <table:table-cell office:value-type="float" office:value="9.031836" calcext:value-type="float">
            <text:p>9.031836</text:p>
          </table:table-cell>
          <table:table-cell table:formula="of:=[.C625]+[.A626]" office:value-type="float" office:value="19.445212609" calcext:value-type="float">
            <text:p>19.445212609</text:p>
          </table:table-cell>
        </table:table-row>
        <table:table-row table:style-name="ro1">
          <table:table-cell office:value-type="float" office:value="0.027862974" calcext:value-type="float">
            <text:p>0.027862974</text:p>
          </table:table-cell>
          <table:table-cell office:value-type="float" office:value="8.972481" calcext:value-type="float">
            <text:p>8.972481</text:p>
          </table:table-cell>
          <table:table-cell table:formula="of:=[.C626]+[.A627]" office:value-type="float" office:value="19.473075583" calcext:value-type="float">
            <text:p>19.473075583</text:p>
          </table:table-cell>
        </table:table-row>
        <table:table-row table:style-name="ro1">
          <table:table-cell office:value-type="float" office:value="0.027054247" calcext:value-type="float">
            <text:p>0.027054247</text:p>
          </table:table-cell>
          <table:table-cell office:value-type="float" office:value="9.240694" calcext:value-type="float">
            <text:p>9.240694</text:p>
          </table:table-cell>
          <table:table-cell table:formula="of:=[.C627]+[.A628]" office:value-type="float" office:value="19.50012983" calcext:value-type="float">
            <text:p>19.50012983</text:p>
          </table:table-cell>
        </table:table-row>
        <table:table-row table:style-name="ro1">
          <table:table-cell office:value-type="float" office:value="0.027435722" calcext:value-type="float">
            <text:p>0.027435722</text:p>
          </table:table-cell>
          <table:table-cell office:value-type="float" office:value="9.112207" calcext:value-type="float">
            <text:p>9.112207</text:p>
          </table:table-cell>
          <table:table-cell table:formula="of:=[.C628]+[.A629]" office:value-type="float" office:value="19.527565552" calcext:value-type="float">
            <text:p>19.527565552</text:p>
          </table:table-cell>
        </table:table-row>
        <table:table-row table:style-name="ro1">
          <table:table-cell office:value-type="float" office:value="0.027512016" calcext:value-type="float">
            <text:p>0.027512016</text:p>
          </table:table-cell>
          <table:table-cell office:value-type="float" office:value="9.086939" calcext:value-type="float">
            <text:p>9.086939</text:p>
          </table:table-cell>
          <table:table-cell table:formula="of:=[.C629]+[.A630]" office:value-type="float" office:value="19.555077568" calcext:value-type="float">
            <text:p>19.555077568</text:p>
          </table:table-cell>
        </table:table-row>
        <table:table-row table:style-name="ro1">
          <table:table-cell office:value-type="float" office:value="0.027725643" calcext:value-type="float">
            <text:p>0.027725643</text:p>
          </table:table-cell>
          <table:table-cell office:value-type="float" office:value="9.016924" calcext:value-type="float">
            <text:p>9.016924</text:p>
          </table:table-cell>
          <table:table-cell table:formula="of:=[.C630]+[.A631]" office:value-type="float" office:value="19.582803211" calcext:value-type="float">
            <text:p>19.582803211</text:p>
          </table:table-cell>
        </table:table-row>
        <table:table-row table:style-name="ro1">
          <table:table-cell office:value-type="float" office:value="0.026932174" calcext:value-type="float">
            <text:p>0.026932174</text:p>
          </table:table-cell>
          <table:table-cell office:value-type="float" office:value="9.2825775" calcext:value-type="float">
            <text:p>9.2825775</text:p>
          </table:table-cell>
          <table:table-cell table:formula="of:=[.C631]+[.A632]" office:value-type="float" office:value="19.609735385" calcext:value-type="float">
            <text:p>19.609735385</text:p>
          </table:table-cell>
        </table:table-row>
        <table:table-row table:style-name="ro1">
          <table:table-cell office:value-type="float" office:value="0.027328908" calcext:value-type="float">
            <text:p>0.027328908</text:p>
          </table:table-cell>
          <table:table-cell office:value-type="float" office:value="9.147822" calcext:value-type="float">
            <text:p>9.147822</text:p>
          </table:table-cell>
          <table:table-cell table:formula="of:=[.C632]+[.A633]" office:value-type="float" office:value="19.637064293" calcext:value-type="float">
            <text:p>19.637064293</text:p>
          </table:table-cell>
        </table:table-row>
        <table:table-row table:style-name="ro1">
          <table:table-cell office:value-type="float" office:value="0.027420463" calcext:value-type="float">
            <text:p>0.027420463</text:p>
          </table:table-cell>
          <table:table-cell office:value-type="float" office:value="9.117278" calcext:value-type="float">
            <text:p>9.117278</text:p>
          </table:table-cell>
          <table:table-cell table:formula="of:=[.C633]+[.A634]" office:value-type="float" office:value="19.664484756" calcext:value-type="float">
            <text:p>19.664484756</text:p>
          </table:table-cell>
        </table:table-row>
        <table:table-row table:style-name="ro1">
          <table:table-cell office:value-type="float" office:value="0.027649349" calcext:value-type="float">
            <text:p>0.027649349</text:p>
          </table:table-cell>
          <table:table-cell office:value-type="float" office:value="9.041804" calcext:value-type="float">
            <text:p>9.041804</text:p>
          </table:table-cell>
          <table:table-cell table:formula="of:=[.C634]+[.A635]" office:value-type="float" office:value="19.692134105" calcext:value-type="float">
            <text:p>19.692134105</text:p>
          </table:table-cell>
        </table:table-row>
        <table:table-row table:style-name="ro1">
          <table:table-cell office:value-type="float" office:value="0.026901655" calcext:value-type="float">
            <text:p>0.026901655</text:p>
          </table:table-cell>
          <table:table-cell office:value-type="float" office:value="9.293109" calcext:value-type="float">
            <text:p>9.293109</text:p>
          </table:table-cell>
          <table:table-cell table:formula="of:=[.C635]+[.A636]" office:value-type="float" office:value="19.71903576" calcext:value-type="float">
            <text:p>19.71903576</text:p>
          </table:table-cell>
        </table:table-row>
        <table:table-row table:style-name="ro1">
          <table:table-cell office:value-type="float" office:value="0.02729839" calcext:value-type="float">
            <text:p>0.02729839</text:p>
          </table:table-cell>
          <table:table-cell office:value-type="float" office:value="9.158049" calcext:value-type="float">
            <text:p>9.158049</text:p>
          </table:table-cell>
          <table:table-cell table:formula="of:=[.C636]+[.A637]" office:value-type="float" office:value="19.74633415" calcext:value-type="float">
            <text:p>19.74633415</text:p>
          </table:table-cell>
        </table:table-row>
        <table:table-row table:style-name="ro1">
          <table:table-cell office:value-type="float" office:value="0.02745098" calcext:value-type="float">
            <text:p>0.02745098</text:p>
          </table:table-cell>
          <table:table-cell office:value-type="float" office:value="9.107142" calcext:value-type="float">
            <text:p>9.107142</text:p>
          </table:table-cell>
          <table:table-cell table:formula="of:=[.C637]+[.A638]" office:value-type="float" office:value="19.77378513" calcext:value-type="float">
            <text:p>19.77378513</text:p>
          </table:table-cell>
        </table:table-row>
        <table:table-row table:style-name="ro1">
          <table:table-cell office:value-type="float" office:value="0.027695125" calcext:value-type="float">
            <text:p>0.027695125</text:p>
          </table:table-cell>
          <table:table-cell office:value-type="float" office:value="9.026859" calcext:value-type="float">
            <text:p>9.026859</text:p>
          </table:table-cell>
          <table:table-cell table:formula="of:=[.C638]+[.A639]" office:value-type="float" office:value="19.801480255" calcext:value-type="float">
            <text:p>19.801480255</text:p>
          </table:table-cell>
        </table:table-row>
        <table:table-row table:style-name="ro1">
          <table:table-cell office:value-type="float" office:value="0.026947433" calcext:value-type="float">
            <text:p>0.026947433</text:p>
          </table:table-cell>
          <table:table-cell office:value-type="float" office:value="9.277321" calcext:value-type="float">
            <text:p>9.277321</text:p>
          </table:table-cell>
          <table:table-cell table:formula="of:=[.C639]+[.A640]" office:value-type="float" office:value="19.828427688" calcext:value-type="float">
            <text:p>19.828427688</text:p>
          </table:table-cell>
        </table:table-row>
        <table:table-row table:style-name="ro1">
          <table:table-cell office:value-type="float" office:value="0.027374685" calcext:value-type="float">
            <text:p>0.027374685</text:p>
          </table:table-cell>
          <table:table-cell office:value-type="float" office:value="9.132525" calcext:value-type="float">
            <text:p>9.132525</text:p>
          </table:table-cell>
          <table:table-cell table:formula="of:=[.C640]+[.A641]" office:value-type="float" office:value="19.855802373" calcext:value-type="float">
            <text:p>19.855802373</text:p>
          </table:table-cell>
        </table:table-row>
        <table:table-row table:style-name="ro1">
          <table:table-cell office:value-type="float" office:value="0.027542535" calcext:value-type="float">
            <text:p>0.027542535</text:p>
          </table:table-cell>
          <table:table-cell office:value-type="float" office:value="9.076869" calcext:value-type="float">
            <text:p>9.076869</text:p>
          </table:table-cell>
          <table:table-cell table:formula="of:=[.C641]+[.A642]" office:value-type="float" office:value="19.883344908" calcext:value-type="float">
            <text:p>19.883344908</text:p>
          </table:table-cell>
        </table:table-row>
        <table:table-row table:style-name="ro1">
          <table:table-cell office:value-type="float" office:value="0.027740901" calcext:value-type="float">
            <text:p>0.027740901</text:p>
          </table:table-cell>
          <table:table-cell office:value-type="float" office:value="9.011964" calcext:value-type="float">
            <text:p>9.011964</text:p>
          </table:table-cell>
          <table:table-cell table:formula="of:=[.C642]+[.A643]" office:value-type="float" office:value="19.911085809" calcext:value-type="float">
            <text:p>19.911085809</text:p>
          </table:table-cell>
        </table:table-row>
        <table:table-row table:style-name="ro1">
          <table:table-cell office:value-type="float" office:value="0.027054247" calcext:value-type="float">
            <text:p>0.027054247</text:p>
          </table:table-cell>
          <table:table-cell office:value-type="float" office:value="9.240694" calcext:value-type="float">
            <text:p>9.240694</text:p>
          </table:table-cell>
          <table:table-cell table:formula="of:=[.C643]+[.A644]" office:value-type="float" office:value="19.938140056" calcext:value-type="float">
            <text:p>19.938140056</text:p>
          </table:table-cell>
        </table:table-row>
        <table:table-row table:style-name="ro1">
          <table:table-cell office:value-type="float" office:value="0.02746624" calcext:value-type="float">
            <text:p>0.02746624</text:p>
          </table:table-cell>
          <table:table-cell office:value-type="float" office:value="9.102083" calcext:value-type="float">
            <text:p>9.102083</text:p>
          </table:table-cell>
          <table:table-cell table:formula="of:=[.C644]+[.A645]" office:value-type="float" office:value="19.965606296" calcext:value-type="float">
            <text:p>19.965606296</text:p>
          </table:table-cell>
        </table:table-row>
        <table:table-row table:style-name="ro1">
          <table:table-cell office:value-type="float" office:value="0.027634088" calcext:value-type="float">
            <text:p>0.027634088</text:p>
          </table:table-cell>
          <table:table-cell office:value-type="float" office:value="9.046797" calcext:value-type="float">
            <text:p>9.046797</text:p>
          </table:table-cell>
          <table:table-cell table:formula="of:=[.C645]+[.A646]" office:value-type="float" office:value="19.993240384" calcext:value-type="float">
            <text:p>19.993240384</text:p>
          </table:table-cell>
        </table:table-row>
        <table:table-row table:style-name="ro1">
          <table:table-cell office:value-type="float" office:value="0.027893493" calcext:value-type="float">
            <text:p>0.027893493</text:p>
          </table:table-cell>
          <table:table-cell office:value-type="float" office:value="8.962664" calcext:value-type="float">
            <text:p>8.962664</text:p>
          </table:table-cell>
          <table:table-cell table:formula="of:=[.C646]+[.A647]" office:value-type="float" office:value="20.021133877" calcext:value-type="float">
            <text:p>20.021133877</text:p>
          </table:table-cell>
        </table:table-row>
        <table:table-row table:style-name="ro1">
          <table:table-cell office:value-type="float" office:value="0.02716106" calcext:value-type="float">
            <text:p>0.02716106</text:p>
          </table:table-cell>
          <table:table-cell office:value-type="float" office:value="9.204354" calcext:value-type="float">
            <text:p>9.204354</text:p>
          </table:table-cell>
          <table:table-cell table:formula="of:=[.C647]+[.A648]" office:value-type="float" office:value="20.048294937" calcext:value-type="float">
            <text:p>20.048294937</text:p>
          </table:table-cell>
        </table:table-row>
        <table:table-row table:style-name="ro1">
          <table:table-cell office:value-type="float" office:value="0.02760357" calcext:value-type="float">
            <text:p>0.02760357</text:p>
          </table:table-cell>
          <table:table-cell office:value-type="float" office:value="9.056799" calcext:value-type="float">
            <text:p>9.056799</text:p>
          </table:table-cell>
          <table:table-cell table:formula="of:=[.C648]+[.A649]" office:value-type="float" office:value="20.075898507" calcext:value-type="float">
            <text:p>20.075898507</text:p>
          </table:table-cell>
        </table:table-row>
        <table:table-row table:style-name="ro1">
          <table:table-cell office:value-type="float" office:value="0.02775616" calcext:value-type="float">
            <text:p>0.02775616</text:p>
          </table:table-cell>
          <table:table-cell office:value-type="float" office:value="9.0070095" calcext:value-type="float">
            <text:p>9.0070095</text:p>
          </table:table-cell>
          <table:table-cell table:formula="of:=[.C649]+[.A650]" office:value-type="float" office:value="20.103654667" calcext:value-type="float">
            <text:p>20.103654667</text:p>
          </table:table-cell>
        </table:table-row>
        <table:table-row table:style-name="ro1">
          <table:table-cell office:value-type="float" office:value="0.028000304" calcext:value-type="float">
            <text:p>0.028000304</text:p>
          </table:table-cell>
          <table:table-cell office:value-type="float" office:value="8.928474" calcext:value-type="float">
            <text:p>8.928474</text:p>
          </table:table-cell>
          <table:table-cell table:formula="of:=[.C650]+[.A651]" office:value-type="float" office:value="20.131654971" calcext:value-type="float">
            <text:p>20.131654971</text:p>
          </table:table-cell>
        </table:table-row>
        <table:table-row table:style-name="ro1">
          <table:table-cell office:value-type="float" office:value="0.027267871" calcext:value-type="float">
            <text:p>0.027267871</text:p>
          </table:table-cell>
          <table:table-cell office:value-type="float" office:value="9.1683" calcext:value-type="float">
            <text:p>9.1683</text:p>
          </table:table-cell>
          <table:table-cell table:formula="of:=[.C651]+[.A652]" office:value-type="float" office:value="20.158922842" calcext:value-type="float">
            <text:p>20.158922842</text:p>
          </table:table-cell>
        </table:table-row>
        <table:table-row table:style-name="ro1">
          <table:table-cell office:value-type="float" office:value="0.027740901" calcext:value-type="float">
            <text:p>0.027740901</text:p>
          </table:table-cell>
          <table:table-cell office:value-type="float" office:value="9.011964" calcext:value-type="float">
            <text:p>9.011964</text:p>
          </table:table-cell>
          <table:table-cell table:formula="of:=[.C652]+[.A653]" office:value-type="float" office:value="20.186663743" calcext:value-type="float">
            <text:p>20.186663743</text:p>
          </table:table-cell>
        </table:table-row>
        <table:table-row table:style-name="ro1">
          <table:table-cell office:value-type="float" office:value="0.027893493" calcext:value-type="float">
            <text:p>0.027893493</text:p>
          </table:table-cell>
          <table:table-cell office:value-type="float" office:value="8.962664" calcext:value-type="float">
            <text:p>8.962664</text:p>
          </table:table-cell>
          <table:table-cell table:formula="of:=[.C653]+[.A654]" office:value-type="float" office:value="20.214557236" calcext:value-type="float">
            <text:p>20.214557236</text:p>
          </table:table-cell>
        </table:table-row>
        <table:table-row table:style-name="ro1">
          <table:table-cell office:value-type="float" office:value="0.028183414" calcext:value-type="float">
            <text:p>0.028183414</text:p>
          </table:table-cell>
          <table:table-cell office:value-type="float" office:value="8.870465" calcext:value-type="float">
            <text:p>8.870465</text:p>
          </table:table-cell>
          <table:table-cell table:formula="of:=[.C654]+[.A655]" office:value-type="float" office:value="20.24274065" calcext:value-type="float">
            <text:p>20.24274065</text:p>
          </table:table-cell>
        </table:table-row>
        <table:table-row table:style-name="ro1">
          <table:table-cell office:value-type="float" office:value="0.02745098" calcext:value-type="float">
            <text:p>0.02745098</text:p>
          </table:table-cell>
          <table:table-cell office:value-type="float" office:value="9.107142" calcext:value-type="float">
            <text:p>9.107142</text:p>
          </table:table-cell>
          <table:table-cell table:formula="of:=[.C655]+[.A656]" office:value-type="float" office:value="20.27019163" calcext:value-type="float">
            <text:p>20.27019163</text:p>
          </table:table-cell>
        </table:table-row>
        <table:table-row table:style-name="ro1">
          <table:table-cell office:value-type="float" office:value="0.027908752" calcext:value-type="float">
            <text:p>0.027908752</text:p>
          </table:table-cell>
          <table:table-cell office:value-type="float" office:value="8.957764" calcext:value-type="float">
            <text:p>8.957764</text:p>
          </table:table-cell>
          <table:table-cell table:formula="of:=[.C656]+[.A657]" office:value-type="float" office:value="20.298100382" calcext:value-type="float">
            <text:p>20.298100382</text:p>
          </table:table-cell>
        </table:table-row>
        <table:table-row table:style-name="ro1">
          <table:table-cell office:value-type="float" office:value="0.028061341" calcext:value-type="float">
            <text:p>0.028061341</text:p>
          </table:table-cell>
          <table:table-cell office:value-type="float" office:value="8.909054" calcext:value-type="float">
            <text:p>8.909054</text:p>
          </table:table-cell>
          <table:table-cell table:formula="of:=[.C657]+[.A658]" office:value-type="float" office:value="20.326161723" calcext:value-type="float">
            <text:p>20.326161723</text:p>
          </table:table-cell>
        </table:table-row>
        <table:table-row table:style-name="ro1">
          <table:table-cell office:value-type="float" office:value="0.028366521" calcext:value-type="float">
            <text:p>0.028366521</text:p>
          </table:table-cell>
          <table:table-cell office:value-type="float" office:value="8.813207" calcext:value-type="float">
            <text:p>8.813207</text:p>
          </table:table-cell>
          <table:table-cell table:formula="of:=[.C658]+[.A659]" office:value-type="float" office:value="20.354528244" calcext:value-type="float">
            <text:p>20.354528244</text:p>
          </table:table-cell>
        </table:table-row>
        <table:table-row table:style-name="ro1">
          <table:table-cell office:value-type="float" office:value="0.027634088" calcext:value-type="float">
            <text:p>0.027634088</text:p>
          </table:table-cell>
          <table:table-cell office:value-type="float" office:value="9.046797" calcext:value-type="float">
            <text:p>9.046797</text:p>
          </table:table-cell>
          <table:table-cell table:formula="of:=[.C659]+[.A660]" office:value-type="float" office:value="20.382162332" calcext:value-type="float">
            <text:p>20.382162332</text:p>
          </table:table-cell>
        </table:table-row>
        <table:table-row table:style-name="ro1">
          <table:table-cell office:value-type="float" office:value="0.028107118" calcext:value-type="float">
            <text:p>0.028107118</text:p>
          </table:table-cell>
          <table:table-cell office:value-type="float" office:value="8.894545" calcext:value-type="float">
            <text:p>8.894545</text:p>
          </table:table-cell>
          <table:table-cell table:formula="of:=[.C660]+[.A661]" office:value-type="float" office:value="20.41026945" calcext:value-type="float">
            <text:p>20.41026945</text:p>
          </table:table-cell>
        </table:table-row>
        <table:table-row table:style-name="ro1">
          <table:table-cell office:value-type="float" office:value="0.028290227" calcext:value-type="float">
            <text:p>0.028290227</text:p>
          </table:table-cell>
          <table:table-cell office:value-type="float" office:value="8.836974" calcext:value-type="float">
            <text:p>8.836974</text:p>
          </table:table-cell>
          <table:table-cell table:formula="of:=[.C661]+[.A662]" office:value-type="float" office:value="20.438559677" calcext:value-type="float">
            <text:p>20.438559677</text:p>
          </table:table-cell>
        </table:table-row>
        <table:table-row table:style-name="ro1">
          <table:table-cell office:value-type="float" office:value="0.028534371" calcext:value-type="float">
            <text:p>0.028534371</text:p>
          </table:table-cell>
          <table:table-cell office:value-type="float" office:value="8.761363" calcext:value-type="float">
            <text:p>8.761363</text:p>
          </table:table-cell>
          <table:table-cell table:formula="of:=[.C662]+[.A663]" office:value-type="float" office:value="20.467094048" calcext:value-type="float">
            <text:p>20.467094048</text:p>
          </table:table-cell>
        </table:table-row>
        <table:table-row table:style-name="ro1">
          <table:table-cell office:value-type="float" office:value="0.027817197" calcext:value-type="float">
            <text:p>0.027817197</text:p>
          </table:table-cell>
          <table:table-cell office:value-type="float" office:value="8.9872465" calcext:value-type="float">
            <text:p>8.9872465</text:p>
          </table:table-cell>
          <table:table-cell table:formula="of:=[.C663]+[.A664]" office:value-type="float" office:value="20.494911245" calcext:value-type="float">
            <text:p>20.494911245</text:p>
          </table:table-cell>
        </table:table-row>
        <table:table-row table:style-name="ro1">
          <table:table-cell office:value-type="float" office:value="0.028320745" calcext:value-type="float">
            <text:p>0.028320745</text:p>
          </table:table-cell>
          <table:table-cell office:value-type="float" office:value="8.827452" calcext:value-type="float">
            <text:p>8.827452</text:p>
          </table:table-cell>
          <table:table-cell table:formula="of:=[.C664]+[.A665]" office:value-type="float" office:value="20.52323199" calcext:value-type="float">
            <text:p>20.52323199</text:p>
          </table:table-cell>
        </table:table-row>
        <table:table-row table:style-name="ro1">
          <table:table-cell office:value-type="float" office:value="0.028473334" calcext:value-type="float">
            <text:p>0.028473334</text:p>
          </table:table-cell>
          <table:table-cell office:value-type="float" office:value="8.780145" calcext:value-type="float">
            <text:p>8.780145</text:p>
          </table:table-cell>
          <table:table-cell table:formula="of:=[.C665]+[.A666]" office:value-type="float" office:value="20.551705324" calcext:value-type="float">
            <text:p>20.551705324</text:p>
          </table:table-cell>
        </table:table-row>
        <table:table-row table:style-name="ro1">
          <table:table-cell office:value-type="float" office:value="0.028763257" calcext:value-type="float">
            <text:p>0.028763257</text:p>
          </table:table-cell>
          <table:table-cell office:value-type="float" office:value="8.691645" calcext:value-type="float">
            <text:p>8.691645</text:p>
          </table:table-cell>
          <table:table-cell table:formula="of:=[.C666]+[.A667]" office:value-type="float" office:value="20.580468581" calcext:value-type="float">
            <text:p>20.580468581</text:p>
          </table:table-cell>
        </table:table-row>
        <table:table-row table:style-name="ro1">
          <table:table-cell office:value-type="float" office:value="0.028015565" calcext:value-type="float">
            <text:p>0.028015565</text:p>
          </table:table-cell>
          <table:table-cell office:value-type="float" office:value="8.923612" calcext:value-type="float">
            <text:p>8.923612</text:p>
          </table:table-cell>
          <table:table-cell table:formula="of:=[.C667]+[.A668]" office:value-type="float" office:value="20.608484146" calcext:value-type="float">
            <text:p>20.608484146</text:p>
          </table:table-cell>
        </table:table-row>
        <table:table-row table:style-name="ro1">
          <table:table-cell office:value-type="float" office:value="0.028503854" calcext:value-type="float">
            <text:p>0.028503854</text:p>
          </table:table-cell>
          <table:table-cell office:value-type="float" office:value="8.770743" calcext:value-type="float">
            <text:p>8.770743</text:p>
          </table:table-cell>
          <table:table-cell table:formula="of:=[.C668]+[.A669]" office:value-type="float" office:value="20.636988" calcext:value-type="float">
            <text:p>20.636988</text:p>
          </table:table-cell>
        </table:table-row>
        <table:table-row table:style-name="ro1">
          <table:table-cell office:value-type="float" office:value="0.028686961" calcext:value-type="float">
            <text:p>0.028686961</text:p>
          </table:table-cell>
          <table:table-cell office:value-type="float" office:value="8.714761" calcext:value-type="float">
            <text:p>8.714761</text:p>
          </table:table-cell>
          <table:table-cell table:formula="of:=[.C669]+[.A670]" office:value-type="float" office:value="20.665674961" calcext:value-type="float">
            <text:p>20.665674961</text:p>
          </table:table-cell>
        </table:table-row>
        <table:table-row table:style-name="ro1">
          <table:table-cell office:value-type="float" office:value="0.028946364" calcext:value-type="float">
            <text:p>0.028946364</text:p>
          </table:table-cell>
          <table:table-cell office:value-type="float" office:value="8.636663" calcext:value-type="float">
            <text:p>8.636663</text:p>
          </table:table-cell>
          <table:table-cell table:formula="of:=[.C670]+[.A671]" office:value-type="float" office:value="20.694621325" calcext:value-type="float">
            <text:p>20.694621325</text:p>
          </table:table-cell>
        </table:table-row>
        <table:table-row table:style-name="ro1">
          <table:table-cell office:value-type="float" office:value="0.02822919" calcext:value-type="float">
            <text:p>0.02822919</text:p>
          </table:table-cell>
          <table:table-cell office:value-type="float" office:value="8.856081" calcext:value-type="float">
            <text:p>8.856081</text:p>
          </table:table-cell>
          <table:table-cell table:formula="of:=[.C671]+[.A672]" office:value-type="float" office:value="20.722850515" calcext:value-type="float">
            <text:p>20.722850515</text:p>
          </table:table-cell>
        </table:table-row>
        <table:table-row table:style-name="ro1">
          <table:table-cell office:value-type="float" office:value="0.028686961" calcext:value-type="float">
            <text:p>0.028686961</text:p>
          </table:table-cell>
          <table:table-cell office:value-type="float" office:value="8.714761" calcext:value-type="float">
            <text:p>8.714761</text:p>
          </table:table-cell>
          <table:table-cell table:formula="of:=[.C672]+[.A673]" office:value-type="float" office:value="20.751537476" calcext:value-type="float">
            <text:p>20.751537476</text:p>
          </table:table-cell>
        </table:table-row>
        <table:table-row table:style-name="ro1">
          <table:table-cell office:value-type="float" office:value="0.02883955" calcext:value-type="float">
            <text:p>0.02883955</text:p>
          </table:table-cell>
          <table:table-cell office:value-type="float" office:value="8.668651" calcext:value-type="float">
            <text:p>8.668651</text:p>
          </table:table-cell>
          <table:table-cell table:formula="of:=[.C673]+[.A674]" office:value-type="float" office:value="20.780377026" calcext:value-type="float">
            <text:p>20.780377026</text:p>
          </table:table-cell>
        </table:table-row>
        <table:table-row table:style-name="ro1">
          <table:table-cell office:value-type="float" office:value="0.029129473" calcext:value-type="float">
            <text:p>0.029129473</text:p>
          </table:table-cell>
          <table:table-cell office:value-type="float" office:value="8.582373" calcext:value-type="float">
            <text:p>8.582373</text:p>
          </table:table-cell>
          <table:table-cell table:formula="of:=[.C674]+[.A675]" office:value-type="float" office:value="20.809506499" calcext:value-type="float">
            <text:p>20.809506499</text:p>
          </table:table-cell>
        </table:table-row>
        <table:table-row table:style-name="ro1">
          <table:table-cell office:value-type="float" office:value="0.028336003" calcext:value-type="float">
            <text:p>0.028336003</text:p>
          </table:table-cell>
          <table:table-cell office:value-type="float" office:value="8.822698" calcext:value-type="float">
            <text:p>8.822698</text:p>
          </table:table-cell>
          <table:table-cell table:formula="of:=[.C675]+[.A676]" office:value-type="float" office:value="20.837842502" calcext:value-type="float">
            <text:p>20.837842502</text:p>
          </table:table-cell>
        </table:table-row>
        <table:table-row table:style-name="ro1">
          <table:table-cell office:value-type="float" office:value="0.028809033" calcext:value-type="float">
            <text:p>0.028809033</text:p>
          </table:table-cell>
          <table:table-cell office:value-type="float" office:value="8.677834" calcext:value-type="float">
            <text:p>8.677834</text:p>
          </table:table-cell>
          <table:table-cell table:formula="of:=[.C676]+[.A677]" office:value-type="float" office:value="20.866651535" calcext:value-type="float">
            <text:p>20.866651535</text:p>
          </table:table-cell>
        </table:table-row>
        <table:table-row table:style-name="ro1">
          <table:table-cell office:value-type="float" office:value="0.028931106" calcext:value-type="float">
            <text:p>0.028931106</text:p>
          </table:table-cell>
          <table:table-cell office:value-type="float" office:value="8.641218" calcext:value-type="float">
            <text:p>8.641218</text:p>
          </table:table-cell>
          <table:table-cell table:formula="of:=[.C677]+[.A678]" office:value-type="float" office:value="20.895582641" calcext:value-type="float">
            <text:p>20.895582641</text:p>
          </table:table-cell>
        </table:table-row>
        <table:table-row table:style-name="ro1">
          <table:table-cell office:value-type="float" office:value="0.029205767" calcext:value-type="float">
            <text:p>0.029205767</text:p>
          </table:table-cell>
          <table:table-cell office:value-type="float" office:value="8.559954" calcext:value-type="float">
            <text:p>8.559954</text:p>
          </table:table-cell>
          <table:table-cell table:formula="of:=[.C678]+[.A679]" office:value-type="float" office:value="20.924788408" calcext:value-type="float">
            <text:p>20.924788408</text:p>
          </table:table-cell>
        </table:table-row>
        <table:table-row table:style-name="ro1">
          <table:table-cell office:value-type="float" office:value="0.0284123" calcext:value-type="float">
            <text:p>0.0284123</text:p>
          </table:table-cell>
          <table:table-cell office:value-type="float" office:value="8.799006" calcext:value-type="float">
            <text:p>8.799006</text:p>
          </table:table-cell>
          <table:table-cell table:formula="of:=[.C679]+[.A680]" office:value-type="float" office:value="20.953200708" calcext:value-type="float">
            <text:p>20.953200708</text:p>
          </table:table-cell>
        </table:table-row>
        <table:table-row table:style-name="ro1">
          <table:table-cell office:value-type="float" office:value="0.028824292" calcext:value-type="float">
            <text:p>0.028824292</text:p>
          </table:table-cell>
          <table:table-cell office:value-type="float" office:value="8.67324" calcext:value-type="float">
            <text:p>8.67324</text:p>
          </table:table-cell>
          <table:table-cell table:formula="of:=[.C680]+[.A681]" office:value-type="float" office:value="20.982025" calcext:value-type="float">
            <text:p>20.982025</text:p>
          </table:table-cell>
        </table:table-row>
        <table:table-row table:style-name="ro1">
          <table:table-cell office:value-type="float" office:value="0.028976882" calcext:value-type="float">
            <text:p>0.028976882</text:p>
          </table:table-cell>
          <table:table-cell office:value-type="float" office:value="8.627567" calcext:value-type="float">
            <text:p>8.627567</text:p>
          </table:table-cell>
          <table:table-cell table:formula="of:=[.C681]+[.A682]" office:value-type="float" office:value="21.011001882" calcext:value-type="float">
            <text:p>21.011001882</text:p>
          </table:table-cell>
        </table:table-row>
        <table:table-row table:style-name="ro1">
          <table:table-cell office:value-type="float" office:value="0.029190509" calcext:value-type="float">
            <text:p>0.029190509</text:p>
          </table:table-cell>
          <table:table-cell office:value-type="float" office:value="8.564428" calcext:value-type="float">
            <text:p>8.564428</text:p>
          </table:table-cell>
          <table:table-cell table:formula="of:=[.C682]+[.A683]" office:value-type="float" office:value="21.040192391" calcext:value-type="float">
            <text:p>21.040192391</text:p>
          </table:table-cell>
        </table:table-row>
        <table:table-row table:style-name="ro1">
          <table:table-cell office:value-type="float" office:value="0.028351262" calcext:value-type="float">
            <text:p>0.028351262</text:p>
          </table:table-cell>
          <table:table-cell office:value-type="float" office:value="8.817949" calcext:value-type="float">
            <text:p>8.817949</text:p>
          </table:table-cell>
          <table:table-cell table:formula="of:=[.C683]+[.A684]" office:value-type="float" office:value="21.068543653" calcext:value-type="float">
            <text:p>21.068543653</text:p>
          </table:table-cell>
        </table:table-row>
        <table:table-row table:style-name="ro1">
          <table:table-cell office:value-type="float" office:value="0.028732738" calcext:value-type="float">
            <text:p>0.028732738</text:p>
          </table:table-cell>
          <table:table-cell office:value-type="float" office:value="8.700876" calcext:value-type="float">
            <text:p>8.700876</text:p>
          </table:table-cell>
          <table:table-cell table:formula="of:=[.C684]+[.A685]" office:value-type="float" office:value="21.097276391" calcext:value-type="float">
            <text:p>21.097276391</text:p>
          </table:table-cell>
        </table:table-row>
        <table:table-row table:style-name="ro1">
          <table:table-cell office:value-type="float" office:value="0.02888533" calcext:value-type="float">
            <text:p>0.02888533</text:p>
          </table:table-cell>
          <table:table-cell office:value-type="float" office:value="8.654912" calcext:value-type="float">
            <text:p>8.654912</text:p>
          </table:table-cell>
          <table:table-cell table:formula="of:=[.C685]+[.A686]" office:value-type="float" office:value="21.126161721" calcext:value-type="float">
            <text:p>21.126161721</text:p>
          </table:table-cell>
        </table:table-row>
        <table:table-row table:style-name="ro1">
          <table:table-cell office:value-type="float" office:value="0.029068436" calcext:value-type="float">
            <text:p>0.029068436</text:p>
          </table:table-cell>
          <table:table-cell office:value-type="float" office:value="8.600394" calcext:value-type="float">
            <text:p>8.600394</text:p>
          </table:table-cell>
          <table:table-cell table:formula="of:=[.C686]+[.A687]" office:value-type="float" office:value="21.155230157" calcext:value-type="float">
            <text:p>21.155230157</text:p>
          </table:table-cell>
        </table:table-row>
        <table:table-row table:style-name="ro1">
          <table:table-cell office:value-type="float" office:value="0.02825971" calcext:value-type="float">
            <text:p>0.02825971</text:p>
          </table:table-cell>
          <table:table-cell office:value-type="float" office:value="8.846517" calcext:value-type="float">
            <text:p>8.846517</text:p>
          </table:table-cell>
          <table:table-cell table:formula="of:=[.C687]+[.A688]" office:value-type="float" office:value="21.183489867" calcext:value-type="float">
            <text:p>21.183489867</text:p>
          </table:table-cell>
        </table:table-row>
        <table:table-row table:style-name="ro1">
          <table:table-cell office:value-type="float" office:value="0.028656444" calcext:value-type="float">
            <text:p>0.028656444</text:p>
          </table:table-cell>
          <table:table-cell office:value-type="float" office:value="8.724042" calcext:value-type="float">
            <text:p>8.724042</text:p>
          </table:table-cell>
          <table:table-cell table:formula="of:=[.C688]+[.A689]" office:value-type="float" office:value="21.212146311" calcext:value-type="float">
            <text:p>21.212146311</text:p>
          </table:table-cell>
        </table:table-row>
        <table:table-row table:style-name="ro1">
          <table:table-cell office:value-type="float" office:value="0.028747998" calcext:value-type="float">
            <text:p>0.028747998</text:p>
          </table:table-cell>
          <table:table-cell office:value-type="float" office:value="8.696258" calcext:value-type="float">
            <text:p>8.696258</text:p>
          </table:table-cell>
          <table:table-cell table:formula="of:=[.C689]+[.A690]" office:value-type="float" office:value="21.240894309" calcext:value-type="float">
            <text:p>21.240894309</text:p>
          </table:table-cell>
        </table:table-row>
        <table:table-row table:style-name="ro1">
          <table:table-cell office:value-type="float" office:value="0.028931106" calcext:value-type="float">
            <text:p>0.028931106</text:p>
          </table:table-cell>
          <table:table-cell office:value-type="float" office:value="8.641218" calcext:value-type="float">
            <text:p>8.641218</text:p>
          </table:table-cell>
          <table:table-cell table:formula="of:=[.C690]+[.A691]" office:value-type="float" office:value="21.269825415" calcext:value-type="float">
            <text:p>21.269825415</text:p>
          </table:table-cell>
        </table:table-row>
        <table:table-row table:style-name="ro1">
          <table:table-cell office:value-type="float" office:value="0.028107118" calcext:value-type="float">
            <text:p>0.028107118</text:p>
          </table:table-cell>
          <table:table-cell office:value-type="float" office:value="8.894545" calcext:value-type="float">
            <text:p>8.894545</text:p>
          </table:table-cell>
          <table:table-cell table:formula="of:=[.C691]+[.A692]" office:value-type="float" office:value="21.297932533" calcext:value-type="float">
            <text:p>21.297932533</text:p>
          </table:table-cell>
        </table:table-row>
        <table:table-row table:style-name="ro1">
          <table:table-cell office:value-type="float" office:value="0.028473334" calcext:value-type="float">
            <text:p>0.028473334</text:p>
          </table:table-cell>
          <table:table-cell office:value-type="float" office:value="8.780145" calcext:value-type="float">
            <text:p>8.780145</text:p>
          </table:table-cell>
          <table:table-cell table:formula="of:=[.C692]+[.A693]" office:value-type="float" office:value="21.326405867" calcext:value-type="float">
            <text:p>21.326405867</text:p>
          </table:table-cell>
        </table:table-row>
        <table:table-row table:style-name="ro1">
          <table:table-cell office:value-type="float" office:value="0.02854963" calcext:value-type="float">
            <text:p>0.02854963</text:p>
          </table:table-cell>
          <table:table-cell office:value-type="float" office:value="8.7566805" calcext:value-type="float">
            <text:p>8.7566805</text:p>
          </table:table-cell>
          <table:table-cell table:formula="of:=[.C693]+[.A694]" office:value-type="float" office:value="21.354955497" calcext:value-type="float">
            <text:p>21.354955497</text:p>
          </table:table-cell>
        </table:table-row>
        <table:table-row table:style-name="ro1">
          <table:table-cell office:value-type="float" office:value="0.028747998" calcext:value-type="float">
            <text:p>0.028747998</text:p>
          </table:table-cell>
          <table:table-cell office:value-type="float" office:value="8.696258" calcext:value-type="float">
            <text:p>8.696258</text:p>
          </table:table-cell>
          <table:table-cell table:formula="of:=[.C694]+[.A695]" office:value-type="float" office:value="21.383703495" calcext:value-type="float">
            <text:p>21.383703495</text:p>
          </table:table-cell>
        </table:table-row>
        <table:table-row table:style-name="ro1">
          <table:table-cell office:value-type="float" office:value="0.027908752" calcext:value-type="float">
            <text:p>0.027908752</text:p>
          </table:table-cell>
          <table:table-cell office:value-type="float" office:value="8.957764" calcext:value-type="float">
            <text:p>8.957764</text:p>
          </table:table-cell>
          <table:table-cell table:formula="of:=[.C695]+[.A696]" office:value-type="float" office:value="21.411612247" calcext:value-type="float">
            <text:p>21.411612247</text:p>
          </table:table-cell>
        </table:table-row>
        <table:table-row table:style-name="ro1">
          <table:table-cell office:value-type="float" office:value="0.028320745" calcext:value-type="float">
            <text:p>0.028320745</text:p>
          </table:table-cell>
          <table:table-cell office:value-type="float" office:value="8.827452" calcext:value-type="float">
            <text:p>8.827452</text:p>
          </table:table-cell>
          <table:table-cell table:formula="of:=[.C696]+[.A697]" office:value-type="float" office:value="21.439932992" calcext:value-type="float">
            <text:p>21.439932992</text:p>
          </table:table-cell>
        </table:table-row>
        <table:table-row table:style-name="ro1">
          <table:table-cell office:value-type="float" office:value="0.02839704" calcext:value-type="float">
            <text:p>0.02839704</text:p>
          </table:table-cell>
          <table:table-cell office:value-type="float" office:value="8.803734" calcext:value-type="float">
            <text:p>8.803734</text:p>
          </table:table-cell>
          <table:table-cell table:formula="of:=[.C697]+[.A698]" office:value-type="float" office:value="21.468330032" calcext:value-type="float">
            <text:p>21.468330032</text:p>
          </table:table-cell>
        </table:table-row>
        <table:table-row table:style-name="ro1">
          <table:table-cell office:value-type="float" office:value="0.02854963" calcext:value-type="float">
            <text:p>0.02854963</text:p>
          </table:table-cell>
          <table:table-cell office:value-type="float" office:value="8.7566805" calcext:value-type="float">
            <text:p>8.7566805</text:p>
          </table:table-cell>
          <table:table-cell table:formula="of:=[.C698]+[.A699]" office:value-type="float" office:value="21.496879662" calcext:value-type="float">
            <text:p>21.496879662</text:p>
          </table:table-cell>
        </table:table-row>
        <table:table-row table:style-name="ro1">
          <table:table-cell office:value-type="float" office:value="0.027801938" calcext:value-type="float">
            <text:p>0.027801938</text:p>
          </table:table-cell>
          <table:table-cell office:value-type="float" office:value="8.992179" calcext:value-type="float">
            <text:p>8.992179</text:p>
          </table:table-cell>
          <table:table-cell table:formula="of:=[.C699]+[.A700]" office:value-type="float" office:value="21.5246816" calcext:value-type="float">
            <text:p>21.5246816</text:p>
          </table:table-cell>
        </table:table-row>
        <table:table-row table:style-name="ro1">
          <table:table-cell office:value-type="float" office:value="0.028152896" calcext:value-type="float">
            <text:p>0.028152896</text:p>
          </table:table-cell>
          <table:table-cell office:value-type="float" office:value="8.880081" calcext:value-type="float">
            <text:p>8.880081</text:p>
          </table:table-cell>
          <table:table-cell table:formula="of:=[.C700]+[.A701]" office:value-type="float" office:value="21.552834496" calcext:value-type="float">
            <text:p>21.552834496</text:p>
          </table:table-cell>
        </table:table-row>
        <table:table-row table:style-name="ro1">
          <table:table-cell office:value-type="float" office:value="0.028305486" calcext:value-type="float">
            <text:p>0.028305486</text:p>
          </table:table-cell>
          <table:table-cell office:value-type="float" office:value="8.832211" calcext:value-type="float">
            <text:p>8.832211</text:p>
          </table:table-cell>
          <table:table-cell table:formula="of:=[.C701]+[.A702]" office:value-type="float" office:value="21.581139982" calcext:value-type="float">
            <text:p>21.581139982</text:p>
          </table:table-cell>
        </table:table-row>
        <table:table-row table:style-name="ro1">
          <table:table-cell office:value-type="float" office:value="0.028503854" calcext:value-type="float">
            <text:p>0.028503854</text:p>
          </table:table-cell>
          <table:table-cell office:value-type="float" office:value="8.770743" calcext:value-type="float">
            <text:p>8.770743</text:p>
          </table:table-cell>
          <table:table-cell table:formula="of:=[.C702]+[.A703]" office:value-type="float" office:value="21.609643836" calcext:value-type="float">
            <text:p>21.609643836</text:p>
          </table:table-cell>
        </table:table-row>
        <table:table-row table:style-name="ro1">
          <table:table-cell office:value-type="float" office:value="0.027710384" calcext:value-type="float">
            <text:p>0.027710384</text:p>
          </table:table-cell>
          <table:table-cell office:value-type="float" office:value="9.021889" calcext:value-type="float">
            <text:p>9.021889</text:p>
          </table:table-cell>
          <table:table-cell table:formula="of:=[.C703]+[.A704]" office:value-type="float" office:value="21.63735422" calcext:value-type="float">
            <text:p>21.63735422</text:p>
          </table:table-cell>
        </table:table-row>
        <table:table-row table:style-name="ro1">
          <table:table-cell office:value-type="float" office:value="0.028137637" calcext:value-type="float">
            <text:p>0.028137637</text:p>
          </table:table-cell>
          <table:table-cell office:value-type="float" office:value="8.884897" calcext:value-type="float">
            <text:p>8.884897</text:p>
          </table:table-cell>
          <table:table-cell table:formula="of:=[.C704]+[.A705]" office:value-type="float" office:value="21.665491857" calcext:value-type="float">
            <text:p>21.665491857</text:p>
          </table:table-cell>
        </table:table-row>
        <table:table-row table:style-name="ro1">
          <table:table-cell office:value-type="float" office:value="0.02825971" calcext:value-type="float">
            <text:p>0.02825971</text:p>
          </table:table-cell>
          <table:table-cell office:value-type="float" office:value="8.846517" calcext:value-type="float">
            <text:p>8.846517</text:p>
          </table:table-cell>
          <table:table-cell table:formula="of:=[.C705]+[.A706]" office:value-type="float" office:value="21.693751567" calcext:value-type="float">
            <text:p>21.693751567</text:p>
          </table:table-cell>
        </table:table-row>
        <table:table-row table:style-name="ro1">
          <table:table-cell office:value-type="float" office:value="0.028473334" calcext:value-type="float">
            <text:p>0.028473334</text:p>
          </table:table-cell>
          <table:table-cell office:value-type="float" office:value="8.780145" calcext:value-type="float">
            <text:p>8.780145</text:p>
          </table:table-cell>
          <table:table-cell table:formula="of:=[.C706]+[.A707]" office:value-type="float" office:value="21.722224901" calcext:value-type="float">
            <text:p>21.722224901</text:p>
          </table:table-cell>
        </table:table-row>
        <table:table-row table:style-name="ro1">
          <table:table-cell office:value-type="float" office:value="0.027649349" calcext:value-type="float">
            <text:p>0.027649349</text:p>
          </table:table-cell>
          <table:table-cell office:value-type="float" office:value="9.041804" calcext:value-type="float">
            <text:p>9.041804</text:p>
          </table:table-cell>
          <table:table-cell table:formula="of:=[.C707]+[.A708]" office:value-type="float" office:value="21.74987425" calcext:value-type="float">
            <text:p>21.74987425</text:p>
          </table:table-cell>
        </table:table-row>
        <table:table-row table:style-name="ro1">
          <table:table-cell office:value-type="float" office:value="0.028061341" calcext:value-type="float">
            <text:p>0.028061341</text:p>
          </table:table-cell>
          <table:table-cell office:value-type="float" office:value="8.909054" calcext:value-type="float">
            <text:p>8.909054</text:p>
          </table:table-cell>
          <table:table-cell table:formula="of:=[.C708]+[.A709]" office:value-type="float" office:value="21.777935591" calcext:value-type="float">
            <text:p>21.777935591</text:p>
          </table:table-cell>
        </table:table-row>
        <table:table-row table:style-name="ro1">
          <table:table-cell office:value-type="float" office:value="0.028168155" calcext:value-type="float">
            <text:p>0.028168155</text:p>
          </table:table-cell>
          <table:table-cell office:value-type="float" office:value="8.875271" calcext:value-type="float">
            <text:p>8.875271</text:p>
          </table:table-cell>
          <table:table-cell table:formula="of:=[.C709]+[.A710]" office:value-type="float" office:value="21.806103746" calcext:value-type="float">
            <text:p>21.806103746</text:p>
          </table:table-cell>
        </table:table-row>
        <table:table-row table:style-name="ro1">
          <table:table-cell office:value-type="float" office:value="0.028351262" calcext:value-type="float">
            <text:p>0.028351262</text:p>
          </table:table-cell>
          <table:table-cell office:value-type="float" office:value="8.817949" calcext:value-type="float">
            <text:p>8.817949</text:p>
          </table:table-cell>
          <table:table-cell table:formula="of:=[.C710]+[.A711]" office:value-type="float" office:value="21.834455008" calcext:value-type="float">
            <text:p>21.834455008</text:p>
          </table:table-cell>
        </table:table-row>
        <table:table-row table:style-name="ro1">
          <table:table-cell office:value-type="float" office:value="0.027588312" calcext:value-type="float">
            <text:p>0.027588312</text:p>
          </table:table-cell>
          <table:table-cell office:value-type="float" office:value="9.061809" calcext:value-type="float">
            <text:p>9.061809</text:p>
          </table:table-cell>
          <table:table-cell table:formula="of:=[.C711]+[.A712]" office:value-type="float" office:value="21.86204332" calcext:value-type="float">
            <text:p>21.86204332</text:p>
          </table:table-cell>
        </table:table-row>
        <table:table-row table:style-name="ro1">
          <table:table-cell office:value-type="float" office:value="0.027985046" calcext:value-type="float">
            <text:p>0.027985046</text:p>
          </table:table-cell>
          <table:table-cell office:value-type="float" office:value="8.933342" calcext:value-type="float">
            <text:p>8.933342</text:p>
          </table:table-cell>
          <table:table-cell table:formula="of:=[.C712]+[.A713]" office:value-type="float" office:value="21.890028366" calcext:value-type="float">
            <text:p>21.890028366</text:p>
          </table:table-cell>
        </table:table-row>
        <table:table-row table:style-name="ro1">
          <table:table-cell office:value-type="float" office:value="0.028061341" calcext:value-type="float">
            <text:p>0.028061341</text:p>
          </table:table-cell>
          <table:table-cell office:value-type="float" office:value="8.909054" calcext:value-type="float">
            <text:p>8.909054</text:p>
          </table:table-cell>
          <table:table-cell table:formula="of:=[.C713]+[.A714]" office:value-type="float" office:value="21.918089707" calcext:value-type="float">
            <text:p>21.918089707</text:p>
          </table:table-cell>
        </table:table-row>
        <table:table-row table:style-name="ro1">
          <table:table-cell office:value-type="float" office:value="0.028274968" calcext:value-type="float">
            <text:p>0.028274968</text:p>
          </table:table-cell>
          <table:table-cell office:value-type="float" office:value="8.8417425" calcext:value-type="float">
            <text:p>8.8417425</text:p>
          </table:table-cell>
          <table:table-cell table:formula="of:=[.C714]+[.A715]" office:value-type="float" office:value="21.946364675" calcext:value-type="float">
            <text:p>21.946364675</text:p>
          </table:table-cell>
        </table:table-row>
        <table:table-row table:style-name="ro1">
          <table:table-cell office:value-type="float" office:value="0.027435722" calcext:value-type="float">
            <text:p>0.027435722</text:p>
          </table:table-cell>
          <table:table-cell office:value-type="float" office:value="9.112207" calcext:value-type="float">
            <text:p>9.112207</text:p>
          </table:table-cell>
          <table:table-cell table:formula="of:=[.C715]+[.A716]" office:value-type="float" office:value="21.973800397" calcext:value-type="float">
            <text:p>21.973800397</text:p>
          </table:table-cell>
        </table:table-row>
        <table:table-row table:style-name="ro1">
          <table:table-cell office:value-type="float" office:value="0.027801938" calcext:value-type="float">
            <text:p>0.027801938</text:p>
          </table:table-cell>
          <table:table-cell office:value-type="float" office:value="8.992179" calcext:value-type="float">
            <text:p>8.992179</text:p>
          </table:table-cell>
          <table:table-cell table:formula="of:=[.C716]+[.A717]" office:value-type="float" office:value="22.001602335" calcext:value-type="float">
            <text:p>22.001602335</text:p>
          </table:table-cell>
        </table:table-row>
        <table:table-row table:style-name="ro1">
          <table:table-cell office:value-type="float" office:value="0.027908752" calcext:value-type="float">
            <text:p>0.027908752</text:p>
          </table:table-cell>
          <table:table-cell office:value-type="float" office:value="8.957764" calcext:value-type="float">
            <text:p>8.957764</text:p>
          </table:table-cell>
          <table:table-cell table:formula="of:=[.C717]+[.A718]" office:value-type="float" office:value="22.029511087" calcext:value-type="float">
            <text:p>22.029511087</text:p>
          </table:table-cell>
        </table:table-row>
        <table:table-row table:style-name="ro1">
          <table:table-cell office:value-type="float" office:value="0.0280766" calcext:value-type="float">
            <text:p>0.0280766</text:p>
          </table:table-cell>
          <table:table-cell office:value-type="float" office:value="8.904212" calcext:value-type="float">
            <text:p>8.904212</text:p>
          </table:table-cell>
          <table:table-cell table:formula="of:=[.C718]+[.A719]" office:value-type="float" office:value="22.057587687" calcext:value-type="float">
            <text:p>22.057587687</text:p>
          </table:table-cell>
        </table:table-row>
        <table:table-row table:style-name="ro1">
          <table:table-cell office:value-type="float" office:value="0.02729839" calcext:value-type="float">
            <text:p>0.02729839</text:p>
          </table:table-cell>
          <table:table-cell office:value-type="float" office:value="9.158049" calcext:value-type="float">
            <text:p>9.158049</text:p>
          </table:table-cell>
          <table:table-cell table:formula="of:=[.C719]+[.A720]" office:value-type="float" office:value="22.084886077" calcext:value-type="float">
            <text:p>22.084886077</text:p>
          </table:table-cell>
        </table:table-row>
        <table:table-row table:style-name="ro1">
          <table:table-cell office:value-type="float" office:value="0.027588312" calcext:value-type="float">
            <text:p>0.027588312</text:p>
          </table:table-cell>
          <table:table-cell office:value-type="float" office:value="9.061809" calcext:value-type="float">
            <text:p>9.061809</text:p>
          </table:table-cell>
          <table:table-cell table:formula="of:=[.C720]+[.A721]" office:value-type="float" office:value="22.112474389" calcext:value-type="float">
            <text:p>22.112474389</text:p>
          </table:table-cell>
        </table:table-row>
        <table:table-row table:style-name="ro1">
          <table:table-cell office:value-type="float" office:value="0.027710384" calcext:value-type="float">
            <text:p>0.027710384</text:p>
          </table:table-cell>
          <table:table-cell office:value-type="float" office:value="9.021889" calcext:value-type="float">
            <text:p>9.021889</text:p>
          </table:table-cell>
          <table:table-cell table:formula="of:=[.C721]+[.A722]" office:value-type="float" office:value="22.140184773" calcext:value-type="float">
            <text:p>22.140184773</text:p>
          </table:table-cell>
        </table:table-row>
        <table:table-row table:style-name="ro1">
          <table:table-cell office:value-type="float" office:value="0.027878232" calcext:value-type="float">
            <text:p>0.027878232</text:p>
          </table:table-cell>
          <table:table-cell office:value-type="float" office:value="8.96757" calcext:value-type="float">
            <text:p>8.96757</text:p>
          </table:table-cell>
          <table:table-cell table:formula="of:=[.C722]+[.A723]" office:value-type="float" office:value="22.168063005" calcext:value-type="float">
            <text:p>22.168063005</text:p>
          </table:table-cell>
        </table:table-row>
        <table:table-row table:style-name="ro1">
          <table:table-cell office:value-type="float" office:value="0.027115282" calcext:value-type="float">
            <text:p>0.027115282</text:p>
          </table:table-cell>
          <table:table-cell office:value-type="float" office:value="9.219893" calcext:value-type="float">
            <text:p>9.219893</text:p>
          </table:table-cell>
          <table:table-cell table:formula="of:=[.C723]+[.A724]" office:value-type="float" office:value="22.195178287" calcext:value-type="float">
            <text:p>22.195178287</text:p>
          </table:table-cell>
        </table:table-row>
        <table:table-row table:style-name="ro1">
          <table:table-cell office:value-type="float" office:value="0.027512016" calcext:value-type="float">
            <text:p>0.027512016</text:p>
          </table:table-cell>
          <table:table-cell office:value-type="float" office:value="9.086939" calcext:value-type="float">
            <text:p>9.086939</text:p>
          </table:table-cell>
          <table:table-cell table:formula="of:=[.C724]+[.A725]" office:value-type="float" office:value="22.222690303" calcext:value-type="float">
            <text:p>22.222690303</text:p>
          </table:table-cell>
        </table:table-row>
        <table:table-row table:style-name="ro1">
          <table:table-cell office:value-type="float" office:value="0.02760357" calcext:value-type="float">
            <text:p>0.02760357</text:p>
          </table:table-cell>
          <table:table-cell office:value-type="float" office:value="9.056799" calcext:value-type="float">
            <text:p>9.056799</text:p>
          </table:table-cell>
          <table:table-cell table:formula="of:=[.C725]+[.A726]" office:value-type="float" office:value="22.250293873" calcext:value-type="float">
            <text:p>22.250293873</text:p>
          </table:table-cell>
        </table:table-row>
        <table:table-row table:style-name="ro1">
          <table:table-cell office:value-type="float" office:value="0.027847715" calcext:value-type="float">
            <text:p>0.027847715</text:p>
          </table:table-cell>
          <table:table-cell office:value-type="float" office:value="8.977397" calcext:value-type="float">
            <text:p>8.977397</text:p>
          </table:table-cell>
          <table:table-cell table:formula="of:=[.C726]+[.A727]" office:value-type="float" office:value="22.278141588" calcext:value-type="float">
            <text:p>22.278141588</text:p>
          </table:table-cell>
        </table:table-row>
        <table:table-row table:style-name="ro1">
          <table:table-cell office:value-type="float" office:value="0.027038988" calcext:value-type="float">
            <text:p>0.027038988</text:p>
          </table:table-cell>
          <table:table-cell office:value-type="float" office:value="9.245909" calcext:value-type="float">
            <text:p>9.245909</text:p>
          </table:table-cell>
          <table:table-cell table:formula="of:=[.C727]+[.A728]" office:value-type="float" office:value="22.305180576" calcext:value-type="float">
            <text:p>22.305180576</text:p>
          </table:table-cell>
        </table:table-row>
        <table:table-row table:style-name="ro1">
          <table:table-cell office:value-type="float" office:value="0.02745098" calcext:value-type="float">
            <text:p>0.02745098</text:p>
          </table:table-cell>
          <table:table-cell office:value-type="float" office:value="9.107142" calcext:value-type="float">
            <text:p>9.107142</text:p>
          </table:table-cell>
          <table:table-cell table:formula="of:=[.C728]+[.A729]" office:value-type="float" office:value="22.332631556" calcext:value-type="float">
            <text:p>22.332631556</text:p>
          </table:table-cell>
        </table:table-row>
        <table:table-row table:style-name="ro1">
          <table:table-cell office:value-type="float" office:value="0.027573053" calcext:value-type="float">
            <text:p>0.027573053</text:p>
          </table:table-cell>
          <table:table-cell office:value-type="float" office:value="9.066823" calcext:value-type="float">
            <text:p>9.066823</text:p>
          </table:table-cell>
          <table:table-cell table:formula="of:=[.C729]+[.A730]" office:value-type="float" office:value="22.360204609" calcext:value-type="float">
            <text:p>22.360204609</text:p>
          </table:table-cell>
        </table:table-row>
        <table:table-row table:style-name="ro1">
          <table:table-cell office:value-type="float" office:value="0.02775616" calcext:value-type="float">
            <text:p>0.02775616</text:p>
          </table:table-cell>
          <table:table-cell office:value-type="float" office:value="9.0070095" calcext:value-type="float">
            <text:p>9.0070095</text:p>
          </table:table-cell>
          <table:table-cell table:formula="of:=[.C730]+[.A731]" office:value-type="float" office:value="22.387960769" calcext:value-type="float">
            <text:p>22.387960769</text:p>
          </table:table-cell>
        </table:table-row>
        <table:table-row table:style-name="ro1">
          <table:table-cell office:value-type="float" office:value="0.026962692" calcext:value-type="float">
            <text:p>0.026962692</text:p>
          </table:table-cell>
          <table:table-cell office:value-type="float" office:value="9.272071" calcext:value-type="float">
            <text:p>9.272071</text:p>
          </table:table-cell>
          <table:table-cell table:formula="of:=[.C731]+[.A732]" office:value-type="float" office:value="22.414923461" calcext:value-type="float">
            <text:p>22.414923461</text:p>
          </table:table-cell>
        </table:table-row>
        <table:table-row table:style-name="ro1">
          <table:table-cell office:value-type="float" office:value="0.027359426" calcext:value-type="float">
            <text:p>0.027359426</text:p>
          </table:table-cell>
          <table:table-cell office:value-type="float" office:value="9.137619" calcext:value-type="float">
            <text:p>9.137619</text:p>
          </table:table-cell>
          <table:table-cell table:formula="of:=[.C732]+[.A733]" office:value-type="float" office:value="22.442282887" calcext:value-type="float">
            <text:p>22.442282887</text:p>
          </table:table-cell>
        </table:table-row>
        <table:table-row table:style-name="ro1">
          <table:table-cell office:value-type="float" office:value="0.027435722" calcext:value-type="float">
            <text:p>0.027435722</text:p>
          </table:table-cell>
          <table:table-cell office:value-type="float" office:value="9.112207" calcext:value-type="float">
            <text:p>9.112207</text:p>
          </table:table-cell>
          <table:table-cell table:formula="of:=[.C733]+[.A734]" office:value-type="float" office:value="22.469718609" calcext:value-type="float">
            <text:p>22.469718609</text:p>
          </table:table-cell>
        </table:table-row>
        <table:table-row table:style-name="ro1">
          <table:table-cell office:value-type="float" office:value="0.027634088" calcext:value-type="float">
            <text:p>0.027634088</text:p>
          </table:table-cell>
          <table:table-cell office:value-type="float" office:value="9.046797" calcext:value-type="float">
            <text:p>9.046797</text:p>
          </table:table-cell>
          <table:table-cell table:formula="of:=[.C734]+[.A735]" office:value-type="float" office:value="22.497352697" calcext:value-type="float">
            <text:p>22.497352697</text:p>
          </table:table-cell>
        </table:table-row>
        <table:table-row table:style-name="ro1">
          <table:table-cell office:value-type="float" office:value="0.02684062" calcext:value-type="float">
            <text:p>0.02684062</text:p>
          </table:table-cell>
          <table:table-cell office:value-type="float" office:value="9.314241" calcext:value-type="float">
            <text:p>9.314241</text:p>
          </table:table-cell>
          <table:table-cell table:formula="of:=[.C735]+[.A736]" office:value-type="float" office:value="22.524193317" calcext:value-type="float">
            <text:p>22.524193317</text:p>
          </table:table-cell>
        </table:table-row>
        <table:table-row table:style-name="ro1">
          <table:table-cell office:value-type="float" office:value="0.027267871" calcext:value-type="float">
            <text:p>0.027267871</text:p>
          </table:table-cell>
          <table:table-cell office:value-type="float" office:value="9.1683" calcext:value-type="float">
            <text:p>9.1683</text:p>
          </table:table-cell>
          <table:table-cell table:formula="of:=[.C736]+[.A737]" office:value-type="float" office:value="22.551461188" calcext:value-type="float">
            <text:p>22.551461188</text:p>
          </table:table-cell>
        </table:table-row>
        <table:table-row table:style-name="ro1">
          <table:table-cell office:value-type="float" office:value="0.027405204" calcext:value-type="float">
            <text:p>0.027405204</text:p>
          </table:table-cell>
          <table:table-cell office:value-type="float" office:value="9.1223545" calcext:value-type="float">
            <text:p>9.1223545</text:p>
          </table:table-cell>
          <table:table-cell table:formula="of:=[.C737]+[.A738]" office:value-type="float" office:value="22.578866392" calcext:value-type="float">
            <text:p>22.578866392</text:p>
          </table:table-cell>
        </table:table-row>
        <table:table-row table:style-name="ro1">
          <table:table-cell office:value-type="float" office:value="0.02760357" calcext:value-type="float">
            <text:p>0.02760357</text:p>
          </table:table-cell>
          <table:table-cell office:value-type="float" office:value="9.056799" calcext:value-type="float">
            <text:p>9.056799</text:p>
          </table:table-cell>
          <table:table-cell table:formula="of:=[.C738]+[.A739]" office:value-type="float" office:value="22.606469962" calcext:value-type="float">
            <text:p>22.606469962</text:p>
          </table:table-cell>
        </table:table-row>
        <table:table-row table:style-name="ro1">
          <table:table-cell office:value-type="float" office:value="0.026871137" calcext:value-type="float">
            <text:p>0.026871137</text:p>
          </table:table-cell>
          <table:table-cell office:value-type="float" office:value="9.303662" calcext:value-type="float">
            <text:p>9.303662</text:p>
          </table:table-cell>
          <table:table-cell table:formula="of:=[.C739]+[.A740]" office:value-type="float" office:value="22.633341099" calcext:value-type="float">
            <text:p>22.633341099</text:p>
          </table:table-cell>
        </table:table-row>
        <table:table-row table:style-name="ro1">
          <table:table-cell office:value-type="float" office:value="0.027267871" calcext:value-type="float">
            <text:p>0.027267871</text:p>
          </table:table-cell>
          <table:table-cell office:value-type="float" office:value="9.1683" calcext:value-type="float">
            <text:p>9.1683</text:p>
          </table:table-cell>
          <table:table-cell table:formula="of:=[.C740]+[.A741]" office:value-type="float" office:value="22.66060897" calcext:value-type="float">
            <text:p>22.66060897</text:p>
          </table:table-cell>
        </table:table-row>
        <table:table-row table:style-name="ro1">
          <table:table-cell office:value-type="float" office:value="0.027405204" calcext:value-type="float">
            <text:p>0.027405204</text:p>
          </table:table-cell>
          <table:table-cell office:value-type="float" office:value="9.1223545" calcext:value-type="float">
            <text:p>9.1223545</text:p>
          </table:table-cell>
          <table:table-cell table:formula="of:=[.C741]+[.A742]" office:value-type="float" office:value="22.688014174" calcext:value-type="float">
            <text:p>22.688014174</text:p>
          </table:table-cell>
        </table:table-row>
        <table:table-row table:style-name="ro1">
          <table:table-cell office:value-type="float" office:value="0.027634088" calcext:value-type="float">
            <text:p>0.027634088</text:p>
          </table:table-cell>
          <table:table-cell office:value-type="float" office:value="9.046797" calcext:value-type="float">
            <text:p>9.046797</text:p>
          </table:table-cell>
          <table:table-cell table:formula="of:=[.C742]+[.A743]" office:value-type="float" office:value="22.715648262" calcext:value-type="float">
            <text:p>22.715648262</text:p>
          </table:table-cell>
        </table:table-row>
        <table:table-row table:style-name="ro1">
          <table:table-cell office:value-type="float" office:value="0.026901655" calcext:value-type="float">
            <text:p>0.026901655</text:p>
          </table:table-cell>
          <table:table-cell office:value-type="float" office:value="9.293109" calcext:value-type="float">
            <text:p>9.293109</text:p>
          </table:table-cell>
          <table:table-cell table:formula="of:=[.C743]+[.A744]" office:value-type="float" office:value="22.742549917" calcext:value-type="float">
            <text:p>22.742549917</text:p>
          </table:table-cell>
        </table:table-row>
        <table:table-row table:style-name="ro1">
          <table:table-cell office:value-type="float" office:value="0.027283132" calcext:value-type="float">
            <text:p>0.027283132</text:p>
          </table:table-cell>
          <table:table-cell office:value-type="float" office:value="9.163171" calcext:value-type="float">
            <text:p>9.163171</text:p>
          </table:table-cell>
          <table:table-cell table:formula="of:=[.C744]+[.A745]" office:value-type="float" office:value="22.769833049" calcext:value-type="float">
            <text:p>22.769833049</text:p>
          </table:table-cell>
        </table:table-row>
        <table:table-row table:style-name="ro1">
          <table:table-cell office:value-type="float" office:value="0.027435722" calcext:value-type="float">
            <text:p>0.027435722</text:p>
          </table:table-cell>
          <table:table-cell office:value-type="float" office:value="9.112207" calcext:value-type="float">
            <text:p>9.112207</text:p>
          </table:table-cell>
          <table:table-cell table:formula="of:=[.C745]+[.A746]" office:value-type="float" office:value="22.797268771" calcext:value-type="float">
            <text:p>22.797268771</text:p>
          </table:table-cell>
        </table:table-row>
        <table:table-row table:style-name="ro1">
          <table:table-cell office:value-type="float" office:value="0.027634088" calcext:value-type="float">
            <text:p>0.027634088</text:p>
          </table:table-cell>
          <table:table-cell office:value-type="float" office:value="9.046797" calcext:value-type="float">
            <text:p>9.046797</text:p>
          </table:table-cell>
          <table:table-cell table:formula="of:=[.C746]+[.A747]" office:value-type="float" office:value="22.824902859" calcext:value-type="float">
            <text:p>22.824902859</text:p>
          </table:table-cell>
        </table:table-row>
        <table:table-row table:style-name="ro1">
          <table:table-cell office:value-type="float" office:value="0.026886396" calcext:value-type="float">
            <text:p>0.026886396</text:p>
          </table:table-cell>
          <table:table-cell office:value-type="float" office:value="9.298383" calcext:value-type="float">
            <text:p>9.298383</text:p>
          </table:table-cell>
          <table:table-cell table:formula="of:=[.C747]+[.A748]" office:value-type="float" office:value="22.851789255" calcext:value-type="float">
            <text:p>22.851789255</text:p>
          </table:table-cell>
        </table:table-row>
        <table:table-row table:style-name="ro1">
          <table:table-cell office:value-type="float" office:value="0.027252613" calcext:value-type="float">
            <text:p>0.027252613</text:p>
          </table:table-cell>
          <table:table-cell office:value-type="float" office:value="9.173432" calcext:value-type="float">
            <text:p>9.173432</text:p>
          </table:table-cell>
          <table:table-cell table:formula="of:=[.C748]+[.A749]" office:value-type="float" office:value="22.879041868" calcext:value-type="float">
            <text:p>22.879041868</text:p>
          </table:table-cell>
        </table:table-row>
        <table:table-row table:style-name="ro1">
          <table:table-cell office:value-type="float" office:value="0.027389944" calcext:value-type="float">
            <text:p>0.027389944</text:p>
          </table:table-cell>
          <table:table-cell office:value-type="float" office:value="9.127438" calcext:value-type="float">
            <text:p>9.127438</text:p>
          </table:table-cell>
          <table:table-cell table:formula="of:=[.C749]+[.A750]" office:value-type="float" office:value="22.906431812" calcext:value-type="float">
            <text:p>22.906431812</text:p>
          </table:table-cell>
        </table:table-row>
        <table:table-row table:style-name="ro1">
          <table:table-cell office:value-type="float" office:value="0.02760357" calcext:value-type="float">
            <text:p>0.02760357</text:p>
          </table:table-cell>
          <table:table-cell office:value-type="float" office:value="9.056799" calcext:value-type="float">
            <text:p>9.056799</text:p>
          </table:table-cell>
          <table:table-cell table:formula="of:=[.C750]+[.A751]" office:value-type="float" office:value="22.934035382" calcext:value-type="float">
            <text:p>22.934035382</text:p>
          </table:table-cell>
        </table:table-row>
        <table:table-row table:style-name="ro1">
          <table:table-cell office:value-type="float" office:value="0.026886396" calcext:value-type="float">
            <text:p>0.026886396</text:p>
          </table:table-cell>
          <table:table-cell office:value-type="float" office:value="9.298383" calcext:value-type="float">
            <text:p>9.298383</text:p>
          </table:table-cell>
          <table:table-cell table:formula="of:=[.C751]+[.A752]" office:value-type="float" office:value="22.960921778" calcext:value-type="float">
            <text:p>22.960921778</text:p>
          </table:table-cell>
        </table:table-row>
        <table:table-row table:style-name="ro1">
          <table:table-cell office:value-type="float" office:value="0.027267871" calcext:value-type="float">
            <text:p>0.027267871</text:p>
          </table:table-cell>
          <table:table-cell office:value-type="float" office:value="9.1683" calcext:value-type="float">
            <text:p>9.1683</text:p>
          </table:table-cell>
          <table:table-cell table:formula="of:=[.C752]+[.A753]" office:value-type="float" office:value="22.988189649" calcext:value-type="float">
            <text:p>22.988189649</text:p>
          </table:table-cell>
        </table:table-row>
        <table:table-row table:style-name="ro1">
          <table:table-cell office:value-type="float" office:value="0.027420463" calcext:value-type="float">
            <text:p>0.027420463</text:p>
          </table:table-cell>
          <table:table-cell office:value-type="float" office:value="9.117278" calcext:value-type="float">
            <text:p>9.117278</text:p>
          </table:table-cell>
          <table:table-cell table:formula="of:=[.C753]+[.A754]" office:value-type="float" office:value="23.015610112" calcext:value-type="float">
            <text:p>23.015610112</text:p>
          </table:table-cell>
        </table:table-row>
        <table:table-row table:style-name="ro1">
          <table:table-cell office:value-type="float" office:value="0.027649349" calcext:value-type="float">
            <text:p>0.027649349</text:p>
          </table:table-cell>
          <table:table-cell office:value-type="float" office:value="9.041804" calcext:value-type="float">
            <text:p>9.041804</text:p>
          </table:table-cell>
          <table:table-cell table:formula="of:=[.C754]+[.A755]" office:value-type="float" office:value="23.043259461" calcext:value-type="float">
            <text:p>23.043259461</text:p>
          </table:table-cell>
        </table:table-row>
        <table:table-row table:style-name="ro1">
          <table:table-cell office:value-type="float" office:value="0.026932174" calcext:value-type="float">
            <text:p>0.026932174</text:p>
          </table:table-cell>
          <table:table-cell office:value-type="float" office:value="9.2825775" calcext:value-type="float">
            <text:p>9.2825775</text:p>
          </table:table-cell>
          <table:table-cell table:formula="of:=[.C755]+[.A756]" office:value-type="float" office:value="23.070191635" calcext:value-type="float">
            <text:p>23.070191635</text:p>
          </table:table-cell>
        </table:table-row>
        <table:table-row table:style-name="ro1">
          <table:table-cell office:value-type="float" office:value="0.027344167" calcext:value-type="float">
            <text:p>0.027344167</text:p>
          </table:table-cell>
          <table:table-cell office:value-type="float" office:value="9.142717" calcext:value-type="float">
            <text:p>9.142717</text:p>
          </table:table-cell>
          <table:table-cell table:formula="of:=[.C756]+[.A757]" office:value-type="float" office:value="23.097535802" calcext:value-type="float">
            <text:p>23.097535802</text:p>
          </table:table-cell>
        </table:table-row>
        <table:table-row table:style-name="ro1">
          <table:table-cell office:value-type="float" office:value="0.027496757" calcext:value-type="float">
            <text:p>0.027496757</text:p>
          </table:table-cell>
          <table:table-cell office:value-type="float" office:value="9.091981" calcext:value-type="float">
            <text:p>9.091981</text:p>
          </table:table-cell>
          <table:table-cell table:formula="of:=[.C757]+[.A758]" office:value-type="float" office:value="23.125032559" calcext:value-type="float">
            <text:p>23.125032559</text:p>
          </table:table-cell>
        </table:table-row>
        <table:table-row table:style-name="ro1">
          <table:table-cell office:value-type="float" office:value="0.027740901" calcext:value-type="float">
            <text:p>0.027740901</text:p>
          </table:table-cell>
          <table:table-cell office:value-type="float" office:value="9.011964" calcext:value-type="float">
            <text:p>9.011964</text:p>
          </table:table-cell>
          <table:table-cell table:formula="of:=[.C758]+[.A759]" office:value-type="float" office:value="23.15277346" calcext:value-type="float">
            <text:p>23.15277346</text:p>
          </table:table-cell>
        </table:table-row>
        <table:table-row table:style-name="ro1">
          <table:table-cell office:value-type="float" office:value="0.02697795" calcext:value-type="float">
            <text:p>0.02697795</text:p>
          </table:table-cell>
          <table:table-cell office:value-type="float" office:value="9.266827" calcext:value-type="float">
            <text:p>9.266827</text:p>
          </table:table-cell>
          <table:table-cell table:formula="of:=[.C759]+[.A760]" office:value-type="float" office:value="23.17975141" calcext:value-type="float">
            <text:p>23.17975141</text:p>
          </table:table-cell>
        </table:table-row>
        <table:table-row table:style-name="ro1">
          <table:table-cell office:value-type="float" office:value="0.027405204" calcext:value-type="float">
            <text:p>0.027405204</text:p>
          </table:table-cell>
          <table:table-cell office:value-type="float" office:value="9.1223545" calcext:value-type="float">
            <text:p>9.1223545</text:p>
          </table:table-cell>
          <table:table-cell table:formula="of:=[.C760]+[.A761]" office:value-type="float" office:value="23.207156614" calcext:value-type="float">
            <text:p>23.207156614</text:p>
          </table:table-cell>
        </table:table-row>
        <table:table-row table:style-name="ro1">
          <table:table-cell office:value-type="float" office:value="0.027557794" calcext:value-type="float">
            <text:p>0.027557794</text:p>
          </table:table-cell>
          <table:table-cell office:value-type="float" office:value="9.071843" calcext:value-type="float">
            <text:p>9.071843</text:p>
          </table:table-cell>
          <table:table-cell table:formula="of:=[.C761]+[.A762]" office:value-type="float" office:value="23.234714408" calcext:value-type="float">
            <text:p>23.234714408</text:p>
          </table:table-cell>
        </table:table-row>
        <table:table-row table:style-name="ro1">
          <table:table-cell office:value-type="float" office:value="0.02778668" calcext:value-type="float">
            <text:p>0.02778668</text:p>
          </table:table-cell>
          <table:table-cell office:value-type="float" office:value="8.997117" calcext:value-type="float">
            <text:p>8.997117</text:p>
          </table:table-cell>
          <table:table-cell table:formula="of:=[.C762]+[.A763]" office:value-type="float" office:value="23.262501088" calcext:value-type="float">
            <text:p>23.262501088</text:p>
          </table:table-cell>
        </table:table-row>
        <table:table-row table:style-name="ro1">
          <table:table-cell office:value-type="float" office:value="0.027038988" calcext:value-type="float">
            <text:p>0.027038988</text:p>
          </table:table-cell>
          <table:table-cell office:value-type="float" office:value="9.245909" calcext:value-type="float">
            <text:p>9.245909</text:p>
          </table:table-cell>
          <table:table-cell table:formula="of:=[.C763]+[.A764]" office:value-type="float" office:value="23.289540076" calcext:value-type="float">
            <text:p>23.289540076</text:p>
          </table:table-cell>
        </table:table-row>
        <table:table-row table:style-name="ro1">
          <table:table-cell office:value-type="float" office:value="0.027435722" calcext:value-type="float">
            <text:p>0.027435722</text:p>
          </table:table-cell>
          <table:table-cell office:value-type="float" office:value="9.112207" calcext:value-type="float">
            <text:p>9.112207</text:p>
          </table:table-cell>
          <table:table-cell table:formula="of:=[.C764]+[.A765]" office:value-type="float" office:value="23.316975798" calcext:value-type="float">
            <text:p>23.316975798</text:p>
          </table:table-cell>
        </table:table-row>
        <table:table-row table:style-name="ro1">
          <table:table-cell office:value-type="float" office:value="0.027573053" calcext:value-type="float">
            <text:p>0.027573053</text:p>
          </table:table-cell>
          <table:table-cell office:value-type="float" office:value="9.066823" calcext:value-type="float">
            <text:p>9.066823</text:p>
          </table:table-cell>
          <table:table-cell table:formula="of:=[.C765]+[.A766]" office:value-type="float" office:value="23.344548851" calcext:value-type="float">
            <text:p>23.344548851</text:p>
          </table:table-cell>
        </table:table-row>
        <table:table-row table:style-name="ro1">
          <table:table-cell office:value-type="float" office:value="0.027801938" calcext:value-type="float">
            <text:p>0.027801938</text:p>
          </table:table-cell>
          <table:table-cell office:value-type="float" office:value="8.992179" calcext:value-type="float">
            <text:p>8.992179</text:p>
          </table:table-cell>
          <table:table-cell table:formula="of:=[.C766]+[.A767]" office:value-type="float" office:value="23.372350789" calcext:value-type="float">
            <text:p>23.372350789</text:p>
          </table:table-cell>
        </table:table-row>
        <table:table-row table:style-name="ro1">
          <table:table-cell office:value-type="float" office:value="0.027054247" calcext:value-type="float">
            <text:p>0.027054247</text:p>
          </table:table-cell>
          <table:table-cell office:value-type="float" office:value="9.240694" calcext:value-type="float">
            <text:p>9.240694</text:p>
          </table:table-cell>
          <table:table-cell table:formula="of:=[.C767]+[.A768]" office:value-type="float" office:value="23.399405036" calcext:value-type="float">
            <text:p>23.399405036</text:p>
          </table:table-cell>
        </table:table-row>
        <table:table-row table:style-name="ro1">
          <table:table-cell office:value-type="float" office:value="0.027481498" calcext:value-type="float">
            <text:p>0.027481498</text:p>
          </table:table-cell>
          <table:table-cell office:value-type="float" office:value="9.09703" calcext:value-type="float">
            <text:p>9.09703</text:p>
          </table:table-cell>
          <table:table-cell table:formula="of:=[.C768]+[.A769]" office:value-type="float" office:value="23.426886534" calcext:value-type="float">
            <text:p>23.426886534</text:p>
          </table:table-cell>
        </table:table-row>
        <table:table-row table:style-name="ro1">
          <table:table-cell office:value-type="float" office:value="0.027649349" calcext:value-type="float">
            <text:p>0.027649349</text:p>
          </table:table-cell>
          <table:table-cell office:value-type="float" office:value="9.041804" calcext:value-type="float">
            <text:p>9.041804</text:p>
          </table:table-cell>
          <table:table-cell table:formula="of:=[.C769]+[.A770]" office:value-type="float" office:value="23.454535883" calcext:value-type="float">
            <text:p>23.454535883</text:p>
          </table:table-cell>
        </table:table-row>
        <table:table-row table:style-name="ro1">
          <table:table-cell office:value-type="float" office:value="0.027878232" calcext:value-type="float">
            <text:p>0.027878232</text:p>
          </table:table-cell>
          <table:table-cell office:value-type="float" office:value="8.96757" calcext:value-type="float">
            <text:p>8.96757</text:p>
          </table:table-cell>
          <table:table-cell table:formula="of:=[.C770]+[.A771]" office:value-type="float" office:value="23.482414115" calcext:value-type="float">
            <text:p>23.482414115</text:p>
          </table:table-cell>
        </table:table-row>
        <table:table-row table:style-name="ro1">
          <table:table-cell office:value-type="float" office:value="0.0271458" calcext:value-type="float">
            <text:p>0.0271458</text:p>
          </table:table-cell>
          <table:table-cell office:value-type="float" office:value="9.209529" calcext:value-type="float">
            <text:p>9.209529</text:p>
          </table:table-cell>
          <table:table-cell table:formula="of:=[.C771]+[.A772]" office:value-type="float" office:value="23.509559915" calcext:value-type="float">
            <text:p>23.509559915</text:p>
          </table:table-cell>
        </table:table-row>
        <table:table-row table:style-name="ro1">
          <table:table-cell office:value-type="float" office:value="0.027573053" calcext:value-type="float">
            <text:p>0.027573053</text:p>
          </table:table-cell>
          <table:table-cell office:value-type="float" office:value="9.066823" calcext:value-type="float">
            <text:p>9.066823</text:p>
          </table:table-cell>
          <table:table-cell table:formula="of:=[.C772]+[.A773]" office:value-type="float" office:value="23.537132968" calcext:value-type="float">
            <text:p>23.537132968</text:p>
          </table:table-cell>
        </table:table-row>
        <table:table-row table:style-name="ro1">
          <table:table-cell office:value-type="float" office:value="0.027695125" calcext:value-type="float">
            <text:p>0.027695125</text:p>
          </table:table-cell>
          <table:table-cell office:value-type="float" office:value="9.026859" calcext:value-type="float">
            <text:p>9.026859</text:p>
          </table:table-cell>
          <table:table-cell table:formula="of:=[.C773]+[.A774]" office:value-type="float" office:value="23.564828093" calcext:value-type="float">
            <text:p>23.564828093</text:p>
          </table:table-cell>
        </table:table-row>
        <table:table-row table:style-name="ro1">
          <table:table-cell office:value-type="float" office:value="0.02793927" calcext:value-type="float">
            <text:p>0.02793927</text:p>
          </table:table-cell>
          <table:table-cell office:value-type="float" office:value="8.947979" calcext:value-type="float">
            <text:p>8.947979</text:p>
          </table:table-cell>
          <table:table-cell table:formula="of:=[.C774]+[.A775]" office:value-type="float" office:value="23.592767363" calcext:value-type="float">
            <text:p>23.592767363</text:p>
          </table:table-cell>
        </table:table-row>
        <table:table-row table:style-name="ro1">
          <table:table-cell office:value-type="float" office:value="0.027222095" calcext:value-type="float">
            <text:p>0.027222095</text:p>
          </table:table-cell>
          <table:table-cell office:value-type="float" office:value="9.183717" calcext:value-type="float">
            <text:p>9.183717</text:p>
          </table:table-cell>
          <table:table-cell table:formula="of:=[.C775]+[.A776]" office:value-type="float" office:value="23.619989458" calcext:value-type="float">
            <text:p>23.619989458</text:p>
          </table:table-cell>
        </table:table-row>
        <table:table-row table:style-name="ro1">
          <table:table-cell office:value-type="float" office:value="0.027634088" calcext:value-type="float">
            <text:p>0.027634088</text:p>
          </table:table-cell>
          <table:table-cell office:value-type="float" office:value="9.046797" calcext:value-type="float">
            <text:p>9.046797</text:p>
          </table:table-cell>
          <table:table-cell table:formula="of:=[.C776]+[.A777]" office:value-type="float" office:value="23.647623546" calcext:value-type="float">
            <text:p>23.647623546</text:p>
          </table:table-cell>
        </table:table-row>
        <table:table-row table:style-name="ro1">
          <table:table-cell office:value-type="float" office:value="0.027801938" calcext:value-type="float">
            <text:p>0.027801938</text:p>
          </table:table-cell>
          <table:table-cell office:value-type="float" office:value="8.992179" calcext:value-type="float">
            <text:p>8.992179</text:p>
          </table:table-cell>
          <table:table-cell table:formula="of:=[.C777]+[.A778]" office:value-type="float" office:value="23.675425484" calcext:value-type="float">
            <text:p>23.675425484</text:p>
          </table:table-cell>
        </table:table-row>
        <table:table-row table:style-name="ro1">
          <table:table-cell office:value-type="float" office:value="0.028030824" calcext:value-type="float">
            <text:p>0.028030824</text:p>
          </table:table-cell>
          <table:table-cell office:value-type="float" office:value="8.918754" calcext:value-type="float">
            <text:p>8.918754</text:p>
          </table:table-cell>
          <table:table-cell table:formula="of:=[.C778]+[.A779]" office:value-type="float" office:value="23.703456308" calcext:value-type="float">
            <text:p>23.703456308</text:p>
          </table:table-cell>
        </table:table-row>
        <table:table-row table:style-name="ro1">
          <table:table-cell office:value-type="float" office:value="0.027267871" calcext:value-type="float">
            <text:p>0.027267871</text:p>
          </table:table-cell>
          <table:table-cell office:value-type="float" office:value="9.1683" calcext:value-type="float">
            <text:p>9.1683</text:p>
          </table:table-cell>
          <table:table-cell table:formula="of:=[.C779]+[.A780]" office:value-type="float" office:value="23.730724179" calcext:value-type="float">
            <text:p>23.730724179</text:p>
          </table:table-cell>
        </table:table-row>
        <table:table-row table:style-name="ro1">
          <table:table-cell office:value-type="float" office:value="0.027695125" calcext:value-type="float">
            <text:p>0.027695125</text:p>
          </table:table-cell>
          <table:table-cell office:value-type="float" office:value="9.026859" calcext:value-type="float">
            <text:p>9.026859</text:p>
          </table:table-cell>
          <table:table-cell table:formula="of:=[.C780]+[.A781]" office:value-type="float" office:value="23.758419304" calcext:value-type="float">
            <text:p>23.758419304</text:p>
          </table:table-cell>
        </table:table-row>
        <table:table-row table:style-name="ro1">
          <table:table-cell office:value-type="float" office:value="0.027817197" calcext:value-type="float">
            <text:p>0.027817197</text:p>
          </table:table-cell>
          <table:table-cell office:value-type="float" office:value="8.9872465" calcext:value-type="float">
            <text:p>8.9872465</text:p>
          </table:table-cell>
          <table:table-cell table:formula="of:=[.C781]+[.A782]" office:value-type="float" office:value="23.786236501" calcext:value-type="float">
            <text:p>23.786236501</text:p>
          </table:table-cell>
        </table:table-row>
        <table:table-row table:style-name="ro1">
          <table:table-cell office:value-type="float" office:value="0.028015565" calcext:value-type="float">
            <text:p>0.028015565</text:p>
          </table:table-cell>
          <table:table-cell office:value-type="float" office:value="8.923612" calcext:value-type="float">
            <text:p>8.923612</text:p>
          </table:table-cell>
          <table:table-cell table:formula="of:=[.C782]+[.A783]" office:value-type="float" office:value="23.814252066" calcext:value-type="float">
            <text:p>23.814252066</text:p>
          </table:table-cell>
        </table:table-row>
        <table:table-row table:style-name="ro1">
          <table:table-cell office:value-type="float" office:value="0.027252613" calcext:value-type="float">
            <text:p>0.027252613</text:p>
          </table:table-cell>
          <table:table-cell office:value-type="float" office:value="9.173432" calcext:value-type="float">
            <text:p>9.173432</text:p>
          </table:table-cell>
          <table:table-cell table:formula="of:=[.C783]+[.A784]" office:value-type="float" office:value="23.841504679" calcext:value-type="float">
            <text:p>23.841504679</text:p>
          </table:table-cell>
        </table:table-row>
        <table:table-row table:style-name="ro1">
          <table:table-cell office:value-type="float" office:value="0.027634088" calcext:value-type="float">
            <text:p>0.027634088</text:p>
          </table:table-cell>
          <table:table-cell office:value-type="float" office:value="9.046797" calcext:value-type="float">
            <text:p>9.046797</text:p>
          </table:table-cell>
          <table:table-cell table:formula="of:=[.C784]+[.A785]" office:value-type="float" office:value="23.869138767" calcext:value-type="float">
            <text:p>23.869138767</text:p>
          </table:table-cell>
        </table:table-row>
        <table:table-row table:style-name="ro1">
          <table:table-cell office:value-type="float" office:value="0.027710384" calcext:value-type="float">
            <text:p>0.027710384</text:p>
          </table:table-cell>
          <table:table-cell office:value-type="float" office:value="9.021889" calcext:value-type="float">
            <text:p>9.021889</text:p>
          </table:table-cell>
          <table:table-cell table:formula="of:=[.C785]+[.A786]" office:value-type="float" office:value="23.896849151" calcext:value-type="float">
            <text:p>23.896849151</text:p>
          </table:table-cell>
        </table:table-row>
        <table:table-row table:style-name="ro1">
          <table:table-cell office:value-type="float" office:value="0.027954528" calcext:value-type="float">
            <text:p>0.027954528</text:p>
          </table:table-cell>
          <table:table-cell office:value-type="float" office:value="8.943095" calcext:value-type="float">
            <text:p>8.943095</text:p>
          </table:table-cell>
          <table:table-cell table:formula="of:=[.C786]+[.A787]" office:value-type="float" office:value="23.924803679" calcext:value-type="float">
            <text:p>23.924803679</text:p>
          </table:table-cell>
        </table:table-row>
        <table:table-row table:style-name="ro1">
          <table:table-cell office:value-type="float" office:value="0.027206836" calcext:value-type="float">
            <text:p>0.027206836</text:p>
          </table:table-cell>
          <table:table-cell office:value-type="float" office:value="9.188868" calcext:value-type="float">
            <text:p>9.188868</text:p>
          </table:table-cell>
          <table:table-cell table:formula="of:=[.C787]+[.A788]" office:value-type="float" office:value="23.952010515" calcext:value-type="float">
            <text:p>23.952010515</text:p>
          </table:table-cell>
        </table:table-row>
        <table:table-row table:style-name="ro1">
          <table:table-cell office:value-type="float" office:value="0.027634088" calcext:value-type="float">
            <text:p>0.027634088</text:p>
          </table:table-cell>
          <table:table-cell office:value-type="float" office:value="9.046797" calcext:value-type="float">
            <text:p>9.046797</text:p>
          </table:table-cell>
          <table:table-cell table:formula="of:=[.C788]+[.A789]" office:value-type="float" office:value="23.979644603" calcext:value-type="float">
            <text:p>23.979644603</text:p>
          </table:table-cell>
        </table:table-row>
        <table:table-row table:style-name="ro1">
          <table:table-cell office:value-type="float" office:value="0.02778668" calcext:value-type="float">
            <text:p>0.02778668</text:p>
          </table:table-cell>
          <table:table-cell office:value-type="float" office:value="8.997117" calcext:value-type="float">
            <text:p>8.997117</text:p>
          </table:table-cell>
          <table:table-cell table:formula="of:=[.C789]+[.A790]" office:value-type="float" office:value="24.007431283" calcext:value-type="float">
            <text:p>24.007431283</text:p>
          </table:table-cell>
        </table:table-row>
        <table:table-row table:style-name="ro1">
          <table:table-cell office:value-type="float" office:value="0.028030824" calcext:value-type="float">
            <text:p>0.028030824</text:p>
          </table:table-cell>
          <table:table-cell office:value-type="float" office:value="8.918754" calcext:value-type="float">
            <text:p>8.918754</text:p>
          </table:table-cell>
          <table:table-cell table:formula="of:=[.C790]+[.A791]" office:value-type="float" office:value="24.035462107" calcext:value-type="float">
            <text:p>24.035462107</text:p>
          </table:table-cell>
        </table:table-row>
        <table:table-row table:style-name="ro1">
          <table:table-cell office:value-type="float" office:value="0.02729839" calcext:value-type="float">
            <text:p>0.02729839</text:p>
          </table:table-cell>
          <table:table-cell office:value-type="float" office:value="9.158049" calcext:value-type="float">
            <text:p>9.158049</text:p>
          </table:table-cell>
          <table:table-cell table:formula="of:=[.C791]+[.A792]" office:value-type="float" office:value="24.062760497" calcext:value-type="float">
            <text:p>24.062760497</text:p>
          </table:table-cell>
        </table:table-row>
        <table:table-row table:style-name="ro1">
          <table:table-cell office:value-type="float" office:value="0.02775616" calcext:value-type="float">
            <text:p>0.02775616</text:p>
          </table:table-cell>
          <table:table-cell office:value-type="float" office:value="9.0070095" calcext:value-type="float">
            <text:p>9.0070095</text:p>
          </table:table-cell>
          <table:table-cell table:formula="of:=[.C792]+[.A793]" office:value-type="float" office:value="24.090516657" calcext:value-type="float">
            <text:p>24.090516657</text:p>
          </table:table-cell>
        </table:table-row>
        <table:table-row table:style-name="ro1">
          <table:table-cell office:value-type="float" office:value="0.027893493" calcext:value-type="float">
            <text:p>0.027893493</text:p>
          </table:table-cell>
          <table:table-cell office:value-type="float" office:value="8.962664" calcext:value-type="float">
            <text:p>8.962664</text:p>
          </table:table-cell>
          <table:table-cell table:formula="of:=[.C793]+[.A794]" office:value-type="float" office:value="24.11841015" calcext:value-type="float">
            <text:p>24.11841015</text:p>
          </table:table-cell>
        </table:table-row>
        <table:table-row table:style-name="ro1">
          <table:table-cell office:value-type="float" office:value="0.028168155" calcext:value-type="float">
            <text:p>0.028168155</text:p>
          </table:table-cell>
          <table:table-cell office:value-type="float" office:value="8.875271" calcext:value-type="float">
            <text:p>8.875271</text:p>
          </table:table-cell>
          <table:table-cell table:formula="of:=[.C794]+[.A795]" office:value-type="float" office:value="24.146578305" calcext:value-type="float">
            <text:p>24.146578305</text:p>
          </table:table-cell>
        </table:table-row>
        <table:table-row table:style-name="ro1">
          <table:table-cell office:value-type="float" office:value="0.027420463" calcext:value-type="float">
            <text:p>0.027420463</text:p>
          </table:table-cell>
          <table:table-cell office:value-type="float" office:value="9.117278" calcext:value-type="float">
            <text:p>9.117278</text:p>
          </table:table-cell>
          <table:table-cell table:formula="of:=[.C795]+[.A796]" office:value-type="float" office:value="24.173998768" calcext:value-type="float">
            <text:p>24.173998768</text:p>
          </table:table-cell>
        </table:table-row>
        <table:table-row table:style-name="ro1">
          <table:table-cell office:value-type="float" office:value="0.027862974" calcext:value-type="float">
            <text:p>0.027862974</text:p>
          </table:table-cell>
          <table:table-cell office:value-type="float" office:value="8.972481" calcext:value-type="float">
            <text:p>8.972481</text:p>
          </table:table-cell>
          <table:table-cell table:formula="of:=[.C796]+[.A797]" office:value-type="float" office:value="24.201861742" calcext:value-type="float">
            <text:p>24.201861742</text:p>
          </table:table-cell>
        </table:table-row>
        <table:table-row table:style-name="ro1">
          <table:table-cell office:value-type="float" office:value="0.028030824" calcext:value-type="float">
            <text:p>0.028030824</text:p>
          </table:table-cell>
          <table:table-cell office:value-type="float" office:value="8.918754" calcext:value-type="float">
            <text:p>8.918754</text:p>
          </table:table-cell>
          <table:table-cell table:formula="of:=[.C797]+[.A798]" office:value-type="float" office:value="24.229892566" calcext:value-type="float">
            <text:p>24.229892566</text:p>
          </table:table-cell>
        </table:table-row>
        <table:table-row table:style-name="ro1">
          <table:table-cell office:value-type="float" office:value="0.028305486" calcext:value-type="float">
            <text:p>0.028305486</text:p>
          </table:table-cell>
          <table:table-cell office:value-type="float" office:value="8.832211" calcext:value-type="float">
            <text:p>8.832211</text:p>
          </table:table-cell>
          <table:table-cell table:formula="of:=[.C798]+[.A799]" office:value-type="float" office:value="24.258198052" calcext:value-type="float">
            <text:p>24.258198052</text:p>
          </table:table-cell>
        </table:table-row>
        <table:table-row table:style-name="ro1">
          <table:table-cell office:value-type="float" office:value="0.027527276" calcext:value-type="float">
            <text:p>0.027527276</text:p>
          </table:table-cell>
          <table:table-cell office:value-type="float" office:value="9.081901" calcext:value-type="float">
            <text:p>9.081901</text:p>
          </table:table-cell>
          <table:table-cell table:formula="of:=[.C799]+[.A800]" office:value-type="float" office:value="24.285725328" calcext:value-type="float">
            <text:p>24.285725328</text:p>
          </table:table-cell>
        </table:table-row>
        <table:table-row table:style-name="ro1">
          <table:table-cell office:value-type="float" office:value="0.028000304" calcext:value-type="float">
            <text:p>0.028000304</text:p>
          </table:table-cell>
          <table:table-cell office:value-type="float" office:value="8.928474" calcext:value-type="float">
            <text:p>8.928474</text:p>
          </table:table-cell>
          <table:table-cell table:formula="of:=[.C800]+[.A801]" office:value-type="float" office:value="24.313725632" calcext:value-type="float">
            <text:p>24.313725632</text:p>
          </table:table-cell>
        </table:table-row>
        <table:table-row table:style-name="ro1">
          <table:table-cell office:value-type="float" office:value="0.028183414" calcext:value-type="float">
            <text:p>0.028183414</text:p>
          </table:table-cell>
          <table:table-cell office:value-type="float" office:value="8.870465" calcext:value-type="float">
            <text:p>8.870465</text:p>
          </table:table-cell>
          <table:table-cell table:formula="of:=[.C801]+[.A802]" office:value-type="float" office:value="24.341909046" calcext:value-type="float">
            <text:p>24.341909046</text:p>
          </table:table-cell>
        </table:table-row>
        <table:table-row table:style-name="ro1">
          <table:table-cell office:value-type="float" office:value="0.028427558" calcext:value-type="float">
            <text:p>0.028427558</text:p>
          </table:table-cell>
          <table:table-cell office:value-type="float" office:value="8.794283" calcext:value-type="float">
            <text:p>8.794283</text:p>
          </table:table-cell>
          <table:table-cell table:formula="of:=[.C802]+[.A803]" office:value-type="float" office:value="24.370336604" calcext:value-type="float">
            <text:p>24.370336604</text:p>
          </table:table-cell>
        </table:table-row>
        <table:table-row table:style-name="ro1">
          <table:table-cell office:value-type="float" office:value="0.027695125" calcext:value-type="float">
            <text:p>0.027695125</text:p>
          </table:table-cell>
          <table:table-cell office:value-type="float" office:value="9.026859" calcext:value-type="float">
            <text:p>9.026859</text:p>
          </table:table-cell>
          <table:table-cell table:formula="of:=[.C803]+[.A804]" office:value-type="float" office:value="24.398031729" calcext:value-type="float">
            <text:p>24.398031729</text:p>
          </table:table-cell>
        </table:table-row>
        <table:table-row table:style-name="ro1">
          <table:table-cell office:value-type="float" office:value="0.028152896" calcext:value-type="float">
            <text:p>0.028152896</text:p>
          </table:table-cell>
          <table:table-cell office:value-type="float" office:value="8.880081" calcext:value-type="float">
            <text:p>8.880081</text:p>
          </table:table-cell>
          <table:table-cell table:formula="of:=[.C804]+[.A805]" office:value-type="float" office:value="24.426184625" calcext:value-type="float">
            <text:p>24.426184625</text:p>
          </table:table-cell>
        </table:table-row>
        <table:table-row table:style-name="ro1">
          <table:table-cell office:value-type="float" office:value="0.028320745" calcext:value-type="float">
            <text:p>0.028320745</text:p>
          </table:table-cell>
          <table:table-cell office:value-type="float" office:value="8.827452" calcext:value-type="float">
            <text:p>8.827452</text:p>
          </table:table-cell>
          <table:table-cell table:formula="of:=[.C805]+[.A806]" office:value-type="float" office:value="24.45450537" calcext:value-type="float">
            <text:p>24.45450537</text:p>
          </table:table-cell>
        </table:table-row>
        <table:table-row table:style-name="ro1">
          <table:table-cell office:value-type="float" office:value="0.028610665" calcext:value-type="float">
            <text:p>0.028610665</text:p>
          </table:table-cell>
          <table:table-cell office:value-type="float" office:value="8.738" calcext:value-type="float">
            <text:p>8.738</text:p>
          </table:table-cell>
          <table:table-cell table:formula="of:=[.C806]+[.A807]" office:value-type="float" office:value="24.483116035" calcext:value-type="float">
            <text:p>24.483116035</text:p>
          </table:table-cell>
        </table:table-row>
        <table:table-row table:style-name="ro1">
          <table:table-cell office:value-type="float" office:value="0.027862974" calcext:value-type="float">
            <text:p>0.027862974</text:p>
          </table:table-cell>
          <table:table-cell office:value-type="float" office:value="8.972481" calcext:value-type="float">
            <text:p>8.972481</text:p>
          </table:table-cell>
          <table:table-cell table:formula="of:=[.C807]+[.A808]" office:value-type="float" office:value="24.510979009" calcext:value-type="float">
            <text:p>24.510979009</text:p>
          </table:table-cell>
        </table:table-row>
        <table:table-row table:style-name="ro1">
          <table:table-cell office:value-type="float" office:value="0.028305486" calcext:value-type="float">
            <text:p>0.028305486</text:p>
          </table:table-cell>
          <table:table-cell office:value-type="float" office:value="8.832211" calcext:value-type="float">
            <text:p>8.832211</text:p>
          </table:table-cell>
          <table:table-cell table:formula="of:=[.C808]+[.A809]" office:value-type="float" office:value="24.539284495" calcext:value-type="float">
            <text:p>24.539284495</text:p>
          </table:table-cell>
        </table:table-row>
        <table:table-row table:style-name="ro1">
          <table:table-cell office:value-type="float" office:value="0.028488593" calcext:value-type="float">
            <text:p>0.028488593</text:p>
          </table:table-cell>
          <table:table-cell office:value-type="float" office:value="8.775442" calcext:value-type="float">
            <text:p>8.775442</text:p>
          </table:table-cell>
          <table:table-cell table:formula="of:=[.C809]+[.A810]" office:value-type="float" office:value="24.567773088" calcext:value-type="float">
            <text:p>24.567773088</text:p>
          </table:table-cell>
        </table:table-row>
        <table:table-row table:style-name="ro1">
          <table:table-cell office:value-type="float" office:value="0.028732738" calcext:value-type="float">
            <text:p>0.028732738</text:p>
          </table:table-cell>
          <table:table-cell office:value-type="float" office:value="8.700876" calcext:value-type="float">
            <text:p>8.700876</text:p>
          </table:table-cell>
          <table:table-cell table:formula="of:=[.C810]+[.A811]" office:value-type="float" office:value="24.596505826" calcext:value-type="float">
            <text:p>24.596505826</text:p>
          </table:table-cell>
        </table:table-row>
        <table:table-row table:style-name="ro1">
          <table:table-cell office:value-type="float" office:value="0.028030824" calcext:value-type="float">
            <text:p>0.028030824</text:p>
          </table:table-cell>
          <table:table-cell office:value-type="float" office:value="8.918754" calcext:value-type="float">
            <text:p>8.918754</text:p>
          </table:table-cell>
          <table:table-cell table:formula="of:=[.C811]+[.A812]" office:value-type="float" office:value="24.62453665" calcext:value-type="float">
            <text:p>24.62453665</text:p>
          </table:table-cell>
        </table:table-row>
        <table:table-row table:style-name="ro1">
          <table:table-cell office:value-type="float" office:value="0.028473334" calcext:value-type="float">
            <text:p>0.028473334</text:p>
          </table:table-cell>
          <table:table-cell office:value-type="float" office:value="8.780145" calcext:value-type="float">
            <text:p>8.780145</text:p>
          </table:table-cell>
          <table:table-cell table:formula="of:=[.C812]+[.A813]" office:value-type="float" office:value="24.653009984" calcext:value-type="float">
            <text:p>24.653009984</text:p>
          </table:table-cell>
        </table:table-row>
        <table:table-row table:style-name="ro1">
          <table:table-cell office:value-type="float" office:value="0.028625926" calcext:value-type="float">
            <text:p>0.028625926</text:p>
          </table:table-cell>
          <table:table-cell office:value-type="float" office:value="8.733342" calcext:value-type="float">
            <text:p>8.733342</text:p>
          </table:table-cell>
          <table:table-cell table:formula="of:=[.C813]+[.A814]" office:value-type="float" office:value="24.68163591" calcext:value-type="float">
            <text:p>24.68163591</text:p>
          </table:table-cell>
        </table:table-row>
        <table:table-row table:style-name="ro1">
          <table:table-cell office:value-type="float" office:value="0.02888533" calcext:value-type="float">
            <text:p>0.02888533</text:p>
          </table:table-cell>
          <table:table-cell office:value-type="float" office:value="8.654912" calcext:value-type="float">
            <text:p>8.654912</text:p>
          </table:table-cell>
          <table:table-cell table:formula="of:=[.C814]+[.A815]" office:value-type="float" office:value="24.71052124" calcext:value-type="float">
            <text:p>24.71052124</text:p>
          </table:table-cell>
        </table:table-row>
        <table:table-row table:style-name="ro1">
          <table:table-cell office:value-type="float" office:value="0.0280766" calcext:value-type="float">
            <text:p>0.0280766</text:p>
          </table:table-cell>
          <table:table-cell office:value-type="float" office:value="8.904212" calcext:value-type="float">
            <text:p>8.904212</text:p>
          </table:table-cell>
          <table:table-cell table:formula="of:=[.C815]+[.A816]" office:value-type="float" office:value="24.73859784" calcext:value-type="float">
            <text:p>24.73859784</text:p>
          </table:table-cell>
        </table:table-row>
        <table:table-row table:style-name="ro1">
          <table:table-cell office:value-type="float" office:value="0.028503854" calcext:value-type="float">
            <text:p>0.028503854</text:p>
          </table:table-cell>
          <table:table-cell office:value-type="float" office:value="8.770743" calcext:value-type="float">
            <text:p>8.770743</text:p>
          </table:table-cell>
          <table:table-cell table:formula="of:=[.C816]+[.A817]" office:value-type="float" office:value="24.767101694" calcext:value-type="float">
            <text:p>24.767101694</text:p>
          </table:table-cell>
        </table:table-row>
        <table:table-row table:style-name="ro1">
          <table:table-cell office:value-type="float" office:value="0.028641185" calcext:value-type="float">
            <text:p>0.028641185</text:p>
          </table:table-cell>
          <table:table-cell office:value-type="float" office:value="8.728689" calcext:value-type="float">
            <text:p>8.728689</text:p>
          </table:table-cell>
          <table:table-cell table:formula="of:=[.C817]+[.A818]" office:value-type="float" office:value="24.795742879" calcext:value-type="float">
            <text:p>24.795742879</text:p>
          </table:table-cell>
        </table:table-row>
        <table:table-row table:style-name="ro1">
          <table:table-cell office:value-type="float" office:value="0.028900588" calcext:value-type="float">
            <text:p>0.028900588</text:p>
          </table:table-cell>
          <table:table-cell office:value-type="float" office:value="8.650343" calcext:value-type="float">
            <text:p>8.650343</text:p>
          </table:table-cell>
          <table:table-cell table:formula="of:=[.C818]+[.A819]" office:value-type="float" office:value="24.824643467" calcext:value-type="float">
            <text:p>24.824643467</text:p>
          </table:table-cell>
        </table:table-row>
        <table:table-row table:style-name="ro1">
          <table:table-cell office:value-type="float" office:value="0.028137637" calcext:value-type="float">
            <text:p>0.028137637</text:p>
          </table:table-cell>
          <table:table-cell office:value-type="float" office:value="8.884897" calcext:value-type="float">
            <text:p>8.884897</text:p>
          </table:table-cell>
          <table:table-cell table:formula="of:=[.C819]+[.A820]" office:value-type="float" office:value="24.852781104" calcext:value-type="float">
            <text:p>24.852781104</text:p>
          </table:table-cell>
        </table:table-row>
        <table:table-row table:style-name="ro1">
          <table:table-cell office:value-type="float" office:value="0.02854963" calcext:value-type="float">
            <text:p>0.02854963</text:p>
          </table:table-cell>
          <table:table-cell office:value-type="float" office:value="8.7566805" calcext:value-type="float">
            <text:p>8.7566805</text:p>
          </table:table-cell>
          <table:table-cell table:formula="of:=[.C820]+[.A821]" office:value-type="float" office:value="24.881330734" calcext:value-type="float">
            <text:p>24.881330734</text:p>
          </table:table-cell>
        </table:table-row>
        <table:table-row table:style-name="ro1">
          <table:table-cell office:value-type="float" office:value="0.028686961" calcext:value-type="float">
            <text:p>0.028686961</text:p>
          </table:table-cell>
          <table:table-cell office:value-type="float" office:value="8.714761" calcext:value-type="float">
            <text:p>8.714761</text:p>
          </table:table-cell>
          <table:table-cell table:formula="of:=[.C821]+[.A822]" office:value-type="float" office:value="24.910017695" calcext:value-type="float">
            <text:p>24.910017695</text:p>
          </table:table-cell>
        </table:table-row>
        <table:table-row table:style-name="ro1">
          <table:table-cell office:value-type="float" office:value="0.028915847" calcext:value-type="float">
            <text:p>0.028915847</text:p>
          </table:table-cell>
          <table:table-cell office:value-type="float" office:value="8.645778" calcext:value-type="float">
            <text:p>8.645778</text:p>
          </table:table-cell>
          <table:table-cell table:formula="of:=[.C822]+[.A823]" office:value-type="float" office:value="24.938933542" calcext:value-type="float">
            <text:p>24.938933542</text:p>
          </table:table-cell>
        </table:table-row>
        <table:table-row table:style-name="ro1">
          <table:table-cell office:value-type="float" office:value="0.028107118" calcext:value-type="float">
            <text:p>0.028107118</text:p>
          </table:table-cell>
          <table:table-cell office:value-type="float" office:value="8.894545" calcext:value-type="float">
            <text:p>8.894545</text:p>
          </table:table-cell>
          <table:table-cell table:formula="of:=[.C823]+[.A824]" office:value-type="float" office:value="24.96704066" calcext:value-type="float">
            <text:p>24.96704066</text:p>
          </table:table-cell>
        </table:table-row>
        <table:table-row table:style-name="ro1">
          <table:table-cell office:value-type="float" office:value="0.028488593" calcext:value-type="float">
            <text:p>0.028488593</text:p>
          </table:table-cell>
          <table:table-cell office:value-type="float" office:value="8.775442" calcext:value-type="float">
            <text:p>8.775442</text:p>
          </table:table-cell>
          <table:table-cell table:formula="of:=[.C824]+[.A825]" office:value-type="float" office:value="24.995529253" calcext:value-type="float">
            <text:p>24.995529253</text:p>
          </table:table-cell>
        </table:table-row>
        <table:table-row table:style-name="ro1">
          <table:table-cell office:value-type="float" office:value="0.028595407" calcext:value-type="float">
            <text:p>0.028595407</text:p>
          </table:table-cell>
          <table:table-cell office:value-type="float" office:value="8.742662" calcext:value-type="float">
            <text:p>8.742662</text:p>
          </table:table-cell>
          <table:table-cell table:formula="of:=[.C825]+[.A826]" office:value-type="float" office:value="25.02412466" calcext:value-type="float">
            <text:p>25.02412466</text:p>
          </table:table-cell>
        </table:table-row>
        <table:table-row table:style-name="ro1">
          <table:table-cell office:value-type="float" office:value="0.028793775" calcext:value-type="float">
            <text:p>0.028793775</text:p>
          </table:table-cell>
          <table:table-cell office:value-type="float" office:value="8.682432" calcext:value-type="float">
            <text:p>8.682432</text:p>
          </table:table-cell>
          <table:table-cell table:formula="of:=[.C826]+[.A827]" office:value-type="float" office:value="25.052918435" calcext:value-type="float">
            <text:p>25.052918435</text:p>
          </table:table-cell>
        </table:table-row>
        <table:table-row table:style-name="ro1">
          <table:table-cell office:value-type="float" office:value="0.028015565" calcext:value-type="float">
            <text:p>0.028015565</text:p>
          </table:table-cell>
          <table:table-cell office:value-type="float" office:value="8.923612" calcext:value-type="float">
            <text:p>8.923612</text:p>
          </table:table-cell>
          <table:table-cell table:formula="of:=[.C827]+[.A828]" office:value-type="float" office:value="25.080934" calcext:value-type="float">
            <text:p>25.080934</text:p>
          </table:table-cell>
        </table:table-row>
        <table:table-row table:style-name="ro1">
          <table:table-cell office:value-type="float" office:value="0.028442817" calcext:value-type="float">
            <text:p>0.028442817</text:p>
          </table:table-cell>
          <table:table-cell office:value-type="float" office:value="8.789565" calcext:value-type="float">
            <text:p>8.789565</text:p>
          </table:table-cell>
          <table:table-cell table:formula="of:=[.C828]+[.A829]" office:value-type="float" office:value="25.109376817" calcext:value-type="float">
            <text:p>25.109376817</text:p>
          </table:table-cell>
        </table:table-row>
        <table:table-row table:style-name="ro1">
          <table:table-cell office:value-type="float" office:value="0.028503854" calcext:value-type="float">
            <text:p>0.028503854</text:p>
          </table:table-cell>
          <table:table-cell office:value-type="float" office:value="8.770743" calcext:value-type="float">
            <text:p>8.770743</text:p>
          </table:table-cell>
          <table:table-cell table:formula="of:=[.C829]+[.A830]" office:value-type="float" office:value="25.137880671" calcext:value-type="float">
            <text:p>25.137880671</text:p>
          </table:table-cell>
        </table:table-row>
        <table:table-row table:style-name="ro1">
          <table:table-cell office:value-type="float" office:value="0.028763257" calcext:value-type="float">
            <text:p>0.028763257</text:p>
          </table:table-cell>
          <table:table-cell office:value-type="float" office:value="8.691645" calcext:value-type="float">
            <text:p>8.691645</text:p>
          </table:table-cell>
          <table:table-cell table:formula="of:=[.C830]+[.A831]" office:value-type="float" office:value="25.166643928" calcext:value-type="float">
            <text:p>25.166643928</text:p>
          </table:table-cell>
        </table:table-row>
        <table:table-row table:style-name="ro1">
          <table:table-cell office:value-type="float" office:value="0.028015565" calcext:value-type="float">
            <text:p>0.028015565</text:p>
          </table:table-cell>
          <table:table-cell office:value-type="float" office:value="8.923612" calcext:value-type="float">
            <text:p>8.923612</text:p>
          </table:table-cell>
          <table:table-cell table:formula="of:=[.C831]+[.A832]" office:value-type="float" office:value="25.194659493" calcext:value-type="float">
            <text:p>25.194659493</text:p>
          </table:table-cell>
        </table:table-row>
        <table:table-row table:style-name="ro1">
          <table:table-cell office:value-type="float" office:value="0.0284123" calcext:value-type="float">
            <text:p>0.0284123</text:p>
          </table:table-cell>
          <table:table-cell office:value-type="float" office:value="8.799006" calcext:value-type="float">
            <text:p>8.799006</text:p>
          </table:table-cell>
          <table:table-cell table:formula="of:=[.C832]+[.A833]" office:value-type="float" office:value="25.223071793" calcext:value-type="float">
            <text:p>25.223071793</text:p>
          </table:table-cell>
        </table:table-row>
        <table:table-row table:style-name="ro1">
          <table:table-cell office:value-type="float" office:value="0.028610665" calcext:value-type="float">
            <text:p>0.028610665</text:p>
          </table:table-cell>
          <table:table-cell office:value-type="float" office:value="8.738" calcext:value-type="float">
            <text:p>8.738</text:p>
          </table:table-cell>
          <table:table-cell table:formula="of:=[.C833]+[.A834]" office:value-type="float" office:value="25.251682458" calcext:value-type="float">
            <text:p>25.251682458</text:p>
          </table:table-cell>
        </table:table-row>
        <table:table-row table:style-name="ro1">
          <table:table-cell office:value-type="float" office:value="0.02883955" calcext:value-type="float">
            <text:p>0.02883955</text:p>
          </table:table-cell>
          <table:table-cell office:value-type="float" office:value="8.668651" calcext:value-type="float">
            <text:p>8.668651</text:p>
          </table:table-cell>
          <table:table-cell table:formula="of:=[.C834]+[.A835]" office:value-type="float" office:value="25.280522008" calcext:value-type="float">
            <text:p>25.280522008</text:p>
          </table:table-cell>
        </table:table-row>
        <table:table-row table:style-name="ro1">
          <table:table-cell office:value-type="float" office:value="0.0280766" calcext:value-type="float">
            <text:p>0.0280766</text:p>
          </table:table-cell>
          <table:table-cell office:value-type="float" office:value="8.904212" calcext:value-type="float">
            <text:p>8.904212</text:p>
          </table:table-cell>
          <table:table-cell table:formula="of:=[.C835]+[.A836]" office:value-type="float" office:value="25.308598608" calcext:value-type="float">
            <text:p>25.308598608</text:p>
          </table:table-cell>
        </table:table-row>
        <table:table-row table:style-name="ro1">
          <table:table-cell office:value-type="float" office:value="0.028519113" calcext:value-type="float">
            <text:p>0.028519113</text:p>
          </table:table-cell>
          <table:table-cell office:value-type="float" office:value="8.76605" calcext:value-type="float">
            <text:p>8.76605</text:p>
          </table:table-cell>
          <table:table-cell table:formula="of:=[.C836]+[.A837]" office:value-type="float" office:value="25.337117721" calcext:value-type="float">
            <text:p>25.337117721</text:p>
          </table:table-cell>
        </table:table-row>
        <table:table-row table:style-name="ro1">
          <table:table-cell office:value-type="float" office:value="0.028656444" calcext:value-type="float">
            <text:p>0.028656444</text:p>
          </table:table-cell>
          <table:table-cell office:value-type="float" office:value="8.724042" calcext:value-type="float">
            <text:p>8.724042</text:p>
          </table:table-cell>
          <table:table-cell table:formula="of:=[.C837]+[.A838]" office:value-type="float" office:value="25.365774165" calcext:value-type="float">
            <text:p>25.365774165</text:p>
          </table:table-cell>
        </table:table-row>
        <table:table-row table:style-name="ro1">
          <table:table-cell office:value-type="float" office:value="0.02888533" calcext:value-type="float">
            <text:p>0.02888533</text:p>
          </table:table-cell>
          <table:table-cell office:value-type="float" office:value="8.654912" calcext:value-type="float">
            <text:p>8.654912</text:p>
          </table:table-cell>
          <table:table-cell table:formula="of:=[.C838]+[.A839]" office:value-type="float" office:value="25.394659495" calcext:value-type="float">
            <text:p>25.394659495</text:p>
          </table:table-cell>
        </table:table-row>
        <table:table-row table:style-name="ro1">
          <table:table-cell office:value-type="float" office:value="0.028046083" calcext:value-type="float">
            <text:p>0.028046083</text:p>
          </table:table-cell>
          <table:table-cell office:value-type="float" office:value="8.913901" calcext:value-type="float">
            <text:p>8.913901</text:p>
          </table:table-cell>
          <table:table-cell table:formula="of:=[.C839]+[.A840]" office:value-type="float" office:value="25.422705578" calcext:value-type="float">
            <text:p>25.422705578</text:p>
          </table:table-cell>
        </table:table-row>
        <table:table-row table:style-name="ro1">
          <table:table-cell office:value-type="float" office:value="0.028488593" calcext:value-type="float">
            <text:p>0.028488593</text:p>
          </table:table-cell>
          <table:table-cell office:value-type="float" office:value="8.775442" calcext:value-type="float">
            <text:p>8.775442</text:p>
          </table:table-cell>
          <table:table-cell table:formula="of:=[.C840]+[.A841]" office:value-type="float" office:value="25.451194171" calcext:value-type="float">
            <text:p>25.451194171</text:p>
          </table:table-cell>
        </table:table-row>
        <table:table-row table:style-name="ro1">
          <table:table-cell office:value-type="float" office:value="0.028625926" calcext:value-type="float">
            <text:p>0.028625926</text:p>
          </table:table-cell>
          <table:table-cell office:value-type="float" office:value="8.733342" calcext:value-type="float">
            <text:p>8.733342</text:p>
          </table:table-cell>
          <table:table-cell table:formula="of:=[.C841]+[.A842]" office:value-type="float" office:value="25.479820097" calcext:value-type="float">
            <text:p>25.479820097</text:p>
          </table:table-cell>
        </table:table-row>
        <table:table-row table:style-name="ro1">
          <table:table-cell office:value-type="float" office:value="0.02885481" calcext:value-type="float">
            <text:p>0.02885481</text:p>
          </table:table-cell>
          <table:table-cell office:value-type="float" office:value="8.664067" calcext:value-type="float">
            <text:p>8.664067</text:p>
          </table:table-cell>
          <table:table-cell table:formula="of:=[.C842]+[.A843]" office:value-type="float" office:value="25.508674907" calcext:value-type="float">
            <text:p>25.508674907</text:p>
          </table:table-cell>
        </table:table-row>
        <table:table-row table:style-name="ro1">
          <table:table-cell office:value-type="float" office:value="0.028030824" calcext:value-type="float">
            <text:p>0.028030824</text:p>
          </table:table-cell>
          <table:table-cell office:value-type="float" office:value="8.918754" calcext:value-type="float">
            <text:p>8.918754</text:p>
          </table:table-cell>
          <table:table-cell table:formula="of:=[.C843]+[.A844]" office:value-type="float" office:value="25.536705731" calcext:value-type="float">
            <text:p>25.536705731</text:p>
          </table:table-cell>
        </table:table-row>
        <table:table-row table:style-name="ro1">
          <table:table-cell office:value-type="float" office:value="0.028488593" calcext:value-type="float">
            <text:p>0.028488593</text:p>
          </table:table-cell>
          <table:table-cell office:value-type="float" office:value="8.775442" calcext:value-type="float">
            <text:p>8.775442</text:p>
          </table:table-cell>
          <table:table-cell table:formula="of:=[.C844]+[.A845]" office:value-type="float" office:value="25.565194324" calcext:value-type="float">
            <text:p>25.565194324</text:p>
          </table:table-cell>
        </table:table-row>
        <table:table-row table:style-name="ro1">
          <table:table-cell office:value-type="float" office:value="0.028671702" calcext:value-type="float">
            <text:p>0.028671702</text:p>
          </table:table-cell>
          <table:table-cell office:value-type="float" office:value="8.7193985" calcext:value-type="float">
            <text:p>8.7193985</text:p>
          </table:table-cell>
          <table:table-cell table:formula="of:=[.C845]+[.A846]" office:value-type="float" office:value="25.593866026" calcext:value-type="float">
            <text:p>25.593866026</text:p>
          </table:table-cell>
        </table:table-row>
        <table:table-row table:style-name="ro1">
          <table:table-cell office:value-type="float" office:value="0.028900588" calcext:value-type="float">
            <text:p>0.028900588</text:p>
          </table:table-cell>
          <table:table-cell office:value-type="float" office:value="8.650343" calcext:value-type="float">
            <text:p>8.650343</text:p>
          </table:table-cell>
          <table:table-cell table:formula="of:=[.C846]+[.A847]" office:value-type="float" office:value="25.622766614" calcext:value-type="float">
            <text:p>25.622766614</text:p>
          </table:table-cell>
        </table:table-row>
        <table:table-row table:style-name="ro1">
          <table:table-cell office:value-type="float" office:value="0.028122377" calcext:value-type="float">
            <text:p>0.028122377</text:p>
          </table:table-cell>
          <table:table-cell office:value-type="float" office:value="8.889718" calcext:value-type="float">
            <text:p>8.889718</text:p>
          </table:table-cell>
          <table:table-cell table:formula="of:=[.C847]+[.A848]" office:value-type="float" office:value="25.650888991" calcext:value-type="float">
            <text:p>25.650888991</text:p>
          </table:table-cell>
        </table:table-row>
        <table:table-row table:style-name="ro1">
          <table:table-cell office:value-type="float" office:value="0.02854963" calcext:value-type="float">
            <text:p>0.02854963</text:p>
          </table:table-cell>
          <table:table-cell office:value-type="float" office:value="8.7566805" calcext:value-type="float">
            <text:p>8.7566805</text:p>
          </table:table-cell>
          <table:table-cell table:formula="of:=[.C848]+[.A849]" office:value-type="float" office:value="25.679438621" calcext:value-type="float">
            <text:p>25.679438621</text:p>
          </table:table-cell>
        </table:table-row>
        <table:table-row table:style-name="ro1">
          <table:table-cell office:value-type="float" office:value="0.028671702" calcext:value-type="float">
            <text:p>0.028671702</text:p>
          </table:table-cell>
          <table:table-cell office:value-type="float" office:value="8.7193985" calcext:value-type="float">
            <text:p>8.7193985</text:p>
          </table:table-cell>
          <table:table-cell table:formula="of:=[.C849]+[.A850]" office:value-type="float" office:value="25.708110323" calcext:value-type="float">
            <text:p>25.708110323</text:p>
          </table:table-cell>
        </table:table-row>
        <table:table-row table:style-name="ro1">
          <table:table-cell office:value-type="float" office:value="0.028931106" calcext:value-type="float">
            <text:p>0.028931106</text:p>
          </table:table-cell>
          <table:table-cell office:value-type="float" office:value="8.641218" calcext:value-type="float">
            <text:p>8.641218</text:p>
          </table:table-cell>
          <table:table-cell table:formula="of:=[.C850]+[.A851]" office:value-type="float" office:value="25.737041429" calcext:value-type="float">
            <text:p>25.737041429</text:p>
          </table:table-cell>
        </table:table-row>
        <table:table-row table:style-name="ro1">
          <table:table-cell office:value-type="float" office:value="0.028137637" calcext:value-type="float">
            <text:p>0.028137637</text:p>
          </table:table-cell>
          <table:table-cell office:value-type="float" office:value="8.884897" calcext:value-type="float">
            <text:p>8.884897</text:p>
          </table:table-cell>
          <table:table-cell table:formula="of:=[.C851]+[.A852]" office:value-type="float" office:value="25.765179066" calcext:value-type="float">
            <text:p>25.765179066</text:p>
          </table:table-cell>
        </table:table-row>
        <table:table-row table:style-name="ro1">
          <table:table-cell office:value-type="float" office:value="0.02854963" calcext:value-type="float">
            <text:p>0.02854963</text:p>
          </table:table-cell>
          <table:table-cell office:value-type="float" office:value="8.7566805" calcext:value-type="float">
            <text:p>8.7566805</text:p>
          </table:table-cell>
          <table:table-cell table:formula="of:=[.C852]+[.A853]" office:value-type="float" office:value="25.793728696" calcext:value-type="float">
            <text:p>25.793728696</text:p>
          </table:table-cell>
        </table:table-row>
        <table:table-row table:style-name="ro1">
          <table:table-cell office:value-type="float" office:value="0.02870222" calcext:value-type="float">
            <text:p>0.02870222</text:p>
          </table:table-cell>
          <table:table-cell office:value-type="float" office:value="8.710128" calcext:value-type="float">
            <text:p>8.710128</text:p>
          </table:table-cell>
          <table:table-cell table:formula="of:=[.C853]+[.A854]" office:value-type="float" office:value="25.822430916" calcext:value-type="float">
            <text:p>25.822430916</text:p>
          </table:table-cell>
        </table:table-row>
        <table:table-row table:style-name="ro1">
          <table:table-cell office:value-type="float" office:value="0.028961623" calcext:value-type="float">
            <text:p>0.028961623</text:p>
          </table:table-cell>
          <table:table-cell office:value-type="float" office:value="8.6321125" calcext:value-type="float">
            <text:p>8.6321125</text:p>
          </table:table-cell>
          <table:table-cell table:formula="of:=[.C854]+[.A855]" office:value-type="float" office:value="25.851392539" calcext:value-type="float">
            <text:p>25.851392539</text:p>
          </table:table-cell>
        </table:table-row>
        <table:table-row table:style-name="ro1">
          <table:table-cell office:value-type="float" office:value="0.028137637" calcext:value-type="float">
            <text:p>0.028137637</text:p>
          </table:table-cell>
          <table:table-cell office:value-type="float" office:value="8.884897" calcext:value-type="float">
            <text:p>8.884897</text:p>
          </table:table-cell>
          <table:table-cell table:formula="of:=[.C855]+[.A856]" office:value-type="float" office:value="25.879530176" calcext:value-type="float">
            <text:p>25.879530176</text:p>
          </table:table-cell>
        </table:table-row>
        <table:table-row table:style-name="ro1">
          <table:table-cell office:value-type="float" office:value="0.028534371" calcext:value-type="float">
            <text:p>0.028534371</text:p>
          </table:table-cell>
          <table:table-cell office:value-type="float" office:value="8.761363" calcext:value-type="float">
            <text:p>8.761363</text:p>
          </table:table-cell>
          <table:table-cell table:formula="of:=[.C856]+[.A857]" office:value-type="float" office:value="25.908064547" calcext:value-type="float">
            <text:p>25.908064547</text:p>
          </table:table-cell>
        </table:table-row>
        <table:table-row table:style-name="ro1">
          <table:table-cell office:value-type="float" office:value="0.028671702" calcext:value-type="float">
            <text:p>0.028671702</text:p>
          </table:table-cell>
          <table:table-cell office:value-type="float" office:value="8.7193985" calcext:value-type="float">
            <text:p>8.7193985</text:p>
          </table:table-cell>
          <table:table-cell table:formula="of:=[.C857]+[.A858]" office:value-type="float" office:value="25.936736249" calcext:value-type="float">
            <text:p>25.936736249</text:p>
          </table:table-cell>
        </table:table-row>
        <table:table-row table:style-name="ro1">
          <table:table-cell office:value-type="float" office:value="0.028900588" calcext:value-type="float">
            <text:p>0.028900588</text:p>
          </table:table-cell>
          <table:table-cell office:value-type="float" office:value="8.650343" calcext:value-type="float">
            <text:p>8.650343</text:p>
          </table:table-cell>
          <table:table-cell table:formula="of:=[.C858]+[.A859]" office:value-type="float" office:value="25.965636837" calcext:value-type="float">
            <text:p>25.965636837</text:p>
          </table:table-cell>
        </table:table-row>
        <table:table-row table:style-name="ro1">
          <table:table-cell office:value-type="float" office:value="0.02809186" calcext:value-type="float">
            <text:p>0.02809186</text:p>
          </table:table-cell>
          <table:table-cell office:value-type="float" office:value="8.899376" calcext:value-type="float">
            <text:p>8.899376</text:p>
          </table:table-cell>
          <table:table-cell table:formula="of:=[.C859]+[.A860]" office:value-type="float" office:value="25.993728697" calcext:value-type="float">
            <text:p>25.993728697</text:p>
          </table:table-cell>
        </table:table-row>
        <table:table-row table:style-name="ro1">
          <table:table-cell office:value-type="float" office:value="0.028534371" calcext:value-type="float">
            <text:p>0.028534371</text:p>
          </table:table-cell>
          <table:table-cell office:value-type="float" office:value="8.761363" calcext:value-type="float">
            <text:p>8.761363</text:p>
          </table:table-cell>
          <table:table-cell table:formula="of:=[.C860]+[.A861]" office:value-type="float" office:value="26.022263068" calcext:value-type="float">
            <text:p>26.022263068</text:p>
          </table:table-cell>
        </table:table-row>
        <table:table-row table:style-name="ro1">
          <table:table-cell office:value-type="float" office:value="0.028686961" calcext:value-type="float">
            <text:p>0.028686961</text:p>
          </table:table-cell>
          <table:table-cell office:value-type="float" office:value="8.714761" calcext:value-type="float">
            <text:p>8.714761</text:p>
          </table:table-cell>
          <table:table-cell table:formula="of:=[.C861]+[.A862]" office:value-type="float" office:value="26.050950029" calcext:value-type="float">
            <text:p>26.050950029</text:p>
          </table:table-cell>
        </table:table-row>
        <table:table-row table:style-name="ro1">
          <table:table-cell office:value-type="float" office:value="0.028900588" calcext:value-type="float">
            <text:p>0.028900588</text:p>
          </table:table-cell>
          <table:table-cell office:value-type="float" office:value="8.650343" calcext:value-type="float">
            <text:p>8.650343</text:p>
          </table:table-cell>
          <table:table-cell table:formula="of:=[.C862]+[.A863]" office:value-type="float" office:value="26.079850617" calcext:value-type="float">
            <text:p>26.079850617</text:p>
          </table:table-cell>
        </table:table-row>
        <table:table-row table:style-name="ro1">
          <table:table-cell office:value-type="float" office:value="0.028107118" calcext:value-type="float">
            <text:p>0.028107118</text:p>
          </table:table-cell>
          <table:table-cell office:value-type="float" office:value="8.894545" calcext:value-type="float">
            <text:p>8.894545</text:p>
          </table:table-cell>
          <table:table-cell table:formula="of:=[.C863]+[.A864]" office:value-type="float" office:value="26.107957735" calcext:value-type="float">
            <text:p>26.107957735</text:p>
          </table:table-cell>
        </table:table-row>
        <table:table-row table:style-name="ro1">
          <table:table-cell office:value-type="float" office:value="0.02854963" calcext:value-type="float">
            <text:p>0.02854963</text:p>
          </table:table-cell>
          <table:table-cell office:value-type="float" office:value="8.7566805" calcext:value-type="float">
            <text:p>8.7566805</text:p>
          </table:table-cell>
          <table:table-cell table:formula="of:=[.C864]+[.A865]" office:value-type="float" office:value="26.136507365" calcext:value-type="float">
            <text:p>26.136507365</text:p>
          </table:table-cell>
        </table:table-row>
        <table:table-row table:style-name="ro1">
          <table:table-cell office:value-type="float" office:value="0.028686961" calcext:value-type="float">
            <text:p>0.028686961</text:p>
          </table:table-cell>
          <table:table-cell office:value-type="float" office:value="8.714761" calcext:value-type="float">
            <text:p>8.714761</text:p>
          </table:table-cell>
          <table:table-cell table:formula="of:=[.C865]+[.A866]" office:value-type="float" office:value="26.165194326" calcext:value-type="float">
            <text:p>26.165194326</text:p>
          </table:table-cell>
        </table:table-row>
        <table:table-row table:style-name="ro1">
          <table:table-cell office:value-type="float" office:value="0.02888533" calcext:value-type="float">
            <text:p>0.02888533</text:p>
          </table:table-cell>
          <table:table-cell office:value-type="float" office:value="8.654912" calcext:value-type="float">
            <text:p>8.654912</text:p>
          </table:table-cell>
          <table:table-cell table:formula="of:=[.C866]+[.A867]" office:value-type="float" office:value="26.194079656" calcext:value-type="float">
            <text:p>26.194079656</text:p>
          </table:table-cell>
        </table:table-row>
        <table:table-row table:style-name="ro1">
          <table:table-cell office:value-type="float" office:value="0.028122377" calcext:value-type="float">
            <text:p>0.028122377</text:p>
          </table:table-cell>
          <table:table-cell office:value-type="float" office:value="8.889718" calcext:value-type="float">
            <text:p>8.889718</text:p>
          </table:table-cell>
          <table:table-cell table:formula="of:=[.C867]+[.A868]" office:value-type="float" office:value="26.222202033" calcext:value-type="float">
            <text:p>26.222202033</text:p>
          </table:table-cell>
        </table:table-row>
        <table:table-row table:style-name="ro1">
          <table:table-cell office:value-type="float" office:value="0.028503854" calcext:value-type="float">
            <text:p>0.028503854</text:p>
          </table:table-cell>
          <table:table-cell office:value-type="float" office:value="8.770743" calcext:value-type="float">
            <text:p>8.770743</text:p>
          </table:table-cell>
          <table:table-cell table:formula="of:=[.C868]+[.A869]" office:value-type="float" office:value="26.250705887" calcext:value-type="float">
            <text:p>26.250705887</text:p>
          </table:table-cell>
        </table:table-row>
        <table:table-row table:style-name="ro1">
          <table:table-cell office:value-type="float" office:value="0.028641185" calcext:value-type="float">
            <text:p>0.028641185</text:p>
          </table:table-cell>
          <table:table-cell office:value-type="float" office:value="8.728689" calcext:value-type="float">
            <text:p>8.728689</text:p>
          </table:table-cell>
          <table:table-cell table:formula="of:=[.C869]+[.A870]" office:value-type="float" office:value="26.279347072" calcext:value-type="float">
            <text:p>26.279347072</text:p>
          </table:table-cell>
        </table:table-row>
        <table:table-row table:style-name="ro1">
          <table:table-cell office:value-type="float" office:value="0.02885481" calcext:value-type="float">
            <text:p>0.02885481</text:p>
          </table:table-cell>
          <table:table-cell office:value-type="float" office:value="8.664067" calcext:value-type="float">
            <text:p>8.664067</text:p>
          </table:table-cell>
          <table:table-cell table:formula="of:=[.C870]+[.A871]" office:value-type="float" office:value="26.308201882" calcext:value-type="float">
            <text:p>26.308201882</text:p>
          </table:table-cell>
        </table:table-row>
        <table:table-row table:style-name="ro1">
          <table:table-cell office:value-type="float" office:value="0.028046083" calcext:value-type="float">
            <text:p>0.028046083</text:p>
          </table:table-cell>
          <table:table-cell office:value-type="float" office:value="8.913901" calcext:value-type="float">
            <text:p>8.913901</text:p>
          </table:table-cell>
          <table:table-cell table:formula="of:=[.C871]+[.A872]" office:value-type="float" office:value="26.336247965" calcext:value-type="float">
            <text:p>26.336247965</text:p>
          </table:table-cell>
        </table:table-row>
        <table:table-row table:style-name="ro1">
          <table:table-cell office:value-type="float" office:value="0.028442817" calcext:value-type="float">
            <text:p>0.028442817</text:p>
          </table:table-cell>
          <table:table-cell office:value-type="float" office:value="8.789565" calcext:value-type="float">
            <text:p>8.789565</text:p>
          </table:table-cell>
          <table:table-cell table:formula="of:=[.C872]+[.A873]" office:value-type="float" office:value="26.364690782" calcext:value-type="float">
            <text:p>26.364690782</text:p>
          </table:table-cell>
        </table:table-row>
        <table:table-row table:style-name="ro1">
          <table:table-cell office:value-type="float" office:value="0.028534371" calcext:value-type="float">
            <text:p>0.028534371</text:p>
          </table:table-cell>
          <table:table-cell office:value-type="float" office:value="8.761363" calcext:value-type="float">
            <text:p>8.761363</text:p>
          </table:table-cell>
          <table:table-cell table:formula="of:=[.C873]+[.A874]" office:value-type="float" office:value="26.393225153" calcext:value-type="float">
            <text:p>26.393225153</text:p>
          </table:table-cell>
        </table:table-row>
        <table:table-row table:style-name="ro1">
          <table:table-cell office:value-type="float" office:value="0.028763257" calcext:value-type="float">
            <text:p>0.028763257</text:p>
          </table:table-cell>
          <table:table-cell office:value-type="float" office:value="8.691645" calcext:value-type="float">
            <text:p>8.691645</text:p>
          </table:table-cell>
          <table:table-cell table:formula="of:=[.C874]+[.A875]" office:value-type="float" office:value="26.42198841" calcext:value-type="float">
            <text:p>26.42198841</text:p>
          </table:table-cell>
        </table:table-row>
        <table:table-row table:style-name="ro1">
          <table:table-cell office:value-type="float" office:value="0.027954528" calcext:value-type="float">
            <text:p>0.027954528</text:p>
          </table:table-cell>
          <table:table-cell office:value-type="float" office:value="8.943095" calcext:value-type="float">
            <text:p>8.943095</text:p>
          </table:table-cell>
          <table:table-cell table:formula="of:=[.C875]+[.A876]" office:value-type="float" office:value="26.449942938" calcext:value-type="float">
            <text:p>26.449942938</text:p>
          </table:table-cell>
        </table:table-row>
        <table:table-row table:style-name="ro1">
          <table:table-cell office:value-type="float" office:value="0.028381782" calcext:value-type="float">
            <text:p>0.028381782</text:p>
          </table:table-cell>
          <table:table-cell office:value-type="float" office:value="8.808467" calcext:value-type="float">
            <text:p>8.808467</text:p>
          </table:table-cell>
          <table:table-cell table:formula="of:=[.C876]+[.A877]" office:value-type="float" office:value="26.47832472" calcext:value-type="float">
            <text:p>26.47832472</text:p>
          </table:table-cell>
        </table:table-row>
        <table:table-row table:style-name="ro1">
          <table:table-cell office:value-type="float" office:value="0.028473334" calcext:value-type="float">
            <text:p>0.028473334</text:p>
          </table:table-cell>
          <table:table-cell office:value-type="float" office:value="8.780145" calcext:value-type="float">
            <text:p>8.780145</text:p>
          </table:table-cell>
          <table:table-cell table:formula="of:=[.C877]+[.A878]" office:value-type="float" office:value="26.506798054" calcext:value-type="float">
            <text:p>26.506798054</text:p>
          </table:table-cell>
        </table:table-row>
        <table:table-row table:style-name="ro1">
          <table:table-cell office:value-type="float" office:value="0.028717479" calcext:value-type="float">
            <text:p>0.028717479</text:p>
          </table:table-cell>
          <table:table-cell office:value-type="float" office:value="8.7055" calcext:value-type="float">
            <text:p>8.7055</text:p>
          </table:table-cell>
          <table:table-cell table:formula="of:=[.C878]+[.A879]" office:value-type="float" office:value="26.535515533" calcext:value-type="float">
            <text:p>26.535515533</text:p>
          </table:table-cell>
        </table:table-row>
        <table:table-row table:style-name="ro1">
          <table:table-cell office:value-type="float" office:value="0.02793927" calcext:value-type="float">
            <text:p>0.02793927</text:p>
          </table:table-cell>
          <table:table-cell office:value-type="float" office:value="8.947979" calcext:value-type="float">
            <text:p>8.947979</text:p>
          </table:table-cell>
          <table:table-cell table:formula="of:=[.C879]+[.A880]" office:value-type="float" office:value="26.563454803" calcext:value-type="float">
            <text:p>26.563454803</text:p>
          </table:table-cell>
        </table:table-row>
        <table:table-row table:style-name="ro1">
          <table:table-cell office:value-type="float" office:value="0.028366521" calcext:value-type="float">
            <text:p>0.028366521</text:p>
          </table:table-cell>
          <table:table-cell office:value-type="float" office:value="8.813207" calcext:value-type="float">
            <text:p>8.813207</text:p>
          </table:table-cell>
          <table:table-cell table:formula="of:=[.C880]+[.A881]" office:value-type="float" office:value="26.591821324" calcext:value-type="float">
            <text:p>26.591821324</text:p>
          </table:table-cell>
        </table:table-row>
        <table:table-row table:style-name="ro1">
          <table:table-cell office:value-type="float" office:value="0.028473334" calcext:value-type="float">
            <text:p>0.028473334</text:p>
          </table:table-cell>
          <table:table-cell office:value-type="float" office:value="8.780145" calcext:value-type="float">
            <text:p>8.780145</text:p>
          </table:table-cell>
          <table:table-cell table:formula="of:=[.C881]+[.A882]" office:value-type="float" office:value="26.620294658" calcext:value-type="float">
            <text:p>26.620294658</text:p>
          </table:table-cell>
        </table:table-row>
        <table:table-row table:style-name="ro1">
          <table:table-cell office:value-type="float" office:value="0.028717479" calcext:value-type="float">
            <text:p>0.028717479</text:p>
          </table:table-cell>
          <table:table-cell office:value-type="float" office:value="8.7055" calcext:value-type="float">
            <text:p>8.7055</text:p>
          </table:table-cell>
          <table:table-cell table:formula="of:=[.C882]+[.A883]" office:value-type="float" office:value="26.649012137" calcext:value-type="float">
            <text:p>26.649012137</text:p>
          </table:table-cell>
        </table:table-row>
        <table:table-row table:style-name="ro1">
          <table:table-cell office:value-type="float" office:value="0.02793927" calcext:value-type="float">
            <text:p>0.02793927</text:p>
          </table:table-cell>
          <table:table-cell office:value-type="float" office:value="8.947979" calcext:value-type="float">
            <text:p>8.947979</text:p>
          </table:table-cell>
          <table:table-cell table:formula="of:=[.C883]+[.A884]" office:value-type="float" office:value="26.676951407" calcext:value-type="float">
            <text:p>26.676951407</text:p>
          </table:table-cell>
        </table:table-row>
        <table:table-row table:style-name="ro1">
          <table:table-cell office:value-type="float" office:value="0.028351262" calcext:value-type="float">
            <text:p>0.028351262</text:p>
          </table:table-cell>
          <table:table-cell office:value-type="float" office:value="8.817949" calcext:value-type="float">
            <text:p>8.817949</text:p>
          </table:table-cell>
          <table:table-cell table:formula="of:=[.C884]+[.A885]" office:value-type="float" office:value="26.705302669" calcext:value-type="float">
            <text:p>26.705302669</text:p>
          </table:table-cell>
        </table:table-row>
        <table:table-row table:style-name="ro1">
          <table:table-cell office:value-type="float" office:value="0.028442817" calcext:value-type="float">
            <text:p>0.028442817</text:p>
          </table:table-cell>
          <table:table-cell office:value-type="float" office:value="8.789565" calcext:value-type="float">
            <text:p>8.789565</text:p>
          </table:table-cell>
          <table:table-cell table:formula="of:=[.C885]+[.A886]" office:value-type="float" office:value="26.733745486" calcext:value-type="float">
            <text:p>26.733745486</text:p>
          </table:table-cell>
        </table:table-row>
        <table:table-row table:style-name="ro1">
          <table:table-cell office:value-type="float" office:value="0.028656444" calcext:value-type="float">
            <text:p>0.028656444</text:p>
          </table:table-cell>
          <table:table-cell office:value-type="float" office:value="8.724042" calcext:value-type="float">
            <text:p>8.724042</text:p>
          </table:table-cell>
          <table:table-cell table:formula="of:=[.C886]+[.A887]" office:value-type="float" office:value="26.76240193" calcext:value-type="float">
            <text:p>26.76240193</text:p>
          </table:table-cell>
        </table:table-row>
        <table:table-row table:style-name="ro1">
          <table:table-cell office:value-type="float" office:value="0.027878232" calcext:value-type="float">
            <text:p>0.027878232</text:p>
          </table:table-cell>
          <table:table-cell office:value-type="float" office:value="8.96757" calcext:value-type="float">
            <text:p>8.96757</text:p>
          </table:table-cell>
          <table:table-cell table:formula="of:=[.C887]+[.A888]" office:value-type="float" office:value="26.790280162" calcext:value-type="float">
            <text:p>26.790280162</text:p>
          </table:table-cell>
        </table:table-row>
        <table:table-row table:style-name="ro1">
          <table:table-cell office:value-type="float" office:value="0.028290227" calcext:value-type="float">
            <text:p>0.028290227</text:p>
          </table:table-cell>
          <table:table-cell office:value-type="float" office:value="8.836974" calcext:value-type="float">
            <text:p>8.836974</text:p>
          </table:table-cell>
          <table:table-cell table:formula="of:=[.C888]+[.A889]" office:value-type="float" office:value="26.818570389" calcext:value-type="float">
            <text:p>26.818570389</text:p>
          </table:table-cell>
        </table:table-row>
        <table:table-row table:style-name="ro1">
          <table:table-cell office:value-type="float" office:value="0.02839704" calcext:value-type="float">
            <text:p>0.02839704</text:p>
          </table:table-cell>
          <table:table-cell office:value-type="float" office:value="8.803734" calcext:value-type="float">
            <text:p>8.803734</text:p>
          </table:table-cell>
          <table:table-cell table:formula="of:=[.C889]+[.A890]" office:value-type="float" office:value="26.846967429" calcext:value-type="float">
            <text:p>26.846967429</text:p>
          </table:table-cell>
        </table:table-row>
        <table:table-row table:style-name="ro1">
          <table:table-cell office:value-type="float" office:value="0.028641185" calcext:value-type="float">
            <text:p>0.028641185</text:p>
          </table:table-cell>
          <table:table-cell office:value-type="float" office:value="8.728689" calcext:value-type="float">
            <text:p>8.728689</text:p>
          </table:table-cell>
          <table:table-cell table:formula="of:=[.C890]+[.A891]" office:value-type="float" office:value="26.875608614" calcext:value-type="float">
            <text:p>26.875608614</text:p>
          </table:table-cell>
        </table:table-row>
        <table:table-row table:style-name="ro1">
          <table:table-cell office:value-type="float" office:value="0.027832456" calcext:value-type="float">
            <text:p>0.027832456</text:p>
          </table:table-cell>
          <table:table-cell office:value-type="float" office:value="8.982319" calcext:value-type="float">
            <text:p>8.982319</text:p>
          </table:table-cell>
          <table:table-cell table:formula="of:=[.C891]+[.A892]" office:value-type="float" office:value="26.90344107" calcext:value-type="float">
            <text:p>26.90344107</text:p>
          </table:table-cell>
        </table:table-row>
        <table:table-row table:style-name="ro1">
          <table:table-cell office:value-type="float" office:value="0.02822919" calcext:value-type="float">
            <text:p>0.02822919</text:p>
          </table:table-cell>
          <table:table-cell office:value-type="float" office:value="8.856081" calcext:value-type="float">
            <text:p>8.856081</text:p>
          </table:table-cell>
          <table:table-cell table:formula="of:=[.C892]+[.A893]" office:value-type="float" office:value="26.93167026" calcext:value-type="float">
            <text:p>26.93167026</text:p>
          </table:table-cell>
        </table:table-row>
        <table:table-row table:style-name="ro1">
          <table:table-cell office:value-type="float" office:value="0.028336003" calcext:value-type="float">
            <text:p>0.028336003</text:p>
          </table:table-cell>
          <table:table-cell office:value-type="float" office:value="8.822698" calcext:value-type="float">
            <text:p>8.822698</text:p>
          </table:table-cell>
          <table:table-cell table:formula="of:=[.C893]+[.A894]" office:value-type="float" office:value="26.960006263" calcext:value-type="float">
            <text:p>26.960006263</text:p>
          </table:table-cell>
        </table:table-row>
        <table:table-row table:style-name="ro1">
          <table:table-cell office:value-type="float" office:value="0.028564889" calcext:value-type="float">
            <text:p>0.028564889</text:p>
          </table:table-cell>
          <table:table-cell office:value-type="float" office:value="8.752003" calcext:value-type="float">
            <text:p>8.752003</text:p>
          </table:table-cell>
          <table:table-cell table:formula="of:=[.C894]+[.A895]" office:value-type="float" office:value="26.988571152" calcext:value-type="float">
            <text:p>26.988571152</text:p>
          </table:table-cell>
        </table:table-row>
        <table:table-row table:style-name="ro1">
          <table:table-cell office:value-type="float" office:value="0.027801938" calcext:value-type="float">
            <text:p>0.027801938</text:p>
          </table:table-cell>
          <table:table-cell office:value-type="float" office:value="8.992179" calcext:value-type="float">
            <text:p>8.992179</text:p>
          </table:table-cell>
          <table:table-cell table:formula="of:=[.C895]+[.A896]" office:value-type="float" office:value="27.01637309" calcext:value-type="float">
            <text:p>27.01637309</text:p>
          </table:table-cell>
        </table:table-row>
        <table:table-row table:style-name="ro1">
          <table:table-cell office:value-type="float" office:value="0.028213931" calcext:value-type="float">
            <text:p>0.028213931</text:p>
          </table:table-cell>
          <table:table-cell office:value-type="float" office:value="8.860871" calcext:value-type="float">
            <text:p>8.860871</text:p>
          </table:table-cell>
          <table:table-cell table:formula="of:=[.C896]+[.A897]" office:value-type="float" office:value="27.044587021" calcext:value-type="float">
            <text:p>27.044587021</text:p>
          </table:table-cell>
        </table:table-row>
        <table:table-row table:style-name="ro1">
          <table:table-cell office:value-type="float" office:value="0.028336003" calcext:value-type="float">
            <text:p>0.028336003</text:p>
          </table:table-cell>
          <table:table-cell office:value-type="float" office:value="8.822698" calcext:value-type="float">
            <text:p>8.822698</text:p>
          </table:table-cell>
          <table:table-cell table:formula="of:=[.C897]+[.A898]" office:value-type="float" office:value="27.072923024" calcext:value-type="float">
            <text:p>27.072923024</text:p>
          </table:table-cell>
        </table:table-row>
        <table:table-row table:style-name="ro1">
          <table:table-cell office:value-type="float" office:value="0.028580148" calcext:value-type="float">
            <text:p>0.028580148</text:p>
          </table:table-cell>
          <table:table-cell office:value-type="float" office:value="8.74733" calcext:value-type="float">
            <text:p>8.74733</text:p>
          </table:table-cell>
          <table:table-cell table:formula="of:=[.C898]+[.A899]" office:value-type="float" office:value="27.101503172" calcext:value-type="float">
            <text:p>27.101503172</text:p>
          </table:table-cell>
        </table:table-row>
        <table:table-row table:style-name="ro1">
          <table:table-cell office:value-type="float" office:value="0.027801938" calcext:value-type="float">
            <text:p>0.027801938</text:p>
          </table:table-cell>
          <table:table-cell office:value-type="float" office:value="8.992179" calcext:value-type="float">
            <text:p>8.992179</text:p>
          </table:table-cell>
          <table:table-cell table:formula="of:=[.C899]+[.A900]" office:value-type="float" office:value="27.12930511" calcext:value-type="float">
            <text:p>27.12930511</text:p>
          </table:table-cell>
        </table:table-row>
        <table:table-row table:style-name="ro1">
          <table:table-cell office:value-type="float" office:value="0.02822919" calcext:value-type="float">
            <text:p>0.02822919</text:p>
          </table:table-cell>
          <table:table-cell office:value-type="float" office:value="8.856081" calcext:value-type="float">
            <text:p>8.856081</text:p>
          </table:table-cell>
          <table:table-cell table:formula="of:=[.C900]+[.A901]" office:value-type="float" office:value="27.1575343" calcext:value-type="float">
            <text:p>27.1575343</text:p>
          </table:table-cell>
        </table:table-row>
        <table:table-row table:style-name="ro1">
          <table:table-cell office:value-type="float" office:value="0.02839704" calcext:value-type="float">
            <text:p>0.02839704</text:p>
          </table:table-cell>
          <table:table-cell office:value-type="float" office:value="8.803734" calcext:value-type="float">
            <text:p>8.803734</text:p>
          </table:table-cell>
          <table:table-cell table:formula="of:=[.C901]+[.A902]" office:value-type="float" office:value="27.18593134" calcext:value-type="float">
            <text:p>27.18593134</text:p>
          </table:table-cell>
        </table:table-row>
        <table:table-row table:style-name="ro1">
          <table:table-cell office:value-type="float" office:value="0.028595407" calcext:value-type="float">
            <text:p>0.028595407</text:p>
          </table:table-cell>
          <table:table-cell office:value-type="float" office:value="8.742662" calcext:value-type="float">
            <text:p>8.742662</text:p>
          </table:table-cell>
          <table:table-cell table:formula="of:=[.C902]+[.A903]" office:value-type="float" office:value="27.214526747" calcext:value-type="float">
            <text:p>27.214526747</text:p>
          </table:table-cell>
        </table:table-row>
        <table:table-row table:style-name="ro1">
          <table:table-cell office:value-type="float" office:value="0.027862974" calcext:value-type="float">
            <text:p>0.027862974</text:p>
          </table:table-cell>
          <table:table-cell office:value-type="float" office:value="8.972481" calcext:value-type="float">
            <text:p>8.972481</text:p>
          </table:table-cell>
          <table:table-cell table:formula="of:=[.C903]+[.A904]" office:value-type="float" office:value="27.242389721" calcext:value-type="float">
            <text:p>27.242389721</text:p>
          </table:table-cell>
        </table:table-row>
        <table:table-row table:style-name="ro1">
          <table:table-cell office:value-type="float" office:value="0.028320745" calcext:value-type="float">
            <text:p>0.028320745</text:p>
          </table:table-cell>
          <table:table-cell office:value-type="float" office:value="8.827452" calcext:value-type="float">
            <text:p>8.827452</text:p>
          </table:table-cell>
          <table:table-cell table:formula="of:=[.C904]+[.A905]" office:value-type="float" office:value="27.270710466" calcext:value-type="float">
            <text:p>27.270710466</text:p>
          </table:table-cell>
        </table:table-row>
        <table:table-row table:style-name="ro1">
          <table:table-cell office:value-type="float" office:value="0.028473334" calcext:value-type="float">
            <text:p>0.028473334</text:p>
          </table:table-cell>
          <table:table-cell office:value-type="float" office:value="8.780145" calcext:value-type="float">
            <text:p>8.780145</text:p>
          </table:table-cell>
          <table:table-cell table:formula="of:=[.C905]+[.A906]" office:value-type="float" office:value="27.2991838" calcext:value-type="float">
            <text:p>27.2991838</text:p>
          </table:table-cell>
        </table:table-row>
        <table:table-row table:style-name="ro1">
          <table:table-cell office:value-type="float" office:value="0.028717479" calcext:value-type="float">
            <text:p>0.028717479</text:p>
          </table:table-cell>
          <table:table-cell office:value-type="float" office:value="8.7055" calcext:value-type="float">
            <text:p>8.7055</text:p>
          </table:table-cell>
          <table:table-cell table:formula="of:=[.C906]+[.A907]" office:value-type="float" office:value="27.327901279" calcext:value-type="float">
            <text:p>27.327901279</text:p>
          </table:table-cell>
        </table:table-row>
        <table:table-row table:style-name="ro1">
          <table:table-cell office:value-type="float" office:value="0.02792401" calcext:value-type="float">
            <text:p>0.02792401</text:p>
          </table:table-cell>
          <table:table-cell office:value-type="float" office:value="8.952868" calcext:value-type="float">
            <text:p>8.952868</text:p>
          </table:table-cell>
          <table:table-cell table:formula="of:=[.C907]+[.A908]" office:value-type="float" office:value="27.355825289" calcext:value-type="float">
            <text:p>27.355825289</text:p>
          </table:table-cell>
        </table:table-row>
        <table:table-row table:style-name="ro1">
          <table:table-cell office:value-type="float" office:value="0.028366521" calcext:value-type="float">
            <text:p>0.028366521</text:p>
          </table:table-cell>
          <table:table-cell office:value-type="float" office:value="8.813207" calcext:value-type="float">
            <text:p>8.813207</text:p>
          </table:table-cell>
          <table:table-cell table:formula="of:=[.C908]+[.A909]" office:value-type="float" office:value="27.38419181" calcext:value-type="float">
            <text:p>27.38419181</text:p>
          </table:table-cell>
        </table:table-row>
        <table:table-row table:style-name="ro1">
          <table:table-cell office:value-type="float" office:value="0.028503854" calcext:value-type="float">
            <text:p>0.028503854</text:p>
          </table:table-cell>
          <table:table-cell office:value-type="float" office:value="8.770743" calcext:value-type="float">
            <text:p>8.770743</text:p>
          </table:table-cell>
          <table:table-cell table:formula="of:=[.C909]+[.A910]" office:value-type="float" office:value="27.412695664" calcext:value-type="float">
            <text:p>27.412695664</text:p>
          </table:table-cell>
        </table:table-row>
        <table:table-row table:style-name="ro1">
          <table:table-cell office:value-type="float" office:value="0.028747998" calcext:value-type="float">
            <text:p>0.028747998</text:p>
          </table:table-cell>
          <table:table-cell office:value-type="float" office:value="8.696258" calcext:value-type="float">
            <text:p>8.696258</text:p>
          </table:table-cell>
          <table:table-cell table:formula="of:=[.C910]+[.A911]" office:value-type="float" office:value="27.441443662" calcext:value-type="float">
            <text:p>27.441443662</text:p>
          </table:table-cell>
        </table:table-row>
        <table:table-row table:style-name="ro1">
          <table:table-cell office:value-type="float" office:value="0.027954528" calcext:value-type="float">
            <text:p>0.027954528</text:p>
          </table:table-cell>
          <table:table-cell office:value-type="float" office:value="8.943095" calcext:value-type="float">
            <text:p>8.943095</text:p>
          </table:table-cell>
          <table:table-cell table:formula="of:=[.C911]+[.A912]" office:value-type="float" office:value="27.46939819" calcext:value-type="float">
            <text:p>27.46939819</text:p>
          </table:table-cell>
        </table:table-row>
        <table:table-row table:style-name="ro1">
          <table:table-cell office:value-type="float" office:value="0.028366521" calcext:value-type="float">
            <text:p>0.028366521</text:p>
          </table:table-cell>
          <table:table-cell office:value-type="float" office:value="8.813207" calcext:value-type="float">
            <text:p>8.813207</text:p>
          </table:table-cell>
          <table:table-cell table:formula="of:=[.C912]+[.A913]" office:value-type="float" office:value="27.497764711" calcext:value-type="float">
            <text:p>27.497764711</text:p>
          </table:table-cell>
        </table:table-row>
        <table:table-row table:style-name="ro1">
          <table:table-cell office:value-type="float" office:value="0.028519113" calcext:value-type="float">
            <text:p>0.028519113</text:p>
          </table:table-cell>
          <table:table-cell office:value-type="float" office:value="8.76605" calcext:value-type="float">
            <text:p>8.76605</text:p>
          </table:table-cell>
          <table:table-cell table:formula="of:=[.C913]+[.A914]" office:value-type="float" office:value="27.526283824" calcext:value-type="float">
            <text:p>27.526283824</text:p>
          </table:table-cell>
        </table:table-row>
        <table:table-row table:style-name="ro1">
          <table:table-cell office:value-type="float" office:value="0.028747998" calcext:value-type="float">
            <text:p>0.028747998</text:p>
          </table:table-cell>
          <table:table-cell office:value-type="float" office:value="8.696258" calcext:value-type="float">
            <text:p>8.696258</text:p>
          </table:table-cell>
          <table:table-cell table:formula="of:=[.C914]+[.A915]" office:value-type="float" office:value="27.555031822" calcext:value-type="float">
            <text:p>27.555031822</text:p>
          </table:table-cell>
        </table:table-row>
        <table:table-row table:style-name="ro1">
          <table:table-cell office:value-type="float" office:value="0.027985046" calcext:value-type="float">
            <text:p>0.027985046</text:p>
          </table:table-cell>
          <table:table-cell office:value-type="float" office:value="8.933342" calcext:value-type="float">
            <text:p>8.933342</text:p>
          </table:table-cell>
          <table:table-cell table:formula="of:=[.C915]+[.A916]" office:value-type="float" office:value="27.583016868" calcext:value-type="float">
            <text:p>27.583016868</text:p>
          </table:table-cell>
        </table:table-row>
        <table:table-row table:style-name="ro1">
          <table:table-cell office:value-type="float" office:value="0.02839704" calcext:value-type="float">
            <text:p>0.02839704</text:p>
          </table:table-cell>
          <table:table-cell office:value-type="float" office:value="8.803734" calcext:value-type="float">
            <text:p>8.803734</text:p>
          </table:table-cell>
          <table:table-cell table:formula="of:=[.C916]+[.A917]" office:value-type="float" office:value="27.611413908" calcext:value-type="float">
            <text:p>27.611413908</text:p>
          </table:table-cell>
        </table:table-row>
        <table:table-row table:style-name="ro1">
          <table:table-cell office:value-type="float" office:value="0.028534371" calcext:value-type="float">
            <text:p>0.028534371</text:p>
          </table:table-cell>
          <table:table-cell office:value-type="float" office:value="8.761363" calcext:value-type="float">
            <text:p>8.761363</text:p>
          </table:table-cell>
          <table:table-cell table:formula="of:=[.C917]+[.A918]" office:value-type="float" office:value="27.639948279" calcext:value-type="float">
            <text:p>27.639948279</text:p>
          </table:table-cell>
        </table:table-row>
        <table:table-row table:style-name="ro1">
          <table:table-cell office:value-type="float" office:value="0.028793775" calcext:value-type="float">
            <text:p>0.028793775</text:p>
          </table:table-cell>
          <table:table-cell office:value-type="float" office:value="8.682432" calcext:value-type="float">
            <text:p>8.682432</text:p>
          </table:table-cell>
          <table:table-cell table:formula="of:=[.C918]+[.A919]" office:value-type="float" office:value="27.668742054" calcext:value-type="float">
            <text:p>27.668742054</text:p>
          </table:table-cell>
        </table:table-row>
        <table:table-row table:style-name="ro1">
          <table:table-cell office:value-type="float" office:value="0.027969787" calcext:value-type="float">
            <text:p>0.027969787</text:p>
          </table:table-cell>
          <table:table-cell office:value-type="float" office:value="8.938216" calcext:value-type="float">
            <text:p>8.938216</text:p>
          </table:table-cell>
          <table:table-cell table:formula="of:=[.C919]+[.A920]" office:value-type="float" office:value="27.696711841" calcext:value-type="float">
            <text:p>27.696711841</text:p>
          </table:table-cell>
        </table:table-row>
        <table:table-row table:style-name="ro1">
          <table:table-cell office:value-type="float" office:value="0.02839704" calcext:value-type="float">
            <text:p>0.02839704</text:p>
          </table:table-cell>
          <table:table-cell office:value-type="float" office:value="8.803734" calcext:value-type="float">
            <text:p>8.803734</text:p>
          </table:table-cell>
          <table:table-cell table:formula="of:=[.C920]+[.A921]" office:value-type="float" office:value="27.725108881" calcext:value-type="float">
            <text:p>27.725108881</text:p>
          </table:table-cell>
        </table:table-row>
        <table:table-row table:style-name="ro1">
          <table:table-cell office:value-type="float" office:value="0.028564889" calcext:value-type="float">
            <text:p>0.028564889</text:p>
          </table:table-cell>
          <table:table-cell office:value-type="float" office:value="8.752003" calcext:value-type="float">
            <text:p>8.752003</text:p>
          </table:table-cell>
          <table:table-cell table:formula="of:=[.C921]+[.A922]" office:value-type="float" office:value="27.75367377" calcext:value-type="float">
            <text:p>27.75367377</text:p>
          </table:table-cell>
        </table:table-row>
        <table:table-row table:style-name="ro1">
          <table:table-cell office:value-type="float" office:value="0.028778516" calcext:value-type="float">
            <text:p>0.028778516</text:p>
          </table:table-cell>
          <table:table-cell office:value-type="float" office:value="8.687036" calcext:value-type="float">
            <text:p>8.687036</text:p>
          </table:table-cell>
          <table:table-cell table:formula="of:=[.C922]+[.A923]" office:value-type="float" office:value="27.782452286" calcext:value-type="float">
            <text:p>27.782452286</text:p>
          </table:table-cell>
        </table:table-row>
        <table:table-row table:style-name="ro1">
          <table:table-cell office:value-type="float" office:value="0.028015565" calcext:value-type="float">
            <text:p>0.028015565</text:p>
          </table:table-cell>
          <table:table-cell office:value-type="float" office:value="8.923612" calcext:value-type="float">
            <text:p>8.923612</text:p>
          </table:table-cell>
          <table:table-cell table:formula="of:=[.C923]+[.A924]" office:value-type="float" office:value="27.810467851" calcext:value-type="float">
            <text:p>27.810467851</text:p>
          </table:table-cell>
        </table:table-row>
        <table:table-row table:style-name="ro1">
          <table:table-cell office:value-type="float" office:value="0.0284123" calcext:value-type="float">
            <text:p>0.0284123</text:p>
          </table:table-cell>
          <table:table-cell office:value-type="float" office:value="8.799006" calcext:value-type="float">
            <text:p>8.799006</text:p>
          </table:table-cell>
          <table:table-cell table:formula="of:=[.C924]+[.A925]" office:value-type="float" office:value="27.838880151" calcext:value-type="float">
            <text:p>27.838880151</text:p>
          </table:table-cell>
        </table:table-row>
        <table:table-row table:style-name="ro1">
          <table:table-cell office:value-type="float" office:value="0.028564889" calcext:value-type="float">
            <text:p>0.028564889</text:p>
          </table:table-cell>
          <table:table-cell office:value-type="float" office:value="8.752003" calcext:value-type="float">
            <text:p>8.752003</text:p>
          </table:table-cell>
          <table:table-cell table:formula="of:=[.C925]+[.A926]" office:value-type="float" office:value="27.86744504" calcext:value-type="float">
            <text:p>27.86744504</text:p>
          </table:table-cell>
        </table:table-row>
        <table:table-row table:style-name="ro1">
          <table:table-cell office:value-type="float" office:value="0.028824292" calcext:value-type="float">
            <text:p>0.028824292</text:p>
          </table:table-cell>
          <table:table-cell office:value-type="float" office:value="8.67324" calcext:value-type="float">
            <text:p>8.67324</text:p>
          </table:table-cell>
          <table:table-cell table:formula="of:=[.C926]+[.A927]" office:value-type="float" office:value="27.896269332" calcext:value-type="float">
            <text:p>27.896269332</text:p>
          </table:table-cell>
        </table:table-row>
        <table:table-row table:style-name="ro1">
          <table:table-cell office:value-type="float" office:value="0.028046083" calcext:value-type="float">
            <text:p>0.028046083</text:p>
          </table:table-cell>
          <table:table-cell office:value-type="float" office:value="8.913901" calcext:value-type="float">
            <text:p>8.913901</text:p>
          </table:table-cell>
          <table:table-cell table:formula="of:=[.C927]+[.A928]" office:value-type="float" office:value="27.924315415" calcext:value-type="float">
            <text:p>27.924315415</text:p>
          </table:table-cell>
        </table:table-row>
        <table:table-row table:style-name="ro1">
          <table:table-cell office:value-type="float" office:value="0.028503854" calcext:value-type="float">
            <text:p>0.028503854</text:p>
          </table:table-cell>
          <table:table-cell office:value-type="float" office:value="8.770743" calcext:value-type="float">
            <text:p>8.770743</text:p>
          </table:table-cell>
          <table:table-cell table:formula="of:=[.C928]+[.A929]" office:value-type="float" office:value="27.952819269" calcext:value-type="float">
            <text:p>27.952819269</text:p>
          </table:table-cell>
        </table:table-row>
        <table:table-row table:style-name="ro1">
          <table:table-cell office:value-type="float" office:value="0.028641185" calcext:value-type="float">
            <text:p>0.028641185</text:p>
          </table:table-cell>
          <table:table-cell office:value-type="float" office:value="8.728689" calcext:value-type="float">
            <text:p>8.728689</text:p>
          </table:table-cell>
          <table:table-cell table:formula="of:=[.C929]+[.A930]" office:value-type="float" office:value="27.981460454" calcext:value-type="float">
            <text:p>27.981460454</text:p>
          </table:table-cell>
        </table:table-row>
        <table:table-row table:style-name="ro1">
          <table:table-cell office:value-type="float" office:value="0.028915847" calcext:value-type="float">
            <text:p>0.028915847</text:p>
          </table:table-cell>
          <table:table-cell office:value-type="float" office:value="8.645778" calcext:value-type="float">
            <text:p>8.645778</text:p>
          </table:table-cell>
          <table:table-cell table:formula="of:=[.C930]+[.A931]" office:value-type="float" office:value="28.010376301" calcext:value-type="float">
            <text:p>28.010376301</text:p>
          </table:table-cell>
        </table:table-row>
        <table:table-row table:style-name="ro1">
          <table:table-cell office:value-type="float" office:value="0.028152896" calcext:value-type="float">
            <text:p>0.028152896</text:p>
          </table:table-cell>
          <table:table-cell office:value-type="float" office:value="8.880081" calcext:value-type="float">
            <text:p>8.880081</text:p>
          </table:table-cell>
          <table:table-cell table:formula="of:=[.C931]+[.A932]" office:value-type="float" office:value="28.038529197" calcext:value-type="float">
            <text:p>28.038529197</text:p>
          </table:table-cell>
        </table:table-row>
        <table:table-row table:style-name="ro1">
          <table:table-cell office:value-type="float" office:value="0.028625926" calcext:value-type="float">
            <text:p>0.028625926</text:p>
          </table:table-cell>
          <table:table-cell office:value-type="float" office:value="8.733342" calcext:value-type="float">
            <text:p>8.733342</text:p>
          </table:table-cell>
          <table:table-cell table:formula="of:=[.C932]+[.A933]" office:value-type="float" office:value="28.067155123" calcext:value-type="float">
            <text:p>28.067155123</text:p>
          </table:table-cell>
        </table:table-row>
        <table:table-row table:style-name="ro1">
          <table:table-cell office:value-type="float" office:value="0.028763257" calcext:value-type="float">
            <text:p>0.028763257</text:p>
          </table:table-cell>
          <table:table-cell office:value-type="float" office:value="8.691645" calcext:value-type="float">
            <text:p>8.691645</text:p>
          </table:table-cell>
          <table:table-cell table:formula="of:=[.C933]+[.A934]" office:value-type="float" office:value="28.09591838" calcext:value-type="float">
            <text:p>28.09591838</text:p>
          </table:table-cell>
        </table:table-row>
        <table:table-row table:style-name="ro1">
          <table:table-cell office:value-type="float" office:value="0.029068436" calcext:value-type="float">
            <text:p>0.029068436</text:p>
          </table:table-cell>
          <table:table-cell office:value-type="float" office:value="8.600394" calcext:value-type="float">
            <text:p>8.600394</text:p>
          </table:table-cell>
          <table:table-cell table:formula="of:=[.C934]+[.A935]" office:value-type="float" office:value="28.124986816" calcext:value-type="float">
            <text:p>28.124986816</text:p>
          </table:table-cell>
        </table:table-row>
        <table:table-row table:style-name="ro1">
          <table:table-cell office:value-type="float" office:value="0.028305486" calcext:value-type="float">
            <text:p>0.028305486</text:p>
          </table:table-cell>
          <table:table-cell office:value-type="float" office:value="8.832211" calcext:value-type="float">
            <text:p>8.832211</text:p>
          </table:table-cell>
          <table:table-cell table:formula="of:=[.C935]+[.A936]" office:value-type="float" office:value="28.153292302" calcext:value-type="float">
            <text:p>28.153292302</text:p>
          </table:table-cell>
        </table:table-row>
        <table:table-row table:style-name="ro1">
          <table:table-cell office:value-type="float" office:value="0.028747998" calcext:value-type="float">
            <text:p>0.028747998</text:p>
          </table:table-cell>
          <table:table-cell office:value-type="float" office:value="8.696258" calcext:value-type="float">
            <text:p>8.696258</text:p>
          </table:table-cell>
          <table:table-cell table:formula="of:=[.C936]+[.A937]" office:value-type="float" office:value="28.1820403" calcext:value-type="float">
            <text:p>28.1820403</text:p>
          </table:table-cell>
        </table:table-row>
        <table:table-row table:style-name="ro1">
          <table:table-cell office:value-type="float" office:value="0.028931106" calcext:value-type="float">
            <text:p>0.028931106</text:p>
          </table:table-cell>
          <table:table-cell office:value-type="float" office:value="8.641218" calcext:value-type="float">
            <text:p>8.641218</text:p>
          </table:table-cell>
          <table:table-cell table:formula="of:=[.C937]+[.A938]" office:value-type="float" office:value="28.210971406" calcext:value-type="float">
            <text:p>28.210971406</text:p>
          </table:table-cell>
        </table:table-row>
        <table:table-row table:style-name="ro1">
          <table:table-cell office:value-type="float" office:value="0.02917525" calcext:value-type="float">
            <text:p>0.02917525</text:p>
          </table:table-cell>
          <table:table-cell office:value-type="float" office:value="8.568907" calcext:value-type="float">
            <text:p>8.568907</text:p>
          </table:table-cell>
          <table:table-cell table:formula="of:=[.C938]+[.A939]" office:value-type="float" office:value="28.240146656" calcext:value-type="float">
            <text:p>28.240146656</text:p>
          </table:table-cell>
        </table:table-row>
        <table:table-row table:style-name="ro1">
          <table:table-cell office:value-type="float" office:value="0.028366521" calcext:value-type="float">
            <text:p>0.028366521</text:p>
          </table:table-cell>
          <table:table-cell office:value-type="float" office:value="8.813207" calcext:value-type="float">
            <text:p>8.813207</text:p>
          </table:table-cell>
          <table:table-cell table:formula="of:=[.C939]+[.A940]" office:value-type="float" office:value="28.268513177" calcext:value-type="float">
            <text:p>28.268513177</text:p>
          </table:table-cell>
        </table:table-row>
        <table:table-row table:style-name="ro1">
          <table:table-cell office:value-type="float" office:value="0.028824292" calcext:value-type="float">
            <text:p>0.028824292</text:p>
          </table:table-cell>
          <table:table-cell office:value-type="float" office:value="8.67324" calcext:value-type="float">
            <text:p>8.67324</text:p>
          </table:table-cell>
          <table:table-cell table:formula="of:=[.C940]+[.A941]" office:value-type="float" office:value="28.297337469" calcext:value-type="float">
            <text:p>28.297337469</text:p>
          </table:table-cell>
        </table:table-row>
        <table:table-row table:style-name="ro1">
          <table:table-cell office:value-type="float" office:value="0.028946364" calcext:value-type="float">
            <text:p>0.028946364</text:p>
          </table:table-cell>
          <table:table-cell office:value-type="float" office:value="8.636663" calcext:value-type="float">
            <text:p>8.636663</text:p>
          </table:table-cell>
          <table:table-cell table:formula="of:=[.C941]+[.A942]" office:value-type="float" office:value="28.326283833" calcext:value-type="float">
            <text:p>28.326283833</text:p>
          </table:table-cell>
        </table:table-row>
        <table:table-row table:style-name="ro1">
          <table:table-cell office:value-type="float" office:value="0.02917525" calcext:value-type="float">
            <text:p>0.02917525</text:p>
          </table:table-cell>
          <table:table-cell office:value-type="float" office:value="8.568907" calcext:value-type="float">
            <text:p>8.568907</text:p>
          </table:table-cell>
          <table:table-cell table:formula="of:=[.C942]+[.A943]" office:value-type="float" office:value="28.355459083" calcext:value-type="float">
            <text:p>28.355459083</text:p>
          </table:table-cell>
        </table:table-row>
        <table:table-row table:style-name="ro1">
          <table:table-cell office:value-type="float" office:value="0.0284123" calcext:value-type="float">
            <text:p>0.0284123</text:p>
          </table:table-cell>
          <table:table-cell office:value-type="float" office:value="8.799006" calcext:value-type="float">
            <text:p>8.799006</text:p>
          </table:table-cell>
          <table:table-cell table:formula="of:=[.C943]+[.A944]" office:value-type="float" office:value="28.383871383" calcext:value-type="float">
            <text:p>28.383871383</text:p>
          </table:table-cell>
        </table:table-row>
        <table:table-row table:style-name="ro1">
          <table:table-cell office:value-type="float" office:value="0.02883955" calcext:value-type="float">
            <text:p>0.02883955</text:p>
          </table:table-cell>
          <table:table-cell office:value-type="float" office:value="8.668651" calcext:value-type="float">
            <text:p>8.668651</text:p>
          </table:table-cell>
          <table:table-cell table:formula="of:=[.C944]+[.A945]" office:value-type="float" office:value="28.412710933" calcext:value-type="float">
            <text:p>28.412710933</text:p>
          </table:table-cell>
        </table:table-row>
        <table:table-row table:style-name="ro1">
          <table:table-cell office:value-type="float" office:value="0.028961623" calcext:value-type="float">
            <text:p>0.028961623</text:p>
          </table:table-cell>
          <table:table-cell office:value-type="float" office:value="8.6321125" calcext:value-type="float">
            <text:p>8.6321125</text:p>
          </table:table-cell>
          <table:table-cell table:formula="of:=[.C945]+[.A946]" office:value-type="float" office:value="28.441672556" calcext:value-type="float">
            <text:p>28.441672556</text:p>
          </table:table-cell>
        </table:table-row>
        <table:table-row table:style-name="ro1">
          <table:table-cell office:value-type="float" office:value="0.02917525" calcext:value-type="float">
            <text:p>0.02917525</text:p>
          </table:table-cell>
          <table:table-cell office:value-type="float" office:value="8.568907" calcext:value-type="float">
            <text:p>8.568907</text:p>
          </table:table-cell>
          <table:table-cell table:formula="of:=[.C946]+[.A947]" office:value-type="float" office:value="28.470847806" calcext:value-type="float">
            <text:p>28.470847806</text:p>
          </table:table-cell>
        </table:table-row>
        <table:table-row table:style-name="ro1">
          <table:table-cell office:value-type="float" office:value="0.028336003" calcext:value-type="float">
            <text:p>0.028336003</text:p>
          </table:table-cell>
          <table:table-cell office:value-type="float" office:value="8.822698" calcext:value-type="float">
            <text:p>8.822698</text:p>
          </table:table-cell>
          <table:table-cell table:formula="of:=[.C947]+[.A948]" office:value-type="float" office:value="28.499183809" calcext:value-type="float">
            <text:p>28.499183809</text:p>
          </table:table-cell>
        </table:table-row>
        <table:table-row table:style-name="ro1">
          <table:table-cell office:value-type="float" office:value="0.028747998" calcext:value-type="float">
            <text:p>0.028747998</text:p>
          </table:table-cell>
          <table:table-cell office:value-type="float" office:value="8.696258" calcext:value-type="float">
            <text:p>8.696258</text:p>
          </table:table-cell>
          <table:table-cell table:formula="of:=[.C948]+[.A949]" office:value-type="float" office:value="28.527931807" calcext:value-type="float">
            <text:p>28.527931807</text:p>
          </table:table-cell>
        </table:table-row>
        <table:table-row table:style-name="ro1">
          <table:table-cell office:value-type="float" office:value="0.028809033" calcext:value-type="float">
            <text:p>0.028809033</text:p>
          </table:table-cell>
          <table:table-cell office:value-type="float" office:value="8.677834" calcext:value-type="float">
            <text:p>8.677834</text:p>
          </table:table-cell>
          <table:table-cell table:formula="of:=[.C949]+[.A950]" office:value-type="float" office:value="28.55674084" calcext:value-type="float">
            <text:p>28.55674084</text:p>
          </table:table-cell>
        </table:table-row>
        <table:table-row table:style-name="ro1">
          <table:table-cell office:value-type="float" office:value="0.028976882" calcext:value-type="float">
            <text:p>0.028976882</text:p>
          </table:table-cell>
          <table:table-cell office:value-type="float" office:value="8.627567" calcext:value-type="float">
            <text:p>8.627567</text:p>
          </table:table-cell>
          <table:table-cell table:formula="of:=[.C950]+[.A951]" office:value-type="float" office:value="28.585717722" calcext:value-type="float">
            <text:p>28.585717722</text:p>
          </table:table-cell>
        </table:table-row>
        <table:table-row table:style-name="ro1">
          <table:table-cell office:value-type="float" office:value="0.02809186" calcext:value-type="float">
            <text:p>0.02809186</text:p>
          </table:table-cell>
          <table:table-cell office:value-type="float" office:value="8.899376" calcext:value-type="float">
            <text:p>8.899376</text:p>
          </table:table-cell>
          <table:table-cell table:formula="of:=[.C951]+[.A952]" office:value-type="float" office:value="28.613809582" calcext:value-type="float">
            <text:p>28.613809582</text:p>
          </table:table-cell>
        </table:table-row>
        <table:table-row table:style-name="ro1">
          <table:table-cell office:value-type="float" office:value="0.028442817" calcext:value-type="float">
            <text:p>0.028442817</text:p>
          </table:table-cell>
          <table:table-cell office:value-type="float" office:value="8.789565" calcext:value-type="float">
            <text:p>8.789565</text:p>
          </table:table-cell>
          <table:table-cell table:formula="of:=[.C952]+[.A953]" office:value-type="float" office:value="28.642252399" calcext:value-type="float">
            <text:p>28.642252399</text:p>
          </table:table-cell>
        </table:table-row>
        <table:table-row table:style-name="ro1">
          <table:table-cell office:value-type="float" office:value="0.028473334" calcext:value-type="float">
            <text:p>0.028473334</text:p>
          </table:table-cell>
          <table:table-cell office:value-type="float" office:value="8.780145" calcext:value-type="float">
            <text:p>8.780145</text:p>
          </table:table-cell>
          <table:table-cell table:formula="of:=[.C953]+[.A954]" office:value-type="float" office:value="28.670725733" calcext:value-type="float">
            <text:p>28.670725733</text:p>
          </table:table-cell>
        </table:table-row>
        <table:table-row table:style-name="ro1">
          <table:table-cell office:value-type="float" office:value="0.028580148" calcext:value-type="float">
            <text:p>0.028580148</text:p>
          </table:table-cell>
          <table:table-cell office:value-type="float" office:value="8.74733" calcext:value-type="float">
            <text:p>8.74733</text:p>
          </table:table-cell>
          <table:table-cell table:formula="of:=[.C954]+[.A955]" office:value-type="float" office:value="28.699305881" calcext:value-type="float">
            <text:p>28.699305881</text:p>
          </table:table-cell>
        </table:table-row>
        <table:table-row table:style-name="ro1">
          <table:table-cell office:value-type="float" office:value="0.027695125" calcext:value-type="float">
            <text:p>0.027695125</text:p>
          </table:table-cell>
          <table:table-cell office:value-type="float" office:value="9.026859" calcext:value-type="float">
            <text:p>9.026859</text:p>
          </table:table-cell>
          <table:table-cell table:formula="of:=[.C955]+[.A956]" office:value-type="float" office:value="28.727001006" calcext:value-type="float">
            <text:p>28.727001006</text:p>
          </table:table-cell>
        </table:table-row>
        <table:table-row table:style-name="ro1">
          <table:table-cell office:value-type="float" office:value="0.028000304" calcext:value-type="float">
            <text:p>0.028000304</text:p>
          </table:table-cell>
          <table:table-cell office:value-type="float" office:value="8.928474" calcext:value-type="float">
            <text:p>8.928474</text:p>
          </table:table-cell>
          <table:table-cell table:formula="of:=[.C956]+[.A957]" office:value-type="float" office:value="28.75500131" calcext:value-type="float">
            <text:p>28.75500131</text:p>
          </table:table-cell>
        </table:table-row>
        <table:table-row table:style-name="ro1">
          <table:table-cell office:value-type="float" office:value="0.028030824" calcext:value-type="float">
            <text:p>0.028030824</text:p>
          </table:table-cell>
          <table:table-cell office:value-type="float" office:value="8.918754" calcext:value-type="float">
            <text:p>8.918754</text:p>
          </table:table-cell>
          <table:table-cell table:formula="of:=[.C957]+[.A958]" office:value-type="float" office:value="28.783032134" calcext:value-type="float">
            <text:p>28.783032134</text:p>
          </table:table-cell>
        </table:table-row>
        <table:table-row table:style-name="ro1">
          <table:table-cell office:value-type="float" office:value="0.028168155" calcext:value-type="float">
            <text:p>0.028168155</text:p>
          </table:table-cell>
          <table:table-cell office:value-type="float" office:value="8.875271" calcext:value-type="float">
            <text:p>8.875271</text:p>
          </table:table-cell>
          <table:table-cell table:formula="of:=[.C958]+[.A959]" office:value-type="float" office:value="28.811200289" calcext:value-type="float">
            <text:p>28.811200289</text:p>
          </table:table-cell>
        </table:table-row>
        <table:table-row table:style-name="ro1">
          <table:table-cell office:value-type="float" office:value="0.027389944" calcext:value-type="float">
            <text:p>0.027389944</text:p>
          </table:table-cell>
          <table:table-cell office:value-type="float" office:value="9.127438" calcext:value-type="float">
            <text:p>9.127438</text:p>
          </table:table-cell>
          <table:table-cell table:formula="of:=[.C959]+[.A960]" office:value-type="float" office:value="28.838590233" calcext:value-type="float">
            <text:p>28.838590233</text:p>
          </table:table-cell>
        </table:table-row>
        <table:table-row table:style-name="ro1">
          <table:table-cell office:value-type="float" office:value="0.02775616" calcext:value-type="float">
            <text:p>0.02775616</text:p>
          </table:table-cell>
          <table:table-cell office:value-type="float" office:value="9.0070095" calcext:value-type="float">
            <text:p>9.0070095</text:p>
          </table:table-cell>
          <table:table-cell table:formula="of:=[.C960]+[.A961]" office:value-type="float" office:value="28.866346393" calcext:value-type="float">
            <text:p>28.866346393</text:p>
          </table:table-cell>
        </table:table-row>
        <table:table-row table:style-name="ro1">
          <table:table-cell office:value-type="float" office:value="0.027832456" calcext:value-type="float">
            <text:p>0.027832456</text:p>
          </table:table-cell>
          <table:table-cell office:value-type="float" office:value="8.982319" calcext:value-type="float">
            <text:p>8.982319</text:p>
          </table:table-cell>
          <table:table-cell table:formula="of:=[.C961]+[.A962]" office:value-type="float" office:value="28.894178849" calcext:value-type="float">
            <text:p>28.894178849</text:p>
          </table:table-cell>
        </table:table-row>
        <table:table-row table:style-name="ro1">
          <table:table-cell office:value-type="float" office:value="0.028000304" calcext:value-type="float">
            <text:p>0.028000304</text:p>
          </table:table-cell>
          <table:table-cell office:value-type="float" office:value="8.928474" calcext:value-type="float">
            <text:p>8.928474</text:p>
          </table:table-cell>
          <table:table-cell table:formula="of:=[.C962]+[.A963]" office:value-type="float" office:value="28.922179153" calcext:value-type="float">
            <text:p>28.922179153</text:p>
          </table:table-cell>
        </table:table-row>
        <table:table-row table:style-name="ro1">
          <table:table-cell office:value-type="float" office:value="0.027237354" calcext:value-type="float">
            <text:p>0.027237354</text:p>
          </table:table-cell>
          <table:table-cell office:value-type="float" office:value="9.178572" calcext:value-type="float">
            <text:p>9.178572</text:p>
          </table:table-cell>
          <table:table-cell table:formula="of:=[.C963]+[.A964]" office:value-type="float" office:value="28.949416507" calcext:value-type="float">
            <text:p>28.949416507</text:p>
          </table:table-cell>
        </table:table-row>
        <table:table-row table:style-name="ro1">
          <table:table-cell office:value-type="float" office:value="0.02760357" calcext:value-type="float">
            <text:p>0.02760357</text:p>
          </table:table-cell>
          <table:table-cell office:value-type="float" office:value="9.056799" calcext:value-type="float">
            <text:p>9.056799</text:p>
          </table:table-cell>
          <table:table-cell table:formula="of:=[.C964]+[.A965]" office:value-type="float" office:value="28.977020077" calcext:value-type="float">
            <text:p>28.977020077</text:p>
          </table:table-cell>
        </table:table-row>
        <table:table-row table:style-name="ro1">
          <table:table-cell office:value-type="float" office:value="0.027695125" calcext:value-type="float">
            <text:p>0.027695125</text:p>
          </table:table-cell>
          <table:table-cell office:value-type="float" office:value="9.026859" calcext:value-type="float">
            <text:p>9.026859</text:p>
          </table:table-cell>
          <table:table-cell table:formula="of:=[.C965]+[.A966]" office:value-type="float" office:value="29.004715202" calcext:value-type="float">
            <text:p>29.004715202</text:p>
          </table:table-cell>
        </table:table-row>
        <table:table-row table:style-name="ro1">
          <table:table-cell office:value-type="float" office:value="0.02792401" calcext:value-type="float">
            <text:p>0.02792401</text:p>
          </table:table-cell>
          <table:table-cell office:value-type="float" office:value="8.952868" calcext:value-type="float">
            <text:p>8.952868</text:p>
          </table:table-cell>
          <table:table-cell table:formula="of:=[.C966]+[.A967]" office:value-type="float" office:value="29.032639212" calcext:value-type="float">
            <text:p>29.032639212</text:p>
          </table:table-cell>
        </table:table-row>
        <table:table-row table:style-name="ro1">
          <table:table-cell office:value-type="float" office:value="0.0271458" calcext:value-type="float">
            <text:p>0.0271458</text:p>
          </table:table-cell>
          <table:table-cell office:value-type="float" office:value="9.209529" calcext:value-type="float">
            <text:p>9.209529</text:p>
          </table:table-cell>
          <table:table-cell table:formula="of:=[.C967]+[.A968]" office:value-type="float" office:value="29.059785012" calcext:value-type="float">
            <text:p>29.059785012</text:p>
          </table:table-cell>
        </table:table-row>
        <table:table-row table:style-name="ro1">
          <table:table-cell office:value-type="float" office:value="0.027496757" calcext:value-type="float">
            <text:p>0.027496757</text:p>
          </table:table-cell>
          <table:table-cell office:value-type="float" office:value="9.091981" calcext:value-type="float">
            <text:p>9.091981</text:p>
          </table:table-cell>
          <table:table-cell table:formula="of:=[.C968]+[.A969]" office:value-type="float" office:value="29.087281769" calcext:value-type="float">
            <text:p>29.087281769</text:p>
          </table:table-cell>
        </table:table-row>
        <table:table-row table:style-name="ro1">
          <table:table-cell office:value-type="float" office:value="0.027588312" calcext:value-type="float">
            <text:p>0.027588312</text:p>
          </table:table-cell>
          <table:table-cell office:value-type="float" office:value="9.061809" calcext:value-type="float">
            <text:p>9.061809</text:p>
          </table:table-cell>
          <table:table-cell table:formula="of:=[.C969]+[.A970]" office:value-type="float" office:value="29.114870081" calcext:value-type="float">
            <text:p>29.114870081</text:p>
          </table:table-cell>
        </table:table-row>
        <table:table-row table:style-name="ro1">
          <table:table-cell office:value-type="float" office:value="0.027801938" calcext:value-type="float">
            <text:p>0.027801938</text:p>
          </table:table-cell>
          <table:table-cell office:value-type="float" office:value="8.992179" calcext:value-type="float">
            <text:p>8.992179</text:p>
          </table:table-cell>
          <table:table-cell table:formula="of:=[.C970]+[.A971]" office:value-type="float" office:value="29.142672019" calcext:value-type="float">
            <text:p>29.142672019</text:p>
          </table:table-cell>
        </table:table-row>
        <table:table-row table:style-name="ro1">
          <table:table-cell office:value-type="float" office:value="0.027054247" calcext:value-type="float">
            <text:p>0.027054247</text:p>
          </table:table-cell>
          <table:table-cell office:value-type="float" office:value="9.240694" calcext:value-type="float">
            <text:p>9.240694</text:p>
          </table:table-cell>
          <table:table-cell table:formula="of:=[.C971]+[.A972]" office:value-type="float" office:value="29.169726266" calcext:value-type="float">
            <text:p>29.169726266</text:p>
          </table:table-cell>
        </table:table-row>
        <table:table-row table:style-name="ro1">
          <table:table-cell office:value-type="float" office:value="0.027405204" calcext:value-type="float">
            <text:p>0.027405204</text:p>
          </table:table-cell>
          <table:table-cell office:value-type="float" office:value="9.1223545" calcext:value-type="float">
            <text:p>9.1223545</text:p>
          </table:table-cell>
          <table:table-cell table:formula="of:=[.C972]+[.A973]" office:value-type="float" office:value="29.19713147" calcext:value-type="float">
            <text:p>29.19713147</text:p>
          </table:table-cell>
        </table:table-row>
        <table:table-row table:style-name="ro1">
          <table:table-cell office:value-type="float" office:value="0.027557794" calcext:value-type="float">
            <text:p>0.027557794</text:p>
          </table:table-cell>
          <table:table-cell office:value-type="float" office:value="9.071843" calcext:value-type="float">
            <text:p>9.071843</text:p>
          </table:table-cell>
          <table:table-cell table:formula="of:=[.C973]+[.A974]" office:value-type="float" office:value="29.224689264" calcext:value-type="float">
            <text:p>29.224689264</text:p>
          </table:table-cell>
        </table:table-row>
        <table:table-row table:style-name="ro1">
          <table:table-cell office:value-type="float" office:value="0.02775616" calcext:value-type="float">
            <text:p>0.02775616</text:p>
          </table:table-cell>
          <table:table-cell office:value-type="float" office:value="9.0070095" calcext:value-type="float">
            <text:p>9.0070095</text:p>
          </table:table-cell>
          <table:table-cell table:formula="of:=[.C974]+[.A975]" office:value-type="float" office:value="29.252445424" calcext:value-type="float">
            <text:p>29.252445424</text:p>
          </table:table-cell>
        </table:table-row>
        <table:table-row table:style-name="ro1">
          <table:table-cell office:value-type="float" office:value="0.02699321" calcext:value-type="float">
            <text:p>0.02699321</text:p>
          </table:table-cell>
          <table:table-cell office:value-type="float" office:value="9.261588" calcext:value-type="float">
            <text:p>9.261588</text:p>
          </table:table-cell>
          <table:table-cell table:formula="of:=[.C975]+[.A976]" office:value-type="float" office:value="29.279438634" calcext:value-type="float">
            <text:p>29.279438634</text:p>
          </table:table-cell>
        </table:table-row>
        <table:table-row table:style-name="ro1">
          <table:table-cell office:value-type="float" office:value="0.027405204" calcext:value-type="float">
            <text:p>0.027405204</text:p>
          </table:table-cell>
          <table:table-cell office:value-type="float" office:value="9.1223545" calcext:value-type="float">
            <text:p>9.1223545</text:p>
          </table:table-cell>
          <table:table-cell table:formula="of:=[.C976]+[.A977]" office:value-type="float" office:value="29.306843838" calcext:value-type="float">
            <text:p>29.306843838</text:p>
          </table:table-cell>
        </table:table-row>
        <table:table-row table:style-name="ro1">
          <table:table-cell office:value-type="float" office:value="0.027527276" calcext:value-type="float">
            <text:p>0.027527276</text:p>
          </table:table-cell>
          <table:table-cell office:value-type="float" office:value="9.081901" calcext:value-type="float">
            <text:p>9.081901</text:p>
          </table:table-cell>
          <table:table-cell table:formula="of:=[.C977]+[.A978]" office:value-type="float" office:value="29.334371114" calcext:value-type="float">
            <text:p>29.334371114</text:p>
          </table:table-cell>
        </table:table-row>
        <table:table-row table:style-name="ro1">
          <table:table-cell office:value-type="float" office:value="0.027710384" calcext:value-type="float">
            <text:p>0.027710384</text:p>
          </table:table-cell>
          <table:table-cell office:value-type="float" office:value="9.021889" calcext:value-type="float">
            <text:p>9.021889</text:p>
          </table:table-cell>
          <table:table-cell table:formula="of:=[.C978]+[.A979]" office:value-type="float" office:value="29.362081498" calcext:value-type="float">
            <text:p>29.362081498</text:p>
          </table:table-cell>
        </table:table-row>
        <table:table-row table:style-name="ro1">
          <table:table-cell office:value-type="float" office:value="0.026947433" calcext:value-type="float">
            <text:p>0.026947433</text:p>
          </table:table-cell>
          <table:table-cell office:value-type="float" office:value="9.277321" calcext:value-type="float">
            <text:p>9.277321</text:p>
          </table:table-cell>
          <table:table-cell table:formula="of:=[.C979]+[.A980]" office:value-type="float" office:value="29.389028931" calcext:value-type="float">
            <text:p>29.389028931</text:p>
          </table:table-cell>
        </table:table-row>
        <table:table-row table:style-name="ro1">
          <table:table-cell office:value-type="float" office:value="0.027328908" calcext:value-type="float">
            <text:p>0.027328908</text:p>
          </table:table-cell>
          <table:table-cell office:value-type="float" office:value="9.147822" calcext:value-type="float">
            <text:p>9.147822</text:p>
          </table:table-cell>
          <table:table-cell table:formula="of:=[.C980]+[.A981]" office:value-type="float" office:value="29.416357839" calcext:value-type="float">
            <text:p>29.416357839</text:p>
          </table:table-cell>
        </table:table-row>
        <table:table-row table:style-name="ro1">
          <table:table-cell office:value-type="float" office:value="0.027405204" calcext:value-type="float">
            <text:p>0.027405204</text:p>
          </table:table-cell>
          <table:table-cell office:value-type="float" office:value="9.1223545" calcext:value-type="float">
            <text:p>9.1223545</text:p>
          </table:table-cell>
          <table:table-cell table:formula="of:=[.C981]+[.A982]" office:value-type="float" office:value="29.443763043" calcext:value-type="float">
            <text:p>29.443763043</text:p>
          </table:table-cell>
        </table:table-row>
        <table:table-row table:style-name="ro1">
          <table:table-cell office:value-type="float" office:value="0.02761883" calcext:value-type="float">
            <text:p>0.02761883</text:p>
          </table:table-cell>
          <table:table-cell office:value-type="float" office:value="9.051795" calcext:value-type="float">
            <text:p>9.051795</text:p>
          </table:table-cell>
          <table:table-cell table:formula="of:=[.C982]+[.A983]" office:value-type="float" office:value="29.471381873" calcext:value-type="float">
            <text:p>29.471381873</text:p>
          </table:table-cell>
        </table:table-row>
        <table:table-row table:style-name="ro1">
          <table:table-cell office:value-type="float" office:value="0.026855879" calcext:value-type="float">
            <text:p>0.026855879</text:p>
          </table:table-cell>
          <table:table-cell office:value-type="float" office:value="9.3089485" calcext:value-type="float">
            <text:p>9.3089485</text:p>
          </table:table-cell>
          <table:table-cell table:formula="of:=[.C983]+[.A984]" office:value-type="float" office:value="29.498237752" calcext:value-type="float">
            <text:p>29.498237752</text:p>
          </table:table-cell>
        </table:table-row>
        <table:table-row table:style-name="ro1">
          <table:table-cell office:value-type="float" office:value="0.027267871" calcext:value-type="float">
            <text:p>0.027267871</text:p>
          </table:table-cell>
          <table:table-cell office:value-type="float" office:value="9.1683" calcext:value-type="float">
            <text:p>9.1683</text:p>
          </table:table-cell>
          <table:table-cell table:formula="of:=[.C984]+[.A985]" office:value-type="float" office:value="29.525505623" calcext:value-type="float">
            <text:p>29.525505623</text:p>
          </table:table-cell>
        </table:table-row>
        <table:table-row table:style-name="ro1">
          <table:table-cell office:value-type="float" office:value="0.027405204" calcext:value-type="float">
            <text:p>0.027405204</text:p>
          </table:table-cell>
          <table:table-cell office:value-type="float" office:value="9.1223545" calcext:value-type="float">
            <text:p>9.1223545</text:p>
          </table:table-cell>
          <table:table-cell table:formula="of:=[.C985]+[.A986]" office:value-type="float" office:value="29.552910827" calcext:value-type="float">
            <text:p>29.552910827</text:p>
          </table:table-cell>
        </table:table-row>
        <table:table-row table:style-name="ro1">
          <table:table-cell office:value-type="float" office:value="0.027649349" calcext:value-type="float">
            <text:p>0.027649349</text:p>
          </table:table-cell>
          <table:table-cell office:value-type="float" office:value="9.041804" calcext:value-type="float">
            <text:p>9.041804</text:p>
          </table:table-cell>
          <table:table-cell table:formula="of:=[.C986]+[.A987]" office:value-type="float" office:value="29.580560176" calcext:value-type="float">
            <text:p>29.580560176</text:p>
          </table:table-cell>
        </table:table-row>
        <table:table-row table:style-name="ro1">
          <table:table-cell office:value-type="float" office:value="0.026886396" calcext:value-type="float">
            <text:p>0.026886396</text:p>
          </table:table-cell>
          <table:table-cell office:value-type="float" office:value="9.298383" calcext:value-type="float">
            <text:p>9.298383</text:p>
          </table:table-cell>
          <table:table-cell table:formula="of:=[.C987]+[.A988]" office:value-type="float" office:value="29.607446572" calcext:value-type="float">
            <text:p>29.607446572</text:p>
          </table:table-cell>
        </table:table-row>
        <table:table-row table:style-name="ro1">
          <table:table-cell office:value-type="float" office:value="0.02729839" calcext:value-type="float">
            <text:p>0.02729839</text:p>
          </table:table-cell>
          <table:table-cell office:value-type="float" office:value="9.158049" calcext:value-type="float">
            <text:p>9.158049</text:p>
          </table:table-cell>
          <table:table-cell table:formula="of:=[.C988]+[.A989]" office:value-type="float" office:value="29.634744962" calcext:value-type="float">
            <text:p>29.634744962</text:p>
          </table:table-cell>
        </table:table-row>
        <table:table-row table:style-name="ro1">
          <table:table-cell office:value-type="float" office:value="0.027420463" calcext:value-type="float">
            <text:p>0.027420463</text:p>
          </table:table-cell>
          <table:table-cell office:value-type="float" office:value="9.117278" calcext:value-type="float">
            <text:p>9.117278</text:p>
          </table:table-cell>
          <table:table-cell table:formula="of:=[.C989]+[.A990]" office:value-type="float" office:value="29.662165425" calcext:value-type="float">
            <text:p>29.662165425</text:p>
          </table:table-cell>
        </table:table-row>
        <table:table-row table:style-name="ro1">
          <table:table-cell office:value-type="float" office:value="0.027679866" calcext:value-type="float">
            <text:p>0.027679866</text:p>
          </table:table-cell>
          <table:table-cell office:value-type="float" office:value="9.031836" calcext:value-type="float">
            <text:p>9.031836</text:p>
          </table:table-cell>
          <table:table-cell table:formula="of:=[.C990]+[.A991]" office:value-type="float" office:value="29.689845291" calcext:value-type="float">
            <text:p>29.689845291</text:p>
          </table:table-cell>
        </table:table-row>
        <table:table-row table:style-name="ro1">
          <table:table-cell office:value-type="float" office:value="0.026947433" calcext:value-type="float">
            <text:p>0.026947433</text:p>
          </table:table-cell>
          <table:table-cell office:value-type="float" office:value="9.277321" calcext:value-type="float">
            <text:p>9.277321</text:p>
          </table:table-cell>
          <table:table-cell table:formula="of:=[.C991]+[.A992]" office:value-type="float" office:value="29.716792724" calcext:value-type="float">
            <text:p>29.716792724</text:p>
          </table:table-cell>
        </table:table-row>
        <table:table-row table:style-name="ro1">
          <table:table-cell office:value-type="float" office:value="0.027374685" calcext:value-type="float">
            <text:p>0.027374685</text:p>
          </table:table-cell>
          <table:table-cell office:value-type="float" office:value="9.132525" calcext:value-type="float">
            <text:p>9.132525</text:p>
          </table:table-cell>
          <table:table-cell table:formula="of:=[.C992]+[.A993]" office:value-type="float" office:value="29.744167409" calcext:value-type="float">
            <text:p>29.744167409</text:p>
          </table:table-cell>
        </table:table-row>
        <table:table-row table:style-name="ro1">
          <table:table-cell office:value-type="float" office:value="0.027512016" calcext:value-type="float">
            <text:p>0.027512016</text:p>
          </table:table-cell>
          <table:table-cell office:value-type="float" office:value="9.086939" calcext:value-type="float">
            <text:p>9.086939</text:p>
          </table:table-cell>
          <table:table-cell table:formula="of:=[.C993]+[.A994]" office:value-type="float" office:value="29.771679425" calcext:value-type="float">
            <text:p>29.771679425</text:p>
          </table:table-cell>
        </table:table-row>
        <table:table-row table:style-name="ro1">
          <table:table-cell office:value-type="float" office:value="0.027740901" calcext:value-type="float">
            <text:p>0.027740901</text:p>
          </table:table-cell>
          <table:table-cell office:value-type="float" office:value="9.011964" calcext:value-type="float">
            <text:p>9.011964</text:p>
          </table:table-cell>
          <table:table-cell table:formula="of:=[.C994]+[.A995]" office:value-type="float" office:value="29.799420326" calcext:value-type="float">
            <text:p>29.799420326</text:p>
          </table:table-cell>
        </table:table-row>
        <table:table-row table:style-name="ro1">
          <table:table-cell office:value-type="float" office:value="0.02699321" calcext:value-type="float">
            <text:p>0.02699321</text:p>
          </table:table-cell>
          <table:table-cell office:value-type="float" office:value="9.261588" calcext:value-type="float">
            <text:p>9.261588</text:p>
          </table:table-cell>
          <table:table-cell table:formula="of:=[.C995]+[.A996]" office:value-type="float" office:value="29.826413536" calcext:value-type="float">
            <text:p>29.826413536</text:p>
          </table:table-cell>
        </table:table-row>
        <table:table-row table:style-name="ro1">
          <table:table-cell office:value-type="float" office:value="0.027405204" calcext:value-type="float">
            <text:p>0.027405204</text:p>
          </table:table-cell>
          <table:table-cell office:value-type="float" office:value="9.1223545" calcext:value-type="float">
            <text:p>9.1223545</text:p>
          </table:table-cell>
          <table:table-cell table:formula="of:=[.C996]+[.A997]" office:value-type="float" office:value="29.85381874" calcext:value-type="float">
            <text:p>29.85381874</text:p>
          </table:table-cell>
        </table:table-row>
        <table:table-row table:style-name="ro1">
          <table:table-cell office:value-type="float" office:value="0.027557794" calcext:value-type="float">
            <text:p>0.027557794</text:p>
          </table:table-cell>
          <table:table-cell office:value-type="float" office:value="9.071843" calcext:value-type="float">
            <text:p>9.071843</text:p>
          </table:table-cell>
          <table:table-cell table:formula="of:=[.C997]+[.A998]" office:value-type="float" office:value="29.881376534" calcext:value-type="float">
            <text:p>29.881376534</text:p>
          </table:table-cell>
        </table:table-row>
        <table:table-row table:style-name="ro1">
          <table:table-cell office:value-type="float" office:value="0.027801938" calcext:value-type="float">
            <text:p>0.027801938</text:p>
          </table:table-cell>
          <table:table-cell office:value-type="float" office:value="8.992179" calcext:value-type="float">
            <text:p>8.992179</text:p>
          </table:table-cell>
          <table:table-cell table:formula="of:=[.C998]+[.A999]" office:value-type="float" office:value="29.909178472" calcext:value-type="float">
            <text:p>29.909178472</text:p>
          </table:table-cell>
        </table:table-row>
        <table:table-row table:style-name="ro1">
          <table:table-cell office:value-type="float" office:value="0.027084764" calcext:value-type="float">
            <text:p>0.027084764</text:p>
          </table:table-cell>
          <table:table-cell office:value-type="float" office:value="9.230282" calcext:value-type="float">
            <text:p>9.230282</text:p>
          </table:table-cell>
          <table:table-cell table:formula="of:=[.C999]+[.A1000]" office:value-type="float" office:value="29.936263236" calcext:value-type="float">
            <text:p>29.9362632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 style:data-style-name="N2" text:time-value="16:37:04.9652989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20T14:14:36.940616670</dc:date>
    <meta:editing-duration>PT21H27M4S</meta:editing-duration>
    <meta:editing-cycles>2</meta:editing-cycles>
    <meta:generator>LibreOffice/6.3.1.2$Linux_X86_64 LibreOffice_project/30$Build-2</meta:generator>
    <meta:document-statistic meta:table-count="1" meta:cell-count="3000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3.148cm" svg:y="4.201cm" style:legend-expansion="high" chart:style-name="ch2"/>
        <chart:plot-area chart:style-name="ch3" table:cell-range-address="data.B1:data.C1000" svg:x="0.32cm" svg:y="0.18cm" svg:width="12.508cm" svg:height="8.64cm">
          <chartooo:coordinate-region svg:x="0.756cm" svg:y="0.379cm" svg:width="11.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B1:data.B1000" chart:class="chart:scatter">
            <chart:domain table:cell-range-address="data.C1:data.C1000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3273826">
                <text:p>0.73273826</text:p>
                <draw:g>
                  <svg:desc>data.C1:data.C1000</svg:desc>
                </draw:g>
              </table:table-cell>
              <table:table-cell office:value-type="float" office:value="0.34118596">
                <text:p>0.34118596</text:p>
                <draw:g>
                  <svg:desc>data.B1:data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5422296">
                <text:p>1.15422296</text:p>
              </table:table-cell>
              <table:table-cell office:value-type="float" office:value="0.5931413">
                <text:p>0.59314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0218206">
                <text:p>1.60218206</text:p>
              </table:table-cell>
              <table:table-cell office:value-type="float" office:value="0.55808663">
                <text:p>0.558086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167468">
                <text:p>1.7167468</text:p>
              </table:table-cell>
              <table:table-cell office:value-type="float" office:value="2.1821723">
                <text:p>2.18217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0033572">
                <text:p>1.80033572</text:p>
              </table:table-cell>
              <table:table-cell office:value-type="float" office:value="2.990827">
                <text:p>2.9908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6877243">
                <text:p>1.86877243</text:p>
              </table:table-cell>
              <table:table-cell office:value-type="float" office:value="3.6530101">
                <text:p>3.65301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28023213">
                <text:p>1.928023213</text:p>
              </table:table-cell>
              <table:table-cell office:value-type="float" office:value="4.2193537">
                <text:p>4.21935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79217233">
                <text:p>1.979217233</text:p>
              </table:table-cell>
              <table:table-cell office:value-type="float" office:value="4.883383">
                <text:p>4.8833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26337093">
                <text:p>2.026337093</text:p>
              </table:table-cell>
              <table:table-cell office:value-type="float" office:value="5.3056183">
                <text:p>5.30561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69779529">
                <text:p>2.069779529</text:p>
              </table:table-cell>
              <table:table-cell office:value-type="float" office:value="5.7547417">
                <text:p>5.75474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10429565">
                <text:p>2.110429565</text:p>
              </table:table-cell>
              <table:table-cell office:value-type="float" office:value="6.1500564">
                <text:p>6.15005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47447955">
                <text:p>2.147447955</text:p>
              </table:table-cell>
              <table:table-cell office:value-type="float" office:value="6.7534003">
                <text:p>6.75340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82848885">
                <text:p>2.182848885</text:p>
              </table:table-cell>
              <table:table-cell office:value-type="float" office:value="7.061961">
                <text:p>7.0619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16586582">
                <text:p>2.216586582</text:p>
              </table:table-cell>
              <table:table-cell office:value-type="float" office:value="7.4101086">
                <text:p>7.41010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49088298">
                <text:p>2.249088298</text:p>
              </table:table-cell>
              <table:table-cell office:value-type="float" office:value="7.691901">
                <text:p>7.6919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79346938">
                <text:p>2.279346938</text:p>
              </table:table-cell>
              <table:table-cell office:value-type="float" office:value="8.262103">
                <text:p>8.2621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08888404">
                <text:p>2.308888404</text:p>
              </table:table-cell>
              <table:table-cell office:value-type="float" office:value="8.462681">
                <text:p>8.4626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337636402">
                <text:p>2.337636402</text:p>
              </table:table-cell>
              <table:table-cell office:value-type="float" office:value="8.696258">
                <text:p>8.6962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65758779">
                <text:p>2.365758779</text:p>
              </table:table-cell>
              <table:table-cell office:value-type="float" office:value="8.889718">
                <text:p>8.8897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9243155">
                <text:p>2.39243155</text:p>
              </table:table-cell>
              <table:table-cell office:value-type="float" office:value="9.372854">
                <text:p>9.3728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18966988">
                <text:p>2.418966988</text:p>
              </table:table-cell>
              <table:table-cell office:value-type="float" office:value="9.421363">
                <text:p>9.4213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44513621">
                <text:p>2.44513621</text:p>
              </table:table-cell>
              <table:table-cell office:value-type="float" office:value="9.553207">
                <text:p>9.5532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471061287">
                <text:p>2.471061287</text:p>
              </table:table-cell>
              <table:table-cell office:value-type="float" office:value="9.643172">
                <text:p>9.6431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96131859">
                <text:p>2.496131859</text:p>
              </table:table-cell>
              <table:table-cell office:value-type="float" office:value="9.97185">
                <text:p>9.971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21644944">
                <text:p>2.521644944</text:p>
              </table:table-cell>
              <table:table-cell office:value-type="float" office:value="9.798893">
                <text:p>9.7988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47341138">
                <text:p>2.547341138</text:p>
              </table:table-cell>
              <table:table-cell office:value-type="float" office:value="9.729068">
                <text:p>9.7290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573311994">
                <text:p>2.573311994</text:p>
              </table:table-cell>
              <table:table-cell office:value-type="float" office:value="9.626175">
                <text:p>9.6261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59865723">
                <text:p>2.59865723</text:p>
              </table:table-cell>
              <table:table-cell office:value-type="float" office:value="9.863787">
                <text:p>9.8637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624444977">
                <text:p>2.624444977</text:p>
              </table:table-cell>
              <table:table-cell office:value-type="float" office:value="9.694527">
                <text:p>9.6945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650431092">
                <text:p>2.650431092</text:p>
              </table:table-cell>
              <table:table-cell office:value-type="float" office:value="9.6205225">
                <text:p>9.62052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676707127">
                <text:p>2.676707127</text:p>
              </table:table-cell>
              <table:table-cell office:value-type="float" office:value="9.514373">
                <text:p>9.5143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702327025">
                <text:p>2.702327025</text:p>
              </table:table-cell>
              <table:table-cell office:value-type="float" office:value="9.758039">
                <text:p>9.7580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728419953">
                <text:p>2.728419953</text:p>
              </table:table-cell>
              <table:table-cell office:value-type="float" office:value="9.5811405">
                <text:p>9.58114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754711247">
                <text:p>2.754711247</text:p>
              </table:table-cell>
              <table:table-cell office:value-type="float" office:value="9.508851">
                <text:p>9.5088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781292464">
                <text:p>2.781292464</text:p>
              </table:table-cell>
              <table:table-cell office:value-type="float" office:value="9.405137">
                <text:p>9.4051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807232802">
                <text:p>2.807232802</text:p>
              </table:table-cell>
              <table:table-cell office:value-type="float" office:value="9.6375">
                <text:p>9.6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833661429">
                <text:p>2.833661429</text:p>
              </table:table-cell>
              <table:table-cell office:value-type="float" office:value="9.459439">
                <text:p>9.4594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860273163">
                <text:p>2.860273163</text:p>
              </table:table-cell>
              <table:table-cell office:value-type="float" office:value="9.394352">
                <text:p>9.3943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887174818">
                <text:p>2.887174818</text:p>
              </table:table-cell>
              <table:table-cell office:value-type="float" office:value="9.293109">
                <text:p>9.2931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913420336">
                <text:p>2.913420336</text:p>
              </table:table-cell>
              <table:table-cell office:value-type="float" office:value="9.525436">
                <text:p>9.5254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940169401">
                <text:p>2.940169401</text:p>
              </table:table-cell>
              <table:table-cell office:value-type="float" office:value="9.346121">
                <text:p>9.3461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967101575">
                <text:p>2.967101575</text:p>
              </table:table-cell>
              <table:table-cell office:value-type="float" office:value="9.2825775">
                <text:p>9.28257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994338929">
                <text:p>2.994338929</text:p>
              </table:table-cell>
              <table:table-cell office:value-type="float" office:value="9.178572">
                <text:p>9.1785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020920146">
                <text:p>3.020920146</text:p>
              </table:table-cell>
              <table:table-cell office:value-type="float" office:value="9.405137">
                <text:p>9.4051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047943873">
                <text:p>3.047943873</text:p>
              </table:table-cell>
              <table:table-cell office:value-type="float" office:value="9.251129">
                <text:p>9.2511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75211744">
                <text:p>3.075211744</text:p>
              </table:table-cell>
              <table:table-cell office:value-type="float" office:value="9.1683">
                <text:p>9.16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102784797">
                <text:p>3.102784797</text:p>
              </table:table-cell>
              <table:table-cell office:value-type="float" office:value="9.066823">
                <text:p>9.0668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129686452">
                <text:p>3.129686452</text:p>
              </table:table-cell>
              <table:table-cell office:value-type="float" office:value="9.293109">
                <text:p>9.2931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157091656">
                <text:p>3.157091656</text:p>
              </table:table-cell>
              <table:table-cell office:value-type="float" office:value="9.1223545">
                <text:p>9.12235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184679968">
                <text:p>3.184679968</text:p>
              </table:table-cell>
              <table:table-cell office:value-type="float" office:value="9.061809">
                <text:p>9.0618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21258872">
                <text:p>3.21258872</text:p>
              </table:table-cell>
              <table:table-cell office:value-type="float" office:value="8.957764">
                <text:p>8.9577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239826074">
                <text:p>3.239826074</text:p>
              </table:table-cell>
              <table:table-cell office:value-type="float" office:value="9.178572">
                <text:p>9.1785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267536458">
                <text:p>3.267536458</text:p>
              </table:table-cell>
              <table:table-cell office:value-type="float" office:value="9.021889">
                <text:p>9.0218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295475728">
                <text:p>3.295475728</text:p>
              </table:table-cell>
              <table:table-cell office:value-type="float" office:value="8.947979">
                <text:p>8.9479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323720177">
                <text:p>3.323720177</text:p>
              </table:table-cell>
              <table:table-cell office:value-type="float" office:value="8.851297">
                <text:p>8.8512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351262712">
                <text:p>3.351262712</text:p>
              </table:table-cell>
              <table:table-cell office:value-type="float" office:value="9.076869">
                <text:p>9.0768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379278277">
                <text:p>3.379278277</text:p>
              </table:table-cell>
              <table:table-cell office:value-type="float" office:value="8.923612">
                <text:p>8.9236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407537987">
                <text:p>3.407537987</text:p>
              </table:table-cell>
              <table:table-cell office:value-type="float" office:value="8.846517">
                <text:p>8.8465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436087617">
                <text:p>3.436087617</text:p>
              </table:table-cell>
              <table:table-cell office:value-type="float" office:value="8.7566805">
                <text:p>8.75668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463920073">
                <text:p>3.463920073</text:p>
              </table:table-cell>
              <table:table-cell office:value-type="float" office:value="8.982319">
                <text:p>8.9823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492225559">
                <text:p>3.492225559</text:p>
              </table:table-cell>
              <table:table-cell office:value-type="float" office:value="8.832211">
                <text:p>8.8322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520790448">
                <text:p>3.520790448</text:p>
              </table:table-cell>
              <table:table-cell office:value-type="float" office:value="8.752003">
                <text:p>8.7520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549629998">
                <text:p>3.549629998</text:p>
              </table:table-cell>
              <table:table-cell office:value-type="float" office:value="8.668651">
                <text:p>8.6686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577752375">
                <text:p>3.577752375</text:p>
              </table:table-cell>
              <table:table-cell office:value-type="float" office:value="8.889718">
                <text:p>8.8897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606332523">
                <text:p>3.606332523</text:p>
              </table:table-cell>
              <table:table-cell office:value-type="float" office:value="8.74733">
                <text:p>8.747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635126298">
                <text:p>3.635126298</text:p>
              </table:table-cell>
              <table:table-cell office:value-type="float" office:value="8.682432">
                <text:p>8.6824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664209993">
                <text:p>3.664209993</text:p>
              </table:table-cell>
              <table:table-cell office:value-type="float" office:value="8.595881">
                <text:p>8.5958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692515479">
                <text:p>3.692515479</text:p>
              </table:table-cell>
              <table:table-cell office:value-type="float" office:value="8.832211">
                <text:p>8.8322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721293995">
                <text:p>3.721293995</text:p>
              </table:table-cell>
              <table:table-cell office:value-type="float" office:value="8.687036">
                <text:p>8.6870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750209842">
                <text:p>3.750209842</text:p>
              </table:table-cell>
              <table:table-cell office:value-type="float" office:value="8.645778">
                <text:p>8.6457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779385092">
                <text:p>3.779385092</text:p>
              </table:table-cell>
              <table:table-cell office:value-type="float" office:value="8.568907">
                <text:p>8.5689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807766874">
                <text:p>3.807766874</text:p>
              </table:table-cell>
              <table:table-cell office:value-type="float" office:value="8.808467">
                <text:p>8.8084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83654539">
                <text:p>3.83654539</text:p>
              </table:table-cell>
              <table:table-cell office:value-type="float" office:value="8.687036">
                <text:p>8.6870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86541546">
                <text:p>3.86541546</text:p>
              </table:table-cell>
              <table:table-cell office:value-type="float" office:value="8.659487">
                <text:p>8.6594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894453379">
                <text:p>3.894453379</text:p>
              </table:table-cell>
              <table:table-cell office:value-type="float" office:value="8.609433">
                <text:p>8.6094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922575756">
                <text:p>3.922575756</text:p>
              </table:table-cell>
              <table:table-cell office:value-type="float" office:value="8.889718">
                <text:p>8.8897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951018573">
                <text:p>3.951018573</text:p>
              </table:table-cell>
              <table:table-cell office:value-type="float" office:value="8.789565">
                <text:p>8.7895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979507166">
                <text:p>3.979507166</text:p>
              </table:table-cell>
              <table:table-cell office:value-type="float" office:value="8.775442">
                <text:p>8.7754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008087314">
                <text:p>4.008087314</text:p>
              </table:table-cell>
              <table:table-cell office:value-type="float" office:value="8.74733">
                <text:p>8.747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035797698">
                <text:p>4.035797698</text:p>
              </table:table-cell>
              <table:table-cell office:value-type="float" office:value="9.021889">
                <text:p>9.0218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063736968">
                <text:p>4.063736968</text:p>
              </table:table-cell>
              <table:table-cell office:value-type="float" office:value="8.947979">
                <text:p>8.9479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091737272">
                <text:p>4.091737272</text:p>
              </table:table-cell>
              <table:table-cell office:value-type="float" office:value="8.928474">
                <text:p>8.9284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11984439">
                <text:p>4.11984439</text:p>
              </table:table-cell>
              <table:table-cell office:value-type="float" office:value="8.894545">
                <text:p>8.8945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147066485">
                <text:p>4.147066485</text:p>
              </table:table-cell>
              <table:table-cell office:value-type="float" office:value="9.183717">
                <text:p>9.1837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174578501">
                <text:p>4.174578501</text:p>
              </table:table-cell>
              <table:table-cell office:value-type="float" office:value="9.086939">
                <text:p>9.0869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202121036">
                <text:p>4.202121036</text:p>
              </table:table-cell>
              <table:table-cell office:value-type="float" office:value="9.076869">
                <text:p>9.0768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229800902">
                <text:p>4.229800902</text:p>
              </table:table-cell>
              <table:table-cell office:value-type="float" office:value="9.031836">
                <text:p>9.0318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256687298">
                <text:p>4.256687298</text:p>
              </table:table-cell>
              <table:table-cell office:value-type="float" office:value="9.298383">
                <text:p>9.2983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283924652">
                <text:p>4.283924652</text:p>
              </table:table-cell>
              <table:table-cell office:value-type="float" office:value="9.178572">
                <text:p>9.1785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311284078">
                <text:p>4.311284078</text:p>
              </table:table-cell>
              <table:table-cell office:value-type="float" office:value="9.137619">
                <text:p>9.1376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33887239">
                <text:p>4.33887239</text:p>
              </table:table-cell>
              <table:table-cell office:value-type="float" office:value="9.061809">
                <text:p>9.0618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365728269">
                <text:p>4.365728269</text:p>
              </table:table-cell>
              <table:table-cell office:value-type="float" office:value="9.3089485">
                <text:p>9.30894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39299614">
                <text:p>4.39299614</text:p>
              </table:table-cell>
              <table:table-cell office:value-type="float" office:value="9.1683">
                <text:p>9.16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420401344">
                <text:p>4.420401344</text:p>
              </table:table-cell>
              <table:table-cell office:value-type="float" office:value="9.1223545">
                <text:p>9.12235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48050693">
                <text:p>4.448050693</text:p>
              </table:table-cell>
              <table:table-cell office:value-type="float" office:value="9.041804">
                <text:p>9.0418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74982867">
                <text:p>4.474982867</text:p>
              </table:table-cell>
              <table:table-cell office:value-type="float" office:value="9.2825775">
                <text:p>9.28257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502342293">
                <text:p>4.502342293</text:p>
              </table:table-cell>
              <table:table-cell office:value-type="float" office:value="9.137619">
                <text:p>9.1376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529869569">
                <text:p>4.529869569</text:p>
              </table:table-cell>
              <table:table-cell office:value-type="float" office:value="9.081901">
                <text:p>9.0819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557702025">
                <text:p>4.557702025</text:p>
              </table:table-cell>
              <table:table-cell office:value-type="float" office:value="8.982319">
                <text:p>8.9823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584832565">
                <text:p>4.584832565</text:p>
              </table:table-cell>
              <table:table-cell office:value-type="float" office:value="9.214708">
                <text:p>9.2147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612436135">
                <text:p>4.612436135</text:p>
              </table:table-cell>
              <table:table-cell office:value-type="float" office:value="9.056799">
                <text:p>9.0567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640238073">
                <text:p>4.640238073</text:p>
              </table:table-cell>
              <table:table-cell office:value-type="float" office:value="8.992179">
                <text:p>8.9921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668329933">
                <text:p>4.668329933</text:p>
              </table:table-cell>
              <table:table-cell office:value-type="float" office:value="8.899376">
                <text:p>8.8993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695719877">
                <text:p>4.695719877</text:p>
              </table:table-cell>
              <table:table-cell office:value-type="float" office:value="9.127438">
                <text:p>9.1274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723567592">
                <text:p>4.723567592</text:p>
              </table:table-cell>
              <table:table-cell office:value-type="float" office:value="8.977397">
                <text:p>8.9773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751598416">
                <text:p>4.751598416</text:p>
              </table:table-cell>
              <table:table-cell office:value-type="float" office:value="8.918754">
                <text:p>8.9187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779919161">
                <text:p>4.779919161</text:p>
              </table:table-cell>
              <table:table-cell office:value-type="float" office:value="8.827452">
                <text:p>8.8274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807553249">
                <text:p>4.807553249</text:p>
              </table:table-cell>
              <table:table-cell office:value-type="float" office:value="9.046797">
                <text:p>9.0467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835660367">
                <text:p>4.835660367</text:p>
              </table:table-cell>
              <table:table-cell office:value-type="float" office:value="8.894545">
                <text:p>8.8945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86399637">
                <text:p>4.86399637</text:p>
              </table:table-cell>
              <table:table-cell office:value-type="float" office:value="8.822698">
                <text:p>8.8226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892607035">
                <text:p>4.892607035</text:p>
              </table:table-cell>
              <table:table-cell office:value-type="float" office:value="8.738">
                <text:p>8.7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920470009">
                <text:p>4.920470009</text:p>
              </table:table-cell>
              <table:table-cell office:value-type="float" office:value="8.972481">
                <text:p>8.9724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948867049">
                <text:p>4.948867049</text:p>
              </table:table-cell>
              <table:table-cell office:value-type="float" office:value="8.803734">
                <text:p>8.8037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977447197">
                <text:p>4.977447197</text:p>
              </table:table-cell>
              <table:table-cell office:value-type="float" office:value="8.74733">
                <text:p>8.747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006317267">
                <text:p>5.006317267</text:p>
              </table:table-cell>
              <table:table-cell office:value-type="float" office:value="8.659487">
                <text:p>8.6594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034454904">
                <text:p>5.034454904</text:p>
              </table:table-cell>
              <table:table-cell office:value-type="float" office:value="8.884897">
                <text:p>8.8848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06308083">
                <text:p>5.06308083</text:p>
              </table:table-cell>
              <table:table-cell office:value-type="float" office:value="8.733342">
                <text:p>8.7333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091874605">
                <text:p>5.091874605</text:p>
              </table:table-cell>
              <table:table-cell office:value-type="float" office:value="8.682432">
                <text:p>8.6824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120912524">
                <text:p>5.120912524</text:p>
              </table:table-cell>
              <table:table-cell office:value-type="float" office:value="8.609433">
                <text:p>8.6094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149187492">
                <text:p>5.149187492</text:p>
              </table:table-cell>
              <table:table-cell office:value-type="float" office:value="8.8417425">
                <text:p>8.84174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177950749">
                <text:p>5.177950749</text:p>
              </table:table-cell>
              <table:table-cell office:value-type="float" office:value="8.691645">
                <text:p>8.69164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206866596">
                <text:p>5.206866596</text:p>
              </table:table-cell>
              <table:table-cell office:value-type="float" office:value="8.645778">
                <text:p>8.6457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236011328">
                <text:p>5.236011328</text:p>
              </table:table-cell>
              <table:table-cell office:value-type="float" office:value="8.57788">
                <text:p>8.577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264408368">
                <text:p>5.264408368</text:p>
              </table:table-cell>
              <table:table-cell office:value-type="float" office:value="8.803734">
                <text:p>8.8037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293217401">
                <text:p>5.293217401</text:p>
              </table:table-cell>
              <table:table-cell office:value-type="float" office:value="8.677834">
                <text:p>8.6778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322194283">
                <text:p>5.322194283</text:p>
              </table:table-cell>
              <table:table-cell office:value-type="float" office:value="8.627567">
                <text:p>8.6275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351354274">
                <text:p>5.351354274</text:p>
              </table:table-cell>
              <table:table-cell office:value-type="float" office:value="8.573391">
                <text:p>8.5733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379736056">
                <text:p>5.379736056</text:p>
              </table:table-cell>
              <table:table-cell office:value-type="float" office:value="8.808467">
                <text:p>8.8084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408514572">
                <text:p>5.408514572</text:p>
              </table:table-cell>
              <table:table-cell office:value-type="float" office:value="8.687036">
                <text:p>8.6870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437399902">
                <text:p>5.437399902</text:p>
              </table:table-cell>
              <table:table-cell office:value-type="float" office:value="8.654912">
                <text:p>8.6549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466514117">
                <text:p>5.466514117</text:p>
              </table:table-cell>
              <table:table-cell office:value-type="float" office:value="8.586871">
                <text:p>8.5868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494804344">
                <text:p>5.494804344</text:p>
              </table:table-cell>
              <table:table-cell office:value-type="float" office:value="8.836974">
                <text:p>8.8369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523445529">
                <text:p>5.523445529</text:p>
              </table:table-cell>
              <table:table-cell office:value-type="float" office:value="8.728689">
                <text:p>8.7286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552208786">
                <text:p>5.552208786</text:p>
              </table:table-cell>
              <table:table-cell office:value-type="float" office:value="8.691645">
                <text:p>8.6916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581124633">
                <text:p>5.581124633</text:p>
              </table:table-cell>
              <table:table-cell office:value-type="float" office:value="8.645778">
                <text:p>8.64577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609155457">
                <text:p>5.609155457</text:p>
              </table:table-cell>
              <table:table-cell office:value-type="float" office:value="8.918754">
                <text:p>8.9187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637628791">
                <text:p>5.637628791</text:p>
              </table:table-cell>
              <table:table-cell office:value-type="float" office:value="8.780145">
                <text:p>8.7801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66619368">
                <text:p>5.66619368</text:p>
              </table:table-cell>
              <table:table-cell office:value-type="float" office:value="8.752003">
                <text:p>8.75200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694941678">
                <text:p>5.694941678</text:p>
              </table:table-cell>
              <table:table-cell office:value-type="float" office:value="8.696258">
                <text:p>8.6962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722865688">
                <text:p>5.722865688</text:p>
              </table:table-cell>
              <table:table-cell office:value-type="float" office:value="8.952868">
                <text:p>8.95286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751155915">
                <text:p>5.751155915</text:p>
              </table:table-cell>
              <table:table-cell office:value-type="float" office:value="8.836974">
                <text:p>8.8369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779552955">
                <text:p>5.779552955</text:p>
              </table:table-cell>
              <table:table-cell office:value-type="float" office:value="8.803734">
                <text:p>8.8037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80816362">
                <text:p>5.80816362</text:p>
              </table:table-cell>
              <table:table-cell office:value-type="float" office:value="8.738">
                <text:p>8.7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83593504">
                <text:p>5.83593504</text:p>
              </table:table-cell>
              <table:table-cell office:value-type="float" office:value="9.00206">
                <text:p>9.002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864103195">
                <text:p>5.864103195</text:p>
              </table:table-cell>
              <table:table-cell office:value-type="float" office:value="8.875271">
                <text:p>8.8752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892378163">
                <text:p>5.892378163</text:p>
              </table:table-cell>
              <table:table-cell office:value-type="float" office:value="8.8417425">
                <text:p>8.84174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92082098">
                <text:p>5.92082098</text:p>
              </table:table-cell>
              <table:table-cell office:value-type="float" office:value="8.789565">
                <text:p>8.78956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948455068">
                <text:p>5.948455068</text:p>
              </table:table-cell>
              <table:table-cell office:value-type="float" office:value="9.046797">
                <text:p>9.0467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.976470633">
                <text:p>5.976470633</text:p>
              </table:table-cell>
              <table:table-cell office:value-type="float" office:value="8.923612">
                <text:p>8.9236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004547233">
                <text:p>6.004547233</text:p>
              </table:table-cell>
              <table:table-cell office:value-type="float" office:value="8.904212">
                <text:p>8.9042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032806943">
                <text:p>6.032806943</text:p>
              </table:table-cell>
              <table:table-cell office:value-type="float" office:value="8.846517">
                <text:p>8.8465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060227406">
                <text:p>6.060227406</text:p>
              </table:table-cell>
              <table:table-cell office:value-type="float" office:value="9.117278">
                <text:p>9.1172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087998826">
                <text:p>6.087998826</text:p>
              </table:table-cell>
              <table:table-cell office:value-type="float" office:value="9.00206">
                <text:p>9.002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115816023">
                <text:p>6.115816023</text:p>
              </table:table-cell>
              <table:table-cell office:value-type="float" office:value="8.9872465">
                <text:p>8.98724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14378581">
                <text:p>6.14378581</text:p>
              </table:table-cell>
              <table:table-cell office:value-type="float" office:value="8.938216">
                <text:p>8.9382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17094687">
                <text:p>6.17094687</text:p>
              </table:table-cell>
              <table:table-cell office:value-type="float" office:value="9.204354">
                <text:p>9.2043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198443627">
                <text:p>6.198443627</text:p>
              </table:table-cell>
              <table:table-cell office:value-type="float" office:value="9.091981">
                <text:p>9.0919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.225986162">
                <text:p>6.225986162</text:p>
              </table:table-cell>
              <table:table-cell office:value-type="float" office:value="9.076869">
                <text:p>9.0768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253696546">
                <text:p>6.253696546</text:p>
              </table:table-cell>
              <table:table-cell office:value-type="float" office:value="9.021889">
                <text:p>9.0218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280613462">
                <text:p>6.280613462</text:p>
              </table:table-cell>
              <table:table-cell office:value-type="float" office:value="9.28784">
                <text:p>9.2878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307911852">
                <text:p>6.307911852</text:p>
              </table:table-cell>
              <table:table-cell office:value-type="float" office:value="9.158049">
                <text:p>9.1580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335317056">
                <text:p>6.335317056</text:p>
              </table:table-cell>
              <table:table-cell office:value-type="float" office:value="9.1223545">
                <text:p>9.122354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362935886">
                <text:p>6.362935886</text:p>
              </table:table-cell>
              <table:table-cell office:value-type="float" office:value="9.051795">
                <text:p>9.0517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389807023">
                <text:p>6.389807023</text:p>
              </table:table-cell>
              <table:table-cell office:value-type="float" office:value="9.303662">
                <text:p>9.30366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417105413">
                <text:p>6.417105413</text:p>
              </table:table-cell>
              <table:table-cell office:value-type="float" office:value="9.158049">
                <text:p>9.15804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444541135">
                <text:p>6.444541135</text:p>
              </table:table-cell>
              <table:table-cell office:value-type="float" office:value="9.112207">
                <text:p>9.1122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472221001">
                <text:p>6.472221001</text:p>
              </table:table-cell>
              <table:table-cell office:value-type="float" office:value="9.031836">
                <text:p>9.0318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499214211">
                <text:p>6.499214211</text:p>
              </table:table-cell>
              <table:table-cell office:value-type="float" office:value="9.261588">
                <text:p>9.2615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526665191">
                <text:p>6.526665191</text:p>
              </table:table-cell>
              <table:table-cell office:value-type="float" office:value="9.107142">
                <text:p>9.10714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55431454">
                <text:p>6.55431454</text:p>
              </table:table-cell>
              <table:table-cell office:value-type="float" office:value="9.041804">
                <text:p>9.0418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58225381">
                <text:p>6.58225381</text:p>
              </table:table-cell>
              <table:table-cell office:value-type="float" office:value="8.947979">
                <text:p>8.94797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.609491164">
                <text:p>6.609491164</text:p>
              </table:table-cell>
              <table:table-cell office:value-type="float" office:value="9.178572">
                <text:p>9.17857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.637155771">
                <text:p>6.637155771</text:p>
              </table:table-cell>
              <table:table-cell office:value-type="float" office:value="9.036818">
                <text:p>9.0368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.665049264">
                <text:p>6.665049264</text:p>
              </table:table-cell>
              <table:table-cell office:value-type="float" office:value="8.962664">
                <text:p>8.9626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.693232678">
                <text:p>6.693232678</text:p>
              </table:table-cell>
              <table:table-cell office:value-type="float" office:value="8.870465">
                <text:p>8.87046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.720698918">
                <text:p>6.720698918</text:p>
              </table:table-cell>
              <table:table-cell office:value-type="float" office:value="9.102083">
                <text:p>9.10208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.748668705">
                <text:p>6.748668705</text:p>
              </table:table-cell>
              <table:table-cell office:value-type="float" office:value="8.938216">
                <text:p>8.9382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.776821601">
                <text:p>6.776821601</text:p>
              </table:table-cell>
              <table:table-cell office:value-type="float" office:value="8.880081">
                <text:p>8.8800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.805264418">
                <text:p>6.805264418</text:p>
              </table:table-cell>
              <table:table-cell office:value-type="float" office:value="8.789565">
                <text:p>8.78956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.832990061">
                <text:p>6.832990061</text:p>
              </table:table-cell>
              <table:table-cell office:value-type="float" office:value="9.016924">
                <text:p>9.0169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.861203992">
                <text:p>6.861203992</text:p>
              </table:table-cell>
              <table:table-cell office:value-type="float" office:value="8.860871">
                <text:p>8.86087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.889616292">
                <text:p>6.889616292</text:p>
              </table:table-cell>
              <table:table-cell office:value-type="float" office:value="8.799006">
                <text:p>8.7990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.918287994">
                <text:p>6.918287994</text:p>
              </table:table-cell>
              <table:table-cell office:value-type="float" office:value="8.7193985">
                <text:p>8.71939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94627304">
                <text:p>6.94627304</text:p>
              </table:table-cell>
              <table:table-cell office:value-type="float" office:value="8.933342">
                <text:p>8.9333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974700598">
                <text:p>6.974700598</text:p>
              </table:table-cell>
              <table:table-cell office:value-type="float" office:value="8.794283">
                <text:p>8.79428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.003357042">
                <text:p>7.003357042</text:p>
              </table:table-cell>
              <table:table-cell office:value-type="float" office:value="8.724042">
                <text:p>8.7240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032303406">
                <text:p>7.032303406</text:p>
              </table:table-cell>
              <table:table-cell office:value-type="float" office:value="8.636663">
                <text:p>8.6366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.06048682">
                <text:p>7.06048682</text:p>
              </table:table-cell>
              <table:table-cell office:value-type="float" office:value="8.870465">
                <text:p>8.8704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089143264">
                <text:p>7.089143264</text:p>
              </table:table-cell>
              <table:table-cell office:value-type="float" office:value="8.724042">
                <text:p>8.72404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.117998074">
                <text:p>7.117998074</text:p>
              </table:table-cell>
              <table:table-cell office:value-type="float" office:value="8.664067">
                <text:p>8.6640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.147097028">
                <text:p>7.147097028</text:p>
              </table:table-cell>
              <table:table-cell office:value-type="float" office:value="8.591374">
                <text:p>8.5913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17544829">
                <text:p>7.17544829</text:p>
              </table:table-cell>
              <table:table-cell office:value-type="float" office:value="8.817949">
                <text:p>8.81794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.204242065">
                <text:p>7.204242065</text:p>
              </table:table-cell>
              <table:table-cell office:value-type="float" office:value="8.682432">
                <text:p>8.6824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.233173171">
                <text:p>7.233173171</text:p>
              </table:table-cell>
              <table:table-cell office:value-type="float" office:value="8.641218">
                <text:p>8.6412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.26236368">
                <text:p>7.26236368</text:p>
              </table:table-cell>
              <table:table-cell office:value-type="float" office:value="8.564428">
                <text:p>8.5644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.290730201">
                <text:p>7.290730201</text:p>
              </table:table-cell>
              <table:table-cell office:value-type="float" office:value="8.813207">
                <text:p>8.8132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.319554493">
                <text:p>7.319554493</text:p>
              </table:table-cell>
              <table:table-cell office:value-type="float" office:value="8.67324">
                <text:p>8.673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.348516116">
                <text:p>7.348516116</text:p>
              </table:table-cell>
              <table:table-cell office:value-type="float" office:value="8.6321125">
                <text:p>8.63211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377706625">
                <text:p>7.377706625</text:p>
              </table:table-cell>
              <table:table-cell office:value-type="float" office:value="8.564428">
                <text:p>8.56442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.406042628">
                <text:p>7.406042628</text:p>
              </table:table-cell>
              <table:table-cell office:value-type="float" office:value="8.822698">
                <text:p>8.82269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.434790626">
                <text:p>7.434790626</text:p>
              </table:table-cell>
              <table:table-cell office:value-type="float" office:value="8.696258">
                <text:p>8.6962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.463614918">
                <text:p>7.463614918</text:p>
              </table:table-cell>
              <table:table-cell office:value-type="float" office:value="8.67324">
                <text:p>8.673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.4925918">
                <text:p>7.4925918</text:p>
              </table:table-cell>
              <table:table-cell office:value-type="float" office:value="8.627567">
                <text:p>8.6275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.520790472">
                <text:p>7.520790472</text:p>
              </table:table-cell>
              <table:table-cell office:value-type="float" office:value="8.865665">
                <text:p>8.8656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.549294326">
                <text:p>7.549294326</text:p>
              </table:table-cell>
              <table:table-cell office:value-type="float" office:value="8.770743">
                <text:p>8.7707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.577920252">
                <text:p>7.577920252</text:p>
              </table:table-cell>
              <table:table-cell office:value-type="float" office:value="8.733342">
                <text:p>8.73334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.606714027">
                <text:p>7.606714027</text:p>
              </table:table-cell>
              <table:table-cell office:value-type="float" office:value="8.682432">
                <text:p>8.6824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.634668555">
                <text:p>7.634668555</text:p>
              </table:table-cell>
              <table:table-cell office:value-type="float" office:value="8.943095">
                <text:p>8.94309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.6629893">
                <text:p>7.6629893</text:p>
              </table:table-cell>
              <table:table-cell office:value-type="float" office:value="8.827452">
                <text:p>8.8274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.6914016">
                <text:p>7.6914016</text:p>
              </table:table-cell>
              <table:table-cell office:value-type="float" office:value="8.799006">
                <text:p>8.7990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.719997007">
                <text:p>7.719997007</text:p>
              </table:table-cell>
              <table:table-cell office:value-type="float" office:value="8.742662">
                <text:p>8.74266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.747768427">
                <text:p>7.747768427</text:p>
              </table:table-cell>
              <table:table-cell office:value-type="float" office:value="9.00206">
                <text:p>9.0020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.775906064">
                <text:p>7.775906064</text:p>
              </table:table-cell>
              <table:table-cell office:value-type="float" office:value="8.884897">
                <text:p>8.88489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.804119995">
                <text:p>7.804119995</text:p>
              </table:table-cell>
              <table:table-cell office:value-type="float" office:value="8.860871">
                <text:p>8.8608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.832471257">
                <text:p>7.832471257</text:p>
              </table:table-cell>
              <table:table-cell office:value-type="float" office:value="8.817949">
                <text:p>8.81794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.859937497">
                <text:p>7.859937497</text:p>
              </table:table-cell>
              <table:table-cell office:value-type="float" office:value="9.102083">
                <text:p>9.10208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.887785212">
                <text:p>7.887785212</text:p>
              </table:table-cell>
              <table:table-cell office:value-type="float" office:value="8.977397">
                <text:p>8.97739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.915678705">
                <text:p>7.915678705</text:p>
              </table:table-cell>
              <table:table-cell office:value-type="float" office:value="8.962664">
                <text:p>8.96266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.943740046">
                <text:p>7.943740046</text:p>
              </table:table-cell>
              <table:table-cell office:value-type="float" office:value="8.909054">
                <text:p>8.90905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.970962141">
                <text:p>7.970962141</text:p>
              </table:table-cell>
              <table:table-cell office:value-type="float" office:value="9.183717">
                <text:p>9.18371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.998550453">
                <text:p>7.998550453</text:p>
              </table:table-cell>
              <table:table-cell office:value-type="float" office:value="9.061809">
                <text:p>9.06180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.02621506">
                <text:p>8.02621506</text:p>
              </table:table-cell>
              <table:table-cell office:value-type="float" office:value="9.036818">
                <text:p>9.03681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.054062775">
                <text:p>8.054062775</text:p>
              </table:table-cell>
              <table:table-cell office:value-type="float" office:value="8.977397">
                <text:p>8.97739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.081117022">
                <text:p>8.081117022</text:p>
              </table:table-cell>
              <table:table-cell office:value-type="float" office:value="9.240694">
                <text:p>9.2406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.108522226">
                <text:p>8.108522226</text:p>
              </table:table-cell>
              <table:table-cell office:value-type="float" office:value="9.1223545">
                <text:p>9.122354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.136018983">
                <text:p>8.136018983</text:p>
              </table:table-cell>
              <table:table-cell office:value-type="float" office:value="9.091981">
                <text:p>9.09198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.16368359">
                <text:p>8.16368359</text:p>
              </table:table-cell>
              <table:table-cell office:value-type="float" office:value="9.036818">
                <text:p>9.03681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.190600506">
                <text:p>8.190600506</text:p>
              </table:table-cell>
              <table:table-cell office:value-type="float" office:value="9.28784">
                <text:p>9.2878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.217883638">
                <text:p>8.217883638</text:p>
              </table:table-cell>
              <table:table-cell office:value-type="float" office:value="9.163171">
                <text:p>9.16317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.245273582">
                <text:p>8.245273582</text:p>
              </table:table-cell>
              <table:table-cell office:value-type="float" office:value="9.127438">
                <text:p>9.12743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.272892412">
                <text:p>8.272892412</text:p>
              </table:table-cell>
              <table:table-cell office:value-type="float" office:value="9.051795">
                <text:p>9.05179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.299763549">
                <text:p>8.299763549</text:p>
              </table:table-cell>
              <table:table-cell office:value-type="float" office:value="9.303662">
                <text:p>9.30366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.327061939">
                <text:p>8.327061939</text:p>
              </table:table-cell>
              <table:table-cell office:value-type="float" office:value="9.158049">
                <text:p>9.15804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.354497661">
                <text:p>8.354497661</text:p>
              </table:table-cell>
              <table:table-cell office:value-type="float" office:value="9.112207">
                <text:p>9.11220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.382192786">
                <text:p>8.382192786</text:p>
              </table:table-cell>
              <table:table-cell office:value-type="float" office:value="9.026859">
                <text:p>9.02685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.409155478">
                <text:p>8.409155478</text:p>
              </table:table-cell>
              <table:table-cell office:value-type="float" office:value="9.272071">
                <text:p>9.27207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.436560682">
                <text:p>8.436560682</text:p>
              </table:table-cell>
              <table:table-cell office:value-type="float" office:value="9.1223545">
                <text:p>9.122354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.464103217">
                <text:p>8.464103217</text:p>
              </table:table-cell>
              <table:table-cell office:value-type="float" office:value="9.076869">
                <text:p>9.07686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.491935673">
                <text:p>8.491935673</text:p>
              </table:table-cell>
              <table:table-cell office:value-type="float" office:value="8.982319">
                <text:p>8.98231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.519066213">
                <text:p>8.519066213</text:p>
              </table:table-cell>
              <table:table-cell office:value-type="float" office:value="9.214708">
                <text:p>9.21470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.546654525">
                <text:p>8.546654525</text:p>
              </table:table-cell>
              <table:table-cell office:value-type="float" office:value="9.061809">
                <text:p>9.0618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.574425945">
                <text:p>8.574425945</text:p>
              </table:table-cell>
              <table:table-cell office:value-type="float" office:value="9.00206">
                <text:p>9.0020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.602487286">
                <text:p>8.602487286</text:p>
              </table:table-cell>
              <table:table-cell office:value-type="float" office:value="8.909054">
                <text:p>8.90905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.629846712">
                <text:p>8.629846712</text:p>
              </table:table-cell>
              <table:table-cell office:value-type="float" office:value="9.137619">
                <text:p>9.1376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.65767916800001">
                <text:p>8.65767916800001</text:p>
              </table:table-cell>
              <table:table-cell office:value-type="float" office:value="8.982319">
                <text:p>8.98231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.68569473300001">
                <text:p>8.68569473300001</text:p>
              </table:table-cell>
              <table:table-cell office:value-type="float" office:value="8.923612">
                <text:p>8.9236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.71398496000001">
                <text:p>8.71398496000001</text:p>
              </table:table-cell>
              <table:table-cell office:value-type="float" office:value="8.836974">
                <text:p>8.83697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.74157327200001">
                <text:p>8.74157327200001</text:p>
              </table:table-cell>
              <table:table-cell office:value-type="float" office:value="9.061809">
                <text:p>9.06180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.76963461300001">
                <text:p>8.76963461300001</text:p>
              </table:table-cell>
              <table:table-cell office:value-type="float" office:value="8.909054">
                <text:p>8.90905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.79784854400001">
                <text:p>8.79784854400001</text:p>
              </table:table-cell>
              <table:table-cell office:value-type="float" office:value="8.860871">
                <text:p>8.86087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.82635239800001">
                <text:p>8.82635239800001</text:p>
              </table:table-cell>
              <table:table-cell office:value-type="float" office:value="8.770743">
                <text:p>8.77074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.85413907800001">
                <text:p>8.85413907800001</text:p>
              </table:table-cell>
              <table:table-cell office:value-type="float" office:value="8.997117">
                <text:p>8.99711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.88241404600001">
                <text:p>8.88241404600001</text:p>
              </table:table-cell>
              <table:table-cell office:value-type="float" office:value="8.8417425">
                <text:p>8.84174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.91084160400001">
                <text:p>8.91084160400001</text:p>
              </table:table-cell>
              <table:table-cell office:value-type="float" office:value="8.794283">
                <text:p>8.79428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.93957434200001">
                <text:p>8.93957434200001</text:p>
              </table:table-cell>
              <table:table-cell office:value-type="float" office:value="8.700876">
                <text:p>8.7008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.96757464600001">
                <text:p>8.96757464600001</text:p>
              </table:table-cell>
              <table:table-cell office:value-type="float" office:value="8.928474">
                <text:p>8.92847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.99603272200001">
                <text:p>8.99603272200001</text:p>
              </table:table-cell>
              <table:table-cell office:value-type="float" office:value="8.784852">
                <text:p>8.78485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.02467390700001">
                <text:p>9.02467390700001</text:p>
              </table:table-cell>
              <table:table-cell office:value-type="float" office:value="8.728689">
                <text:p>8.72868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.05357449500001">
                <text:p>9.05357449500001</text:p>
              </table:table-cell>
              <table:table-cell office:value-type="float" office:value="8.650343">
                <text:p>8.65034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.08171213200001">
                <text:p>9.08171213200001</text:p>
              </table:table-cell>
              <table:table-cell office:value-type="float" office:value="8.884897">
                <text:p>8.88489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.11033805800001">
                <text:p>9.11033805800001</text:p>
              </table:table-cell>
              <table:table-cell office:value-type="float" office:value="8.733342">
                <text:p>8.73334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.13913183300001">
                <text:p>9.13913183300001</text:p>
              </table:table-cell>
              <table:table-cell office:value-type="float" office:value="8.682432">
                <text:p>8.68243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.16820026900001">
                <text:p>9.16820026900001</text:p>
              </table:table-cell>
              <table:table-cell office:value-type="float" office:value="8.600394">
                <text:p>8.60039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.19650575500001">
                <text:p>9.19650575500001</text:p>
              </table:table-cell>
              <table:table-cell office:value-type="float" office:value="8.832211">
                <text:p>8.83221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.22525375300001">
                <text:p>9.22525375300001</text:p>
              </table:table-cell>
              <table:table-cell office:value-type="float" office:value="8.696258">
                <text:p>8.69625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.25418485900001">
                <text:p>9.25418485900001</text:p>
              </table:table-cell>
              <table:table-cell office:value-type="float" office:value="8.641218">
                <text:p>8.64121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.28334485000001">
                <text:p>9.28334485000001</text:p>
              </table:table-cell>
              <table:table-cell office:value-type="float" office:value="8.573391">
                <text:p>8.57339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.31174189000001">
                <text:p>9.31174189000001</text:p>
              </table:table-cell>
              <table:table-cell office:value-type="float" office:value="8.803734">
                <text:p>8.80373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.34053566500001">
                <text:p>9.34053566500001</text:p>
              </table:table-cell>
              <table:table-cell office:value-type="float" office:value="8.682432">
                <text:p>8.68243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.36949728800001">
                <text:p>9.36949728800001</text:p>
              </table:table-cell>
              <table:table-cell office:value-type="float" office:value="8.6321125">
                <text:p>8.63211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.39867253800001">
                <text:p>9.39867253800001</text:p>
              </table:table-cell>
              <table:table-cell office:value-type="float" office:value="8.568907">
                <text:p>8.56890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.42700854100001">
                <text:p>9.42700854100001</text:p>
              </table:table-cell>
              <table:table-cell office:value-type="float" office:value="8.822698">
                <text:p>8.82269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.45572602000001">
                <text:p>9.45572602000001</text:p>
              </table:table-cell>
              <table:table-cell office:value-type="float" office:value="8.7055">
                <text:p>8.705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.48453505300001">
                <text:p>9.48453505300001</text:p>
              </table:table-cell>
              <table:table-cell office:value-type="float" office:value="8.677834">
                <text:p>8.67783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.51351193500001">
                <text:p>9.51351193500001</text:p>
              </table:table-cell>
              <table:table-cell office:value-type="float" office:value="8.627567">
                <text:p>8.62756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.54160379500001">
                <text:p>9.54160379500001</text:p>
              </table:table-cell>
              <table:table-cell office:value-type="float" office:value="8.899376">
                <text:p>8.89937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.57000083500001">
                <text:p>9.57000083500001</text:p>
              </table:table-cell>
              <table:table-cell office:value-type="float" office:value="8.803734">
                <text:p>8.80373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.59842839300001">
                <text:p>9.59842839300001</text:p>
              </table:table-cell>
              <table:table-cell office:value-type="float" office:value="8.794283">
                <text:p>8.79428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.62700854100001">
                <text:p>9.62700854100001</text:p>
              </table:table-cell>
              <table:table-cell office:value-type="float" office:value="8.74733">
                <text:p>8.7473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.65468840700001">
                <text:p>9.65468840700001</text:p>
              </table:table-cell>
              <table:table-cell office:value-type="float" office:value="9.031836">
                <text:p>9.03183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.68268871100001">
                <text:p>9.68268871100001</text:p>
              </table:table-cell>
              <table:table-cell office:value-type="float" office:value="8.928474">
                <text:p>8.92847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.71071953500001">
                <text:p>9.71071953500001</text:p>
              </table:table-cell>
              <table:table-cell office:value-type="float" office:value="8.918754">
                <text:p>8.91875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.73887243100001">
                <text:p>9.73887243100001</text:p>
              </table:table-cell>
              <table:table-cell office:value-type="float" office:value="8.880081">
                <text:p>8.88008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.76621659800001">
                <text:p>9.76621659800001</text:p>
              </table:table-cell>
              <table:table-cell office:value-type="float" office:value="9.142717">
                <text:p>9.14271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.79391172300001">
                <text:p>9.79391172300001</text:p>
              </table:table-cell>
              <table:table-cell office:value-type="float" office:value="9.026859">
                <text:p>9.02685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.82165262400001">
                <text:p>9.82165262400001</text:p>
              </table:table-cell>
              <table:table-cell office:value-type="float" office:value="9.011964">
                <text:p>9.01196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.84959189400001">
                <text:p>9.84959189400001</text:p>
              </table:table-cell>
              <table:table-cell office:value-type="float" office:value="8.947979">
                <text:p>8.94797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.87670717600001">
                <text:p>9.87670717600001</text:p>
              </table:table-cell>
              <table:table-cell office:value-type="float" office:value="9.219893">
                <text:p>9.21989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.90418867400001">
                <text:p>9.90418867400001</text:p>
              </table:table-cell>
              <table:table-cell office:value-type="float" office:value="9.09703">
                <text:p>9.0970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.93170069000001">
                <text:p>9.93170069000001</text:p>
              </table:table-cell>
              <table:table-cell office:value-type="float" office:value="9.086939">
                <text:p>9.08693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.95942633300001">
                <text:p>9.95942633300001</text:p>
              </table:table-cell>
              <table:table-cell office:value-type="float" office:value="9.016924">
                <text:p>9.01692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.98635850700001">
                <text:p>9.98635850700001</text:p>
              </table:table-cell>
              <table:table-cell office:value-type="float" office:value="9.2825775">
                <text:p>9.282577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.013687415">
                <text:p>10.013687415</text:p>
              </table:table-cell>
              <table:table-cell office:value-type="float" office:value="9.147822">
                <text:p>9.14782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.041107878">
                <text:p>10.041107878</text:p>
              </table:table-cell>
              <table:table-cell office:value-type="float" office:value="9.117278">
                <text:p>9.11727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.068711448">
                <text:p>10.068711448</text:p>
              </table:table-cell>
              <table:table-cell office:value-type="float" office:value="9.056799">
                <text:p>9.05679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.095597844">
                <text:p>10.095597844</text:p>
              </table:table-cell>
              <table:table-cell office:value-type="float" office:value="9.298383">
                <text:p>9.29838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.122896234">
                <text:p>10.122896234</text:p>
              </table:table-cell>
              <table:table-cell office:value-type="float" office:value="9.158049">
                <text:p>9.15804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.150362474">
                <text:p>10.150362474</text:p>
              </table:table-cell>
              <table:table-cell office:value-type="float" office:value="9.102083">
                <text:p>9.10208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.17804234">
                <text:p>10.17804234</text:p>
              </table:table-cell>
              <table:table-cell office:value-type="float" office:value="9.031836">
                <text:p>9.03183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.204989773">
                <text:p>10.204989773</text:p>
              </table:table-cell>
              <table:table-cell office:value-type="float" office:value="9.277321">
                <text:p>9.27732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.232364458">
                <text:p>10.232364458</text:p>
              </table:table-cell>
              <table:table-cell office:value-type="float" office:value="9.132525">
                <text:p>9.1325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.259968028">
                <text:p>10.259968028</text:p>
              </table:table-cell>
              <table:table-cell office:value-type="float" office:value="9.056799">
                <text:p>9.05679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.287815743">
                <text:p>10.287815743</text:p>
              </table:table-cell>
              <table:table-cell office:value-type="float" office:value="8.977397">
                <text:p>8.97739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.314992062">
                <text:p>10.314992062</text:p>
              </table:table-cell>
              <table:table-cell office:value-type="float" office:value="9.199185">
                <text:p>9.19918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.34262615">
                <text:p>10.34262615</text:p>
              </table:table-cell>
              <table:table-cell office:value-type="float" office:value="9.046797">
                <text:p>9.04679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.370443347">
                <text:p>10.370443347</text:p>
              </table:table-cell>
              <table:table-cell office:value-type="float" office:value="8.9872465">
                <text:p>8.987246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.398550465">
                <text:p>10.398550465</text:p>
              </table:table-cell>
              <table:table-cell office:value-type="float" office:value="8.894545">
                <text:p>8.89454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.42592515">
                <text:p>10.42592515</text:p>
              </table:table-cell>
              <table:table-cell office:value-type="float" office:value="9.132525">
                <text:p>9.13252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.453772865">
                <text:p>10.453772865</text:p>
              </table:table-cell>
              <table:table-cell office:value-type="float" office:value="8.977397">
                <text:p>8.97739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.481818948">
                <text:p>10.481818948</text:p>
              </table:table-cell>
              <table:table-cell office:value-type="float" office:value="8.913901">
                <text:p>8.91390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.510139693">
                <text:p>10.510139693</text:p>
              </table:table-cell>
              <table:table-cell office:value-type="float" office:value="8.827452">
                <text:p>8.82745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.537728005">
                <text:p>10.537728005</text:p>
              </table:table-cell>
              <table:table-cell office:value-type="float" office:value="9.061809">
                <text:p>9.06180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.565758829">
                <text:p>10.565758829</text:p>
              </table:table-cell>
              <table:table-cell office:value-type="float" office:value="8.918754">
                <text:p>8.91875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.593957501">
                <text:p>10.593957501</text:p>
              </table:table-cell>
              <table:table-cell office:value-type="float" office:value="8.865665">
                <text:p>8.86566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.622400318">
                <text:p>10.622400318</text:p>
              </table:table-cell>
              <table:table-cell office:value-type="float" office:value="8.789565">
                <text:p>8.78956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.650110702">
                <text:p>10.650110702</text:p>
              </table:table-cell>
              <table:table-cell office:value-type="float" office:value="9.021889">
                <text:p>9.02188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.678233079">
                <text:p>10.678233079</text:p>
              </table:table-cell>
              <table:table-cell office:value-type="float" office:value="8.889718">
                <text:p>8.88971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.706508047">
                <text:p>10.706508047</text:p>
              </table:table-cell>
              <table:table-cell office:value-type="float" office:value="8.8417425">
                <text:p>8.84174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.735011901">
                <text:p>10.735011901</text:p>
              </table:table-cell>
              <table:table-cell office:value-type="float" office:value="8.770743">
                <text:p>8.77074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.762783321">
                <text:p>10.762783321</text:p>
              </table:table-cell>
              <table:table-cell office:value-type="float" office:value="9.00206">
                <text:p>9.0020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.790966735">
                <text:p>10.790966735</text:p>
              </table:table-cell>
              <table:table-cell office:value-type="float" office:value="8.870465">
                <text:p>8.87046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.819317997">
                <text:p>10.819317997</text:p>
              </table:table-cell>
              <table:table-cell office:value-type="float" office:value="8.817949">
                <text:p>8.81794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.847898145">
                <text:p>10.847898145</text:p>
              </table:table-cell>
              <table:table-cell office:value-type="float" office:value="8.74733">
                <text:p>8.7473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.875715342">
                <text:p>10.875715342</text:p>
              </table:table-cell>
              <table:table-cell office:value-type="float" office:value="8.9872465">
                <text:p>8.987246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.903959791">
                <text:p>10.903959791</text:p>
              </table:table-cell>
              <table:table-cell office:value-type="float" office:value="8.851297">
                <text:p>8.85129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.932326312">
                <text:p>10.932326312</text:p>
              </table:table-cell>
              <table:table-cell office:value-type="float" office:value="8.813207">
                <text:p>8.81320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.960952238">
                <text:p>10.960952238</text:p>
              </table:table-cell>
              <table:table-cell office:value-type="float" office:value="8.733342">
                <text:p>8.73334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.988799953">
                <text:p>10.988799953</text:p>
              </table:table-cell>
              <table:table-cell office:value-type="float" office:value="8.977397">
                <text:p>8.97739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.01709018">
                <text:p>11.01709018</text:p>
              </table:table-cell>
              <table:table-cell office:value-type="float" office:value="8.836974">
                <text:p>8.83697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.045532997">
                <text:p>11.045532997</text:p>
              </table:table-cell>
              <table:table-cell office:value-type="float" office:value="8.789565">
                <text:p>8.78956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.074189441">
                <text:p>11.074189441</text:p>
              </table:table-cell>
              <table:table-cell office:value-type="float" office:value="8.724042">
                <text:p>8.72404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.102113451">
                <text:p>11.102113451</text:p>
              </table:table-cell>
              <table:table-cell office:value-type="float" office:value="8.952868">
                <text:p>8.95286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.130418937">
                <text:p>11.130418937</text:p>
              </table:table-cell>
              <table:table-cell office:value-type="float" office:value="8.832211">
                <text:p>8.83221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.158922791">
                <text:p>11.158922791</text:p>
              </table:table-cell>
              <table:table-cell office:value-type="float" office:value="8.770743">
                <text:p>8.77074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.18764027">
                <text:p>11.18764027</text:p>
              </table:table-cell>
              <table:table-cell office:value-type="float" office:value="8.7055">
                <text:p>8.705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.215610057">
                <text:p>11.215610057</text:p>
              </table:table-cell>
              <table:table-cell office:value-type="float" office:value="8.938216">
                <text:p>8.93821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.243976578">
                <text:p>11.243976578</text:p>
              </table:table-cell>
              <table:table-cell office:value-type="float" office:value="8.813207">
                <text:p>8.81320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1.272495691">
                <text:p>11.272495691</text:p>
              </table:table-cell>
              <table:table-cell office:value-type="float" office:value="8.76605">
                <text:p>8.7660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.301258948">
                <text:p>11.301258948</text:p>
              </table:table-cell>
              <table:table-cell office:value-type="float" office:value="8.691645">
                <text:p>8.69164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.329259252">
                <text:p>11.329259252</text:p>
              </table:table-cell>
              <table:table-cell office:value-type="float" office:value="8.928474">
                <text:p>8.92847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.357702069">
                <text:p>11.357702069</text:p>
              </table:table-cell>
              <table:table-cell office:value-type="float" office:value="8.789565">
                <text:p>8.78956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.386312734">
                <text:p>11.386312734</text:p>
              </table:table-cell>
              <table:table-cell office:value-type="float" office:value="8.738">
                <text:p>8.73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.415152284">
                <text:p>11.415152284</text:p>
              </table:table-cell>
              <table:table-cell office:value-type="float" office:value="8.668651">
                <text:p>8.66865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.443167849">
                <text:p>11.443167849</text:p>
              </table:table-cell>
              <table:table-cell office:value-type="float" office:value="8.923612">
                <text:p>8.92361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.471671703">
                <text:p>11.471671703</text:p>
              </table:table-cell>
              <table:table-cell office:value-type="float" office:value="8.770743">
                <text:p>8.77074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.500343405">
                <text:p>11.500343405</text:p>
              </table:table-cell>
              <table:table-cell office:value-type="float" office:value="8.7193985">
                <text:p>8.719398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.529289769">
                <text:p>11.529289769</text:p>
              </table:table-cell>
              <table:table-cell office:value-type="float" office:value="8.636663">
                <text:p>8.63666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.5575037">
                <text:p>11.5575037</text:p>
              </table:table-cell>
              <table:table-cell office:value-type="float" office:value="8.860871">
                <text:p>8.86087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.586160144">
                <text:p>11.586160144</text:p>
              </table:table-cell>
              <table:table-cell office:value-type="float" office:value="8.724042">
                <text:p>8.72404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.614969177">
                <text:p>11.614969177</text:p>
              </table:table-cell>
              <table:table-cell office:value-type="float" office:value="8.677834">
                <text:p>8.67783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.644022355">
                <text:p>11.644022355</text:p>
              </table:table-cell>
              <table:table-cell office:value-type="float" office:value="8.604911">
                <text:p>8.60491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.672297323">
                <text:p>11.672297323</text:p>
              </table:table-cell>
              <table:table-cell office:value-type="float" office:value="8.8417425">
                <text:p>8.841742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.700969025">
                <text:p>11.700969025</text:p>
              </table:table-cell>
              <table:table-cell office:value-type="float" office:value="8.7193985">
                <text:p>8.719398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.729793317">
                <text:p>11.729793317</text:p>
              </table:table-cell>
              <table:table-cell office:value-type="float" office:value="8.67324">
                <text:p>8.6732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.758877012">
                <text:p>11.758877012</text:p>
              </table:table-cell>
              <table:table-cell office:value-type="float" office:value="8.595881">
                <text:p>8.59588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1.787167239">
                <text:p>11.787167239</text:p>
              </table:table-cell>
              <table:table-cell office:value-type="float" office:value="8.836974">
                <text:p>8.83697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.815884718">
                <text:p>11.815884718</text:p>
              </table:table-cell>
              <table:table-cell office:value-type="float" office:value="8.7055">
                <text:p>8.705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.844754788">
                <text:p>11.844754788</text:p>
              </table:table-cell>
              <table:table-cell office:value-type="float" office:value="8.659487">
                <text:p>8.65948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.873884261">
                <text:p>11.873884261</text:p>
              </table:table-cell>
              <table:table-cell office:value-type="float" office:value="8.582373">
                <text:p>8.58237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.902235523">
                <text:p>11.902235523</text:p>
              </table:table-cell>
              <table:table-cell office:value-type="float" office:value="8.817949">
                <text:p>8.81794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1.931029298">
                <text:p>11.931029298</text:p>
              </table:table-cell>
              <table:table-cell office:value-type="float" office:value="8.682432">
                <text:p>8.68243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.959975662">
                <text:p>11.959975662</text:p>
              </table:table-cell>
              <table:table-cell office:value-type="float" office:value="8.636663">
                <text:p>8.63666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1.989150912">
                <text:p>11.989150912</text:p>
              </table:table-cell>
              <table:table-cell office:value-type="float" office:value="8.568907">
                <text:p>8.56890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2.017563212">
                <text:p>12.017563212</text:p>
              </table:table-cell>
              <table:table-cell office:value-type="float" office:value="8.799006">
                <text:p>8.79900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2.046418022">
                <text:p>12.046418022</text:p>
              </table:table-cell>
              <table:table-cell office:value-type="float" office:value="8.664067">
                <text:p>8.66406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2.075349128">
                <text:p>12.075349128</text:p>
              </table:table-cell>
              <table:table-cell office:value-type="float" office:value="8.641218">
                <text:p>8.64121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2.104554895">
                <text:p>12.104554895</text:p>
              </table:table-cell>
              <table:table-cell office:value-type="float" office:value="8.559954">
                <text:p>8.55995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2.132921416">
                <text:p>12.132921416</text:p>
              </table:table-cell>
              <table:table-cell office:value-type="float" office:value="8.813207">
                <text:p>8.81320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2.161715191">
                <text:p>12.161715191</text:p>
              </table:table-cell>
              <table:table-cell office:value-type="float" office:value="8.682432">
                <text:p>8.68243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2.190585261">
                <text:p>12.190585261</text:p>
              </table:table-cell>
              <table:table-cell office:value-type="float" office:value="8.659487">
                <text:p>8.65948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.219638439">
                <text:p>12.219638439</text:p>
              </table:table-cell>
              <table:table-cell office:value-type="float" office:value="8.604911">
                <text:p>8.60491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.24785237">
                <text:p>12.24785237</text:p>
              </table:table-cell>
              <table:table-cell office:value-type="float" office:value="8.860871">
                <text:p>8.86087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.276417259">
                <text:p>12.276417259</text:p>
              </table:table-cell>
              <table:table-cell office:value-type="float" office:value="8.752003">
                <text:p>8.75200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.305088961">
                <text:p>12.305088961</text:p>
              </table:table-cell>
              <table:table-cell office:value-type="float" office:value="8.7193985">
                <text:p>8.719398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2.333897994">
                <text:p>12.333897994</text:p>
              </table:table-cell>
              <table:table-cell office:value-type="float" office:value="8.677834">
                <text:p>8.67783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2.361837264">
                <text:p>12.361837264</text:p>
              </table:table-cell>
              <table:table-cell office:value-type="float" office:value="8.947979">
                <text:p>8.94797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2.390081713">
                <text:p>12.390081713</text:p>
              </table:table-cell>
              <table:table-cell office:value-type="float" office:value="8.851297">
                <text:p>8.85129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2.418356681">
                <text:p>12.418356681</text:p>
              </table:table-cell>
              <table:table-cell office:value-type="float" office:value="8.8417425">
                <text:p>8.841742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2.446753721">
                <text:p>12.446753721</text:p>
              </table:table-cell>
              <table:table-cell office:value-type="float" office:value="8.803734">
                <text:p>8.80373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2.474296256">
                <text:p>12.474296256</text:p>
              </table:table-cell>
              <table:table-cell office:value-type="float" office:value="9.076869">
                <text:p>9.07686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2.50215923">
                <text:p>12.50215923</text:p>
              </table:table-cell>
              <table:table-cell office:value-type="float" office:value="8.972481">
                <text:p>8.97248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2.530052723">
                <text:p>12.530052723</text:p>
              </table:table-cell>
              <table:table-cell office:value-type="float" office:value="8.962664">
                <text:p>8.96266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2.558114064">
                <text:p>12.558114064</text:p>
              </table:table-cell>
              <table:table-cell office:value-type="float" office:value="8.909054">
                <text:p>8.90905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2.5853209">
                <text:p>12.5853209</text:p>
              </table:table-cell>
              <table:table-cell office:value-type="float" office:value="9.188868">
                <text:p>9.18886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2.612909212">
                <text:p>12.612909212</text:p>
              </table:table-cell>
              <table:table-cell office:value-type="float" office:value="9.061809">
                <text:p>9.06180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2.640558561">
                <text:p>12.640558561</text:p>
              </table:table-cell>
              <table:table-cell office:value-type="float" office:value="9.041804">
                <text:p>9.04180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.668391017">
                <text:p>12.668391017</text:p>
              </table:table-cell>
              <table:table-cell office:value-type="float" office:value="8.982319">
                <text:p>8.98231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2.695430005">
                <text:p>12.695430005</text:p>
              </table:table-cell>
              <table:table-cell office:value-type="float" office:value="9.245909">
                <text:p>9.24590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2.722835209">
                <text:p>12.722835209</text:p>
              </table:table-cell>
              <table:table-cell office:value-type="float" office:value="9.1223545">
                <text:p>9.122354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2.750347225">
                <text:p>12.750347225</text:p>
              </table:table-cell>
              <table:table-cell office:value-type="float" office:value="9.086939">
                <text:p>9.08693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2.77804235">
                <text:p>12.77804235</text:p>
              </table:table-cell>
              <table:table-cell office:value-type="float" office:value="9.026859">
                <text:p>9.02685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2.804974524">
                <text:p>12.804974524</text:p>
              </table:table-cell>
              <table:table-cell office:value-type="float" office:value="9.2825775">
                <text:p>9.282577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2.832257656">
                <text:p>12.832257656</text:p>
              </table:table-cell>
              <table:table-cell office:value-type="float" office:value="9.163171">
                <text:p>9.16317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2.859739154">
                <text:p>12.859739154</text:p>
              </table:table-cell>
              <table:table-cell office:value-type="float" office:value="9.09703">
                <text:p>9.0970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2.887403761">
                <text:p>12.887403761</text:p>
              </table:table-cell>
              <table:table-cell office:value-type="float" office:value="9.036818">
                <text:p>9.03681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2.914366453">
                <text:p>12.914366453</text:p>
              </table:table-cell>
              <table:table-cell office:value-type="float" office:value="9.272071">
                <text:p>9.27207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2.941756397">
                <text:p>12.941756397</text:p>
              </table:table-cell>
              <table:table-cell office:value-type="float" office:value="9.127438">
                <text:p>9.12743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2.969314191">
                <text:p>12.969314191</text:p>
              </table:table-cell>
              <table:table-cell office:value-type="float" office:value="9.071843">
                <text:p>9.07184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2.997131388">
                <text:p>12.997131388</text:p>
              </table:table-cell>
              <table:table-cell office:value-type="float" office:value="8.9872465">
                <text:p>8.987246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3.024216152">
                <text:p>13.024216152</text:p>
              </table:table-cell>
              <table:table-cell office:value-type="float" office:value="9.230282">
                <text:p>9.23028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3.051789205">
                <text:p>13.051789205</text:p>
              </table:table-cell>
              <table:table-cell office:value-type="float" office:value="9.066823">
                <text:p>9.06682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3.079545365">
                <text:p>13.079545365</text:p>
              </table:table-cell>
              <table:table-cell office:value-type="float" office:value="9.0070095">
                <text:p>9.007009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3.10756093">
                <text:p>13.10756093</text:p>
              </table:table-cell>
              <table:table-cell office:value-type="float" office:value="8.923612">
                <text:p>8.92361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3.13487458">
                <text:p>13.13487458</text:p>
              </table:table-cell>
              <table:table-cell office:value-type="float" office:value="9.152933">
                <text:p>9.15293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3.162646">
                <text:p>13.162646</text:p>
              </table:table-cell>
              <table:table-cell office:value-type="float" office:value="9.00206">
                <text:p>9.0020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3.190600528">
                <text:p>13.190600528</text:p>
              </table:table-cell>
              <table:table-cell office:value-type="float" office:value="8.943095">
                <text:p>8.94309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3.218783942">
                <text:p>13.218783942</text:p>
              </table:table-cell>
              <table:table-cell office:value-type="float" office:value="8.870465">
                <text:p>8.87046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3.246250182">
                <text:p>13.246250182</text:p>
              </table:table-cell>
              <table:table-cell office:value-type="float" office:value="9.102083">
                <text:p>9.10208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3.27420471">
                <text:p>13.27420471</text:p>
              </table:table-cell>
              <table:table-cell office:value-type="float" office:value="8.943095">
                <text:p>8.94309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3.302342347">
                <text:p>13.302342347</text:p>
              </table:table-cell>
              <table:table-cell office:value-type="float" office:value="8.884897">
                <text:p>8.88489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3.330724129">
                <text:p>13.330724129</text:p>
              </table:table-cell>
              <table:table-cell office:value-type="float" office:value="8.808467">
                <text:p>8.80846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3.358419254">
                <text:p>13.358419254</text:p>
              </table:table-cell>
              <table:table-cell office:value-type="float" office:value="9.026859">
                <text:p>9.02685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3.386587409">
                <text:p>13.386587409</text:p>
              </table:table-cell>
              <table:table-cell office:value-type="float" office:value="8.875271">
                <text:p>8.87527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3.414938671">
                <text:p>13.414938671</text:p>
              </table:table-cell>
              <table:table-cell office:value-type="float" office:value="8.817949">
                <text:p>8.81794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3.443549336">
                <text:p>13.443549336</text:p>
              </table:table-cell>
              <table:table-cell office:value-type="float" office:value="8.738">
                <text:p>8.73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3.47141231">
                <text:p>13.47141231</text:p>
              </table:table-cell>
              <table:table-cell office:value-type="float" office:value="8.972481">
                <text:p>8.97248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3.499763572">
                <text:p>13.499763572</text:p>
              </table:table-cell>
              <table:table-cell office:value-type="float" office:value="8.817949">
                <text:p>8.81794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3.528313202">
                <text:p>13.528313202</text:p>
              </table:table-cell>
              <table:table-cell office:value-type="float" office:value="8.7566805">
                <text:p>8.756680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.557152752">
                <text:p>13.557152752</text:p>
              </table:table-cell>
              <table:table-cell office:value-type="float" office:value="8.668651">
                <text:p>8.66865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3.585229352">
                <text:p>13.585229352</text:p>
              </table:table-cell>
              <table:table-cell office:value-type="float" office:value="8.904212">
                <text:p>8.90421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3.613794241">
                <text:p>13.613794241</text:p>
              </table:table-cell>
              <table:table-cell office:value-type="float" office:value="8.752003">
                <text:p>8.75200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3.642526979">
                <text:p>13.642526979</text:p>
              </table:table-cell>
              <table:table-cell office:value-type="float" office:value="8.700876">
                <text:p>8.70087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3.671564898">
                <text:p>13.671564898</text:p>
              </table:table-cell>
              <table:table-cell office:value-type="float" office:value="8.609433">
                <text:p>8.60943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3.699839866">
                <text:p>13.699839866</text:p>
              </table:table-cell>
              <table:table-cell office:value-type="float" office:value="8.8417425">
                <text:p>8.841742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3.728542086">
                <text:p>13.728542086</text:p>
              </table:table-cell>
              <table:table-cell office:value-type="float" office:value="8.710128">
                <text:p>8.71012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3.757412156">
                <text:p>13.757412156</text:p>
              </table:table-cell>
              <table:table-cell office:value-type="float" office:value="8.659487">
                <text:p>8.65948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3.786541629">
                <text:p>13.786541629</text:p>
              </table:table-cell>
              <table:table-cell office:value-type="float" office:value="8.582373">
                <text:p>8.58237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3.814877632">
                <text:p>13.814877632</text:p>
              </table:table-cell>
              <table:table-cell office:value-type="float" office:value="8.822698">
                <text:p>8.82269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3.84361037">
                <text:p>13.84361037</text:p>
              </table:table-cell>
              <table:table-cell office:value-type="float" office:value="8.700876">
                <text:p>8.70087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3.872419403">
                <text:p>13.872419403</text:p>
              </table:table-cell>
              <table:table-cell office:value-type="float" office:value="8.677834">
                <text:p>8.67783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3.901411546">
                <text:p>13.901411546</text:p>
              </table:table-cell>
              <table:table-cell office:value-type="float" office:value="8.623027">
                <text:p>8.62302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3.929503406">
                <text:p>13.929503406</text:p>
              </table:table-cell>
              <table:table-cell office:value-type="float" office:value="8.899376">
                <text:p>8.89937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3.957885188">
                <text:p>13.957885188</text:p>
              </table:table-cell>
              <table:table-cell office:value-type="float" office:value="8.808467">
                <text:p>8.80846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3.986328005">
                <text:p>13.986328005</text:p>
              </table:table-cell>
              <table:table-cell office:value-type="float" office:value="8.789565">
                <text:p>8.78956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4.014877635">
                <text:p>14.014877635</text:p>
              </table:table-cell>
              <table:table-cell office:value-type="float" office:value="8.7566805">
                <text:p>8.756680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4.042511723">
                <text:p>14.042511723</text:p>
              </table:table-cell>
              <table:table-cell office:value-type="float" office:value="9.046797">
                <text:p>9.04679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.070435733">
                <text:p>14.070435733</text:p>
              </table:table-cell>
              <table:table-cell office:value-type="float" office:value="8.952868">
                <text:p>8.95286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.098329226">
                <text:p>14.098329226</text:p>
              </table:table-cell>
              <table:table-cell office:value-type="float" office:value="8.962664">
                <text:p>8.96266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.12632953">
                <text:p>14.12632953</text:p>
              </table:table-cell>
              <table:table-cell office:value-type="float" office:value="8.928474">
                <text:p>8.92847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.153536366">
                <text:p>14.153536366</text:p>
              </table:table-cell>
              <table:table-cell office:value-type="float" office:value="9.188868">
                <text:p>9.18886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.182467472">
                <text:p>14.182467472</text:p>
              </table:table-cell>
              <table:table-cell office:value-type="float" office:value="8.641218">
                <text:p>8.64121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.218234622">
                <text:p>14.218234622</text:p>
              </table:table-cell>
              <table:table-cell office:value-type="float" office:value="6.9896545">
                <text:p>6.989654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.261081957">
                <text:p>14.261081957</text:p>
              </table:table-cell>
              <table:table-cell office:value-type="float" office:value="5.8346686">
                <text:p>5.834668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.302754347">
                <text:p>14.302754347</text:p>
              </table:table-cell>
              <table:table-cell office:value-type="float" office:value="5.999176">
                <text:p>5.99917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.343343344">
                <text:p>14.343343344</text:p>
              </table:table-cell>
              <table:table-cell office:value-type="float" office:value="6.1593046">
                <text:p>6.159304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.382497994">
                <text:p>14.382497994</text:p>
              </table:table-cell>
              <table:table-cell office:value-type="float" office:value="6.384938">
                <text:p>6.38493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.420462444">
                <text:p>14.420462444</text:p>
              </table:table-cell>
              <table:table-cell office:value-type="float" office:value="6.5851083">
                <text:p>6.585108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.456046484">
                <text:p>14.456046484</text:p>
              </table:table-cell>
              <table:table-cell office:value-type="float" office:value="7.0256214">
                <text:p>7.025621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.490943867">
                <text:p>14.490943867</text:p>
              </table:table-cell>
              <table:table-cell office:value-type="float" office:value="7.1638613">
                <text:p>7.163861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.524864673">
                <text:p>14.524864673</text:p>
              </table:table-cell>
              <table:table-cell office:value-type="float" office:value="7.370108">
                <text:p>7.37010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.557961493">
                <text:p>14.557961493</text:p>
              </table:table-cell>
              <table:table-cell office:value-type="float" office:value="7.5535955">
                <text:p>7.553595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.589227229">
                <text:p>14.589227229</text:p>
              </table:table-cell>
              <table:table-cell office:value-type="float" office:value="7.9959736">
                <text:p>7.995973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.620065713">
                <text:p>14.620065713</text:p>
              </table:table-cell>
              <table:table-cell office:value-type="float" office:value="8.106753">
                <text:p>8.10675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.65021754">
                <text:p>14.65021754</text:p>
              </table:table-cell>
              <table:table-cell office:value-type="float" office:value="8.291371">
                <text:p>8.29137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.679804783">
                <text:p>14.679804783</text:p>
              </table:table-cell>
              <table:table-cell office:value-type="float" office:value="8.449587">
                <text:p>8.44958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.707988197">
                <text:p>14.707988197</text:p>
              </table:table-cell>
              <table:table-cell office:value-type="float" office:value="8.870465">
                <text:p>8.87046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.73603428">
                <text:p>14.73603428</text:p>
              </table:table-cell>
              <table:table-cell office:value-type="float" office:value="8.913901">
                <text:p>8.91390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.763775181">
                <text:p>14.763775181</text:p>
              </table:table-cell>
              <table:table-cell office:value-type="float" office:value="9.011964">
                <text:p>9.01196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4.791348234">
                <text:p>14.791348234</text:p>
              </table:table-cell>
              <table:table-cell office:value-type="float" office:value="9.066823">
                <text:p>9.06682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.817883672">
                <text:p>14.817883672</text:p>
              </table:table-cell>
              <table:table-cell office:value-type="float" office:value="9.421363">
                <text:p>9.42136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.84444963">
                <text:p>14.84444963</text:p>
              </table:table-cell>
              <table:table-cell office:value-type="float" office:value="9.41054">
                <text:p>9.4105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.870771443">
                <text:p>14.870771443</text:p>
              </table:table-cell>
              <table:table-cell office:value-type="float" office:value="9.497826">
                <text:p>9.49782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.896894888">
                <text:p>14.896894888</text:p>
              </table:table-cell>
              <table:table-cell office:value-type="float" office:value="9.569948">
                <text:p>9.56994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.922087532">
                <text:p>14.922087532</text:p>
              </table:table-cell>
              <table:table-cell office:value-type="float" office:value="9.923532">
                <text:p>9.92353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.947753206">
                <text:p>14.947753206</text:p>
              </table:table-cell>
              <table:table-cell office:value-type="float" office:value="9.740636">
                <text:p>9.74063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.97360199">
                <text:p>14.97360199</text:p>
              </table:table-cell>
              <table:table-cell office:value-type="float" office:value="9.671635">
                <text:p>9.67163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4.999740694">
                <text:p>14.999740694</text:p>
              </table:table-cell>
              <table:table-cell office:value-type="float" office:value="9.564362">
                <text:p>9.56436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.02523852">
                <text:p>15.02523852</text:p>
              </table:table-cell>
              <table:table-cell office:value-type="float" office:value="9.804757">
                <text:p>9.80475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5.051224635">
                <text:p>15.051224635</text:p>
              </table:table-cell>
              <table:table-cell office:value-type="float" office:value="9.6205225">
                <text:p>9.620522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.077378598">
                <text:p>15.077378598</text:p>
              </table:table-cell>
              <table:table-cell office:value-type="float" office:value="9.558782">
                <text:p>9.55878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.103837742">
                <text:p>15.103837742</text:p>
              </table:table-cell>
              <table:table-cell office:value-type="float" office:value="9.448529">
                <text:p>9.44852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.129656008">
                <text:p>15.129656008</text:p>
              </table:table-cell>
              <table:table-cell office:value-type="float" office:value="9.683067">
                <text:p>9.68306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5.155901526">
                <text:p>15.155901526</text:p>
              </table:table-cell>
              <table:table-cell office:value-type="float" office:value="9.525436">
                <text:p>9.52543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5.182391188">
                <text:p>15.182391188</text:p>
              </table:table-cell>
              <table:table-cell office:value-type="float" office:value="9.437644">
                <text:p>9.43764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.209170771">
                <text:p>15.209170771</text:p>
              </table:table-cell>
              <table:table-cell office:value-type="float" office:value="9.33547">
                <text:p>9.3354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.235309475">
                <text:p>15.235309475</text:p>
              </table:table-cell>
              <table:table-cell office:value-type="float" office:value="9.564362">
                <text:p>9.56436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.261921209">
                <text:p>15.261921209</text:p>
              </table:table-cell>
              <table:table-cell office:value-type="float" office:value="9.394352">
                <text:p>9.39435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5.288731311">
                <text:p>15.288731311</text:p>
              </table:table-cell>
              <table:table-cell office:value-type="float" office:value="9.324843">
                <text:p>9.32484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5.315831334">
                <text:p>15.315831334</text:p>
              </table:table-cell>
              <table:table-cell office:value-type="float" office:value="9.225085">
                <text:p>9.22508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5.34227522">
                <text:p>15.34227522</text:p>
              </table:table-cell>
              <table:table-cell office:value-type="float" office:value="9.453981">
                <text:p>9.45398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5.369207394">
                <text:p>15.369207394</text:p>
              </table:table-cell>
              <table:table-cell office:value-type="float" office:value="9.2825775">
                <text:p>9.282577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5.396337934">
                <text:p>15.396337934</text:p>
              </table:table-cell>
              <table:table-cell office:value-type="float" office:value="9.214708">
                <text:p>9.21470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5.423773656">
                <text:p>15.423773656</text:p>
              </table:table-cell>
              <table:table-cell office:value-type="float" office:value="9.112207">
                <text:p>9.11220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5.45053798">
                <text:p>15.45053798</text:p>
              </table:table-cell>
              <table:table-cell office:value-type="float" office:value="9.340793">
                <text:p>9.34079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5.477805851">
                <text:p>15.477805851</text:p>
              </table:table-cell>
              <table:table-cell office:value-type="float" office:value="9.1683">
                <text:p>9.168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5.505287349">
                <text:p>15.505287349</text:p>
              </table:table-cell>
              <table:table-cell office:value-type="float" office:value="9.09703">
                <text:p>9.0970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5.533074029">
                <text:p>15.533074029</text:p>
              </table:table-cell>
              <table:table-cell office:value-type="float" office:value="8.997117">
                <text:p>8.99711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5.560189311">
                <text:p>15.560189311</text:p>
              </table:table-cell>
              <table:table-cell office:value-type="float" office:value="9.219893">
                <text:p>9.21989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5.587808141">
                <text:p>15.587808141</text:p>
              </table:table-cell>
              <table:table-cell office:value-type="float" office:value="9.051795">
                <text:p>9.05179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5.615640597">
                <text:p>15.615640597</text:p>
              </table:table-cell>
              <table:table-cell office:value-type="float" office:value="8.982319">
                <text:p>8.98231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5.643762974">
                <text:p>15.643762974</text:p>
              </table:table-cell>
              <table:table-cell office:value-type="float" office:value="8.889718">
                <text:p>8.88971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5.671198696">
                <text:p>15.671198696</text:p>
              </table:table-cell>
              <table:table-cell office:value-type="float" office:value="9.112207">
                <text:p>9.11220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5.699137966">
                <text:p>15.699137966</text:p>
              </table:table-cell>
              <table:table-cell office:value-type="float" office:value="8.947979">
                <text:p>8.94797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5.727275603">
                <text:p>15.727275603</text:p>
              </table:table-cell>
              <table:table-cell office:value-type="float" office:value="8.884897">
                <text:p>8.88489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5.75571842">
                <text:p>15.75571842</text:p>
              </table:table-cell>
              <table:table-cell office:value-type="float" office:value="8.789565">
                <text:p>8.78956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5.78347458">
                <text:p>15.78347458</text:p>
              </table:table-cell>
              <table:table-cell office:value-type="float" office:value="9.0070095">
                <text:p>9.007009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5.811764807">
                <text:p>15.811764807</text:p>
              </table:table-cell>
              <table:table-cell office:value-type="float" office:value="8.836974">
                <text:p>8.83697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5.840238141">
                <text:p>15.840238141</text:p>
              </table:table-cell>
              <table:table-cell office:value-type="float" office:value="8.780145">
                <text:p>8.78014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5.868970879">
                <text:p>15.868970879</text:p>
              </table:table-cell>
              <table:table-cell office:value-type="float" office:value="8.700876">
                <text:p>8.70087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5.897047479">
                <text:p>15.897047479</text:p>
              </table:table-cell>
              <table:table-cell office:value-type="float" office:value="8.904212">
                <text:p>8.90421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5.92558185">
                <text:p>15.92558185</text:p>
              </table:table-cell>
              <table:table-cell office:value-type="float" office:value="8.761363">
                <text:p>8.76136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5.954329848">
                <text:p>15.954329848</text:p>
              </table:table-cell>
              <table:table-cell office:value-type="float" office:value="8.696258">
                <text:p>8.69625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5.983321991">
                <text:p>15.983321991</text:p>
              </table:table-cell>
              <table:table-cell office:value-type="float" office:value="8.623027">
                <text:p>8.62302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6.011551181">
                <text:p>16.011551181</text:p>
              </table:table-cell>
              <table:table-cell office:value-type="float" office:value="8.856081">
                <text:p>8.85608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6.040207625">
                <text:p>16.040207625</text:p>
              </table:table-cell>
              <table:table-cell office:value-type="float" office:value="8.724042">
                <text:p>8.72404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6.0690014">
                <text:p>16.0690014</text:p>
              </table:table-cell>
              <table:table-cell office:value-type="float" office:value="8.682432">
                <text:p>8.68243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6.097993543">
                <text:p>16.097993543</text:p>
              </table:table-cell>
              <table:table-cell office:value-type="float" office:value="8.623027">
                <text:p>8.62302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6.126161698">
                <text:p>16.126161698</text:p>
              </table:table-cell>
              <table:table-cell office:value-type="float" office:value="8.875271">
                <text:p>8.87527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6.154680811">
                <text:p>16.154680811</text:p>
              </table:table-cell>
              <table:table-cell office:value-type="float" office:value="8.76605">
                <text:p>8.7660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6.183260959">
                <text:p>16.183260959</text:p>
              </table:table-cell>
              <table:table-cell office:value-type="float" office:value="8.74733">
                <text:p>8.7473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6.212054734">
                <text:p>16.212054734</text:p>
              </table:table-cell>
              <table:table-cell office:value-type="float" office:value="8.682432">
                <text:p>8.68243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.240070299">
                <text:p>16.240070299</text:p>
              </table:table-cell>
              <table:table-cell office:value-type="float" office:value="8.923612">
                <text:p>8.92361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6.268467339">
                <text:p>16.268467339</text:p>
              </table:table-cell>
              <table:table-cell office:value-type="float" office:value="8.803734">
                <text:p>8.80373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6.29700171">
                <text:p>16.29700171</text:p>
              </table:table-cell>
              <table:table-cell office:value-type="float" office:value="8.761363">
                <text:p>8.76136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6.325749708">
                <text:p>16.325749708</text:p>
              </table:table-cell>
              <table:table-cell office:value-type="float" office:value="8.696258">
                <text:p>8.69625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6.353734754">
                <text:p>16.353734754</text:p>
              </table:table-cell>
              <table:table-cell office:value-type="float" office:value="8.933342">
                <text:p>8.93334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6.382131794">
                <text:p>16.382131794</text:p>
              </table:table-cell>
              <table:table-cell office:value-type="float" office:value="8.803734">
                <text:p>8.80373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6.410681424">
                <text:p>16.410681424</text:p>
              </table:table-cell>
              <table:table-cell office:value-type="float" office:value="8.7566805">
                <text:p>8.756680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6.43945994">
                <text:p>16.43945994</text:p>
              </table:table-cell>
              <table:table-cell office:value-type="float" office:value="8.687036">
                <text:p>8.68703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6.467475505">
                <text:p>16.467475505</text:p>
              </table:table-cell>
              <table:table-cell office:value-type="float" office:value="8.923612">
                <text:p>8.92361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6.495964098">
                <text:p>16.495964098</text:p>
              </table:table-cell>
              <table:table-cell office:value-type="float" office:value="8.775442">
                <text:p>8.77544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6.524620542">
                <text:p>16.524620542</text:p>
              </table:table-cell>
              <table:table-cell office:value-type="float" office:value="8.724042">
                <text:p>8.72404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6.55352113">
                <text:p>16.55352113</text:p>
              </table:table-cell>
              <table:table-cell office:value-type="float" office:value="8.650343">
                <text:p>8.65034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6.581704544">
                <text:p>16.581704544</text:p>
              </table:table-cell>
              <table:table-cell office:value-type="float" office:value="8.870465">
                <text:p>8.87046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6.610315209">
                <text:p>16.610315209</text:p>
              </table:table-cell>
              <table:table-cell office:value-type="float" office:value="8.738">
                <text:p>8.73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6.639139501">
                <text:p>16.639139501</text:p>
              </table:table-cell>
              <table:table-cell office:value-type="float" office:value="8.67324">
                <text:p>8.6732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6.668223196">
                <text:p>16.668223196</text:p>
              </table:table-cell>
              <table:table-cell office:value-type="float" office:value="8.595881">
                <text:p>8.59588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6.696528682">
                <text:p>16.696528682</text:p>
              </table:table-cell>
              <table:table-cell office:value-type="float" office:value="8.832211">
                <text:p>8.83221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6.725307198">
                <text:p>16.725307198</text:p>
              </table:table-cell>
              <table:table-cell office:value-type="float" office:value="8.687036">
                <text:p>8.68703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6.754238304">
                <text:p>16.754238304</text:p>
              </table:table-cell>
              <table:table-cell office:value-type="float" office:value="8.641218">
                <text:p>8.64121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6.783367777">
                <text:p>16.783367777</text:p>
              </table:table-cell>
              <table:table-cell office:value-type="float" office:value="8.582373">
                <text:p>8.58237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6.811749559">
                <text:p>16.811749559</text:p>
              </table:table-cell>
              <table:table-cell office:value-type="float" office:value="8.808467">
                <text:p>8.80846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6.840543334">
                <text:p>16.840543334</text:p>
              </table:table-cell>
              <table:table-cell office:value-type="float" office:value="8.682432">
                <text:p>8.68243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6.86947444">
                <text:p>16.86947444</text:p>
              </table:table-cell>
              <table:table-cell office:value-type="float" office:value="8.641218">
                <text:p>8.64121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6.898588655">
                <text:p>16.898588655</text:p>
              </table:table-cell>
              <table:table-cell office:value-type="float" office:value="8.586871">
                <text:p>8.58687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6.926833104">
                <text:p>16.926833104</text:p>
              </table:table-cell>
              <table:table-cell office:value-type="float" office:value="8.851297">
                <text:p>8.85129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6.955443769">
                <text:p>16.955443769</text:p>
              </table:table-cell>
              <table:table-cell office:value-type="float" office:value="8.738">
                <text:p>8.73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6.984115471">
                <text:p>16.984115471</text:p>
              </table:table-cell>
              <table:table-cell office:value-type="float" office:value="8.7193985">
                <text:p>8.719398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7.012924504">
                <text:p>17.012924504</text:p>
              </table:table-cell>
              <table:table-cell office:value-type="float" office:value="8.677834">
                <text:p>8.67783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7.040894291">
                <text:p>17.040894291</text:p>
              </table:table-cell>
              <table:table-cell office:value-type="float" office:value="8.938216">
                <text:p>8.93821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7.069169259">
                <text:p>17.069169259</text:p>
              </table:table-cell>
              <table:table-cell office:value-type="float" office:value="8.8417425">
                <text:p>8.841742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7.097520521">
                <text:p>17.097520521</text:p>
              </table:table-cell>
              <table:table-cell office:value-type="float" office:value="8.817949">
                <text:p>8.81794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7.125993855">
                <text:p>17.125993855</text:p>
              </table:table-cell>
              <table:table-cell office:value-type="float" office:value="8.780145">
                <text:p>8.78014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7.153612685">
                <text:p>17.153612685</text:p>
              </table:table-cell>
              <table:table-cell office:value-type="float" office:value="9.051795">
                <text:p>9.05179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7.181567213">
                <text:p>17.181567213</text:p>
              </table:table-cell>
              <table:table-cell office:value-type="float" office:value="8.943095">
                <text:p>8.94309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7.209552259">
                <text:p>17.209552259</text:p>
              </table:table-cell>
              <table:table-cell office:value-type="float" office:value="8.933342">
                <text:p>8.93334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7.237705155">
                <text:p>17.237705155</text:p>
              </table:table-cell>
              <table:table-cell office:value-type="float" office:value="8.880081">
                <text:p>8.88008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7.264973026">
                <text:p>17.264973026</text:p>
              </table:table-cell>
              <table:table-cell office:value-type="float" office:value="9.1683">
                <text:p>9.168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7.292591856">
                <text:p>17.292591856</text:p>
              </table:table-cell>
              <table:table-cell office:value-type="float" office:value="9.051795">
                <text:p>9.05179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7.320286981">
                <text:p>17.320286981</text:p>
              </table:table-cell>
              <table:table-cell office:value-type="float" office:value="9.026859">
                <text:p>9.02685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7.348134696">
                <text:p>17.348134696</text:p>
              </table:table-cell>
              <table:table-cell office:value-type="float" office:value="8.977397">
                <text:p>8.97739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7.375188943">
                <text:p>17.375188943</text:p>
              </table:table-cell>
              <table:table-cell office:value-type="float" office:value="9.240694">
                <text:p>9.24069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7.402578887">
                <text:p>17.402578887</text:p>
              </table:table-cell>
              <table:table-cell office:value-type="float" office:value="9.127438">
                <text:p>9.12743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7.430014609">
                <text:p>17.430014609</text:p>
              </table:table-cell>
              <table:table-cell office:value-type="float" office:value="9.112207">
                <text:p>9.11220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7.457618179">
                <text:p>17.457618179</text:p>
              </table:table-cell>
              <table:table-cell office:value-type="float" office:value="9.056799">
                <text:p>9.05679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7.484458799">
                <text:p>17.484458799</text:p>
              </table:table-cell>
              <table:table-cell office:value-type="float" office:value="9.314241">
                <text:p>9.31424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7.511757189">
                <text:p>17.511757189</text:p>
              </table:table-cell>
              <table:table-cell office:value-type="float" office:value="9.158049">
                <text:p>9.15804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7.539177652">
                <text:p>17.539177652</text:p>
              </table:table-cell>
              <table:table-cell office:value-type="float" office:value="9.117278">
                <text:p>9.11727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7.566827001">
                <text:p>17.566827001</text:p>
              </table:table-cell>
              <table:table-cell office:value-type="float" office:value="9.041804">
                <text:p>9.04180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7.593743917">
                <text:p>17.593743917</text:p>
              </table:table-cell>
              <table:table-cell office:value-type="float" office:value="9.28784">
                <text:p>9.2878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7.621088084">
                <text:p>17.621088084</text:p>
              </table:table-cell>
              <table:table-cell office:value-type="float" office:value="9.142717">
                <text:p>9.14271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7.648584841">
                <text:p>17.648584841</text:p>
              </table:table-cell>
              <table:table-cell office:value-type="float" office:value="9.091981">
                <text:p>9.09198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7.676279966">
                <text:p>17.676279966</text:p>
              </table:table-cell>
              <table:table-cell office:value-type="float" office:value="9.026859">
                <text:p>9.02685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7.703273176">
                <text:p>17.703273176</text:p>
              </table:table-cell>
              <table:table-cell office:value-type="float" office:value="9.261588">
                <text:p>9.26158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7.730708898">
                <text:p>17.730708898</text:p>
              </table:table-cell>
              <table:table-cell office:value-type="float" office:value="9.112207">
                <text:p>9.11220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7.75829721">
                <text:p>17.75829721</text:p>
              </table:table-cell>
              <table:table-cell office:value-type="float" office:value="9.061809">
                <text:p>9.06180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7.786099148">
                <text:p>17.786099148</text:p>
              </table:table-cell>
              <table:table-cell office:value-type="float" office:value="8.992179">
                <text:p>8.99217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7.813138136">
                <text:p>17.813138136</text:p>
              </table:table-cell>
              <table:table-cell office:value-type="float" office:value="9.245909">
                <text:p>9.24590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7.840604376">
                <text:p>17.840604376</text:p>
              </table:table-cell>
              <table:table-cell office:value-type="float" office:value="9.102083">
                <text:p>9.10208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7.868223206">
                <text:p>17.868223206</text:p>
              </table:table-cell>
              <table:table-cell office:value-type="float" office:value="9.051795">
                <text:p>9.05179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7.896101438">
                <text:p>17.896101438</text:p>
              </table:table-cell>
              <table:table-cell office:value-type="float" office:value="8.96757">
                <text:p>8.9675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7.923247238">
                <text:p>17.923247238</text:p>
              </table:table-cell>
              <table:table-cell office:value-type="float" office:value="9.209529">
                <text:p>9.20952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7.950820291">
                <text:p>17.950820291</text:p>
              </table:table-cell>
              <table:table-cell office:value-type="float" office:value="9.066823">
                <text:p>9.06682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7.978561192">
                <text:p>17.978561192</text:p>
              </table:table-cell>
              <table:table-cell office:value-type="float" office:value="9.011964">
                <text:p>9.01196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8.006546238">
                <text:p>18.006546238</text:p>
              </table:table-cell>
              <table:table-cell office:value-type="float" office:value="8.933342">
                <text:p>8.93334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8.033798851">
                <text:p>18.033798851</text:p>
              </table:table-cell>
              <table:table-cell office:value-type="float" office:value="9.173432">
                <text:p>9.17343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8.061509235">
                <text:p>18.061509235</text:p>
              </table:table-cell>
              <table:table-cell office:value-type="float" office:value="9.021889">
                <text:p>9.02188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8.089341691">
                <text:p>18.089341691</text:p>
              </table:table-cell>
              <table:table-cell office:value-type="float" office:value="8.982319">
                <text:p>8.98231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8.117433551">
                <text:p>18.117433551</text:p>
              </table:table-cell>
              <table:table-cell office:value-type="float" office:value="8.899376">
                <text:p>8.89937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8.144747201">
                <text:p>18.144747201</text:p>
              </table:table-cell>
              <table:table-cell office:value-type="float" office:value="9.152933">
                <text:p>9.15293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8.172533881">
                <text:p>18.172533881</text:p>
              </table:table-cell>
              <table:table-cell office:value-type="float" office:value="8.997117">
                <text:p>8.99711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8.200473151">
                <text:p>18.200473151</text:p>
              </table:table-cell>
              <table:table-cell office:value-type="float" office:value="8.947979">
                <text:p>8.94797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8.228641306">
                <text:p>18.228641306</text:p>
              </table:table-cell>
              <table:table-cell office:value-type="float" office:value="8.875271">
                <text:p>8.87527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8.256061769">
                <text:p>18.256061769</text:p>
              </table:table-cell>
              <table:table-cell office:value-type="float" office:value="9.117278">
                <text:p>9.11727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8.283924743">
                <text:p>18.283924743</text:p>
              </table:table-cell>
              <table:table-cell office:value-type="float" office:value="8.972481">
                <text:p>8.97248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8.311925047">
                <text:p>18.311925047</text:p>
              </table:table-cell>
              <table:table-cell office:value-type="float" office:value="8.928474">
                <text:p>8.92847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8.340169496">
                <text:p>18.340169496</text:p>
              </table:table-cell>
              <table:table-cell office:value-type="float" office:value="8.851297">
                <text:p>8.85129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8.367696772">
                <text:p>18.367696772</text:p>
              </table:table-cell>
              <table:table-cell office:value-type="float" office:value="9.081901">
                <text:p>9.08190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8.395712337">
                <text:p>18.395712337</text:p>
              </table:table-cell>
              <table:table-cell office:value-type="float" office:value="8.923612">
                <text:p>8.92361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8.423849974">
                <text:p>18.423849974</text:p>
              </table:table-cell>
              <table:table-cell office:value-type="float" office:value="8.884897">
                <text:p>8.88489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8.452277532">
                <text:p>18.452277532</text:p>
              </table:table-cell>
              <table:table-cell office:value-type="float" office:value="8.794283">
                <text:p>8.79428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8.479957398">
                <text:p>18.479957398</text:p>
              </table:table-cell>
              <table:table-cell office:value-type="float" office:value="9.031836">
                <text:p>9.03183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8.508140812">
                <text:p>18.508140812</text:p>
              </table:table-cell>
              <table:table-cell office:value-type="float" office:value="8.870465">
                <text:p>8.87046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8.536476815">
                <text:p>18.536476815</text:p>
              </table:table-cell>
              <table:table-cell office:value-type="float" office:value="8.822698">
                <text:p>8.82269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8.56508748">
                <text:p>18.56508748</text:p>
              </table:table-cell>
              <table:table-cell office:value-type="float" office:value="8.738">
                <text:p>8.73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8.592965712">
                <text:p>18.592965712</text:p>
              </table:table-cell>
              <table:table-cell office:value-type="float" office:value="8.96757">
                <text:p>8.9675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8.621271198">
                <text:p>18.621271198</text:p>
              </table:table-cell>
              <table:table-cell office:value-type="float" office:value="8.832211">
                <text:p>8.83221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8.649805569">
                <text:p>18.649805569</text:p>
              </table:table-cell>
              <table:table-cell office:value-type="float" office:value="8.761363">
                <text:p>8.76136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8.678614602">
                <text:p>18.678614602</text:p>
              </table:table-cell>
              <table:table-cell office:value-type="float" office:value="8.677834">
                <text:p>8.67783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8.706675943">
                <text:p>18.706675943</text:p>
              </table:table-cell>
              <table:table-cell office:value-type="float" office:value="8.909054">
                <text:p>8.90905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8.735225573">
                <text:p>18.735225573</text:p>
              </table:table-cell>
              <table:table-cell office:value-type="float" office:value="8.7566805">
                <text:p>8.756680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8.763958311">
                <text:p>18.763958311</text:p>
              </table:table-cell>
              <table:table-cell office:value-type="float" office:value="8.700876">
                <text:p>8.70087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8.792950454">
                <text:p>18.792950454</text:p>
              </table:table-cell>
              <table:table-cell office:value-type="float" office:value="8.623027">
                <text:p>8.62302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8.821210164">
                <text:p>18.821210164</text:p>
              </table:table-cell>
              <table:table-cell office:value-type="float" office:value="8.846517">
                <text:p>8.84651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8.849881866">
                <text:p>18.849881866</text:p>
              </table:table-cell>
              <table:table-cell office:value-type="float" office:value="8.7193985">
                <text:p>8.719398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8.878751936">
                <text:p>18.878751936</text:p>
              </table:table-cell>
              <table:table-cell office:value-type="float" office:value="8.659487">
                <text:p>8.65948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8.907896668">
                <text:p>18.907896668</text:p>
              </table:table-cell>
              <table:table-cell office:value-type="float" office:value="8.57788">
                <text:p>8.5778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8.93624793">
                <text:p>18.93624793</text:p>
              </table:table-cell>
              <table:table-cell office:value-type="float" office:value="8.817949">
                <text:p>8.81794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8.965041705">
                <text:p>18.965041705</text:p>
              </table:table-cell>
              <table:table-cell office:value-type="float" office:value="8.682432">
                <text:p>8.68243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8.993988069">
                <text:p>18.993988069</text:p>
              </table:table-cell>
              <table:table-cell office:value-type="float" office:value="8.636663">
                <text:p>8.63666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9.023132801">
                <text:p>19.023132801</text:p>
              </table:table-cell>
              <table:table-cell office:value-type="float" office:value="8.57788">
                <text:p>8.5778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9.051468804">
                <text:p>19.051468804</text:p>
              </table:table-cell>
              <table:table-cell office:value-type="float" office:value="8.822698">
                <text:p>8.82269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9.080186283">
                <text:p>19.080186283</text:p>
              </table:table-cell>
              <table:table-cell office:value-type="float" office:value="8.7055">
                <text:p>8.705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9.10894954">
                <text:p>19.10894954</text:p>
              </table:table-cell>
              <table:table-cell office:value-type="float" office:value="8.691645">
                <text:p>8.69164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9.137880646">
                <text:p>19.137880646</text:p>
              </table:table-cell>
              <table:table-cell office:value-type="float" office:value="8.641218">
                <text:p>8.64121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9.16591147">
                <text:p>19.16591147</text:p>
              </table:table-cell>
              <table:table-cell office:value-type="float" office:value="8.918754">
                <text:p>8.91875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9.194232215">
                <text:p>19.194232215</text:p>
              </table:table-cell>
              <table:table-cell office:value-type="float" office:value="8.827452">
                <text:p>8.82745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9.222598736">
                <text:p>19.222598736</text:p>
              </table:table-cell>
              <table:table-cell office:value-type="float" office:value="8.813207">
                <text:p>8.81320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9.25110259">
                <text:p>19.25110259</text:p>
              </table:table-cell>
              <table:table-cell office:value-type="float" office:value="8.770743">
                <text:p>8.77074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9.27872142">
                <text:p>19.27872142</text:p>
              </table:table-cell>
              <table:table-cell office:value-type="float" office:value="9.051795">
                <text:p>9.05179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9.306630172">
                <text:p>19.306630172</text:p>
              </table:table-cell>
              <table:table-cell office:value-type="float" office:value="8.957764">
                <text:p>8.95776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9.334599959">
                <text:p>19.334599959</text:p>
              </table:table-cell>
              <table:table-cell office:value-type="float" office:value="8.938216">
                <text:p>8.93821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9.362691819">
                <text:p>19.362691819</text:p>
              </table:table-cell>
              <table:table-cell office:value-type="float" office:value="8.899376">
                <text:p>8.89937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9.389929173">
                <text:p>19.389929173</text:p>
              </table:table-cell>
              <table:table-cell office:value-type="float" office:value="9.178572">
                <text:p>9.17857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9.417532743">
                <text:p>19.417532743</text:p>
              </table:table-cell>
              <table:table-cell office:value-type="float" office:value="9.056799">
                <text:p>9.05679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9.445212609">
                <text:p>19.445212609</text:p>
              </table:table-cell>
              <table:table-cell office:value-type="float" office:value="9.031836">
                <text:p>9.03183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9.473075583">
                <text:p>19.473075583</text:p>
              </table:table-cell>
              <table:table-cell office:value-type="float" office:value="8.972481">
                <text:p>8.97248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9.50012983">
                <text:p>19.50012983</text:p>
              </table:table-cell>
              <table:table-cell office:value-type="float" office:value="9.240694">
                <text:p>9.24069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9.527565552">
                <text:p>19.527565552</text:p>
              </table:table-cell>
              <table:table-cell office:value-type="float" office:value="9.112207">
                <text:p>9.11220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9.555077568">
                <text:p>19.555077568</text:p>
              </table:table-cell>
              <table:table-cell office:value-type="float" office:value="9.086939">
                <text:p>9.08693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9.582803211">
                <text:p>19.582803211</text:p>
              </table:table-cell>
              <table:table-cell office:value-type="float" office:value="9.016924">
                <text:p>9.01692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9.609735385">
                <text:p>19.609735385</text:p>
              </table:table-cell>
              <table:table-cell office:value-type="float" office:value="9.2825775">
                <text:p>9.282577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9.637064293">
                <text:p>19.637064293</text:p>
              </table:table-cell>
              <table:table-cell office:value-type="float" office:value="9.147822">
                <text:p>9.14782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9.664484756">
                <text:p>19.664484756</text:p>
              </table:table-cell>
              <table:table-cell office:value-type="float" office:value="9.117278">
                <text:p>9.11727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9.692134105">
                <text:p>19.692134105</text:p>
              </table:table-cell>
              <table:table-cell office:value-type="float" office:value="9.041804">
                <text:p>9.04180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9.71903576">
                <text:p>19.71903576</text:p>
              </table:table-cell>
              <table:table-cell office:value-type="float" office:value="9.293109">
                <text:p>9.29310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9.74633415">
                <text:p>19.74633415</text:p>
              </table:table-cell>
              <table:table-cell office:value-type="float" office:value="9.158049">
                <text:p>9.15804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9.77378513">
                <text:p>19.77378513</text:p>
              </table:table-cell>
              <table:table-cell office:value-type="float" office:value="9.107142">
                <text:p>9.10714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9.801480255">
                <text:p>19.801480255</text:p>
              </table:table-cell>
              <table:table-cell office:value-type="float" office:value="9.026859">
                <text:p>9.02685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9.828427688">
                <text:p>19.828427688</text:p>
              </table:table-cell>
              <table:table-cell office:value-type="float" office:value="9.277321">
                <text:p>9.27732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9.855802373">
                <text:p>19.855802373</text:p>
              </table:table-cell>
              <table:table-cell office:value-type="float" office:value="9.132525">
                <text:p>9.13252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9.883344908">
                <text:p>19.883344908</text:p>
              </table:table-cell>
              <table:table-cell office:value-type="float" office:value="9.076869">
                <text:p>9.07686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9.911085809">
                <text:p>19.911085809</text:p>
              </table:table-cell>
              <table:table-cell office:value-type="float" office:value="9.011964">
                <text:p>9.01196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9.938140056">
                <text:p>19.938140056</text:p>
              </table:table-cell>
              <table:table-cell office:value-type="float" office:value="9.240694">
                <text:p>9.24069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9.965606296">
                <text:p>19.965606296</text:p>
              </table:table-cell>
              <table:table-cell office:value-type="float" office:value="9.102083">
                <text:p>9.10208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9.993240384">
                <text:p>19.993240384</text:p>
              </table:table-cell>
              <table:table-cell office:value-type="float" office:value="9.046797">
                <text:p>9.04679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0.021133877">
                <text:p>20.021133877</text:p>
              </table:table-cell>
              <table:table-cell office:value-type="float" office:value="8.962664">
                <text:p>8.96266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0.048294937">
                <text:p>20.048294937</text:p>
              </table:table-cell>
              <table:table-cell office:value-type="float" office:value="9.204354">
                <text:p>9.20435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0.075898507">
                <text:p>20.075898507</text:p>
              </table:table-cell>
              <table:table-cell office:value-type="float" office:value="9.056799">
                <text:p>9.05679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0.103654667">
                <text:p>20.103654667</text:p>
              </table:table-cell>
              <table:table-cell office:value-type="float" office:value="9.0070095">
                <text:p>9.007009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0.131654971">
                <text:p>20.131654971</text:p>
              </table:table-cell>
              <table:table-cell office:value-type="float" office:value="8.928474">
                <text:p>8.92847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0.158922842">
                <text:p>20.158922842</text:p>
              </table:table-cell>
              <table:table-cell office:value-type="float" office:value="9.1683">
                <text:p>9.168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0.186663743">
                <text:p>20.186663743</text:p>
              </table:table-cell>
              <table:table-cell office:value-type="float" office:value="9.011964">
                <text:p>9.01196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0.214557236">
                <text:p>20.214557236</text:p>
              </table:table-cell>
              <table:table-cell office:value-type="float" office:value="8.962664">
                <text:p>8.96266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0.24274065">
                <text:p>20.24274065</text:p>
              </table:table-cell>
              <table:table-cell office:value-type="float" office:value="8.870465">
                <text:p>8.87046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0.27019163">
                <text:p>20.27019163</text:p>
              </table:table-cell>
              <table:table-cell office:value-type="float" office:value="9.107142">
                <text:p>9.10714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0.298100382">
                <text:p>20.298100382</text:p>
              </table:table-cell>
              <table:table-cell office:value-type="float" office:value="8.957764">
                <text:p>8.95776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0.326161723">
                <text:p>20.326161723</text:p>
              </table:table-cell>
              <table:table-cell office:value-type="float" office:value="8.909054">
                <text:p>8.90905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0.354528244">
                <text:p>20.354528244</text:p>
              </table:table-cell>
              <table:table-cell office:value-type="float" office:value="8.813207">
                <text:p>8.81320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0.382162332">
                <text:p>20.382162332</text:p>
              </table:table-cell>
              <table:table-cell office:value-type="float" office:value="9.046797">
                <text:p>9.04679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0.41026945">
                <text:p>20.41026945</text:p>
              </table:table-cell>
              <table:table-cell office:value-type="float" office:value="8.894545">
                <text:p>8.89454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0.438559677">
                <text:p>20.438559677</text:p>
              </table:table-cell>
              <table:table-cell office:value-type="float" office:value="8.836974">
                <text:p>8.83697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0.467094048">
                <text:p>20.467094048</text:p>
              </table:table-cell>
              <table:table-cell office:value-type="float" office:value="8.761363">
                <text:p>8.76136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0.494911245">
                <text:p>20.494911245</text:p>
              </table:table-cell>
              <table:table-cell office:value-type="float" office:value="8.9872465">
                <text:p>8.987246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0.52323199">
                <text:p>20.52323199</text:p>
              </table:table-cell>
              <table:table-cell office:value-type="float" office:value="8.827452">
                <text:p>8.82745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0.551705324">
                <text:p>20.551705324</text:p>
              </table:table-cell>
              <table:table-cell office:value-type="float" office:value="8.780145">
                <text:p>8.78014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0.580468581">
                <text:p>20.580468581</text:p>
              </table:table-cell>
              <table:table-cell office:value-type="float" office:value="8.691645">
                <text:p>8.69164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0.608484146">
                <text:p>20.608484146</text:p>
              </table:table-cell>
              <table:table-cell office:value-type="float" office:value="8.923612">
                <text:p>8.92361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0.636988">
                <text:p>20.636988</text:p>
              </table:table-cell>
              <table:table-cell office:value-type="float" office:value="8.770743">
                <text:p>8.77074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0.665674961">
                <text:p>20.665674961</text:p>
              </table:table-cell>
              <table:table-cell office:value-type="float" office:value="8.714761">
                <text:p>8.71476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0.694621325">
                <text:p>20.694621325</text:p>
              </table:table-cell>
              <table:table-cell office:value-type="float" office:value="8.636663">
                <text:p>8.63666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0.722850515">
                <text:p>20.722850515</text:p>
              </table:table-cell>
              <table:table-cell office:value-type="float" office:value="8.856081">
                <text:p>8.85608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0.751537476">
                <text:p>20.751537476</text:p>
              </table:table-cell>
              <table:table-cell office:value-type="float" office:value="8.714761">
                <text:p>8.71476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0.780377026">
                <text:p>20.780377026</text:p>
              </table:table-cell>
              <table:table-cell office:value-type="float" office:value="8.668651">
                <text:p>8.66865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0.809506499">
                <text:p>20.809506499</text:p>
              </table:table-cell>
              <table:table-cell office:value-type="float" office:value="8.582373">
                <text:p>8.58237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0.837842502">
                <text:p>20.837842502</text:p>
              </table:table-cell>
              <table:table-cell office:value-type="float" office:value="8.822698">
                <text:p>8.82269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0.866651535">
                <text:p>20.866651535</text:p>
              </table:table-cell>
              <table:table-cell office:value-type="float" office:value="8.677834">
                <text:p>8.67783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0.895582641">
                <text:p>20.895582641</text:p>
              </table:table-cell>
              <table:table-cell office:value-type="float" office:value="8.641218">
                <text:p>8.64121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0.924788408">
                <text:p>20.924788408</text:p>
              </table:table-cell>
              <table:table-cell office:value-type="float" office:value="8.559954">
                <text:p>8.55995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0.953200708">
                <text:p>20.953200708</text:p>
              </table:table-cell>
              <table:table-cell office:value-type="float" office:value="8.799006">
                <text:p>8.79900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0.982025">
                <text:p>20.982025</text:p>
              </table:table-cell>
              <table:table-cell office:value-type="float" office:value="8.67324">
                <text:p>8.6732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1.011001882">
                <text:p>21.011001882</text:p>
              </table:table-cell>
              <table:table-cell office:value-type="float" office:value="8.627567">
                <text:p>8.62756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1.040192391">
                <text:p>21.040192391</text:p>
              </table:table-cell>
              <table:table-cell office:value-type="float" office:value="8.564428">
                <text:p>8.56442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1.068543653">
                <text:p>21.068543653</text:p>
              </table:table-cell>
              <table:table-cell office:value-type="float" office:value="8.817949">
                <text:p>8.81794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1.097276391">
                <text:p>21.097276391</text:p>
              </table:table-cell>
              <table:table-cell office:value-type="float" office:value="8.700876">
                <text:p>8.70087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1.126161721">
                <text:p>21.126161721</text:p>
              </table:table-cell>
              <table:table-cell office:value-type="float" office:value="8.654912">
                <text:p>8.65491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1.155230157">
                <text:p>21.155230157</text:p>
              </table:table-cell>
              <table:table-cell office:value-type="float" office:value="8.600394">
                <text:p>8.60039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1.183489867">
                <text:p>21.183489867</text:p>
              </table:table-cell>
              <table:table-cell office:value-type="float" office:value="8.846517">
                <text:p>8.84651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1.212146311">
                <text:p>21.212146311</text:p>
              </table:table-cell>
              <table:table-cell office:value-type="float" office:value="8.724042">
                <text:p>8.72404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1.240894309">
                <text:p>21.240894309</text:p>
              </table:table-cell>
              <table:table-cell office:value-type="float" office:value="8.696258">
                <text:p>8.69625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1.269825415">
                <text:p>21.269825415</text:p>
              </table:table-cell>
              <table:table-cell office:value-type="float" office:value="8.641218">
                <text:p>8.64121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1.297932533">
                <text:p>21.297932533</text:p>
              </table:table-cell>
              <table:table-cell office:value-type="float" office:value="8.894545">
                <text:p>8.89454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1.326405867">
                <text:p>21.326405867</text:p>
              </table:table-cell>
              <table:table-cell office:value-type="float" office:value="8.780145">
                <text:p>8.78014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1.354955497">
                <text:p>21.354955497</text:p>
              </table:table-cell>
              <table:table-cell office:value-type="float" office:value="8.7566805">
                <text:p>8.756680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1.383703495">
                <text:p>21.383703495</text:p>
              </table:table-cell>
              <table:table-cell office:value-type="float" office:value="8.696258">
                <text:p>8.69625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1.411612247">
                <text:p>21.411612247</text:p>
              </table:table-cell>
              <table:table-cell office:value-type="float" office:value="8.957764">
                <text:p>8.95776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1.439932992">
                <text:p>21.439932992</text:p>
              </table:table-cell>
              <table:table-cell office:value-type="float" office:value="8.827452">
                <text:p>8.82745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1.468330032">
                <text:p>21.468330032</text:p>
              </table:table-cell>
              <table:table-cell office:value-type="float" office:value="8.803734">
                <text:p>8.80373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1.496879662">
                <text:p>21.496879662</text:p>
              </table:table-cell>
              <table:table-cell office:value-type="float" office:value="8.7566805">
                <text:p>8.756680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1.5246816">
                <text:p>21.5246816</text:p>
              </table:table-cell>
              <table:table-cell office:value-type="float" office:value="8.992179">
                <text:p>8.99217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1.552834496">
                <text:p>21.552834496</text:p>
              </table:table-cell>
              <table:table-cell office:value-type="float" office:value="8.880081">
                <text:p>8.88008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1.581139982">
                <text:p>21.581139982</text:p>
              </table:table-cell>
              <table:table-cell office:value-type="float" office:value="8.832211">
                <text:p>8.83221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1.609643836">
                <text:p>21.609643836</text:p>
              </table:table-cell>
              <table:table-cell office:value-type="float" office:value="8.770743">
                <text:p>8.77074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1.63735422">
                <text:p>21.63735422</text:p>
              </table:table-cell>
              <table:table-cell office:value-type="float" office:value="9.021889">
                <text:p>9.02188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1.665491857">
                <text:p>21.665491857</text:p>
              </table:table-cell>
              <table:table-cell office:value-type="float" office:value="8.884897">
                <text:p>8.88489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1.693751567">
                <text:p>21.693751567</text:p>
              </table:table-cell>
              <table:table-cell office:value-type="float" office:value="8.846517">
                <text:p>8.84651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1.722224901">
                <text:p>21.722224901</text:p>
              </table:table-cell>
              <table:table-cell office:value-type="float" office:value="8.780145">
                <text:p>8.78014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1.74987425">
                <text:p>21.74987425</text:p>
              </table:table-cell>
              <table:table-cell office:value-type="float" office:value="9.041804">
                <text:p>9.04180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1.777935591">
                <text:p>21.777935591</text:p>
              </table:table-cell>
              <table:table-cell office:value-type="float" office:value="8.909054">
                <text:p>8.90905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1.806103746">
                <text:p>21.806103746</text:p>
              </table:table-cell>
              <table:table-cell office:value-type="float" office:value="8.875271">
                <text:p>8.87527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1.834455008">
                <text:p>21.834455008</text:p>
              </table:table-cell>
              <table:table-cell office:value-type="float" office:value="8.817949">
                <text:p>8.81794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1.86204332">
                <text:p>21.86204332</text:p>
              </table:table-cell>
              <table:table-cell office:value-type="float" office:value="9.061809">
                <text:p>9.06180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1.890028366">
                <text:p>21.890028366</text:p>
              </table:table-cell>
              <table:table-cell office:value-type="float" office:value="8.933342">
                <text:p>8.93334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1.918089707">
                <text:p>21.918089707</text:p>
              </table:table-cell>
              <table:table-cell office:value-type="float" office:value="8.909054">
                <text:p>8.90905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1.946364675">
                <text:p>21.946364675</text:p>
              </table:table-cell>
              <table:table-cell office:value-type="float" office:value="8.8417425">
                <text:p>8.841742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1.973800397">
                <text:p>21.973800397</text:p>
              </table:table-cell>
              <table:table-cell office:value-type="float" office:value="9.112207">
                <text:p>9.11220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2.001602335">
                <text:p>22.001602335</text:p>
              </table:table-cell>
              <table:table-cell office:value-type="float" office:value="8.992179">
                <text:p>8.99217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2.029511087">
                <text:p>22.029511087</text:p>
              </table:table-cell>
              <table:table-cell office:value-type="float" office:value="8.957764">
                <text:p>8.95776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2.057587687">
                <text:p>22.057587687</text:p>
              </table:table-cell>
              <table:table-cell office:value-type="float" office:value="8.904212">
                <text:p>8.90421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2.084886077">
                <text:p>22.084886077</text:p>
              </table:table-cell>
              <table:table-cell office:value-type="float" office:value="9.158049">
                <text:p>9.15804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2.112474389">
                <text:p>22.112474389</text:p>
              </table:table-cell>
              <table:table-cell office:value-type="float" office:value="9.061809">
                <text:p>9.06180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2.140184773">
                <text:p>22.140184773</text:p>
              </table:table-cell>
              <table:table-cell office:value-type="float" office:value="9.021889">
                <text:p>9.02188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2.168063005">
                <text:p>22.168063005</text:p>
              </table:table-cell>
              <table:table-cell office:value-type="float" office:value="8.96757">
                <text:p>8.9675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2.195178287">
                <text:p>22.195178287</text:p>
              </table:table-cell>
              <table:table-cell office:value-type="float" office:value="9.219893">
                <text:p>9.21989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2.222690303">
                <text:p>22.222690303</text:p>
              </table:table-cell>
              <table:table-cell office:value-type="float" office:value="9.086939">
                <text:p>9.08693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2.250293873">
                <text:p>22.250293873</text:p>
              </table:table-cell>
              <table:table-cell office:value-type="float" office:value="9.056799">
                <text:p>9.05679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2.278141588">
                <text:p>22.278141588</text:p>
              </table:table-cell>
              <table:table-cell office:value-type="float" office:value="8.977397">
                <text:p>8.97739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2.305180576">
                <text:p>22.305180576</text:p>
              </table:table-cell>
              <table:table-cell office:value-type="float" office:value="9.245909">
                <text:p>9.24590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2.332631556">
                <text:p>22.332631556</text:p>
              </table:table-cell>
              <table:table-cell office:value-type="float" office:value="9.107142">
                <text:p>9.10714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2.360204609">
                <text:p>22.360204609</text:p>
              </table:table-cell>
              <table:table-cell office:value-type="float" office:value="9.066823">
                <text:p>9.06682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2.387960769">
                <text:p>22.387960769</text:p>
              </table:table-cell>
              <table:table-cell office:value-type="float" office:value="9.0070095">
                <text:p>9.007009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2.414923461">
                <text:p>22.414923461</text:p>
              </table:table-cell>
              <table:table-cell office:value-type="float" office:value="9.272071">
                <text:p>9.27207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2.442282887">
                <text:p>22.442282887</text:p>
              </table:table-cell>
              <table:table-cell office:value-type="float" office:value="9.137619">
                <text:p>9.13761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2.469718609">
                <text:p>22.469718609</text:p>
              </table:table-cell>
              <table:table-cell office:value-type="float" office:value="9.112207">
                <text:p>9.11220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2.497352697">
                <text:p>22.497352697</text:p>
              </table:table-cell>
              <table:table-cell office:value-type="float" office:value="9.046797">
                <text:p>9.04679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2.524193317">
                <text:p>22.524193317</text:p>
              </table:table-cell>
              <table:table-cell office:value-type="float" office:value="9.314241">
                <text:p>9.31424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2.551461188">
                <text:p>22.551461188</text:p>
              </table:table-cell>
              <table:table-cell office:value-type="float" office:value="9.1683">
                <text:p>9.168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2.578866392">
                <text:p>22.578866392</text:p>
              </table:table-cell>
              <table:table-cell office:value-type="float" office:value="9.1223545">
                <text:p>9.122354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2.606469962">
                <text:p>22.606469962</text:p>
              </table:table-cell>
              <table:table-cell office:value-type="float" office:value="9.056799">
                <text:p>9.05679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2.633341099">
                <text:p>22.633341099</text:p>
              </table:table-cell>
              <table:table-cell office:value-type="float" office:value="9.303662">
                <text:p>9.30366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2.66060897">
                <text:p>22.66060897</text:p>
              </table:table-cell>
              <table:table-cell office:value-type="float" office:value="9.1683">
                <text:p>9.168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2.688014174">
                <text:p>22.688014174</text:p>
              </table:table-cell>
              <table:table-cell office:value-type="float" office:value="9.1223545">
                <text:p>9.122354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2.715648262">
                <text:p>22.715648262</text:p>
              </table:table-cell>
              <table:table-cell office:value-type="float" office:value="9.046797">
                <text:p>9.04679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2.742549917">
                <text:p>22.742549917</text:p>
              </table:table-cell>
              <table:table-cell office:value-type="float" office:value="9.293109">
                <text:p>9.29310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2.769833049">
                <text:p>22.769833049</text:p>
              </table:table-cell>
              <table:table-cell office:value-type="float" office:value="9.163171">
                <text:p>9.16317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2.797268771">
                <text:p>22.797268771</text:p>
              </table:table-cell>
              <table:table-cell office:value-type="float" office:value="9.112207">
                <text:p>9.11220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2.824902859">
                <text:p>22.824902859</text:p>
              </table:table-cell>
              <table:table-cell office:value-type="float" office:value="9.046797">
                <text:p>9.04679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2.851789255">
                <text:p>22.851789255</text:p>
              </table:table-cell>
              <table:table-cell office:value-type="float" office:value="9.298383">
                <text:p>9.29838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2.879041868">
                <text:p>22.879041868</text:p>
              </table:table-cell>
              <table:table-cell office:value-type="float" office:value="9.173432">
                <text:p>9.17343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2.906431812">
                <text:p>22.906431812</text:p>
              </table:table-cell>
              <table:table-cell office:value-type="float" office:value="9.127438">
                <text:p>9.12743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2.934035382">
                <text:p>22.934035382</text:p>
              </table:table-cell>
              <table:table-cell office:value-type="float" office:value="9.056799">
                <text:p>9.05679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2.960921778">
                <text:p>22.960921778</text:p>
              </table:table-cell>
              <table:table-cell office:value-type="float" office:value="9.298383">
                <text:p>9.29838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2.988189649">
                <text:p>22.988189649</text:p>
              </table:table-cell>
              <table:table-cell office:value-type="float" office:value="9.1683">
                <text:p>9.168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3.015610112">
                <text:p>23.015610112</text:p>
              </table:table-cell>
              <table:table-cell office:value-type="float" office:value="9.117278">
                <text:p>9.11727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3.043259461">
                <text:p>23.043259461</text:p>
              </table:table-cell>
              <table:table-cell office:value-type="float" office:value="9.041804">
                <text:p>9.04180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3.070191635">
                <text:p>23.070191635</text:p>
              </table:table-cell>
              <table:table-cell office:value-type="float" office:value="9.2825775">
                <text:p>9.282577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3.097535802">
                <text:p>23.097535802</text:p>
              </table:table-cell>
              <table:table-cell office:value-type="float" office:value="9.142717">
                <text:p>9.14271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3.125032559">
                <text:p>23.125032559</text:p>
              </table:table-cell>
              <table:table-cell office:value-type="float" office:value="9.091981">
                <text:p>9.09198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3.15277346">
                <text:p>23.15277346</text:p>
              </table:table-cell>
              <table:table-cell office:value-type="float" office:value="9.011964">
                <text:p>9.01196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3.17975141">
                <text:p>23.17975141</text:p>
              </table:table-cell>
              <table:table-cell office:value-type="float" office:value="9.266827">
                <text:p>9.26682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3.207156614">
                <text:p>23.207156614</text:p>
              </table:table-cell>
              <table:table-cell office:value-type="float" office:value="9.1223545">
                <text:p>9.122354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3.234714408">
                <text:p>23.234714408</text:p>
              </table:table-cell>
              <table:table-cell office:value-type="float" office:value="9.071843">
                <text:p>9.07184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3.262501088">
                <text:p>23.262501088</text:p>
              </table:table-cell>
              <table:table-cell office:value-type="float" office:value="8.997117">
                <text:p>8.99711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3.289540076">
                <text:p>23.289540076</text:p>
              </table:table-cell>
              <table:table-cell office:value-type="float" office:value="9.245909">
                <text:p>9.24590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3.316975798">
                <text:p>23.316975798</text:p>
              </table:table-cell>
              <table:table-cell office:value-type="float" office:value="9.112207">
                <text:p>9.11220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3.344548851">
                <text:p>23.344548851</text:p>
              </table:table-cell>
              <table:table-cell office:value-type="float" office:value="9.066823">
                <text:p>9.06682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3.372350789">
                <text:p>23.372350789</text:p>
              </table:table-cell>
              <table:table-cell office:value-type="float" office:value="8.992179">
                <text:p>8.99217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3.399405036">
                <text:p>23.399405036</text:p>
              </table:table-cell>
              <table:table-cell office:value-type="float" office:value="9.240694">
                <text:p>9.24069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3.426886534">
                <text:p>23.426886534</text:p>
              </table:table-cell>
              <table:table-cell office:value-type="float" office:value="9.09703">
                <text:p>9.0970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3.454535883">
                <text:p>23.454535883</text:p>
              </table:table-cell>
              <table:table-cell office:value-type="float" office:value="9.041804">
                <text:p>9.04180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3.482414115">
                <text:p>23.482414115</text:p>
              </table:table-cell>
              <table:table-cell office:value-type="float" office:value="8.96757">
                <text:p>8.9675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3.509559915">
                <text:p>23.509559915</text:p>
              </table:table-cell>
              <table:table-cell office:value-type="float" office:value="9.209529">
                <text:p>9.20952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3.537132968">
                <text:p>23.537132968</text:p>
              </table:table-cell>
              <table:table-cell office:value-type="float" office:value="9.066823">
                <text:p>9.06682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3.564828093">
                <text:p>23.564828093</text:p>
              </table:table-cell>
              <table:table-cell office:value-type="float" office:value="9.026859">
                <text:p>9.02685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3.592767363">
                <text:p>23.592767363</text:p>
              </table:table-cell>
              <table:table-cell office:value-type="float" office:value="8.947979">
                <text:p>8.94797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3.619989458">
                <text:p>23.619989458</text:p>
              </table:table-cell>
              <table:table-cell office:value-type="float" office:value="9.183717">
                <text:p>9.18371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3.647623546">
                <text:p>23.647623546</text:p>
              </table:table-cell>
              <table:table-cell office:value-type="float" office:value="9.046797">
                <text:p>9.04679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3.675425484">
                <text:p>23.675425484</text:p>
              </table:table-cell>
              <table:table-cell office:value-type="float" office:value="8.992179">
                <text:p>8.99217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3.703456308">
                <text:p>23.703456308</text:p>
              </table:table-cell>
              <table:table-cell office:value-type="float" office:value="8.918754">
                <text:p>8.91875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3.730724179">
                <text:p>23.730724179</text:p>
              </table:table-cell>
              <table:table-cell office:value-type="float" office:value="9.1683">
                <text:p>9.168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3.758419304">
                <text:p>23.758419304</text:p>
              </table:table-cell>
              <table:table-cell office:value-type="float" office:value="9.026859">
                <text:p>9.02685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3.786236501">
                <text:p>23.786236501</text:p>
              </table:table-cell>
              <table:table-cell office:value-type="float" office:value="8.9872465">
                <text:p>8.987246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3.814252066">
                <text:p>23.814252066</text:p>
              </table:table-cell>
              <table:table-cell office:value-type="float" office:value="8.923612">
                <text:p>8.92361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3.841504679">
                <text:p>23.841504679</text:p>
              </table:table-cell>
              <table:table-cell office:value-type="float" office:value="9.173432">
                <text:p>9.17343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3.869138767">
                <text:p>23.869138767</text:p>
              </table:table-cell>
              <table:table-cell office:value-type="float" office:value="9.046797">
                <text:p>9.04679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3.896849151">
                <text:p>23.896849151</text:p>
              </table:table-cell>
              <table:table-cell office:value-type="float" office:value="9.021889">
                <text:p>9.02188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3.924803679">
                <text:p>23.924803679</text:p>
              </table:table-cell>
              <table:table-cell office:value-type="float" office:value="8.943095">
                <text:p>8.94309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3.952010515">
                <text:p>23.952010515</text:p>
              </table:table-cell>
              <table:table-cell office:value-type="float" office:value="9.188868">
                <text:p>9.18886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3.979644603">
                <text:p>23.979644603</text:p>
              </table:table-cell>
              <table:table-cell office:value-type="float" office:value="9.046797">
                <text:p>9.04679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4.007431283">
                <text:p>24.007431283</text:p>
              </table:table-cell>
              <table:table-cell office:value-type="float" office:value="8.997117">
                <text:p>8.99711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4.035462107">
                <text:p>24.035462107</text:p>
              </table:table-cell>
              <table:table-cell office:value-type="float" office:value="8.918754">
                <text:p>8.91875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4.062760497">
                <text:p>24.062760497</text:p>
              </table:table-cell>
              <table:table-cell office:value-type="float" office:value="9.158049">
                <text:p>9.15804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4.090516657">
                <text:p>24.090516657</text:p>
              </table:table-cell>
              <table:table-cell office:value-type="float" office:value="9.0070095">
                <text:p>9.007009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4.11841015">
                <text:p>24.11841015</text:p>
              </table:table-cell>
              <table:table-cell office:value-type="float" office:value="8.962664">
                <text:p>8.96266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4.146578305">
                <text:p>24.146578305</text:p>
              </table:table-cell>
              <table:table-cell office:value-type="float" office:value="8.875271">
                <text:p>8.87527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4.173998768">
                <text:p>24.173998768</text:p>
              </table:table-cell>
              <table:table-cell office:value-type="float" office:value="9.117278">
                <text:p>9.11727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4.201861742">
                <text:p>24.201861742</text:p>
              </table:table-cell>
              <table:table-cell office:value-type="float" office:value="8.972481">
                <text:p>8.97248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4.229892566">
                <text:p>24.229892566</text:p>
              </table:table-cell>
              <table:table-cell office:value-type="float" office:value="8.918754">
                <text:p>8.91875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4.258198052">
                <text:p>24.258198052</text:p>
              </table:table-cell>
              <table:table-cell office:value-type="float" office:value="8.832211">
                <text:p>8.83221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4.285725328">
                <text:p>24.285725328</text:p>
              </table:table-cell>
              <table:table-cell office:value-type="float" office:value="9.081901">
                <text:p>9.08190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4.313725632">
                <text:p>24.313725632</text:p>
              </table:table-cell>
              <table:table-cell office:value-type="float" office:value="8.928474">
                <text:p>8.92847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4.341909046">
                <text:p>24.341909046</text:p>
              </table:table-cell>
              <table:table-cell office:value-type="float" office:value="8.870465">
                <text:p>8.87046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4.370336604">
                <text:p>24.370336604</text:p>
              </table:table-cell>
              <table:table-cell office:value-type="float" office:value="8.794283">
                <text:p>8.79428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4.398031729">
                <text:p>24.398031729</text:p>
              </table:table-cell>
              <table:table-cell office:value-type="float" office:value="9.026859">
                <text:p>9.02685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4.426184625">
                <text:p>24.426184625</text:p>
              </table:table-cell>
              <table:table-cell office:value-type="float" office:value="8.880081">
                <text:p>8.88008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4.45450537">
                <text:p>24.45450537</text:p>
              </table:table-cell>
              <table:table-cell office:value-type="float" office:value="8.827452">
                <text:p>8.82745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4.483116035">
                <text:p>24.483116035</text:p>
              </table:table-cell>
              <table:table-cell office:value-type="float" office:value="8.738">
                <text:p>8.73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4.510979009">
                <text:p>24.510979009</text:p>
              </table:table-cell>
              <table:table-cell office:value-type="float" office:value="8.972481">
                <text:p>8.97248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4.539284495">
                <text:p>24.539284495</text:p>
              </table:table-cell>
              <table:table-cell office:value-type="float" office:value="8.832211">
                <text:p>8.83221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4.567773088">
                <text:p>24.567773088</text:p>
              </table:table-cell>
              <table:table-cell office:value-type="float" office:value="8.775442">
                <text:p>8.77544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4.596505826">
                <text:p>24.596505826</text:p>
              </table:table-cell>
              <table:table-cell office:value-type="float" office:value="8.700876">
                <text:p>8.70087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4.62453665">
                <text:p>24.62453665</text:p>
              </table:table-cell>
              <table:table-cell office:value-type="float" office:value="8.918754">
                <text:p>8.91875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4.653009984">
                <text:p>24.653009984</text:p>
              </table:table-cell>
              <table:table-cell office:value-type="float" office:value="8.780145">
                <text:p>8.78014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4.68163591">
                <text:p>24.68163591</text:p>
              </table:table-cell>
              <table:table-cell office:value-type="float" office:value="8.733342">
                <text:p>8.73334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4.71052124">
                <text:p>24.71052124</text:p>
              </table:table-cell>
              <table:table-cell office:value-type="float" office:value="8.654912">
                <text:p>8.65491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4.73859784">
                <text:p>24.73859784</text:p>
              </table:table-cell>
              <table:table-cell office:value-type="float" office:value="8.904212">
                <text:p>8.90421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4.767101694">
                <text:p>24.767101694</text:p>
              </table:table-cell>
              <table:table-cell office:value-type="float" office:value="8.770743">
                <text:p>8.77074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4.795742879">
                <text:p>24.795742879</text:p>
              </table:table-cell>
              <table:table-cell office:value-type="float" office:value="8.728689">
                <text:p>8.72868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4.824643467">
                <text:p>24.824643467</text:p>
              </table:table-cell>
              <table:table-cell office:value-type="float" office:value="8.650343">
                <text:p>8.65034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4.852781104">
                <text:p>24.852781104</text:p>
              </table:table-cell>
              <table:table-cell office:value-type="float" office:value="8.884897">
                <text:p>8.88489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4.881330734">
                <text:p>24.881330734</text:p>
              </table:table-cell>
              <table:table-cell office:value-type="float" office:value="8.7566805">
                <text:p>8.756680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4.910017695">
                <text:p>24.910017695</text:p>
              </table:table-cell>
              <table:table-cell office:value-type="float" office:value="8.714761">
                <text:p>8.71476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4.938933542">
                <text:p>24.938933542</text:p>
              </table:table-cell>
              <table:table-cell office:value-type="float" office:value="8.645778">
                <text:p>8.64577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4.96704066">
                <text:p>24.96704066</text:p>
              </table:table-cell>
              <table:table-cell office:value-type="float" office:value="8.894545">
                <text:p>8.89454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4.995529253">
                <text:p>24.995529253</text:p>
              </table:table-cell>
              <table:table-cell office:value-type="float" office:value="8.775442">
                <text:p>8.77544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5.02412466">
                <text:p>25.02412466</text:p>
              </table:table-cell>
              <table:table-cell office:value-type="float" office:value="8.742662">
                <text:p>8.74266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5.052918435">
                <text:p>25.052918435</text:p>
              </table:table-cell>
              <table:table-cell office:value-type="float" office:value="8.682432">
                <text:p>8.68243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5.080934">
                <text:p>25.080934</text:p>
              </table:table-cell>
              <table:table-cell office:value-type="float" office:value="8.923612">
                <text:p>8.92361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5.109376817">
                <text:p>25.109376817</text:p>
              </table:table-cell>
              <table:table-cell office:value-type="float" office:value="8.789565">
                <text:p>8.78956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5.137880671">
                <text:p>25.137880671</text:p>
              </table:table-cell>
              <table:table-cell office:value-type="float" office:value="8.770743">
                <text:p>8.77074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5.166643928">
                <text:p>25.166643928</text:p>
              </table:table-cell>
              <table:table-cell office:value-type="float" office:value="8.691645">
                <text:p>8.69164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5.194659493">
                <text:p>25.194659493</text:p>
              </table:table-cell>
              <table:table-cell office:value-type="float" office:value="8.923612">
                <text:p>8.92361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5.223071793">
                <text:p>25.223071793</text:p>
              </table:table-cell>
              <table:table-cell office:value-type="float" office:value="8.799006">
                <text:p>8.79900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5.251682458">
                <text:p>25.251682458</text:p>
              </table:table-cell>
              <table:table-cell office:value-type="float" office:value="8.738">
                <text:p>8.73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5.280522008">
                <text:p>25.280522008</text:p>
              </table:table-cell>
              <table:table-cell office:value-type="float" office:value="8.668651">
                <text:p>8.66865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5.308598608">
                <text:p>25.308598608</text:p>
              </table:table-cell>
              <table:table-cell office:value-type="float" office:value="8.904212">
                <text:p>8.90421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5.337117721">
                <text:p>25.337117721</text:p>
              </table:table-cell>
              <table:table-cell office:value-type="float" office:value="8.76605">
                <text:p>8.7660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5.365774165">
                <text:p>25.365774165</text:p>
              </table:table-cell>
              <table:table-cell office:value-type="float" office:value="8.724042">
                <text:p>8.72404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5.394659495">
                <text:p>25.394659495</text:p>
              </table:table-cell>
              <table:table-cell office:value-type="float" office:value="8.654912">
                <text:p>8.65491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5.422705578">
                <text:p>25.422705578</text:p>
              </table:table-cell>
              <table:table-cell office:value-type="float" office:value="8.913901">
                <text:p>8.91390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5.451194171">
                <text:p>25.451194171</text:p>
              </table:table-cell>
              <table:table-cell office:value-type="float" office:value="8.775442">
                <text:p>8.77544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5.479820097">
                <text:p>25.479820097</text:p>
              </table:table-cell>
              <table:table-cell office:value-type="float" office:value="8.733342">
                <text:p>8.73334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5.508674907">
                <text:p>25.508674907</text:p>
              </table:table-cell>
              <table:table-cell office:value-type="float" office:value="8.664067">
                <text:p>8.66406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5.536705731">
                <text:p>25.536705731</text:p>
              </table:table-cell>
              <table:table-cell office:value-type="float" office:value="8.918754">
                <text:p>8.91875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5.565194324">
                <text:p>25.565194324</text:p>
              </table:table-cell>
              <table:table-cell office:value-type="float" office:value="8.775442">
                <text:p>8.77544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5.593866026">
                <text:p>25.593866026</text:p>
              </table:table-cell>
              <table:table-cell office:value-type="float" office:value="8.7193985">
                <text:p>8.719398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5.622766614">
                <text:p>25.622766614</text:p>
              </table:table-cell>
              <table:table-cell office:value-type="float" office:value="8.650343">
                <text:p>8.65034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5.650888991">
                <text:p>25.650888991</text:p>
              </table:table-cell>
              <table:table-cell office:value-type="float" office:value="8.889718">
                <text:p>8.88971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5.679438621">
                <text:p>25.679438621</text:p>
              </table:table-cell>
              <table:table-cell office:value-type="float" office:value="8.7566805">
                <text:p>8.756680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5.708110323">
                <text:p>25.708110323</text:p>
              </table:table-cell>
              <table:table-cell office:value-type="float" office:value="8.7193985">
                <text:p>8.719398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5.737041429">
                <text:p>25.737041429</text:p>
              </table:table-cell>
              <table:table-cell office:value-type="float" office:value="8.641218">
                <text:p>8.64121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5.765179066">
                <text:p>25.765179066</text:p>
              </table:table-cell>
              <table:table-cell office:value-type="float" office:value="8.884897">
                <text:p>8.88489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5.793728696">
                <text:p>25.793728696</text:p>
              </table:table-cell>
              <table:table-cell office:value-type="float" office:value="8.7566805">
                <text:p>8.756680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5.822430916">
                <text:p>25.822430916</text:p>
              </table:table-cell>
              <table:table-cell office:value-type="float" office:value="8.710128">
                <text:p>8.71012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5.851392539">
                <text:p>25.851392539</text:p>
              </table:table-cell>
              <table:table-cell office:value-type="float" office:value="8.6321125">
                <text:p>8.632112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5.879530176">
                <text:p>25.879530176</text:p>
              </table:table-cell>
              <table:table-cell office:value-type="float" office:value="8.884897">
                <text:p>8.88489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5.908064547">
                <text:p>25.908064547</text:p>
              </table:table-cell>
              <table:table-cell office:value-type="float" office:value="8.761363">
                <text:p>8.76136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5.936736249">
                <text:p>25.936736249</text:p>
              </table:table-cell>
              <table:table-cell office:value-type="float" office:value="8.7193985">
                <text:p>8.719398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5.965636837">
                <text:p>25.965636837</text:p>
              </table:table-cell>
              <table:table-cell office:value-type="float" office:value="8.650343">
                <text:p>8.65034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5.993728697">
                <text:p>25.993728697</text:p>
              </table:table-cell>
              <table:table-cell office:value-type="float" office:value="8.899376">
                <text:p>8.89937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6.022263068">
                <text:p>26.022263068</text:p>
              </table:table-cell>
              <table:table-cell office:value-type="float" office:value="8.761363">
                <text:p>8.76136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6.050950029">
                <text:p>26.050950029</text:p>
              </table:table-cell>
              <table:table-cell office:value-type="float" office:value="8.714761">
                <text:p>8.71476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6.079850617">
                <text:p>26.079850617</text:p>
              </table:table-cell>
              <table:table-cell office:value-type="float" office:value="8.650343">
                <text:p>8.65034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6.107957735">
                <text:p>26.107957735</text:p>
              </table:table-cell>
              <table:table-cell office:value-type="float" office:value="8.894545">
                <text:p>8.89454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6.136507365">
                <text:p>26.136507365</text:p>
              </table:table-cell>
              <table:table-cell office:value-type="float" office:value="8.7566805">
                <text:p>8.756680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6.165194326">
                <text:p>26.165194326</text:p>
              </table:table-cell>
              <table:table-cell office:value-type="float" office:value="8.714761">
                <text:p>8.71476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6.194079656">
                <text:p>26.194079656</text:p>
              </table:table-cell>
              <table:table-cell office:value-type="float" office:value="8.654912">
                <text:p>8.65491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6.222202033">
                <text:p>26.222202033</text:p>
              </table:table-cell>
              <table:table-cell office:value-type="float" office:value="8.889718">
                <text:p>8.88971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6.250705887">
                <text:p>26.250705887</text:p>
              </table:table-cell>
              <table:table-cell office:value-type="float" office:value="8.770743">
                <text:p>8.77074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6.279347072">
                <text:p>26.279347072</text:p>
              </table:table-cell>
              <table:table-cell office:value-type="float" office:value="8.728689">
                <text:p>8.72868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6.308201882">
                <text:p>26.308201882</text:p>
              </table:table-cell>
              <table:table-cell office:value-type="float" office:value="8.664067">
                <text:p>8.66406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6.336247965">
                <text:p>26.336247965</text:p>
              </table:table-cell>
              <table:table-cell office:value-type="float" office:value="8.913901">
                <text:p>8.91390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6.364690782">
                <text:p>26.364690782</text:p>
              </table:table-cell>
              <table:table-cell office:value-type="float" office:value="8.789565">
                <text:p>8.78956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6.393225153">
                <text:p>26.393225153</text:p>
              </table:table-cell>
              <table:table-cell office:value-type="float" office:value="8.761363">
                <text:p>8.76136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6.42198841">
                <text:p>26.42198841</text:p>
              </table:table-cell>
              <table:table-cell office:value-type="float" office:value="8.691645">
                <text:p>8.69164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6.449942938">
                <text:p>26.449942938</text:p>
              </table:table-cell>
              <table:table-cell office:value-type="float" office:value="8.943095">
                <text:p>8.94309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6.47832472">
                <text:p>26.47832472</text:p>
              </table:table-cell>
              <table:table-cell office:value-type="float" office:value="8.808467">
                <text:p>8.80846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6.506798054">
                <text:p>26.506798054</text:p>
              </table:table-cell>
              <table:table-cell office:value-type="float" office:value="8.780145">
                <text:p>8.78014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6.535515533">
                <text:p>26.535515533</text:p>
              </table:table-cell>
              <table:table-cell office:value-type="float" office:value="8.7055">
                <text:p>8.705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6.563454803">
                <text:p>26.563454803</text:p>
              </table:table-cell>
              <table:table-cell office:value-type="float" office:value="8.947979">
                <text:p>8.94797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6.591821324">
                <text:p>26.591821324</text:p>
              </table:table-cell>
              <table:table-cell office:value-type="float" office:value="8.813207">
                <text:p>8.81320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6.620294658">
                <text:p>26.620294658</text:p>
              </table:table-cell>
              <table:table-cell office:value-type="float" office:value="8.780145">
                <text:p>8.78014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6.649012137">
                <text:p>26.649012137</text:p>
              </table:table-cell>
              <table:table-cell office:value-type="float" office:value="8.7055">
                <text:p>8.705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6.676951407">
                <text:p>26.676951407</text:p>
              </table:table-cell>
              <table:table-cell office:value-type="float" office:value="8.947979">
                <text:p>8.94797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6.705302669">
                <text:p>26.705302669</text:p>
              </table:table-cell>
              <table:table-cell office:value-type="float" office:value="8.817949">
                <text:p>8.81794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6.733745486">
                <text:p>26.733745486</text:p>
              </table:table-cell>
              <table:table-cell office:value-type="float" office:value="8.789565">
                <text:p>8.78956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6.76240193">
                <text:p>26.76240193</text:p>
              </table:table-cell>
              <table:table-cell office:value-type="float" office:value="8.724042">
                <text:p>8.72404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6.790280162">
                <text:p>26.790280162</text:p>
              </table:table-cell>
              <table:table-cell office:value-type="float" office:value="8.96757">
                <text:p>8.9675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6.818570389">
                <text:p>26.818570389</text:p>
              </table:table-cell>
              <table:table-cell office:value-type="float" office:value="8.836974">
                <text:p>8.83697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6.846967429">
                <text:p>26.846967429</text:p>
              </table:table-cell>
              <table:table-cell office:value-type="float" office:value="8.803734">
                <text:p>8.80373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6.875608614">
                <text:p>26.875608614</text:p>
              </table:table-cell>
              <table:table-cell office:value-type="float" office:value="8.728689">
                <text:p>8.72868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6.90344107">
                <text:p>26.90344107</text:p>
              </table:table-cell>
              <table:table-cell office:value-type="float" office:value="8.982319">
                <text:p>8.98231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6.93167026">
                <text:p>26.93167026</text:p>
              </table:table-cell>
              <table:table-cell office:value-type="float" office:value="8.856081">
                <text:p>8.85608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6.960006263">
                <text:p>26.960006263</text:p>
              </table:table-cell>
              <table:table-cell office:value-type="float" office:value="8.822698">
                <text:p>8.82269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6.988571152">
                <text:p>26.988571152</text:p>
              </table:table-cell>
              <table:table-cell office:value-type="float" office:value="8.752003">
                <text:p>8.75200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7.01637309">
                <text:p>27.01637309</text:p>
              </table:table-cell>
              <table:table-cell office:value-type="float" office:value="8.992179">
                <text:p>8.99217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7.044587021">
                <text:p>27.044587021</text:p>
              </table:table-cell>
              <table:table-cell office:value-type="float" office:value="8.860871">
                <text:p>8.86087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7.072923024">
                <text:p>27.072923024</text:p>
              </table:table-cell>
              <table:table-cell office:value-type="float" office:value="8.822698">
                <text:p>8.82269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7.101503172">
                <text:p>27.101503172</text:p>
              </table:table-cell>
              <table:table-cell office:value-type="float" office:value="8.74733">
                <text:p>8.7473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7.12930511">
                <text:p>27.12930511</text:p>
              </table:table-cell>
              <table:table-cell office:value-type="float" office:value="8.992179">
                <text:p>8.99217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7.1575343">
                <text:p>27.1575343</text:p>
              </table:table-cell>
              <table:table-cell office:value-type="float" office:value="8.856081">
                <text:p>8.85608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7.18593134">
                <text:p>27.18593134</text:p>
              </table:table-cell>
              <table:table-cell office:value-type="float" office:value="8.803734">
                <text:p>8.80373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7.214526747">
                <text:p>27.214526747</text:p>
              </table:table-cell>
              <table:table-cell office:value-type="float" office:value="8.742662">
                <text:p>8.74266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7.242389721">
                <text:p>27.242389721</text:p>
              </table:table-cell>
              <table:table-cell office:value-type="float" office:value="8.972481">
                <text:p>8.97248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7.270710466">
                <text:p>27.270710466</text:p>
              </table:table-cell>
              <table:table-cell office:value-type="float" office:value="8.827452">
                <text:p>8.82745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7.2991838">
                <text:p>27.2991838</text:p>
              </table:table-cell>
              <table:table-cell office:value-type="float" office:value="8.780145">
                <text:p>8.78014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7.327901279">
                <text:p>27.327901279</text:p>
              </table:table-cell>
              <table:table-cell office:value-type="float" office:value="8.7055">
                <text:p>8.705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7.355825289">
                <text:p>27.355825289</text:p>
              </table:table-cell>
              <table:table-cell office:value-type="float" office:value="8.952868">
                <text:p>8.95286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7.38419181">
                <text:p>27.38419181</text:p>
              </table:table-cell>
              <table:table-cell office:value-type="float" office:value="8.813207">
                <text:p>8.81320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7.412695664">
                <text:p>27.412695664</text:p>
              </table:table-cell>
              <table:table-cell office:value-type="float" office:value="8.770743">
                <text:p>8.77074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7.441443662">
                <text:p>27.441443662</text:p>
              </table:table-cell>
              <table:table-cell office:value-type="float" office:value="8.696258">
                <text:p>8.69625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7.46939819">
                <text:p>27.46939819</text:p>
              </table:table-cell>
              <table:table-cell office:value-type="float" office:value="8.943095">
                <text:p>8.94309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7.497764711">
                <text:p>27.497764711</text:p>
              </table:table-cell>
              <table:table-cell office:value-type="float" office:value="8.813207">
                <text:p>8.81320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7.526283824">
                <text:p>27.526283824</text:p>
              </table:table-cell>
              <table:table-cell office:value-type="float" office:value="8.76605">
                <text:p>8.7660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7.555031822">
                <text:p>27.555031822</text:p>
              </table:table-cell>
              <table:table-cell office:value-type="float" office:value="8.696258">
                <text:p>8.69625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7.583016868">
                <text:p>27.583016868</text:p>
              </table:table-cell>
              <table:table-cell office:value-type="float" office:value="8.933342">
                <text:p>8.93334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7.611413908">
                <text:p>27.611413908</text:p>
              </table:table-cell>
              <table:table-cell office:value-type="float" office:value="8.803734">
                <text:p>8.80373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7.639948279">
                <text:p>27.639948279</text:p>
              </table:table-cell>
              <table:table-cell office:value-type="float" office:value="8.761363">
                <text:p>8.76136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7.668742054">
                <text:p>27.668742054</text:p>
              </table:table-cell>
              <table:table-cell office:value-type="float" office:value="8.682432">
                <text:p>8.68243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7.696711841">
                <text:p>27.696711841</text:p>
              </table:table-cell>
              <table:table-cell office:value-type="float" office:value="8.938216">
                <text:p>8.93821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7.725108881">
                <text:p>27.725108881</text:p>
              </table:table-cell>
              <table:table-cell office:value-type="float" office:value="8.803734">
                <text:p>8.80373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7.75367377">
                <text:p>27.75367377</text:p>
              </table:table-cell>
              <table:table-cell office:value-type="float" office:value="8.752003">
                <text:p>8.75200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7.782452286">
                <text:p>27.782452286</text:p>
              </table:table-cell>
              <table:table-cell office:value-type="float" office:value="8.687036">
                <text:p>8.68703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7.810467851">
                <text:p>27.810467851</text:p>
              </table:table-cell>
              <table:table-cell office:value-type="float" office:value="8.923612">
                <text:p>8.92361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7.838880151">
                <text:p>27.838880151</text:p>
              </table:table-cell>
              <table:table-cell office:value-type="float" office:value="8.799006">
                <text:p>8.79900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7.86744504">
                <text:p>27.86744504</text:p>
              </table:table-cell>
              <table:table-cell office:value-type="float" office:value="8.752003">
                <text:p>8.75200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7.896269332">
                <text:p>27.896269332</text:p>
              </table:table-cell>
              <table:table-cell office:value-type="float" office:value="8.67324">
                <text:p>8.6732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7.924315415">
                <text:p>27.924315415</text:p>
              </table:table-cell>
              <table:table-cell office:value-type="float" office:value="8.913901">
                <text:p>8.91390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7.952819269">
                <text:p>27.952819269</text:p>
              </table:table-cell>
              <table:table-cell office:value-type="float" office:value="8.770743">
                <text:p>8.77074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7.981460454">
                <text:p>27.981460454</text:p>
              </table:table-cell>
              <table:table-cell office:value-type="float" office:value="8.728689">
                <text:p>8.72868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8.010376301">
                <text:p>28.010376301</text:p>
              </table:table-cell>
              <table:table-cell office:value-type="float" office:value="8.645778">
                <text:p>8.64577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8.038529197">
                <text:p>28.038529197</text:p>
              </table:table-cell>
              <table:table-cell office:value-type="float" office:value="8.880081">
                <text:p>8.88008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8.067155123">
                <text:p>28.067155123</text:p>
              </table:table-cell>
              <table:table-cell office:value-type="float" office:value="8.733342">
                <text:p>8.73334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8.09591838">
                <text:p>28.09591838</text:p>
              </table:table-cell>
              <table:table-cell office:value-type="float" office:value="8.691645">
                <text:p>8.69164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8.124986816">
                <text:p>28.124986816</text:p>
              </table:table-cell>
              <table:table-cell office:value-type="float" office:value="8.600394">
                <text:p>8.60039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8.153292302">
                <text:p>28.153292302</text:p>
              </table:table-cell>
              <table:table-cell office:value-type="float" office:value="8.832211">
                <text:p>8.83221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8.1820403">
                <text:p>28.1820403</text:p>
              </table:table-cell>
              <table:table-cell office:value-type="float" office:value="8.696258">
                <text:p>8.69625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8.210971406">
                <text:p>28.210971406</text:p>
              </table:table-cell>
              <table:table-cell office:value-type="float" office:value="8.641218">
                <text:p>8.64121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8.240146656">
                <text:p>28.240146656</text:p>
              </table:table-cell>
              <table:table-cell office:value-type="float" office:value="8.568907">
                <text:p>8.56890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8.268513177">
                <text:p>28.268513177</text:p>
              </table:table-cell>
              <table:table-cell office:value-type="float" office:value="8.813207">
                <text:p>8.81320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8.297337469">
                <text:p>28.297337469</text:p>
              </table:table-cell>
              <table:table-cell office:value-type="float" office:value="8.67324">
                <text:p>8.6732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8.326283833">
                <text:p>28.326283833</text:p>
              </table:table-cell>
              <table:table-cell office:value-type="float" office:value="8.636663">
                <text:p>8.63666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8.355459083">
                <text:p>28.355459083</text:p>
              </table:table-cell>
              <table:table-cell office:value-type="float" office:value="8.568907">
                <text:p>8.56890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8.383871383">
                <text:p>28.383871383</text:p>
              </table:table-cell>
              <table:table-cell office:value-type="float" office:value="8.799006">
                <text:p>8.79900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8.412710933">
                <text:p>28.412710933</text:p>
              </table:table-cell>
              <table:table-cell office:value-type="float" office:value="8.668651">
                <text:p>8.66865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8.441672556">
                <text:p>28.441672556</text:p>
              </table:table-cell>
              <table:table-cell office:value-type="float" office:value="8.6321125">
                <text:p>8.632112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8.470847806">
                <text:p>28.470847806</text:p>
              </table:table-cell>
              <table:table-cell office:value-type="float" office:value="8.568907">
                <text:p>8.56890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8.499183809">
                <text:p>28.499183809</text:p>
              </table:table-cell>
              <table:table-cell office:value-type="float" office:value="8.822698">
                <text:p>8.82269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8.527931807">
                <text:p>28.527931807</text:p>
              </table:table-cell>
              <table:table-cell office:value-type="float" office:value="8.696258">
                <text:p>8.69625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8.55674084">
                <text:p>28.55674084</text:p>
              </table:table-cell>
              <table:table-cell office:value-type="float" office:value="8.677834">
                <text:p>8.67783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8.585717722">
                <text:p>28.585717722</text:p>
              </table:table-cell>
              <table:table-cell office:value-type="float" office:value="8.627567">
                <text:p>8.62756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8.613809582">
                <text:p>28.613809582</text:p>
              </table:table-cell>
              <table:table-cell office:value-type="float" office:value="8.899376">
                <text:p>8.89937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8.642252399">
                <text:p>28.642252399</text:p>
              </table:table-cell>
              <table:table-cell office:value-type="float" office:value="8.789565">
                <text:p>8.78956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8.670725733">
                <text:p>28.670725733</text:p>
              </table:table-cell>
              <table:table-cell office:value-type="float" office:value="8.780145">
                <text:p>8.78014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8.699305881">
                <text:p>28.699305881</text:p>
              </table:table-cell>
              <table:table-cell office:value-type="float" office:value="8.74733">
                <text:p>8.7473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8.727001006">
                <text:p>28.727001006</text:p>
              </table:table-cell>
              <table:table-cell office:value-type="float" office:value="9.026859">
                <text:p>9.02685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8.75500131">
                <text:p>28.75500131</text:p>
              </table:table-cell>
              <table:table-cell office:value-type="float" office:value="8.928474">
                <text:p>8.92847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8.783032134">
                <text:p>28.783032134</text:p>
              </table:table-cell>
              <table:table-cell office:value-type="float" office:value="8.918754">
                <text:p>8.91875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8.811200289">
                <text:p>28.811200289</text:p>
              </table:table-cell>
              <table:table-cell office:value-type="float" office:value="8.875271">
                <text:p>8.87527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8.838590233">
                <text:p>28.838590233</text:p>
              </table:table-cell>
              <table:table-cell office:value-type="float" office:value="9.127438">
                <text:p>9.12743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8.866346393">
                <text:p>28.866346393</text:p>
              </table:table-cell>
              <table:table-cell office:value-type="float" office:value="9.0070095">
                <text:p>9.007009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8.894178849">
                <text:p>28.894178849</text:p>
              </table:table-cell>
              <table:table-cell office:value-type="float" office:value="8.982319">
                <text:p>8.98231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8.922179153">
                <text:p>28.922179153</text:p>
              </table:table-cell>
              <table:table-cell office:value-type="float" office:value="8.928474">
                <text:p>8.92847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8.949416507">
                <text:p>28.949416507</text:p>
              </table:table-cell>
              <table:table-cell office:value-type="float" office:value="9.178572">
                <text:p>9.17857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8.977020077">
                <text:p>28.977020077</text:p>
              </table:table-cell>
              <table:table-cell office:value-type="float" office:value="9.056799">
                <text:p>9.05679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9.004715202">
                <text:p>29.004715202</text:p>
              </table:table-cell>
              <table:table-cell office:value-type="float" office:value="9.026859">
                <text:p>9.02685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9.032639212">
                <text:p>29.032639212</text:p>
              </table:table-cell>
              <table:table-cell office:value-type="float" office:value="8.952868">
                <text:p>8.95286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9.059785012">
                <text:p>29.059785012</text:p>
              </table:table-cell>
              <table:table-cell office:value-type="float" office:value="9.209529">
                <text:p>9.20952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9.087281769">
                <text:p>29.087281769</text:p>
              </table:table-cell>
              <table:table-cell office:value-type="float" office:value="9.091981">
                <text:p>9.09198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9.114870081">
                <text:p>29.114870081</text:p>
              </table:table-cell>
              <table:table-cell office:value-type="float" office:value="9.061809">
                <text:p>9.06180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9.142672019">
                <text:p>29.142672019</text:p>
              </table:table-cell>
              <table:table-cell office:value-type="float" office:value="8.992179">
                <text:p>8.99217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9.169726266">
                <text:p>29.169726266</text:p>
              </table:table-cell>
              <table:table-cell office:value-type="float" office:value="9.240694">
                <text:p>9.24069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9.19713147">
                <text:p>29.19713147</text:p>
              </table:table-cell>
              <table:table-cell office:value-type="float" office:value="9.1223545">
                <text:p>9.122354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9.224689264">
                <text:p>29.224689264</text:p>
              </table:table-cell>
              <table:table-cell office:value-type="float" office:value="9.071843">
                <text:p>9.07184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9.252445424">
                <text:p>29.252445424</text:p>
              </table:table-cell>
              <table:table-cell office:value-type="float" office:value="9.0070095">
                <text:p>9.007009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9.279438634">
                <text:p>29.279438634</text:p>
              </table:table-cell>
              <table:table-cell office:value-type="float" office:value="9.261588">
                <text:p>9.26158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9.306843838">
                <text:p>29.306843838</text:p>
              </table:table-cell>
              <table:table-cell office:value-type="float" office:value="9.1223545">
                <text:p>9.122354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9.334371114">
                <text:p>29.334371114</text:p>
              </table:table-cell>
              <table:table-cell office:value-type="float" office:value="9.081901">
                <text:p>9.08190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9.362081498">
                <text:p>29.362081498</text:p>
              </table:table-cell>
              <table:table-cell office:value-type="float" office:value="9.021889">
                <text:p>9.02188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9.389028931">
                <text:p>29.389028931</text:p>
              </table:table-cell>
              <table:table-cell office:value-type="float" office:value="9.277321">
                <text:p>9.27732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9.416357839">
                <text:p>29.416357839</text:p>
              </table:table-cell>
              <table:table-cell office:value-type="float" office:value="9.147822">
                <text:p>9.14782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9.443763043">
                <text:p>29.443763043</text:p>
              </table:table-cell>
              <table:table-cell office:value-type="float" office:value="9.1223545">
                <text:p>9.122354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9.471381873">
                <text:p>29.471381873</text:p>
              </table:table-cell>
              <table:table-cell office:value-type="float" office:value="9.051795">
                <text:p>9.05179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9.498237752">
                <text:p>29.498237752</text:p>
              </table:table-cell>
              <table:table-cell office:value-type="float" office:value="9.3089485">
                <text:p>9.308948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9.525505623">
                <text:p>29.525505623</text:p>
              </table:table-cell>
              <table:table-cell office:value-type="float" office:value="9.1683">
                <text:p>9.168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9.552910827">
                <text:p>29.552910827</text:p>
              </table:table-cell>
              <table:table-cell office:value-type="float" office:value="9.1223545">
                <text:p>9.122354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9.580560176">
                <text:p>29.580560176</text:p>
              </table:table-cell>
              <table:table-cell office:value-type="float" office:value="9.041804">
                <text:p>9.04180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9.607446572">
                <text:p>29.607446572</text:p>
              </table:table-cell>
              <table:table-cell office:value-type="float" office:value="9.298383">
                <text:p>9.29838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9.634744962">
                <text:p>29.634744962</text:p>
              </table:table-cell>
              <table:table-cell office:value-type="float" office:value="9.158049">
                <text:p>9.15804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9.662165425">
                <text:p>29.662165425</text:p>
              </table:table-cell>
              <table:table-cell office:value-type="float" office:value="9.117278">
                <text:p>9.11727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9.689845291">
                <text:p>29.689845291</text:p>
              </table:table-cell>
              <table:table-cell office:value-type="float" office:value="9.031836">
                <text:p>9.03183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9.716792724">
                <text:p>29.716792724</text:p>
              </table:table-cell>
              <table:table-cell office:value-type="float" office:value="9.277321">
                <text:p>9.27732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9.744167409">
                <text:p>29.744167409</text:p>
              </table:table-cell>
              <table:table-cell office:value-type="float" office:value="9.132525">
                <text:p>9.13252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9.771679425">
                <text:p>29.771679425</text:p>
              </table:table-cell>
              <table:table-cell office:value-type="float" office:value="9.086939">
                <text:p>9.08693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9.799420326">
                <text:p>29.799420326</text:p>
              </table:table-cell>
              <table:table-cell office:value-type="float" office:value="9.011964">
                <text:p>9.01196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9.826413536">
                <text:p>29.826413536</text:p>
              </table:table-cell>
              <table:table-cell office:value-type="float" office:value="9.261588">
                <text:p>9.26158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9.85381874">
                <text:p>29.85381874</text:p>
              </table:table-cell>
              <table:table-cell office:value-type="float" office:value="9.1223545">
                <text:p>9.122354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9.881376534">
                <text:p>29.881376534</text:p>
              </table:table-cell>
              <table:table-cell office:value-type="float" office:value="9.071843">
                <text:p>9.07184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9.909178472">
                <text:p>29.909178472</text:p>
              </table:table-cell>
              <table:table-cell office:value-type="float" office:value="8.992179">
                <text:p>8.99217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9.936263236">
                <text:p>29.936263236</text:p>
              </table:table-cell>
              <table:table-cell office:value-type="float" office:value="9.230282">
                <text:p>9.2302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1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